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bit_from_regular_sample_at_epsH1e-1_zeta1e-5_Omeg5_UZ2" table:style-name="ta1">
        <table:shapes>
          <draw:frame draw:z-index="0" draw:style-name="gr1" draw:text-style-name="P1" svg:width="16.011cm" svg:height="9.005cm" svg:x="17.466cm" svg:y="4.967cm">
            <draw:object draw:notify-on-update-of-ranges="'orbit_from_regular_sample_at_epsH1e-1_zeta1e-5_Omeg5_UZ2'.B1:'orbit_from_regular_sample_at_epsH1e-1_zeta1e-5_Omeg5_UZ2'.B1 'orbit_from_regular_sample_at_epsH1e-1_zeta1e-5_Omeg5_UZ2'.B2:'orbit_from_regular_sample_at_epsH1e-1_zeta1e-5_Omeg5_UZ2'.B234 'orbit_from_regular_sample_at_epsH1e-1_zeta1e-5_Omeg5_UZ2'.C1:'orbit_from_regular_sample_at_epsH1e-1_zeta1e-5_Omeg5_UZ2'.C1 'orbit_from_regular_sample_at_epsH1e-1_zeta1e-5_Omeg5_UZ2'.C2:'orbit_from_regular_sample_at_epsH1e-1_zeta1e-5_Omeg5_UZ2'.C2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.965545608" calcext:value-type="float">
            <text:p>-4.965545608</text:p>
          </table:table-cell>
          <table:table-cell office:value-type="float" office:value="0.38882144087" calcext:value-type="float">
            <text:p>0.38882144087</text:p>
          </table:table-cell>
          <table:table-cell office:value-type="float" office:value="2.257237945" calcext:value-type="float">
            <text:p>2.257237945</text:p>
          </table:table-cell>
          <table:table-cell office:value-type="float" office:value="20.211354498" calcext:value-type="float">
            <text:p>20.211354498</text:p>
          </table:table-cell>
          <table:table-cell table:number-columns-repeated="2"/>
        </table:table-row>
        <table:table-row table:style-name="ro1">
          <table:table-cell office:value-type="float" office:value="0.0014693467786" calcext:value-type="float">
            <text:p>0.0014693467786</text:p>
          </table:table-cell>
          <table:table-cell office:value-type="float" office:value="-4.9559529944" calcext:value-type="float">
            <text:p>-4.9559529944</text:p>
          </table:table-cell>
          <table:table-cell office:value-type="float" office:value="0.46665675142" calcext:value-type="float">
            <text:p>0.46665675142</text:p>
          </table:table-cell>
          <table:table-cell office:value-type="float" office:value="2.7163945576" calcext:value-type="float">
            <text:p>2.7163945576</text:p>
          </table:table-cell>
          <table:table-cell office:value-type="float" office:value="20.145760321" calcext:value-type="float">
            <text:p>20.145760321</text:p>
          </table:table-cell>
          <table:table-cell table:number-columns-repeated="2"/>
        </table:table-row>
        <table:table-row table:style-name="ro1">
          <table:table-cell office:value-type="float" office:value="0.0029386935571" calcext:value-type="float">
            <text:p>0.0029386935571</text:p>
          </table:table-cell>
          <table:table-cell office:value-type="float" office:value="-4.9445933652" calcext:value-type="float">
            <text:p>-4.9445933652</text:p>
          </table:table-cell>
          <table:table-cell office:value-type="float" office:value="0.54421564366" calcext:value-type="float">
            <text:p>0.54421564366</text:p>
          </table:table-cell>
          <table:table-cell office:value-type="float" office:value="3.1734099858" calcext:value-type="float">
            <text:p>3.1734099858</text:p>
          </table:table-cell>
          <table:table-cell office:value-type="float" office:value="20.068038437" calcext:value-type="float">
            <text:p>20.068038437</text:p>
          </table:table-cell>
          <table:table-cell/>
          <table:table-cell office:value-type="string" calcext:value-type="string">
            <text:p>Starts from the left tip and continues towards the right.</text:p>
          </table:table-cell>
        </table:table-row>
        <table:table-row table:style-name="ro1">
          <table:table-cell office:value-type="float" office:value="0.0044080403357" calcext:value-type="float">
            <text:p>0.0044080403357</text:p>
          </table:table-cell>
          <table:table-cell office:value-type="float" office:value="-4.9314756773" calcext:value-type="float">
            <text:p>-4.9314756773</text:p>
          </table:table-cell>
          <table:table-cell office:value-type="float" office:value="0.62145148091" calcext:value-type="float">
            <text:p>0.62145148091</text:p>
          </table:table-cell>
          <table:table-cell office:value-type="float" office:value="3.6279226392" calcext:value-type="float">
            <text:p>3.6279226392</text:p>
          </table:table-cell>
          <table:table-cell office:value-type="float" office:value="19.97826331" calcext:value-type="float">
            <text:p>19.97826331</text:p>
          </table:table-cell>
          <table:table-cell/>
          <table:table-cell office:value-type="string" calcext:value-type="string">
            <text:p>The same orbit as the UZ1 of the weird foldContin one </text:p>
          </table:table-cell>
        </table:table-row>
        <table:table-row table:style-name="ro1">
          <table:table-cell office:value-type="float" office:value="0.0058773871142" calcext:value-type="float">
            <text:p>0.0058773871142</text:p>
          </table:table-cell>
          <table:table-cell office:value-type="float" office:value="-4.9166102766" calcext:value-type="float">
            <text:p>-4.9166102766</text:p>
          </table:table-cell>
          <table:table-cell office:value-type="float" office:value="0.6983179359" calcext:value-type="float">
            <text:p>0.6983179359</text:p>
          </table:table-cell>
          <table:table-cell office:value-type="float" office:value="4.0795737648" calcext:value-type="float">
            <text:p>4.0795737648</text:p>
          </table:table-cell>
          <table:table-cell office:value-type="float" office:value="19.876520921" calcext:value-type="float">
            <text:p>19.876520921</text:p>
          </table:table-cell>
          <table:table-cell table:number-columns-repeated="2"/>
        </table:table-row>
        <table:table-row table:style-name="ro1">
          <table:table-cell office:value-type="float" office:value="0.0073125240774" calcext:value-type="float">
            <text:p>0.0073125240774</text:p>
          </table:table-cell>
          <table:table-cell office:value-type="float" office:value="-4.9004150495" calcext:value-type="float">
            <text:p>-4.9004150495</text:p>
          </table:table-cell>
          <table:table-cell office:value-type="float" office:value="0.77299413718" calcext:value-type="float">
            <text:p>0.77299413718</text:p>
          </table:table-cell>
          <table:table-cell office:value-type="float" office:value="4.5176064538" calcext:value-type="float">
            <text:p>4.5176064538</text:p>
          </table:table-cell>
          <table:table-cell office:value-type="float" office:value="19.765687992" calcext:value-type="float">
            <text:p>19.765687992</text:p>
          </table:table-cell>
          <table:table-cell table:number-columns-repeated="2"/>
        </table:table-row>
        <table:table-row table:style-name="ro1">
          <table:table-cell office:value-type="float" office:value="0.0087476610406" calcext:value-type="float">
            <text:p>0.0087476610406</text:p>
          </table:table-cell>
          <table:table-cell office:value-type="float" office:value="-4.8825759051" calcext:value-type="float">
            <text:p>-4.8825759051</text:p>
          </table:table-cell>
          <table:table-cell office:value-type="float" office:value="0.84723162001" calcext:value-type="float">
            <text:p>0.84723162001</text:p>
          </table:table-cell>
          <table:table-cell office:value-type="float" office:value="4.9522421864" calcext:value-type="float">
            <text:p>4.9522421864</text:p>
          </table:table-cell>
          <table:table-cell office:value-type="float" office:value="19.64363257" calcext:value-type="float">
            <text:p>19.64363257</text:p>
          </table:table-cell>
          <table:table-cell table:number-columns-repeated="2"/>
        </table:table-row>
        <table:table-row table:style-name="ro1">
          <table:table-cell office:value-type="float" office:value="0.010182798004" calcext:value-type="float">
            <text:p>0.010182798004</text:p>
          </table:table-cell>
          <table:table-cell office:value-type="float" office:value="-4.8631062523" calcext:value-type="float">
            <text:p>-4.8631062523</text:p>
          </table:table-cell>
          <table:table-cell office:value-type="float" office:value="0.92098831329" calcext:value-type="float">
            <text:p>0.92098831329</text:p>
          </table:table-cell>
          <table:table-cell office:value-type="float" office:value="5.3831567146" calcext:value-type="float">
            <text:p>5.3831567146</text:p>
          </table:table-cell>
          <table:table-cell office:value-type="float" office:value="19.510465898" calcext:value-type="float">
            <text:p>19.510465898</text:p>
          </table:table-cell>
          <table:table-cell table:number-columns-repeated="2"/>
        </table:table-row>
        <table:table-row table:style-name="ro1">
          <table:table-cell office:value-type="float" office:value="0.011617934967" calcext:value-type="float">
            <text:p>0.011617934967</text:p>
          </table:table-cell>
          <table:table-cell office:value-type="float" office:value="-4.8420207143" calcext:value-type="float">
            <text:p>-4.8420207143</text:p>
          </table:table-cell>
          <table:table-cell office:value-type="float" office:value="0.99422258384" calcext:value-type="float">
            <text:p>0.99422258384</text:p>
          </table:table-cell>
          <table:table-cell office:value-type="float" office:value="5.810029793" calcext:value-type="float">
            <text:p>5.810029793</text:p>
          </table:table-cell>
          <table:table-cell office:value-type="float" office:value="19.3663092" calcext:value-type="float">
            <text:p>19.3663092</text:p>
          </table:table-cell>
          <table:table-cell table:number-columns-repeated="2"/>
        </table:table-row>
        <table:table-row table:style-name="ro1">
          <table:table-cell office:value-type="float" office:value="0.013036926253" calcext:value-type="float">
            <text:p>0.013036926253</text:p>
          </table:table-cell>
          <table:table-cell office:value-type="float" office:value="-4.8195991702" calcext:value-type="float">
            <text:p>-4.8195991702</text:p>
          </table:table-cell>
          <table:table-cell office:value-type="float" office:value="1.0660789911" calcext:value-type="float">
            <text:p>1.0660789911</text:p>
          </table:table-cell>
          <table:table-cell office:value-type="float" office:value="6.2278174617" calcext:value-type="float">
            <text:p>6.2278174617</text:p>
          </table:table-cell>
          <table:table-cell office:value-type="float" office:value="19.213097386" calcext:value-type="float">
            <text:p>19.213097386</text:p>
          </table:table-cell>
          <table:table-cell table:number-columns-repeated="2"/>
        </table:table-row>
        <table:table-row table:style-name="ro1">
          <table:table-cell office:value-type="float" office:value="0.014455917539" calcext:value-type="float">
            <text:p>0.014455917539</text:p>
          </table:table-cell>
          <table:table-cell office:value-type="float" office:value="-4.7956297913" calcext:value-type="float">
            <text:p>-4.7956297913</text:p>
          </table:table-cell>
          <table:table-cell office:value-type="float" office:value="1.1373451288" calcext:value-type="float">
            <text:p>1.1373451288</text:p>
          </table:table-cell>
          <table:table-cell office:value-type="float" office:value="6.6410443307" calcext:value-type="float">
            <text:p>6.6410443307</text:p>
          </table:table-cell>
          <table:table-cell office:value-type="float" office:value="19.049405506" calcext:value-type="float">
            <text:p>19.049405506</text:p>
          </table:table-cell>
          <table:table-cell table:number-columns-repeated="2"/>
        </table:table-row>
        <table:table-row table:style-name="ro1">
          <table:table-cell office:value-type="float" office:value="0.015874908825" calcext:value-type="float">
            <text:p>0.015874908825</text:p>
          </table:table-cell>
          <table:table-cell office:value-type="float" office:value="-4.7701301188" calcext:value-type="float">
            <text:p>-4.7701301188</text:p>
          </table:table-cell>
          <table:table-cell office:value-type="float" office:value="1.2079822277" calcext:value-type="float">
            <text:p>1.2079822277</text:p>
          </table:table-cell>
          <table:table-cell office:value-type="float" office:value="7.0494142842" calcext:value-type="float">
            <text:p>7.0494142842</text:p>
          </table:table-cell>
          <table:table-cell office:value-type="float" office:value="18.875378561" calcext:value-type="float">
            <text:p>18.875378561</text:p>
          </table:table-cell>
          <table:table-cell table:number-columns-repeated="2"/>
        </table:table-row>
        <table:table-row table:style-name="ro1">
          <table:table-cell office:value-type="float" office:value="0.017293900111" calcext:value-type="float">
            <text:p>0.017293900111</text:p>
          </table:table-cell>
          <table:table-cell office:value-type="float" office:value="-4.7431187873" calcext:value-type="float">
            <text:p>-4.7431187873</text:p>
          </table:table-cell>
          <table:table-cell office:value-type="float" office:value="1.2779520751" calcext:value-type="float">
            <text:p>1.2779520751</text:p>
          </table:table-cell>
          <table:table-cell office:value-type="float" office:value="7.4526362662" calcext:value-type="float">
            <text:p>7.4526362662</text:p>
          </table:table-cell>
          <table:table-cell office:value-type="float" office:value="18.691170423" calcext:value-type="float">
            <text:p>18.691170423</text:p>
          </table:table-cell>
          <table:table-cell table:number-columns-repeated="2"/>
        </table:table-row>
        <table:table-row table:style-name="ro1">
          <table:table-cell office:value-type="float" office:value="0.018709611752" calcext:value-type="float">
            <text:p>0.018709611752</text:p>
          </table:table-cell>
          <table:table-cell office:value-type="float" office:value="-4.7146830901" calcext:value-type="float">
            <text:p>-4.7146830901</text:p>
          </table:table-cell>
          <table:table-cell office:value-type="float" office:value="1.3470577981" calcext:value-type="float">
            <text:p>1.3470577981</text:p>
          </table:table-cell>
          <table:table-cell office:value-type="float" office:value="7.8495116421" calcext:value-type="float">
            <text:p>7.8495116421</text:p>
          </table:table-cell>
          <table:table-cell office:value-type="float" office:value="18.497403983" calcext:value-type="float">
            <text:p>18.497403983</text:p>
          </table:table-cell>
          <table:table-cell table:number-columns-repeated="2"/>
        </table:table-row>
        <table:table-row table:style-name="ro1">
          <table:table-cell office:value-type="float" office:value="0.020125323393" calcext:value-type="float">
            <text:p>0.020125323393</text:p>
          </table:table-cell>
          <table:table-cell office:value-type="float" office:value="-4.6847829522" calcext:value-type="float">
            <text:p>-4.6847829522</text:p>
          </table:table-cell>
          <table:table-cell office:value-type="float" office:value="1.4154251498" calcext:value-type="float">
            <text:p>1.4154251498</text:p>
          </table:table-cell>
          <table:table-cell office:value-type="float" office:value="8.240700241" calcext:value-type="float">
            <text:p>8.240700241</text:p>
          </table:table-cell>
          <table:table-cell office:value-type="float" office:value="18.293835011" calcext:value-type="float">
            <text:p>18.293835011</text:p>
          </table:table-cell>
          <table:table-cell table:number-columns-repeated="2"/>
        </table:table-row>
        <table:table-row table:style-name="ro1">
          <table:table-cell office:value-type="float" office:value="0.021541035034" calcext:value-type="float">
            <text:p>0.021541035034</text:p>
          </table:table-cell>
          <table:table-cell office:value-type="float" office:value="-4.6534400148" calcext:value-type="float">
            <text:p>-4.6534400148</text:p>
          </table:table-cell>
          <table:table-cell office:value-type="float" office:value="1.48301803" calcext:value-type="float">
            <text:p>1.48301803</text:p>
          </table:table-cell>
          <table:table-cell office:value-type="float" office:value="8.6259297626" calcext:value-type="float">
            <text:p>8.6259297626</text:p>
          </table:table-cell>
          <table:table-cell office:value-type="float" office:value="18.080641522" calcext:value-type="float">
            <text:p>18.080641522</text:p>
          </table:table-cell>
          <table:table-cell table:number-columns-repeated="2"/>
        </table:table-row>
        <table:table-row table:style-name="ro1">
          <table:table-cell office:value-type="float" office:value="0.022956746675" calcext:value-type="float">
            <text:p>0.022956746675</text:p>
          </table:table-cell>
          <table:table-cell office:value-type="float" office:value="-4.6206769196" calcext:value-type="float">
            <text:p>-4.6206769196</text:p>
          </table:table-cell>
          <table:table-cell office:value-type="float" office:value="1.5498010149" calcext:value-type="float">
            <text:p>1.5498010149</text:p>
          </table:table-cell>
          <table:table-cell office:value-type="float" office:value="9.0049340117" calcext:value-type="float">
            <text:p>9.0049340117</text:p>
          </table:table-cell>
          <table:table-cell office:value-type="float" office:value="17.858009496" calcext:value-type="float">
            <text:p>17.858009496</text:p>
          </table:table-cell>
          <table:table-cell table:number-columns-repeated="2"/>
        </table:table-row>
        <table:table-row table:style-name="ro1">
          <table:table-cell office:value-type="float" office:value="0.024380720387" calcext:value-type="float">
            <text:p>0.024380720387</text:p>
          </table:table-cell>
          <table:table-cell office:value-type="float" office:value="-4.5863138811" calcext:value-type="float">
            <text:p>-4.5863138811</text:p>
          </table:table-cell>
          <table:table-cell office:value-type="float" office:value="1.6161216536" calcext:value-type="float">
            <text:p>1.6161216536</text:p>
          </table:table-cell>
          <table:table-cell office:value-type="float" office:value="9.3796076119" calcext:value-type="float">
            <text:p>9.3796076119</text:p>
          </table:table-cell>
          <table:table-cell office:value-type="float" office:value="17.624752694" calcext:value-type="float">
            <text:p>17.624752694</text:p>
          </table:table-cell>
          <table:table-cell table:number-columns-repeated="2"/>
        </table:table-row>
        <table:table-row table:style-name="ro1">
          <table:table-cell office:value-type="float" office:value="0.025804694098" calcext:value-type="float">
            <text:p>0.025804694098</text:p>
          </table:table-cell>
          <table:table-cell office:value-type="float" office:value="-4.5505629688" calcext:value-type="float">
            <text:p>-4.5505629688</text:p>
          </table:table-cell>
          <table:table-cell office:value-type="float" office:value="1.681553208" calcext:value-type="float">
            <text:p>1.681553208</text:p>
          </table:table-cell>
          <table:table-cell office:value-type="float" office:value="9.7474624745" calcext:value-type="float">
            <text:p>9.7474624745</text:p>
          </table:table-cell>
          <table:table-cell office:value-type="float" office:value="17.382347676" calcext:value-type="float">
            <text:p>17.382347676</text:p>
          </table:table-cell>
          <table:table-cell table:number-columns-repeated="2"/>
        </table:table-row>
        <table:table-row table:style-name="ro1">
          <table:table-cell office:value-type="float" office:value="0.02722866781" calcext:value-type="float">
            <text:p>0.02722866781</text:p>
          </table:table-cell>
          <table:table-cell office:value-type="float" office:value="-4.5134501411" calcext:value-type="float">
            <text:p>-4.5134501411</text:p>
          </table:table-cell>
          <table:table-cell office:value-type="float" office:value="1.7460618773" calcext:value-type="float">
            <text:p>1.7460618773</text:p>
          </table:table-cell>
          <table:table-cell office:value-type="float" office:value="10.108247906" calcext:value-type="float">
            <text:p>10.108247906</text:p>
          </table:table-cell>
          <table:table-cell office:value-type="float" office:value="17.131006651" calcext:value-type="float">
            <text:p>17.131006651</text:p>
          </table:table-cell>
          <table:table-cell table:number-columns-repeated="2"/>
        </table:table-row>
        <table:table-row table:style-name="ro1">
          <table:table-cell office:value-type="float" office:value="0.028652641521" calcext:value-type="float">
            <text:p>0.028652641521</text:p>
          </table:table-cell>
          <table:table-cell office:value-type="float" office:value="-4.47500228" calcext:value-type="float">
            <text:p>-4.47500228</text:p>
          </table:table-cell>
          <table:table-cell office:value-type="float" office:value="1.8096146671" calcext:value-type="float">
            <text:p>1.8096146671</text:p>
          </table:table-cell>
          <table:table-cell office:value-type="float" office:value="10.461720428" calcext:value-type="float">
            <text:p>10.461720428</text:p>
          </table:table-cell>
          <table:table-cell office:value-type="float" office:value="16.870948991" calcext:value-type="float">
            <text:p>16.870948991</text:p>
          </table:table-cell>
          <table:table-cell table:number-columns-repeated="2"/>
        </table:table-row>
        <table:table-row table:style-name="ro1">
          <table:table-cell office:value-type="float" office:value="0.030097635914" calcext:value-type="float">
            <text:p>0.030097635914</text:p>
          </table:table-cell>
          <table:table-cell office:value-type="float" office:value="-4.4346506532" calcext:value-type="float">
            <text:p>-4.4346506532</text:p>
          </table:table-cell>
          <table:table-cell office:value-type="float" office:value="1.8730954353" calcext:value-type="float">
            <text:p>1.8730954353</text:p>
          </table:table-cell>
          <table:table-cell office:value-type="float" office:value="10.812692799" calcext:value-type="float">
            <text:p>10.812692799</text:p>
          </table:table-cell>
          <table:table-cell office:value-type="float" office:value="16.598374257" calcext:value-type="float">
            <text:p>16.598374257</text:p>
          </table:table-cell>
          <table:table-cell table:number-columns-repeated="2"/>
        </table:table-row>
        <table:table-row table:style-name="ro1">
          <table:table-cell office:value-type="float" office:value="0.031542630307" calcext:value-type="float">
            <text:p>0.031542630307</text:p>
          </table:table-cell>
          <table:table-cell office:value-type="float" office:value="-4.3929828383" calcext:value-type="float">
            <text:p>-4.3929828383</text:p>
          </table:table-cell>
          <table:table-cell office:value-type="float" office:value="1.9355260721" calcext:value-type="float">
            <text:p>1.9355260721</text:p>
          </table:table-cell>
          <table:table-cell office:value-type="float" office:value="11.155653072" calcext:value-type="float">
            <text:p>11.155653072</text:p>
          </table:table-cell>
          <table:table-cell office:value-type="float" office:value="16.317300115" calcext:value-type="float">
            <text:p>16.317300115</text:p>
          </table:table-cell>
          <table:table-cell table:number-columns-repeated="2"/>
        </table:table-row>
        <table:table-row table:style-name="ro1">
          <table:table-cell office:value-type="float" office:value="0.0329876247" calcext:value-type="float">
            <text:p>0.0329876247</text:p>
          </table:table-cell>
          <table:table-cell office:value-type="float" office:value="-4.350029665" calcext:value-type="float">
            <text:p>-4.350029665</text:p>
          </table:table-cell>
          <table:table-cell office:value-type="float" office:value="1.9968748108" calcext:value-type="float">
            <text:p>1.9968748108</text:p>
          </table:table-cell>
          <table:table-cell office:value-type="float" office:value="11.490370943" calcext:value-type="float">
            <text:p>11.490370943</text:p>
          </table:table-cell>
          <table:table-cell office:value-type="float" office:value="16.027976704" calcext:value-type="float">
            <text:p>16.027976704</text:p>
          </table:table-cell>
          <table:table-cell table:number-columns-repeated="2"/>
        </table:table-row>
        <table:table-row table:style-name="ro1">
          <table:table-cell office:value-type="float" office:value="0.034432619092" calcext:value-type="float">
            <text:p>0.034432619092</text:p>
          </table:table-cell>
          <table:table-cell office:value-type="float" office:value="-4.3058228207" calcext:value-type="float">
            <text:p>-4.3058228207</text:p>
          </table:table-cell>
          <table:table-cell office:value-type="float" office:value="2.0571108454" calcext:value-type="float">
            <text:p>2.0571108454</text:p>
          </table:table-cell>
          <table:table-cell office:value-type="float" office:value="11.816624608" calcext:value-type="float">
            <text:p>11.816624608</text:p>
          </table:table-cell>
          <table:table-cell office:value-type="float" office:value="15.730660581" calcext:value-type="float">
            <text:p>15.730660581</text:p>
          </table:table-cell>
          <table:table-cell table:number-columns-repeated="2"/>
        </table:table-row>
        <table:table-row table:style-name="ro1">
          <table:table-cell office:value-type="float" office:value="0.035916543378" calcext:value-type="float">
            <text:p>0.035916543378</text:p>
          </table:table-cell>
          <table:table-cell office:value-type="float" office:value="-4.2591543515" calcext:value-type="float">
            <text:p>-4.2591543515</text:p>
          </table:table-cell>
          <table:table-cell office:value-type="float" office:value="2.1177803272" calcext:value-type="float">
            <text:p>2.1177803272</text:p>
          </table:table-cell>
          <table:table-cell office:value-type="float" office:value="12.142634862" calcext:value-type="float">
            <text:p>12.142634862</text:p>
          </table:table-cell>
          <table:table-cell office:value-type="float" office:value="15.417291681" calcext:value-type="float">
            <text:p>15.417291681</text:p>
          </table:table-cell>
          <table:table-cell table:number-columns-repeated="2"/>
        </table:table-row>
        <table:table-row table:style-name="ro1">
          <table:table-cell office:value-type="float" office:value="0.037400467664" calcext:value-type="float">
            <text:p>0.037400467664</text:p>
          </table:table-cell>
          <table:table-cell office:value-type="float" office:value="-4.2112341272" calcext:value-type="float">
            <text:p>-4.2112341272</text:p>
          </table:table-cell>
          <table:table-cell office:value-type="float" office:value="2.1772137039" calcext:value-type="float">
            <text:p>2.1772137039</text:p>
          </table:table-cell>
          <table:table-cell office:value-type="float" office:value="12.459272877" calcext:value-type="float">
            <text:p>12.459272877</text:p>
          </table:table-cell>
          <table:table-cell office:value-type="float" office:value="15.0960615" calcext:value-type="float">
            <text:p>15.0960615</text:p>
          </table:table-cell>
          <table:table-cell table:number-columns-repeated="2"/>
        </table:table-row>
        <table:table-row table:style-name="ro1">
          <table:table-cell office:value-type="float" office:value="0.038884391949" calcext:value-type="float">
            <text:p>0.038884391949</text:p>
          </table:table-cell>
          <table:table-cell office:value-type="float" office:value="-4.1620990693" calcext:value-type="float">
            <text:p>-4.1620990693</text:p>
          </table:table-cell>
          <table:table-cell office:value-type="float" office:value="2.2353809296" calcext:value-type="float">
            <text:p>2.2353809296</text:p>
          </table:table-cell>
          <table:table-cell office:value-type="float" office:value="12.766327602" calcext:value-type="float">
            <text:p>12.766327602</text:p>
          </table:table-cell>
          <table:table-cell office:value-type="float" office:value="14.767266923" calcext:value-type="float">
            <text:p>14.767266923</text:p>
          </table:table-cell>
          <table:table-cell table:number-columns-repeated="2"/>
        </table:table-row>
        <table:table-row table:style-name="ro1">
          <table:table-cell office:value-type="float" office:value="0.040368316235" calcext:value-type="float">
            <text:p>0.040368316235</text:p>
          </table:table-cell>
          <table:table-cell office:value-type="float" office:value="-4.1117869019" calcext:value-type="float">
            <text:p>-4.1117869019</text:p>
          </table:table-cell>
          <table:table-cell office:value-type="float" office:value="2.2922531265" calcext:value-type="float">
            <text:p>2.2922531265</text:p>
          </table:table-cell>
          <table:table-cell office:value-type="float" office:value="13.063598181" calcext:value-type="float">
            <text:p>13.063598181</text:p>
          </table:table-cell>
          <table:table-cell office:value-type="float" office:value="14.431210527" calcext:value-type="float">
            <text:p>14.431210527</text:p>
          </table:table-cell>
          <table:table-cell table:number-columns-repeated="2"/>
        </table:table-row>
        <table:table-row table:style-name="ro1">
          <table:table-cell office:value-type="float" office:value="0.041928484156" calcext:value-type="float">
            <text:p>0.041928484156</text:p>
          </table:table-cell>
          <table:table-cell office:value-type="float" office:value="-4.057662553" calcext:value-type="float">
            <text:p>-4.057662553</text:p>
          </table:table-cell>
          <table:table-cell office:value-type="float" office:value="2.3506205007" calcext:value-type="float">
            <text:p>2.3506205007</text:p>
          </table:table-cell>
          <table:table-cell office:value-type="float" office:value="13.3653825" calcext:value-type="float">
            <text:p>13.3653825</text:p>
          </table:table-cell>
          <table:table-cell office:value-type="float" office:value="14.070394394" calcext:value-type="float">
            <text:p>14.070394394</text:p>
          </table:table-cell>
          <table:table-cell table:number-columns-repeated="2"/>
        </table:table-row>
        <table:table-row table:style-name="ro1">
          <table:table-cell office:value-type="float" office:value="0.043488652077" calcext:value-type="float">
            <text:p>0.043488652077</text:p>
          </table:table-cell>
          <table:table-cell office:value-type="float" office:value="-4.0023251717" calcext:value-type="float">
            <text:p>-4.0023251717</text:p>
          </table:table-cell>
          <table:table-cell office:value-type="float" office:value="2.4074950141" calcext:value-type="float">
            <text:p>2.4074950141</text:p>
          </table:table-cell>
          <table:table-cell office:value-type="float" office:value="13.655932011" calcext:value-type="float">
            <text:p>13.655932011</text:p>
          </table:table-cell>
          <table:table-cell office:value-type="float" office:value="13.702255226" calcext:value-type="float">
            <text:p>13.702255226</text:p>
          </table:table-cell>
          <table:table-cell table:number-columns-repeated="2"/>
        </table:table-row>
        <table:table-row table:style-name="ro1">
          <table:table-cell office:value-type="float" office:value="0.045048819997" calcext:value-type="float">
            <text:p>0.045048819997</text:p>
          </table:table-cell>
          <table:table-cell office:value-type="float" office:value="-3.9458211747" calcext:value-type="float">
            <text:p>-3.9458211747</text:p>
          </table:table-cell>
          <table:table-cell office:value-type="float" office:value="2.46284743" calcext:value-type="float">
            <text:p>2.46284743</text:p>
          </table:table-cell>
          <table:table-cell office:value-type="float" office:value="13.935050764" calcext:value-type="float">
            <text:p>13.935050764</text:p>
          </table:table-cell>
          <table:table-cell office:value-type="float" office:value="13.327162279" calcext:value-type="float">
            <text:p>13.327162279</text:p>
          </table:table-cell>
          <table:table-cell table:number-columns-repeated="2"/>
        </table:table-row>
        <table:table-row table:style-name="ro1">
          <table:table-cell office:value-type="float" office:value="0.046608987918" calcext:value-type="float">
            <text:p>0.046608987918</text:p>
          </table:table-cell>
          <table:table-cell office:value-type="float" office:value="-3.888197754" calcext:value-type="float">
            <text:p>-3.888197754</text:p>
          </table:table-cell>
          <table:table-cell office:value-type="float" office:value="2.5166500346" calcext:value-type="float">
            <text:p>2.5166500346</text:p>
          </table:table-cell>
          <table:table-cell office:value-type="float" office:value="14.202555891" calcext:value-type="float">
            <text:p>14.202555891</text:p>
          </table:table-cell>
          <table:table-cell office:value-type="float" office:value="12.945489855" calcext:value-type="float">
            <text:p>12.945489855</text:p>
          </table:table-cell>
          <table:table-cell table:number-columns-repeated="2"/>
        </table:table-row>
        <table:table-row table:style-name="ro1">
          <table:table-cell office:value-type="float" office:value="0.048367796893" calcext:value-type="float">
            <text:p>0.048367796893</text:p>
          </table:table-cell>
          <table:table-cell office:value-type="float" office:value="-3.8219553396" calcext:value-type="float">
            <text:p>-3.8219553396</text:p>
          </table:table-cell>
          <table:table-cell office:value-type="float" office:value="2.5754117931" calcext:value-type="float">
            <text:p>2.5754117931</text:p>
          </table:table-cell>
          <table:table-cell office:value-type="float" office:value="14.489982561" calcext:value-type="float">
            <text:p>14.489982561</text:p>
          </table:table-cell>
          <table:table-cell office:value-type="float" office:value="12.507807191" calcext:value-type="float">
            <text:p>12.507807191</text:p>
          </table:table-cell>
          <table:table-cell table:number-columns-repeated="2"/>
        </table:table-row>
        <table:table-row table:style-name="ro1">
          <table:table-cell office:value-type="float" office:value="0.050126605868" calcext:value-type="float">
            <text:p>0.050126605868</text:p>
          </table:table-cell>
          <table:table-cell office:value-type="float" office:value="-3.7544208834" calcext:value-type="float">
            <text:p>-3.7544208834</text:p>
          </table:table-cell>
          <table:table-cell office:value-type="float" office:value="2.6321356377" calcext:value-type="float">
            <text:p>2.6321356377</text:p>
          </table:table-cell>
          <table:table-cell office:value-type="float" office:value="14.762211975" calcext:value-type="float">
            <text:p>14.762211975</text:p>
          </table:table-cell>
          <table:table-cell office:value-type="float" office:value="12.06279359" calcext:value-type="float">
            <text:p>12.06279359</text:p>
          </table:table-cell>
          <table:table-cell table:number-columns-repeated="2"/>
        </table:table-row>
        <table:table-row table:style-name="ro1">
          <table:table-cell office:value-type="float" office:value="0.051885414842" calcext:value-type="float">
            <text:p>0.051885414842</text:p>
          </table:table-cell>
          <table:table-cell office:value-type="float" office:value="-3.6856650203" calcext:value-type="float">
            <text:p>-3.6856650203</text:p>
          </table:table-cell>
          <table:table-cell office:value-type="float" office:value="2.6867890006" calcext:value-type="float">
            <text:p>2.6867890006</text:p>
          </table:table-cell>
          <table:table-cell office:value-type="float" office:value="15.019042905" calcext:value-type="float">
            <text:p>15.019042905</text:p>
          </table:table-cell>
          <table:table-cell office:value-type="float" office:value="11.611003603" calcext:value-type="float">
            <text:p>11.611003603</text:p>
          </table:table-cell>
          <table:table-cell table:number-columns-repeated="2"/>
        </table:table-row>
        <table:table-row table:style-name="ro1">
          <table:table-cell office:value-type="float" office:value="0.053644223817" calcext:value-type="float">
            <text:p>0.053644223817</text:p>
          </table:table-cell>
          <table:table-cell office:value-type="float" office:value="-3.6157592642" calcext:value-type="float">
            <text:p>-3.6157592642</text:p>
          </table:table-cell>
          <table:table-cell office:value-type="float" office:value="2.7393418854" calcext:value-type="float">
            <text:p>2.7393418854</text:p>
          </table:table-cell>
          <table:table-cell office:value-type="float" office:value="15.26029579" calcext:value-type="float">
            <text:p>15.26029579</text:p>
          </table:table-cell>
          <table:table-cell office:value-type="float" office:value="11.152996533" calcext:value-type="float">
            <text:p>11.152996533</text:p>
          </table:table-cell>
          <table:table-cell table:number-columns-repeated="2"/>
        </table:table-row>
        <table:table-row table:style-name="ro1">
          <table:table-cell office:value-type="float" office:value="0.055343663048" calcext:value-type="float">
            <text:p>0.055343663048</text:p>
          </table:table-cell>
          <table:table-cell office:value-type="float" office:value="-3.5471888" calcext:value-type="float">
            <text:p>-3.5471888</text:p>
          </table:table-cell>
          <table:table-cell office:value-type="float" office:value="2.7880997311" calcext:value-type="float">
            <text:p>2.7880997311</text:p>
          </table:table-cell>
          <table:table-cell office:value-type="float" office:value="15.478458445" calcext:value-type="float">
            <text:p>15.478458445</text:p>
          </table:table-cell>
          <table:table-cell office:value-type="float" office:value="10.705072939" calcext:value-type="float">
            <text:p>10.705072939</text:p>
          </table:table-cell>
          <table:table-cell table:number-columns-repeated="2"/>
        </table:table-row>
        <table:table-row table:style-name="ro1">
          <table:table-cell office:value-type="float" office:value="0.057043102278" calcext:value-type="float">
            <text:p>0.057043102278</text:p>
          </table:table-cell>
          <table:table-cell office:value-type="float" office:value="-3.4776780871" calcext:value-type="float">
            <text:p>-3.4776780871</text:p>
          </table:table-cell>
          <table:table-cell office:value-type="float" office:value="2.8348485005" calcext:value-type="float">
            <text:p>2.8348485005</text:p>
          </table:table-cell>
          <table:table-cell office:value-type="float" office:value="15.681806378" calcext:value-type="float">
            <text:p>15.681806378</text:p>
          </table:table-cell>
          <table:table-cell office:value-type="float" office:value="10.252381457" calcext:value-type="float">
            <text:p>10.252381457</text:p>
          </table:table-cell>
          <table:table-cell table:number-columns-repeated="2"/>
        </table:table-row>
        <table:table-row table:style-name="ro1">
          <table:table-cell office:value-type="float" office:value="0.058742541509" calcext:value-type="float">
            <text:p>0.058742541509</text:p>
          </table:table-cell>
          <table:table-cell office:value-type="float" office:value="-3.4072934528" calcext:value-type="float">
            <text:p>-3.4072934528</text:p>
          </table:table-cell>
          <table:table-cell office:value-type="float" office:value="2.8795680661" calcext:value-type="float">
            <text:p>2.8795680661</text:p>
          </table:table-cell>
          <table:table-cell office:value-type="float" office:value="15.870235351" calcext:value-type="float">
            <text:p>15.870235351</text:p>
          </table:table-cell>
          <table:table-cell office:value-type="float" office:value="9.7954346098" calcext:value-type="float">
            <text:p>9.7954346098</text:p>
          </table:table-cell>
          <table:table-cell table:number-columns-repeated="2"/>
        </table:table-row>
        <table:table-row table:style-name="ro1">
          <table:table-cell office:value-type="float" office:value="0.06044198074" calcext:value-type="float">
            <text:p>0.06044198074</text:p>
          </table:table-cell>
          <table:table-cell office:value-type="float" office:value="-3.3361016471" calcext:value-type="float">
            <text:p>-3.3361016471</text:p>
          </table:table-cell>
          <table:table-cell office:value-type="float" office:value="2.9222405896" calcext:value-type="float">
            <text:p>2.9222405896</text:p>
          </table:table-cell>
          <table:table-cell office:value-type="float" office:value="16.043659956" calcext:value-type="float">
            <text:p>16.043659956</text:p>
          </table:table-cell>
          <table:table-cell office:value-type="float" office:value="9.3347460347" calcext:value-type="float">
            <text:p>9.3347460347</text:p>
          </table:table-cell>
          <table:table-cell table:number-columns-repeated="2"/>
        </table:table-row>
        <table:table-row table:style-name="ro1">
          <table:table-cell office:value-type="float" office:value="0.062002647151" calcext:value-type="float">
            <text:p>0.062002647151</text:p>
          </table:table-cell>
          <table:table-cell office:value-type="float" office:value="-3.2700697154" calcext:value-type="float">
            <text:p>-3.2700697154</text:p>
          </table:table-cell>
          <table:table-cell office:value-type="float" office:value="2.9596120682" calcext:value-type="float">
            <text:p>2.9596120682</text:p>
          </table:table-cell>
          <table:table-cell office:value-type="float" office:value="16.189649061" calcext:value-type="float">
            <text:p>16.189649061</text:p>
          </table:table-cell>
          <table:table-cell office:value-type="float" office:value="8.908820985" calcext:value-type="float">
            <text:p>8.908820985</text:p>
          </table:table-cell>
          <table:table-cell table:number-columns-repeated="2"/>
        </table:table-row>
        <table:table-row table:style-name="ro1">
          <table:table-cell office:value-type="float" office:value="0.063563313563" calcext:value-type="float">
            <text:p>0.063563313563</text:p>
          </table:table-cell>
          <table:table-cell office:value-type="float" office:value="-3.2034657927" calcext:value-type="float">
            <text:p>-3.2034657927</text:p>
          </table:table-cell>
          <table:table-cell office:value-type="float" office:value="2.9952336975" calcext:value-type="float">
            <text:p>2.9952336975</text:p>
          </table:table-cell>
          <table:table-cell office:value-type="float" office:value="16.32289" calcext:value-type="float">
            <text:p>16.32289</text:p>
          </table:table-cell>
          <table:table-cell office:value-type="float" office:value="8.480571815" calcext:value-type="float">
            <text:p>8.480571815</text:p>
          </table:table-cell>
          <table:table-cell table:number-columns-repeated="2"/>
        </table:table-row>
        <table:table-row table:style-name="ro1">
          <table:table-cell office:value-type="float" office:value="0.065123979974" calcext:value-type="float">
            <text:p>0.065123979974</text:p>
          </table:table-cell>
          <table:table-cell office:value-type="float" office:value="-3.1363421592" calcext:value-type="float">
            <text:p>-3.1363421592</text:p>
          </table:table-cell>
          <table:table-cell office:value-type="float" office:value="3.0290967698" calcext:value-type="float">
            <text:p>3.0290967698</text:p>
          </table:table-cell>
          <table:table-cell office:value-type="float" office:value="16.443358134" calcext:value-type="float">
            <text:p>16.443358134</text:p>
          </table:table-cell>
          <table:table-cell office:value-type="float" office:value="8.050395727" calcext:value-type="float">
            <text:p>8.050395727</text:p>
          </table:table-cell>
          <table:table-cell table:number-columns-repeated="2"/>
        </table:table-row>
        <table:table-row table:style-name="ro1">
          <table:table-cell office:value-type="float" office:value="0.066684646386" calcext:value-type="float">
            <text:p>0.066684646386</text:p>
          </table:table-cell>
          <table:table-cell office:value-type="float" office:value="-3.0687511696" calcext:value-type="float">
            <text:p>-3.0687511696</text:p>
          </table:table-cell>
          <table:table-cell office:value-type="float" office:value="3.0611942024" calcext:value-type="float">
            <text:p>3.0611942024</text:p>
          </table:table-cell>
          <table:table-cell office:value-type="float" office:value="16.551041855" calcext:value-type="float">
            <text:p>16.551041855</text:p>
          </table:table-cell>
          <table:table-cell office:value-type="float" office:value="7.6186887873" calcext:value-type="float">
            <text:p>7.6186887873</text:p>
          </table:table-cell>
          <table:table-cell table:number-columns-repeated="2"/>
        </table:table-row>
        <table:table-row table:style-name="ro1">
          <table:table-cell office:value-type="float" office:value="0.068203894692" calcext:value-type="float">
            <text:p>0.068203894692</text:p>
          </table:table-cell>
          <table:table-cell office:value-type="float" office:value="-3.0025549109" calcext:value-type="float">
            <text:p>-3.0025549109</text:p>
          </table:table-cell>
          <table:table-cell office:value-type="float" office:value="3.0907386241" calcext:value-type="float">
            <text:p>3.0907386241</text:p>
          </table:table-cell>
          <table:table-cell office:value-type="float" office:value="16.643588955" calcext:value-type="float">
            <text:p>16.643588955</text:p>
          </table:table-cell>
          <table:table-cell office:value-type="float" office:value="7.1973439663" calcext:value-type="float">
            <text:p>7.1973439663</text:p>
          </table:table-cell>
          <table:table-cell table:number-columns-repeated="2"/>
        </table:table-row>
        <table:table-row table:style-name="ro1">
          <table:table-cell office:value-type="float" office:value="0.069723142998" calcext:value-type="float">
            <text:p>0.069723142998</text:p>
          </table:table-cell>
          <table:table-cell office:value-type="float" office:value="-2.9360137001" calcext:value-type="float">
            <text:p>-2.9360137001</text:p>
          </table:table-cell>
          <table:table-cell office:value-type="float" office:value="3.1186011235" calcext:value-type="float">
            <text:p>3.1186011235</text:p>
          </table:table-cell>
          <table:table-cell office:value-type="float" office:value="16.72403521" calcext:value-type="float">
            <text:p>16.72403521</text:p>
          </table:table-cell>
          <table:table-cell office:value-type="float" office:value="6.7752844455" calcext:value-type="float">
            <text:p>6.7752844455</text:p>
          </table:table-cell>
          <table:table-cell table:number-columns-repeated="2"/>
        </table:table-row>
        <table:table-row table:style-name="ro1">
          <table:table-cell office:value-type="float" office:value="0.071242391304" calcext:value-type="float">
            <text:p>0.071242391304</text:p>
          </table:table-cell>
          <table:table-cell office:value-type="float" office:value="-2.8691757509" calcext:value-type="float">
            <text:p>-2.8691757509</text:p>
          </table:table-cell>
          <table:table-cell office:value-type="float" office:value="3.1447795684" calcext:value-type="float">
            <text:p>3.1447795684</text:p>
          </table:table-cell>
          <table:table-cell office:value-type="float" office:value="16.792404748" calcext:value-type="float">
            <text:p>16.792404748</text:p>
          </table:table-cell>
          <table:table-cell office:value-type="float" office:value="6.3528701363" calcext:value-type="float">
            <text:p>6.3528701363</text:p>
          </table:table-cell>
          <table:table-cell table:number-columns-repeated="2"/>
        </table:table-row>
        <table:table-row table:style-name="ro1">
          <table:table-cell office:value-type="float" office:value="0.07276163961" calcext:value-type="float">
            <text:p>0.07276163961</text:p>
          </table:table-cell>
          <table:table-cell office:value-type="float" office:value="-2.8020891585" calcext:value-type="float">
            <text:p>-2.8020891585</text:p>
          </table:table-cell>
          <table:table-cell office:value-type="float" office:value="3.1692732571" calcext:value-type="float">
            <text:p>3.1692732571</text:p>
          </table:table-cell>
          <table:table-cell office:value-type="float" office:value="16.848732862" calcext:value-type="float">
            <text:p>16.848732862</text:p>
          </table:table-cell>
          <table:table-cell office:value-type="float" office:value="5.9304584178" calcext:value-type="float">
            <text:p>5.9304584178</text:p>
          </table:table-cell>
          <table:table-cell table:number-columns-repeated="2"/>
        </table:table-row>
        <table:table-row table:style-name="ro1">
          <table:table-cell office:value-type="float" office:value="0.074264144588" calcext:value-type="float">
            <text:p>0.074264144588</text:p>
          </table:table-cell>
          <table:table-cell office:value-type="float" office:value="-2.7355443395" calcext:value-type="float">
            <text:p>-2.7355443395</text:p>
          </table:table-cell>
          <table:table-cell office:value-type="float" office:value="3.1918406987" calcext:value-type="float">
            <text:p>3.1918406987</text:p>
          </table:table-cell>
          <table:table-cell office:value-type="float" office:value="16.892642448" calcext:value-type="float">
            <text:p>16.892642448</text:p>
          </table:table-cell>
          <table:table-cell office:value-type="float" office:value="5.5130519702" calcext:value-type="float">
            <text:p>5.5130519702</text:p>
          </table:table-cell>
          <table:table-cell table:number-columns-repeated="2"/>
        </table:table-row>
        <table:table-row table:style-name="ro1">
          <table:table-cell office:value-type="float" office:value="0.075766649567" calcext:value-type="float">
            <text:p>0.075766649567</text:p>
          </table:table-cell>
          <table:table-cell office:value-type="float" office:value="-2.6688493826" calcext:value-type="float">
            <text:p>-2.6688493826</text:p>
          </table:table-cell>
          <table:table-cell office:value-type="float" office:value="3.2127630639" calcext:value-type="float">
            <text:p>3.2127630639</text:p>
          </table:table-cell>
          <table:table-cell office:value-type="float" office:value="16.92487504" calcext:value-type="float">
            <text:p>16.92487504</text:p>
          </table:table-cell>
          <table:table-cell office:value-type="float" office:value="5.0963346356" calcext:value-type="float">
            <text:p>5.0963346356</text:p>
          </table:table-cell>
          <table:table-cell table:number-columns-repeated="2"/>
        </table:table-row>
        <table:table-row table:style-name="ro1">
          <table:table-cell office:value-type="float" office:value="0.077269154546" calcext:value-type="float">
            <text:p>0.077269154546</text:p>
          </table:table-cell>
          <table:table-cell office:value-type="float" office:value="-2.6020502169" calcext:value-type="float">
            <text:p>-2.6020502169</text:p>
          </table:table-cell>
          <table:table-cell office:value-type="float" office:value="3.2320437348" calcext:value-type="float">
            <text:p>3.2320437348</text:p>
          </table:table-cell>
          <table:table-cell office:value-type="float" office:value="16.945496017" calcext:value-type="float">
            <text:p>16.945496017</text:p>
          </table:table-cell>
          <table:table-cell office:value-type="float" office:value="4.6806428172" calcext:value-type="float">
            <text:p>4.6806428172</text:p>
          </table:table-cell>
          <table:table-cell table:number-columns-repeated="2"/>
        </table:table-row>
        <table:table-row table:style-name="ro1">
          <table:table-cell office:value-type="float" office:value="0.078771659525" calcext:value-type="float">
            <text:p>0.078771659525</text:p>
          </table:table-cell>
          <table:table-cell office:value-type="float" office:value="-2.535192494" calcext:value-type="float">
            <text:p>-2.535192494</text:p>
          </table:table-cell>
          <table:table-cell office:value-type="float" office:value="3.249687413" calcext:value-type="float">
            <text:p>3.249687413</text:p>
          </table:table-cell>
          <table:table-cell office:value-type="float" office:value="16.954580749" calcext:value-type="float">
            <text:p>16.954580749</text:p>
          </table:table-cell>
          <table:table-cell office:value-type="float" office:value="4.2663092155" calcext:value-type="float">
            <text:p>4.2663092155</text:p>
          </table:table-cell>
          <table:table-cell table:number-columns-repeated="2"/>
        </table:table-row>
        <table:table-row table:style-name="ro1">
          <table:table-cell office:value-type="float" office:value="0.080272002768" calcext:value-type="float">
            <text:p>0.080272002768</text:p>
          </table:table-cell>
          <table:table-cell office:value-type="float" office:value="-2.4684177502" calcext:value-type="float">
            <text:p>-2.4684177502</text:p>
          </table:table-cell>
          <table:table-cell office:value-type="float" office:value="3.2656782357" calcext:value-type="float">
            <text:p>3.2656782357</text:p>
          </table:table-cell>
          <table:table-cell office:value-type="float" office:value="16.95222601" calcext:value-type="float">
            <text:p>16.95222601</text:p>
          </table:table-cell>
          <table:table-cell office:value-type="float" office:value="3.8542548831" calcext:value-type="float">
            <text:p>3.8542548831</text:p>
          </table:table-cell>
          <table:table-cell table:number-columns-repeated="2"/>
        </table:table-row>
        <table:table-row table:style-name="ro1">
          <table:table-cell office:value-type="float" office:value="0.081772346011" calcext:value-type="float">
            <text:p>0.081772346011</text:p>
          </table:table-cell>
          <table:table-cell office:value-type="float" office:value="-2.4016746137" calcext:value-type="float">
            <text:p>-2.4016746137</text:p>
          </table:table-cell>
          <table:table-cell office:value-type="float" office:value="3.2800500256" calcext:value-type="float">
            <text:p>3.2800500256</text:p>
          </table:table-cell>
          <table:table-cell office:value-type="float" office:value="16.938547508" calcext:value-type="float">
            <text:p>16.938547508</text:p>
          </table:table-cell>
          <table:table-cell office:value-type="float" office:value="3.4442056835" calcext:value-type="float">
            <text:p>3.4442056835</text:p>
          </table:table-cell>
          <table:table-cell table:number-columns-repeated="2"/>
        </table:table-row>
        <table:table-row table:style-name="ro1">
          <table:table-cell office:value-type="float" office:value="0.083272689254" calcext:value-type="float">
            <text:p>0.083272689254</text:p>
          </table:table-cell>
          <table:table-cell office:value-type="float" office:value="-2.3350074806" calcext:value-type="float">
            <text:p>-2.3350074806</text:p>
          </table:table-cell>
          <table:table-cell office:value-type="float" office:value="3.292811308" calcext:value-type="float">
            <text:p>3.292811308</text:p>
          </table:table-cell>
          <table:table-cell office:value-type="float" office:value="16.913648936" calcext:value-type="float">
            <text:p>16.913648936</text:p>
          </table:table-cell>
          <table:table-cell office:value-type="float" office:value="3.0364801097" calcext:value-type="float">
            <text:p>3.0364801097</text:p>
          </table:table-cell>
          <table:table-cell table:number-columns-repeated="2"/>
        </table:table-row>
        <table:table-row table:style-name="ro1">
          <table:table-cell office:value-type="float" office:value="0.084773032498" calcext:value-type="float">
            <text:p>0.084773032498</text:p>
          </table:table-cell>
          <table:table-cell office:value-type="float" office:value="-2.2684603208" calcext:value-type="float">
            <text:p>-2.2684603208</text:p>
          </table:table-cell>
          <table:table-cell office:value-type="float" office:value="3.3039718532" calcext:value-type="float">
            <text:p>3.3039718532</text:p>
          </table:table-cell>
          <table:table-cell office:value-type="float" office:value="16.877643101" calcext:value-type="float">
            <text:p>16.877643101</text:p>
          </table:table-cell>
          <table:table-cell office:value-type="float" office:value="2.6313918622" calcext:value-type="float">
            <text:p>2.6313918622</text:p>
          </table:table-cell>
          <table:table-cell table:number-columns-repeated="2"/>
        </table:table-row>
        <table:table-row table:style-name="ro1">
          <table:table-cell office:value-type="float" office:value="0.086282735312" calcext:value-type="float">
            <text:p>0.086282735312</text:p>
          </table:table-cell>
          <table:table-cell office:value-type="float" office:value="-2.2016631281" calcext:value-type="float">
            <text:p>-2.2016631281</text:p>
          </table:table-cell>
          <table:table-cell office:value-type="float" office:value="3.3135973994" calcext:value-type="float">
            <text:p>3.3135973994</text:p>
          </table:table-cell>
          <table:table-cell office:value-type="float" office:value="16.830324369" calcext:value-type="float">
            <text:p>16.830324369</text:p>
          </table:table-cell>
          <table:table-cell office:value-type="float" office:value="2.226750822" calcext:value-type="float">
            <text:p>2.226750822</text:p>
          </table:table-cell>
          <table:table-cell table:number-columns-repeated="2"/>
        </table:table-row>
        <table:table-row table:style-name="ro1">
          <table:table-cell office:value-type="float" office:value="0.087792438125" calcext:value-type="float">
            <text:p>0.087792438125</text:p>
          </table:table-cell>
          <table:table-cell office:value-type="float" office:value="-2.1350752868" calcext:value-type="float">
            <text:p>-2.1350752868</text:p>
          </table:table-cell>
          <table:table-cell office:value-type="float" office:value="3.321625747" calcext:value-type="float">
            <text:p>3.321625747</text:p>
          </table:table-cell>
          <table:table-cell office:value-type="float" office:value="16.772015484" calcext:value-type="float">
            <text:p>16.772015484</text:p>
          </table:table-cell>
          <table:table-cell office:value-type="float" office:value="1.8254017268" calcext:value-type="float">
            <text:p>1.8254017268</text:p>
          </table:table-cell>
          <table:table-cell table:number-columns-repeated="2"/>
        </table:table-row>
        <table:table-row table:style-name="ro1">
          <table:table-cell office:value-type="float" office:value="0.089302140939" calcext:value-type="float">
            <text:p>0.089302140939</text:p>
          </table:table-cell>
          <table:table-cell office:value-type="float" office:value="-2.0687400729" calcext:value-type="float">
            <text:p>-2.0687400729</text:p>
          </table:table-cell>
          <table:table-cell office:value-type="float" office:value="3.3280705446" calcext:value-type="float">
            <text:p>3.3280705446</text:p>
          </table:table-cell>
          <table:table-cell office:value-type="float" office:value="16.70285794" calcext:value-type="float">
            <text:p>16.70285794</text:p>
          </table:table-cell>
          <table:table-cell office:value-type="float" office:value="1.4276479823" calcext:value-type="float">
            <text:p>1.4276479823</text:p>
          </table:table-cell>
          <table:table-cell table:number-columns-repeated="2"/>
        </table:table-row>
        <table:table-row table:style-name="ro1">
          <table:table-cell office:value-type="float" office:value="0.090811843753" calcext:value-type="float">
            <text:p>0.090811843753</text:p>
          </table:table-cell>
          <table:table-cell office:value-type="float" office:value="-2.002700185" calcext:value-type="float">
            <text:p>-2.002700185</text:p>
          </table:table-cell>
          <table:table-cell office:value-type="float" office:value="3.3329466315" calcext:value-type="float">
            <text:p>3.3329466315</text:p>
          </table:table-cell>
          <table:table-cell office:value-type="float" office:value="16.623001622" calcext:value-type="float">
            <text:p>16.623001622</text:p>
          </table:table-cell>
          <table:table-cell office:value-type="float" office:value="1.03378711" calcext:value-type="float">
            <text:p>1.03378711</text:p>
          </table:table-cell>
          <table:table-cell table:number-columns-repeated="2"/>
        </table:table-row>
        <table:table-row table:style-name="ro1">
          <table:table-cell office:value-type="float" office:value="0.092342106828" calcext:value-type="float">
            <text:p>0.092342106828</text:p>
          </table:table-cell>
          <table:table-cell office:value-type="float" office:value="-1.93610545" calcext:value-type="float">
            <text:p>-1.93610545</text:p>
          </table:table-cell>
          <table:table-cell office:value-type="float" office:value="3.3363046373" calcext:value-type="float">
            <text:p>3.3363046373</text:p>
          </table:table-cell>
          <table:table-cell office:value-type="float" office:value="16.531301488" calcext:value-type="float">
            <text:p>16.531301488</text:p>
          </table:table-cell>
          <table:table-cell office:value-type="float" office:value="0.63883384785" calcext:value-type="float">
            <text:p>0.63883384785</text:p>
          </table:table-cell>
          <table:table-cell table:number-columns-repeated="2"/>
        </table:table-row>
        <table:table-row table:style-name="ro1">
          <table:table-cell office:value-type="float" office:value="0.093872369904" calcext:value-type="float">
            <text:p>0.093872369904</text:p>
          </table:table-cell>
          <table:table-cell office:value-type="float" office:value="-1.8699005434" calcext:value-type="float">
            <text:p>-1.8699005434</text:p>
          </table:table-cell>
          <table:table-cell office:value-type="float" office:value="3.3380852324" calcext:value-type="float">
            <text:p>3.3380852324</text:p>
          </table:table-cell>
          <table:table-cell office:value-type="float" office:value="16.428944439" calcext:value-type="float">
            <text:p>16.428944439</text:p>
          </table:table-cell>
          <table:table-cell office:value-type="float" office:value="0.24847651516" calcext:value-type="float">
            <text:p>0.24847651516</text:p>
          </table:table-cell>
          <table:table-cell table:number-columns-repeated="2"/>
        </table:table-row>
        <table:table-row table:style-name="ro1">
          <table:table-cell office:value-type="float" office:value="0.09540263298" calcext:value-type="float">
            <text:p>0.09540263298</text:p>
          </table:table-cell>
          <table:table-cell office:value-type="float" office:value="-1.8041279127" calcext:value-type="float">
            <text:p>-1.8041279127</text:p>
          </table:table-cell>
          <table:table-cell office:value-type="float" office:value="3.3383074628" calcext:value-type="float">
            <text:p>3.3383074628</text:p>
          </table:table-cell>
          <table:table-cell office:value-type="float" office:value="16.316111352" calcext:value-type="float">
            <text:p>16.316111352</text:p>
          </table:table-cell>
          <table:table-cell office:value-type="float" office:value="-0.13699487576" calcext:value-type="float">
            <text:p>-0.13699487576</text:p>
          </table:table-cell>
          <table:table-cell table:number-columns-repeated="2"/>
        </table:table-row>
        <table:table-row table:style-name="ro1">
          <table:table-cell office:value-type="float" office:value="0.096932896055" calcext:value-type="float">
            <text:p>0.096932896055</text:p>
          </table:table-cell>
          <table:table-cell office:value-type="float" office:value="-1.7388292632" calcext:value-type="float">
            <text:p>-1.7388292632</text:p>
          </table:table-cell>
          <table:table-cell office:value-type="float" office:value="3.3369915252" calcext:value-type="float">
            <text:p>3.3369915252</text:p>
          </table:table-cell>
          <table:table-cell office:value-type="float" office:value="16.192990858" calcext:value-type="float">
            <text:p>16.192990858</text:p>
          </table:table-cell>
          <table:table-cell office:value-type="float" office:value="-0.5172973706" calcext:value-type="float">
            <text:p>-0.5172973706</text:p>
          </table:table-cell>
          <table:table-cell table:number-columns-repeated="2"/>
        </table:table-row>
        <table:table-row table:style-name="ro1">
          <table:table-cell office:value-type="float" office:value="0.098496959127" calcext:value-type="float">
            <text:p>0.098496959127</text:p>
          </table:table-cell>
          <table:table-cell office:value-type="float" office:value="-1.6726207248" calcext:value-type="float">
            <text:p>-1.6726207248</text:p>
          </table:table-cell>
          <table:table-cell office:value-type="float" office:value="3.3340792174" calcext:value-type="float">
            <text:p>3.3340792174</text:p>
          </table:table-cell>
          <table:table-cell office:value-type="float" office:value="16.056724362" calcext:value-type="float">
            <text:p>16.056724362</text:p>
          </table:table-cell>
          <table:table-cell office:value-type="float" office:value="-0.90037148038" calcext:value-type="float">
            <text:p>-0.90037148038</text:p>
          </table:table-cell>
          <table:table-cell table:number-columns-repeated="2"/>
        </table:table-row>
        <table:table-row table:style-name="ro1">
          <table:table-cell office:value-type="float" office:value="0.1000610222" calcext:value-type="float">
            <text:p>0.1000610222</text:p>
          </table:table-cell>
          <table:table-cell office:value-type="float" office:value="-1.6069929378" calcext:value-type="float">
            <text:p>-1.6069929378</text:p>
          </table:table-cell>
          <table:table-cell office:value-type="float" office:value="3.3296062641" calcext:value-type="float">
            <text:p>3.3296062641</text:p>
          </table:table-cell>
          <table:table-cell office:value-type="float" office:value="15.910133055" calcext:value-type="float">
            <text:p>15.910133055</text:p>
          </table:table-cell>
          <table:table-cell office:value-type="float" office:value="-1.2774714281" calcext:value-type="float">
            <text:p>-1.2774714281</text:p>
          </table:table-cell>
          <table:table-cell table:number-columns-repeated="2"/>
        </table:table-row>
        <table:table-row table:style-name="ro1">
          <table:table-cell office:value-type="float" office:value="0.10162508527" calcext:value-type="float">
            <text:p>0.10162508527</text:p>
          </table:table-cell>
          <table:table-cell office:value-type="float" office:value="-1.5419878336" calcext:value-type="float">
            <text:p>-1.5419878336</text:p>
          </table:table-cell>
          <table:table-cell office:value-type="float" office:value="3.3235977664" calcext:value-type="float">
            <text:p>3.3235977664</text:p>
          </table:table-cell>
          <table:table-cell office:value-type="float" office:value="15.753441583" calcext:value-type="float">
            <text:p>15.753441583</text:p>
          </table:table-cell>
          <table:table-cell office:value-type="float" office:value="-1.6483190985" calcext:value-type="float">
            <text:p>-1.6483190985</text:p>
          </table:table-cell>
          <table:table-cell table:number-columns-repeated="2"/>
        </table:table-row>
        <table:table-row table:style-name="ro1">
          <table:table-cell office:value-type="float" office:value="0.10318914834" calcext:value-type="float">
            <text:p>0.10318914834</text:p>
          </table:table-cell>
          <table:table-cell office:value-type="float" office:value="-1.4776464067" calcext:value-type="float">
            <text:p>-1.4776464067</text:p>
          </table:table-cell>
          <table:table-cell office:value-type="float" office:value="3.31607995" calcext:value-type="float">
            <text:p>3.31607995</text:p>
          </table:table-cell>
          <table:table-cell office:value-type="float" office:value="15.58688177" calcext:value-type="float">
            <text:p>15.58688177</text:p>
          </table:table-cell>
          <table:table-cell office:value-type="float" office:value="-2.0126448071" calcext:value-type="float">
            <text:p>-2.0126448071</text:p>
          </table:table-cell>
          <table:table-cell table:number-columns-repeated="2"/>
        </table:table-row>
        <table:table-row table:style-name="ro1">
          <table:table-cell office:value-type="float" office:value="0.10480695641" calcext:value-type="float">
            <text:p>0.10480695641</text:p>
          </table:table-cell>
          <table:table-cell office:value-type="float" office:value="-1.4118349206" calcext:value-type="float">
            <text:p>-1.4118349206</text:p>
          </table:table-cell>
          <table:table-cell office:value-type="float" office:value="3.3067448784" calcext:value-type="float">
            <text:p>3.3067448784</text:p>
          </table:table-cell>
          <table:table-cell office:value-type="float" office:value="15.404469828" calcext:value-type="float">
            <text:p>15.404469828</text:p>
          </table:table-cell>
          <table:table-cell office:value-type="float" office:value="-2.3823498603" calcext:value-type="float">
            <text:p>-2.3823498603</text:p>
          </table:table-cell>
          <table:table-cell table:number-columns-repeated="2"/>
        </table:table-row>
        <table:table-row table:style-name="ro1">
          <table:table-cell office:value-type="float" office:value="0.10642476448" calcext:value-type="float">
            <text:p>0.10642476448</text:p>
          </table:table-cell>
          <table:table-cell office:value-type="float" office:value="-1.3468195107" calcext:value-type="float">
            <text:p>-1.3468195107</text:p>
          </table:table-cell>
          <table:table-cell office:value-type="float" office:value="3.2958556306" calcext:value-type="float">
            <text:p>3.2958556306</text:p>
          </table:table-cell>
          <table:table-cell office:value-type="float" office:value="15.212026633" calcext:value-type="float">
            <text:p>15.212026633</text:p>
          </table:table-cell>
          <table:table-cell office:value-type="float" office:value="-2.7445185766" calcext:value-type="float">
            <text:p>-2.7445185766</text:p>
          </table:table-cell>
          <table:table-cell table:number-columns-repeated="2"/>
        </table:table-row>
        <table:table-row table:style-name="ro1">
          <table:table-cell office:value-type="float" office:value="0.10804257255" calcext:value-type="float">
            <text:p>0.10804257255</text:p>
          </table:table-cell>
          <table:table-cell office:value-type="float" office:value="-1.282642188" calcext:value-type="float">
            <text:p>-1.282642188</text:p>
          </table:table-cell>
          <table:table-cell office:value-type="float" office:value="3.2834447855" calcext:value-type="float">
            <text:p>3.2834447855</text:p>
          </table:table-cell>
          <table:table-cell office:value-type="float" office:value="15.009830738" calcext:value-type="float">
            <text:p>15.009830738</text:p>
          </table:table-cell>
          <table:table-cell office:value-type="float" office:value="-3.0988819535" calcext:value-type="float">
            <text:p>-3.0988819535</text:p>
          </table:table-cell>
          <table:table-cell table:number-columns-repeated="2"/>
        </table:table-row>
        <table:table-row table:style-name="ro1">
          <table:table-cell office:value-type="float" office:value="0.10966038062" calcext:value-type="float">
            <text:p>0.10966038062</text:p>
          </table:table-cell>
          <table:table-cell office:value-type="float" office:value="-1.2193437666" calcext:value-type="float">
            <text:p>-1.2193437666</text:p>
          </table:table-cell>
          <table:table-cell office:value-type="float" office:value="3.2695460427" calcext:value-type="float">
            <text:p>3.2695460427</text:p>
          </table:table-cell>
          <table:table-cell office:value-type="float" office:value="14.798167389" calcext:value-type="float">
            <text:p>14.798167389</text:p>
          </table:table-cell>
          <table:table-cell office:value-type="float" office:value="-3.4451812503" calcext:value-type="float">
            <text:p>-3.4451812503</text:p>
          </table:table-cell>
          <table:table-cell table:number-columns-repeated="2"/>
        </table:table-row>
        <table:table-row table:style-name="ro1">
          <table:table-cell office:value-type="float" office:value="0.11137653114" calcext:value-type="float">
            <text:p>0.11137653114</text:p>
          </table:table-cell>
          <table:table-cell office:value-type="float" office:value="-1.1532023886" calcext:value-type="float">
            <text:p>-1.1532023886</text:p>
          </table:table-cell>
          <table:table-cell office:value-type="float" office:value="3.2532149184" calcext:value-type="float">
            <text:p>3.2532149184</text:p>
          </table:table-cell>
          <table:table-cell office:value-type="float" office:value="14.563614609" calcext:value-type="float">
            <text:p>14.563614609</text:p>
          </table:table-cell>
          <table:table-cell office:value-type="float" office:value="-3.8034401344" calcext:value-type="float">
            <text:p>-3.8034401344</text:p>
          </table:table-cell>
          <table:table-cell table:number-columns-repeated="2"/>
        </table:table-row>
        <table:table-row table:style-name="ro1">
          <table:table-cell office:value-type="float" office:value="0.11309268165" calcext:value-type="float">
            <text:p>0.11309268165</text:p>
          </table:table-cell>
          <table:table-cell office:value-type="float" office:value="-1.0881402665" calcext:value-type="float">
            <text:p>-1.0881402665</text:p>
          </table:table-cell>
          <table:table-cell office:value-type="float" office:value="3.2352914401" calcext:value-type="float">
            <text:p>3.2352914401</text:p>
          </table:table-cell>
          <table:table-cell office:value-type="float" office:value="14.319091837" calcext:value-type="float">
            <text:p>14.319091837</text:p>
          </table:table-cell>
          <table:table-cell office:value-type="float" office:value="-4.1520618208" calcext:value-type="float">
            <text:p>-4.1520618208</text:p>
          </table:table-cell>
          <table:table-cell table:number-columns-repeated="2"/>
        </table:table-row>
        <table:table-row table:style-name="ro1">
          <table:table-cell office:value-type="float" office:value="0.11480883217" calcext:value-type="float">
            <text:p>0.11480883217</text:p>
          </table:table-cell>
          <table:table-cell office:value-type="float" office:value="-1.0242015009" calcext:value-type="float">
            <text:p>-1.0242015009</text:p>
          </table:table-cell>
          <table:table-cell office:value-type="float" office:value="3.2158196351" calcext:value-type="float">
            <text:p>3.2158196351</text:p>
          </table:table-cell>
          <table:table-cell office:value-type="float" office:value="14.064961291" calcext:value-type="float">
            <text:p>14.064961291</text:p>
          </table:table-cell>
          <table:table-cell office:value-type="float" office:value="-4.490776136" calcext:value-type="float">
            <text:p>-4.490776136</text:p>
          </table:table-cell>
          <table:table-cell table:number-columns-repeated="2"/>
        </table:table-row>
        <table:table-row table:style-name="ro1">
          <table:table-cell office:value-type="float" office:value="0.11652498269" calcext:value-type="float">
            <text:p>0.11652498269</text:p>
          </table:table-cell>
          <table:table-cell office:value-type="float" office:value="-0.9614285458" calcext:value-type="float">
            <text:p>-0.9614285458</text:p>
          </table:table-cell>
          <table:table-cell office:value-type="float" office:value="3.194844717" calcext:value-type="float">
            <text:p>3.194844717</text:p>
          </table:table-cell>
          <table:table-cell office:value-type="float" office:value="13.801591635" calcext:value-type="float">
            <text:p>13.801591635</text:p>
          </table:table-cell>
          <table:table-cell office:value-type="float" office:value="-4.8193263923" calcext:value-type="float">
            <text:p>-4.8193263923</text:p>
          </table:table-cell>
          <table:table-cell table:number-columns-repeated="2"/>
        </table:table-row>
        <table:table-row table:style-name="ro1">
          <table:table-cell office:value-type="float" office:value="0.11833834906" calcext:value-type="float">
            <text:p>0.11833834906</text:p>
          </table:table-cell>
          <table:table-cell office:value-type="float" office:value="-0.89641151589" calcext:value-type="float">
            <text:p>-0.89641151589</text:p>
          </table:table-cell>
          <table:table-cell office:value-type="float" office:value="3.1710996973" calcext:value-type="float">
            <text:p>3.1710996973</text:p>
          </table:table-cell>
          <table:table-cell office:value-type="float" office:value="13.513678562" calcext:value-type="float">
            <text:p>13.513678562</text:p>
          </table:table-cell>
          <table:table-cell office:value-type="float" office:value="-5.1551752664" calcext:value-type="float">
            <text:p>-5.1551752664</text:p>
          </table:table-cell>
          <table:table-cell table:number-columns-repeated="2"/>
        </table:table-row>
        <table:table-row table:style-name="ro1">
          <table:table-cell office:value-type="float" office:value="0.12015171542" calcext:value-type="float">
            <text:p>0.12015171542</text:p>
          </table:table-cell>
          <table:table-cell office:value-type="float" office:value="-0.83278768113" calcext:value-type="float">
            <text:p>-0.83278768113</text:p>
          </table:table-cell>
          <table:table-cell office:value-type="float" office:value="3.1457841648" calcext:value-type="float">
            <text:p>3.1457841648</text:p>
          </table:table-cell>
          <table:table-cell office:value-type="float" office:value="13.216316878" calcext:value-type="float">
            <text:p>13.216316878</text:p>
          </table:table-cell>
          <table:table-cell office:value-type="float" office:value="-5.4791343236" calcext:value-type="float">
            <text:p>-5.4791343236</text:p>
          </table:table-cell>
          <table:table-cell table:number-columns-repeated="2"/>
        </table:table-row>
        <table:table-row table:style-name="ro1">
          <table:table-cell office:value-type="float" office:value="0.12196508179" calcext:value-type="float">
            <text:p>0.12196508179</text:p>
          </table:table-cell>
          <table:table-cell office:value-type="float" office:value="-0.77060093808" calcext:value-type="float">
            <text:p>-0.77060093808</text:p>
          </table:table-cell>
          <table:table-cell office:value-type="float" office:value="3.1189553244" calcext:value-type="float">
            <text:p>3.1189553244</text:p>
          </table:table-cell>
          <table:table-cell office:value-type="float" office:value="12.909961199" calcext:value-type="float">
            <text:p>12.909961199</text:p>
          </table:table-cell>
          <table:table-cell office:value-type="float" office:value="-5.790950305" calcext:value-type="float">
            <text:p>-5.790950305</text:p>
          </table:table-cell>
          <table:table-cell table:number-columns-repeated="2"/>
        </table:table-row>
        <table:table-row table:style-name="ro1">
          <table:table-cell office:value-type="float" office:value="0.12377844816" calcext:value-type="float">
            <text:p>0.12377844816</text:p>
          </table:table-cell>
          <table:table-cell office:value-type="float" office:value="-0.70989300624" calcext:value-type="float">
            <text:p>-0.70989300624</text:p>
          </table:table-cell>
          <table:table-cell office:value-type="float" office:value="3.0906715457" calcext:value-type="float">
            <text:p>3.0906715457</text:p>
          </table:table-cell>
          <table:table-cell office:value-type="float" office:value="12.595071602" calcext:value-type="float">
            <text:p>12.595071602</text:p>
          </table:table-cell>
          <table:table-cell office:value-type="float" office:value="-6.0903870113" calcext:value-type="float">
            <text:p>-6.0903870113</text:p>
          </table:table-cell>
          <table:table-cell table:number-columns-repeated="2"/>
        </table:table-row>
        <table:table-row table:style-name="ro1">
          <table:table-cell office:value-type="float" office:value="0.12554804253" calcext:value-type="float">
            <text:p>0.12554804253</text:p>
          </table:table-cell>
          <table:table-cell office:value-type="float" office:value="-0.65211397827" calcext:value-type="float">
            <text:p>-0.65211397827</text:p>
          </table:table-cell>
          <table:table-cell office:value-type="float" office:value="3.0617246702" calcext:value-type="float">
            <text:p>3.0617246702</text:p>
          </table:table-cell>
          <table:table-cell office:value-type="float" office:value="12.280000182" calcext:value-type="float">
            <text:p>12.280000182</text:p>
          </table:table-cell>
          <table:table-cell office:value-type="float" office:value="-6.3704514402" calcext:value-type="float">
            <text:p>-6.3704514402</text:p>
          </table:table-cell>
          <table:table-cell table:number-columns-repeated="2"/>
        </table:table-row>
        <table:table-row table:style-name="ro1">
          <table:table-cell office:value-type="float" office:value="0.1273176369" calcext:value-type="float">
            <text:p>0.1273176369</text:p>
          </table:table-cell>
          <table:table-cell office:value-type="float" office:value="-0.59581555787" calcext:value-type="float">
            <text:p>-0.59581555787</text:p>
          </table:table-cell>
          <table:table-cell office:value-type="float" office:value="3.0315050459" calcext:value-type="float">
            <text:p>3.0315050459</text:p>
          </table:table-cell>
          <table:table-cell office:value-type="float" office:value="11.95768055" calcext:value-type="float">
            <text:p>11.95768055</text:p>
          </table:table-cell>
          <table:table-cell office:value-type="float" office:value="-6.6383302819" calcext:value-type="float">
            <text:p>-6.6383302819</text:p>
          </table:table-cell>
          <table:table-cell table:number-columns-repeated="2"/>
        </table:table-row>
        <table:table-row table:style-name="ro1">
          <table:table-cell office:value-type="float" office:value="0.12908723128" calcext:value-type="float">
            <text:p>0.12908723128</text:p>
          </table:table-cell>
          <table:table-cell office:value-type="float" office:value="-0.54103039581" calcext:value-type="float">
            <text:p>-0.54103039581</text:p>
          </table:table-cell>
          <table:table-cell office:value-type="float" office:value="3.0000696827" calcext:value-type="float">
            <text:p>3.0000696827</text:p>
          </table:table-cell>
          <table:table-cell office:value-type="float" office:value="11.628551855" calcext:value-type="float">
            <text:p>11.628551855</text:p>
          </table:table-cell>
          <table:table-cell office:value-type="float" office:value="-6.8938509679" calcext:value-type="float">
            <text:p>-6.8938509679</text:p>
          </table:table-cell>
          <table:table-cell table:number-columns-repeated="2"/>
        </table:table-row>
        <table:table-row table:style-name="ro1">
          <table:table-cell office:value-type="float" office:value="0.13085682565" calcext:value-type="float">
            <text:p>0.13085682565</text:p>
          </table:table-cell>
          <table:table-cell office:value-type="float" office:value="-0.48778909656" calcext:value-type="float">
            <text:p>-0.48778909656</text:p>
          </table:table-cell>
          <table:table-cell office:value-type="float" office:value="2.9674763567" calcext:value-type="float">
            <text:p>2.9674763567</text:p>
          </table:table-cell>
          <table:table-cell office:value-type="float" office:value="11.293055963" calcext:value-type="float">
            <text:p>11.293055963</text:p>
          </table:table-cell>
          <table:table-cell office:value-type="float" office:value="-7.1368562983" calcext:value-type="float">
            <text:p>-7.1368562983</text:p>
          </table:table-cell>
          <table:table-cell table:number-columns-repeated="2"/>
        </table:table-row>
        <table:table-row table:style-name="ro1">
          <table:table-cell office:value-type="float" office:value="0.13267934249" calcext:value-type="float">
            <text:p>0.13267934249</text:p>
          </table:table-cell>
          <table:table-cell office:value-type="float" office:value="-0.43459946624" calcext:value-type="float">
            <text:p>-0.43459946624</text:p>
          </table:table-cell>
          <table:table-cell office:value-type="float" office:value="2.9327595892" calcext:value-type="float">
            <text:p>2.9327595892</text:p>
          </table:table-cell>
          <table:table-cell office:value-type="float" office:value="10.941339725" calcext:value-type="float">
            <text:p>10.941339725</text:p>
          </table:table-cell>
          <table:table-cell office:value-type="float" office:value="-7.3738970063" calcext:value-type="float">
            <text:p>-7.3738970063</text:p>
          </table:table-cell>
          <table:table-cell table:number-columns-repeated="2"/>
        </table:table-row>
        <table:table-row table:style-name="ro1">
          <table:table-cell office:value-type="float" office:value="0.13450185932" calcext:value-type="float">
            <text:p>0.13450185932</text:p>
          </table:table-cell>
          <table:table-cell office:value-type="float" office:value="-0.38310658559" calcext:value-type="float">
            <text:p>-0.38310658559</text:p>
          </table:table-cell>
          <table:table-cell office:value-type="float" office:value="2.8969411617" calcext:value-type="float">
            <text:p>2.8969411617</text:p>
          </table:table-cell>
          <table:table-cell office:value-type="float" office:value="10.583827802" calcext:value-type="float">
            <text:p>10.583827802</text:p>
          </table:table-cell>
          <table:table-cell office:value-type="float" office:value="-7.5973740091" calcext:value-type="float">
            <text:p>-7.5973740091</text:p>
          </table:table-cell>
          <table:table-cell table:number-columns-repeated="2"/>
        </table:table-row>
        <table:table-row table:style-name="ro1">
          <table:table-cell office:value-type="float" office:value="0.13632437616" calcext:value-type="float">
            <text:p>0.13632437616</text:p>
          </table:table-cell>
          <table:table-cell office:value-type="float" office:value="-0.33333701472" calcext:value-type="float">
            <text:p>-0.33333701472</text:p>
          </table:table-cell>
          <table:table-cell office:value-type="float" office:value="2.8600862599" calcext:value-type="float">
            <text:p>2.8600862599</text:p>
          </table:table-cell>
          <table:table-cell office:value-type="float" office:value="10.22100844" calcext:value-type="float">
            <text:p>10.22100844</text:p>
          </table:table-cell>
          <table:table-cell office:value-type="float" office:value="-7.8071661459" calcext:value-type="float">
            <text:p>-7.8071661459</text:p>
          </table:table-cell>
          <table:table-cell table:number-columns-repeated="2"/>
        </table:table-row>
        <table:table-row table:style-name="ro1">
          <table:table-cell office:value-type="float" office:value="0.13814689299" calcext:value-type="float">
            <text:p>0.13814689299</text:p>
          </table:table-cell>
          <table:table-cell office:value-type="float" office:value="-0.28531497612" calcext:value-type="float">
            <text:p>-0.28531497612</text:p>
          </table:table-cell>
          <table:table-cell office:value-type="float" office:value="2.8222606086" calcext:value-type="float">
            <text:p>2.8222606086</text:p>
          </table:table-cell>
          <table:table-cell office:value-type="float" office:value="9.8533706162" calcext:value-type="float">
            <text:p>9.8533706162</text:p>
          </table:table-cell>
          <table:table-cell office:value-type="float" office:value="-8.0031691089" calcext:value-type="float">
            <text:p>-8.0031691089</text:p>
          </table:table-cell>
          <table:table-cell table:number-columns-repeated="2"/>
        </table:table-row>
        <table:table-row table:style-name="ro1">
          <table:table-cell office:value-type="float" office:value="0.13987209209" calcext:value-type="float">
            <text:p>0.13987209209</text:p>
          </table:table-cell>
          <table:table-cell office:value-type="float" office:value="-0.24148707499" calcext:value-type="float">
            <text:p>-0.24148707499</text:p>
          </table:table-cell>
          <table:table-cell office:value-type="float" office:value="2.7856202627" calcext:value-type="float">
            <text:p>2.7856202627</text:p>
          </table:table-cell>
          <table:table-cell office:value-type="float" office:value="9.5013670107" calcext:value-type="float">
            <text:p>9.5013670107</text:p>
          </table:table-cell>
          <table:table-cell office:value-type="float" office:value="-8.1759221757" calcext:value-type="float">
            <text:p>-8.1759221757</text:p>
          </table:table-cell>
          <table:table-cell table:number-columns-repeated="2"/>
        </table:table-row>
        <table:table-row table:style-name="ro1">
          <table:table-cell office:value-type="float" office:value="0.14159729119" calcext:value-type="float">
            <text:p>0.14159729119</text:p>
          </table:table-cell>
          <table:table-cell office:value-type="float" office:value="-0.19926131645" calcext:value-type="float">
            <text:p>-0.19926131645</text:p>
          </table:table-cell>
          <table:table-cell office:value-type="float" office:value="2.7482258346" calcext:value-type="float">
            <text:p>2.7482258346</text:p>
          </table:table-cell>
          <table:table-cell office:value-type="float" office:value="9.1458987806" calcext:value-type="float">
            <text:p>9.1458987806</text:p>
          </table:table-cell>
          <table:table-cell office:value-type="float" office:value="-8.3361801008" calcext:value-type="float">
            <text:p>-8.3361801008</text:p>
          </table:table-cell>
          <table:table-cell table:number-columns-repeated="2"/>
        </table:table-row>
        <table:table-row table:style-name="ro1">
          <table:table-cell office:value-type="float" office:value="0.14332249029" calcext:value-type="float">
            <text:p>0.14332249029</text:p>
          </table:table-cell>
          <table:table-cell office:value-type="float" office:value="-0.15865245344" calcext:value-type="float">
            <text:p>-0.15865245344</text:p>
          </table:table-cell>
          <table:table-cell office:value-type="float" office:value="2.7101340221" calcext:value-type="float">
            <text:p>2.7101340221</text:p>
          </table:table-cell>
          <table:table-cell office:value-type="float" office:value="8.7873798471" calcext:value-type="float">
            <text:p>8.7873798471</text:p>
          </table:table-cell>
          <table:table-cell office:value-type="float" office:value="-8.4838953606" calcext:value-type="float">
            <text:p>-8.4838953606</text:p>
          </table:table-cell>
          <table:table-cell table:number-columns-repeated="2"/>
        </table:table-row>
        <table:table-row table:style-name="ro1">
          <table:table-cell office:value-type="float" office:value="0.14504768939" calcext:value-type="float">
            <text:p>0.14504768939</text:p>
          </table:table-cell>
          <table:table-cell office:value-type="float" office:value="-0.11967336683" calcext:value-type="float">
            <text:p>-0.11967336683</text:p>
          </table:table-cell>
          <table:table-cell office:value-type="float" office:value="2.671401709" calcext:value-type="float">
            <text:p>2.671401709</text:p>
          </table:table-cell>
          <table:table-cell office:value-type="float" office:value="8.4262230498" calcext:value-type="float">
            <text:p>8.4262230498</text:p>
          </table:table-cell>
          <table:table-cell office:value-type="float" office:value="-8.6190334132" calcext:value-type="float">
            <text:p>-8.6190334132</text:p>
          </table:table-cell>
          <table:table-cell table:number-columns-repeated="2"/>
        </table:table-row>
        <table:table-row table:style-name="ro1">
          <table:table-cell office:value-type="float" office:value="0.14674604159" calcext:value-type="float">
            <text:p>0.14674604159</text:p>
          </table:table-cell>
          <table:table-cell office:value-type="float" office:value="-0.082903498257" calcext:value-type="float">
            <text:p>-0.082903498257</text:p>
          </table:table-cell>
          <table:table-cell office:value-type="float" office:value="2.6327019084" calcext:value-type="float">
            <text:p>2.6327019084</text:p>
          </table:table-cell>
          <table:table-cell office:value-type="float" office:value="8.0685096054" calcext:value-type="float">
            <text:p>8.0685096054</text:p>
          </table:table-cell>
          <table:table-cell office:value-type="float" office:value="-8.7397622105" calcext:value-type="float">
            <text:p>-8.7397622105</text:p>
          </table:table-cell>
          <table:table-cell table:number-columns-repeated="2"/>
        </table:table-row>
        <table:table-row table:style-name="ro1">
          <table:table-cell office:value-type="float" office:value="0.14844439379" calcext:value-type="float">
            <text:p>0.14844439379</text:p>
          </table:table-cell>
          <table:table-cell office:value-type="float" office:value="-0.04773250269" calcext:value-type="float">
            <text:p>-0.04773250269</text:p>
          </table:table-cell>
          <table:table-cell office:value-type="float" office:value="2.5934911019" calcext:value-type="float">
            <text:p>2.5934911019</text:p>
          </table:table-cell>
          <table:table-cell office:value-type="float" office:value="7.7090292312" calcext:value-type="float">
            <text:p>7.7090292312</text:p>
          </table:table-cell>
          <table:table-cell office:value-type="float" office:value="-8.8482724036" calcext:value-type="float">
            <text:p>-8.8482724036</text:p>
          </table:table-cell>
          <table:table-cell table:number-columns-repeated="2"/>
        </table:table-row>
        <table:table-row table:style-name="ro1">
          <table:table-cell office:value-type="float" office:value="0.15014274599" calcext:value-type="float">
            <text:p>0.15014274599</text:p>
          </table:table-cell>
          <table:table-cell office:value-type="float" office:value="-0.014167390648" calcext:value-type="float">
            <text:p>-0.014167390648</text:p>
          </table:table-cell>
          <table:table-cell office:value-type="float" office:value="2.5538237593" calcext:value-type="float">
            <text:p>2.5538237593</text:p>
          </table:table-cell>
          <table:table-cell office:value-type="float" office:value="7.3481706268" calcext:value-type="float">
            <text:p>7.3481706268</text:p>
          </table:table-cell>
          <table:table-cell office:value-type="float" office:value="-8.9445669772" calcext:value-type="float">
            <text:p>-8.9445669772</text:p>
          </table:table-cell>
          <table:table-cell table:number-columns-repeated="2"/>
        </table:table-row>
        <table:table-row table:style-name="ro1">
          <table:table-cell office:value-type="float" office:value="0.15184109819" calcext:value-type="float">
            <text:p>0.15184109819</text:p>
          </table:table-cell>
          <table:table-cell office:value-type="float" office:value="0.017786555022" calcext:value-type="float">
            <text:p>0.017786555022</text:p>
          </table:table-cell>
          <table:table-cell office:value-type="float" office:value="2.5137543113" calcext:value-type="float">
            <text:p>2.5137543113</text:p>
          </table:table-cell>
          <table:table-cell office:value-type="float" office:value="6.9863201284" calcext:value-type="float">
            <text:p>6.9863201284</text:p>
          </table:table-cell>
          <table:table-cell office:value-type="float" office:value="-9.0286604683" calcext:value-type="float">
            <text:p>-9.0286604683</text:p>
          </table:table-cell>
          <table:table-cell table:number-columns-repeated="2"/>
        </table:table-row>
        <table:table-row table:style-name="ro1">
          <table:table-cell office:value-type="float" office:value="0.15353193703" calcext:value-type="float">
            <text:p>0.15353193703</text:p>
          </table:table-cell>
          <table:table-cell office:value-type="float" office:value="0.047995110307" calcext:value-type="float">
            <text:p>0.047995110307</text:p>
          </table:table-cell>
          <table:table-cell office:value-type="float" office:value="2.4735165906" calcext:value-type="float">
            <text:p>2.4735165906</text:p>
          </table:table-cell>
          <table:table-cell office:value-type="float" office:value="6.6254656853" calcext:value-type="float">
            <text:p>6.6254656853</text:p>
          </table:table-cell>
          <table:table-cell office:value-type="float" office:value="-9.1002874058" calcext:value-type="float">
            <text:p>-9.1002874058</text:p>
          </table:table-cell>
          <table:table-cell table:number-columns-repeated="2"/>
        </table:table-row>
        <table:table-row table:style-name="ro1">
          <table:table-cell office:value-type="float" office:value="0.15522277588" calcext:value-type="float">
            <text:p>0.15522277588</text:p>
          </table:table-cell>
          <table:table-cell office:value-type="float" office:value="0.076601347499" calcext:value-type="float">
            <text:p>0.076601347499</text:p>
          </table:table-cell>
          <table:table-cell office:value-type="float" office:value="2.4329876665" calcext:value-type="float">
            <text:p>2.4329876665</text:p>
          </table:table-cell>
          <table:table-cell office:value-type="float" office:value="6.2643840931" calcext:value-type="float">
            <text:p>6.2643840931</text:p>
          </table:table-cell>
          <table:table-cell office:value-type="float" office:value="-9.159883275" calcext:value-type="float">
            <text:p>-9.159883275</text:p>
          </table:table-cell>
          <table:table-cell table:number-columns-repeated="2"/>
        </table:table-row>
        <table:table-row table:style-name="ro1">
          <table:table-cell office:value-type="float" office:value="0.15691361473" calcext:value-type="float">
            <text:p>0.15691361473</text:p>
          </table:table-cell>
          <table:table-cell office:value-type="float" office:value="0.10360508573" calcext:value-type="float">
            <text:p>0.10360508573</text:p>
          </table:table-cell>
          <table:table-cell office:value-type="float" office:value="2.3922208369" calcext:value-type="float">
            <text:p>2.3922208369</text:p>
          </table:table-cell>
          <table:table-cell office:value-type="float" office:value="5.9034478179" calcext:value-type="float">
            <text:p>5.9034478179</text:p>
          </table:table-cell>
          <table:table-cell office:value-type="float" office:value="-9.2074954887" calcext:value-type="float">
            <text:p>-9.2074954887</text:p>
          </table:table-cell>
          <table:table-cell table:number-columns-repeated="2"/>
        </table:table-row>
        <table:table-row table:style-name="ro1">
          <table:table-cell office:value-type="float" office:value="0.15860445358" calcext:value-type="float">
            <text:p>0.15860445358</text:p>
          </table:table-cell>
          <table:table-cell office:value-type="float" office:value="0.12900778962" calcext:value-type="float">
            <text:p>0.12900778962</text:p>
          </table:table-cell>
          <table:table-cell office:value-type="float" office:value="2.3512691655" calcext:value-type="float">
            <text:p>2.3512691655</text:p>
          </table:table-cell>
          <table:table-cell office:value-type="float" office:value="5.5430258513" calcext:value-type="float">
            <text:p>5.5430258513</text:p>
          </table:table-cell>
          <table:table-cell office:value-type="float" office:value="-9.2431820874" calcext:value-type="float">
            <text:p>-9.2431820874</text:p>
          </table:table-cell>
          <table:table-cell table:number-columns-repeated="2"/>
        </table:table-row>
        <table:table-row table:style-name="ro1">
          <table:table-cell office:value-type="float" office:value="0.16029869561" calcext:value-type="float">
            <text:p>0.16029869561</text:p>
          </table:table-cell>
          <table:table-cell office:value-type="float" office:value="0.1528588583" calcext:value-type="float">
            <text:p>0.1528588583</text:p>
          </table:table-cell>
          <table:table-cell office:value-type="float" office:value="2.3101026507" calcext:value-type="float">
            <text:p>2.3101026507</text:p>
          </table:table-cell>
          <table:table-cell office:value-type="float" office:value="5.1827609397" calcext:value-type="float">
            <text:p>5.1827609397</text:p>
          </table:table-cell>
          <table:table-cell office:value-type="float" office:value="-9.267047619" calcext:value-type="float">
            <text:p>-9.267047619</text:p>
          </table:table-cell>
          <table:table-cell table:number-columns-repeated="2"/>
        </table:table-row>
        <table:table-row table:style-name="ro1">
          <table:table-cell office:value-type="float" office:value="0.16199293763" calcext:value-type="float">
            <text:p>0.16199293763</text:p>
          </table:table-cell>
          <table:table-cell office:value-type="float" office:value="0.17511028793" calcext:value-type="float">
            <text:p>0.17511028793</text:p>
          </table:table-cell>
          <table:table-cell office:value-type="float" office:value="2.2688563242" calcext:value-type="float">
            <text:p>2.2688563242</text:p>
          </table:table-cell>
          <table:table-cell office:value-type="float" office:value="4.8237426092" calcext:value-type="float">
            <text:p>4.8237426092</text:p>
          </table:table-cell>
          <table:table-cell office:value-type="float" office:value="-9.2790874717" calcext:value-type="float">
            <text:p>-9.2790874717</text:p>
          </table:table-cell>
          <table:table-cell table:number-columns-repeated="2"/>
        </table:table-row>
        <table:table-row table:style-name="ro1">
          <table:table-cell office:value-type="float" office:value="0.16368717965" calcext:value-type="float">
            <text:p>0.16368717965</text:p>
          </table:table-cell>
          <table:table-cell office:value-type="float" office:value="0.19576842234" calcext:value-type="float">
            <text:p>0.19576842234</text:p>
          </table:table-cell>
          <table:table-cell office:value-type="float" office:value="2.2275825841" calcext:value-type="float">
            <text:p>2.2275825841</text:p>
          </table:table-cell>
          <table:table-cell office:value-type="float" office:value="4.4663300281" calcext:value-type="float">
            <text:p>4.4663300281</text:p>
          </table:table-cell>
          <table:table-cell office:value-type="float" office:value="-9.2793909726" calcext:value-type="float">
            <text:p>-9.2793909726</text:p>
          </table:table-cell>
          <table:table-cell table:number-columns-repeated="2"/>
        </table:table-row>
        <table:table-row table:style-name="ro1">
          <table:table-cell office:value-type="float" office:value="0.16538142167" calcext:value-type="float">
            <text:p>0.16538142167</text:p>
          </table:table-cell>
          <table:table-cell office:value-type="float" office:value="0.21484119271" calcext:value-type="float">
            <text:p>0.21484119271</text:p>
          </table:table-cell>
          <table:table-cell office:value-type="float" office:value="2.1863334092" calcext:value-type="float">
            <text:p>2.1863334092</text:p>
          </table:table-cell>
          <table:table-cell office:value-type="float" office:value="4.1108778549" calcext:value-type="float">
            <text:p>4.1108778549</text:p>
          </table:table-cell>
          <table:table-cell office:value-type="float" office:value="-9.2680573662" calcext:value-type="float">
            <text:p>-9.2680573662</text:p>
          </table:table-cell>
          <table:table-cell table:number-columns-repeated="2"/>
        </table:table-row>
        <table:table-row table:style-name="ro1">
          <table:table-cell office:value-type="float" office:value="0.16708675089" calcext:value-type="float">
            <text:p>0.16708675089</text:p>
          </table:table-cell>
          <table:table-cell office:value-type="float" office:value="0.23244743265" calcext:value-type="float">
            <text:p>0.23244743265</text:p>
          </table:table-cell>
          <table:table-cell office:value-type="float" office:value="2.1448912431" calcext:value-type="float">
            <text:p>2.1448912431</text:p>
          </table:table-cell>
          <table:table-cell office:value-type="float" office:value="3.7554334202" calcext:value-type="float">
            <text:p>3.7554334202</text:p>
          </table:table-cell>
          <table:table-cell office:value-type="float" office:value="-9.2450083031" calcext:value-type="float">
            <text:p>-9.2450083031</text:p>
          </table:table-cell>
          <table:table-cell table:number-columns-repeated="2"/>
        </table:table-row>
        <table:table-row table:style-name="ro1">
          <table:table-cell office:value-type="float" office:value="0.16879208011" calcext:value-type="float">
            <text:p>0.16879208011</text:p>
          </table:table-cell>
          <table:table-cell office:value-type="float" office:value="0.24846838579" calcext:value-type="float">
            <text:p>0.24846838579</text:p>
          </table:table-cell>
          <table:table-cell office:value-type="float" office:value="2.1035781787" calcext:value-type="float">
            <text:p>2.1035781787</text:p>
          </table:table-cell>
          <table:table-cell office:value-type="float" office:value="3.4026814326" calcext:value-type="float">
            <text:p>3.4026814326</text:p>
          </table:table-cell>
          <table:table-cell office:value-type="float" office:value="-9.2104005823" calcext:value-type="float">
            <text:p>-9.2104005823</text:p>
          </table:table-cell>
          <table:table-cell table:number-columns-repeated="2"/>
        </table:table-row>
        <table:table-row table:style-name="ro1">
          <table:table-cell office:value-type="float" office:value="0.17049740933" calcext:value-type="float">
            <text:p>0.17049740933</text:p>
          </table:table-cell>
          <table:table-cell office:value-type="float" office:value="0.26291688179" calcext:value-type="float">
            <text:p>0.26291688179</text:p>
          </table:table-cell>
          <table:table-cell office:value-type="float" office:value="2.0624456697" calcext:value-type="float">
            <text:p>2.0624456697</text:p>
          </table:table-cell>
          <table:table-cell office:value-type="float" office:value="3.0529683405" calcext:value-type="float">
            <text:p>3.0529683405</text:p>
          </table:table-cell>
          <table:table-cell office:value-type="float" office:value="-9.164364566" calcext:value-type="float">
            <text:p>-9.164364566</text:p>
          </table:table-cell>
          <table:table-cell table:number-columns-repeated="2"/>
        </table:table-row>
        <table:table-row table:style-name="ro1">
          <table:table-cell office:value-type="float" office:value="0.17220273855" calcext:value-type="float">
            <text:p>0.17220273855</text:p>
          </table:table-cell>
          <table:table-cell office:value-type="float" office:value="0.27580728887" calcext:value-type="float">
            <text:p>0.27580728887</text:p>
          </table:table-cell>
          <table:table-cell office:value-type="float" office:value="2.0215445654" calcext:value-type="float">
            <text:p>2.0215445654</text:p>
          </table:table-cell>
          <table:table-cell office:value-type="float" office:value="2.7066350738" calcext:value-type="float">
            <text:p>2.7066350738</text:p>
          </table:table-cell>
          <table:table-cell office:value-type="float" office:value="-9.1070399288" calcext:value-type="float">
            <text:p>-9.1070399288</text:p>
          </table:table-cell>
          <table:table-cell table:number-columns-repeated="2"/>
        </table:table-row>
        <table:table-row table:style-name="ro1">
          <table:table-cell office:value-type="float" office:value="0.17392521863" calcext:value-type="float">
            <text:p>0.17392521863</text:p>
          </table:table-cell>
          <table:table-cell office:value-type="float" office:value="0.2872618465" calcext:value-type="float">
            <text:p>0.2872618465</text:p>
          </table:table-cell>
          <table:table-cell office:value-type="float" office:value="1.9805181529" calcext:value-type="float">
            <text:p>1.9805181529</text:p>
          </table:table-cell>
          <table:table-cell office:value-type="float" office:value="2.3605910679" calcext:value-type="float">
            <text:p>2.3605910679</text:p>
          </table:table-cell>
          <table:table-cell office:value-type="float" office:value="-9.0378308384" calcext:value-type="float">
            <text:p>-9.0378308384</text:p>
          </table:table-cell>
          <table:table-cell table:number-columns-repeated="2"/>
        </table:table-row>
        <table:table-row table:style-name="ro1">
          <table:table-cell office:value-type="float" office:value="0.1756476987" calcext:value-type="float">
            <text:p>0.1756476987</text:p>
          </table:table-cell>
          <table:table-cell office:value-type="float" office:value="0.29716093287" calcext:value-type="float">
            <text:p>0.29716093287</text:p>
          </table:table-cell>
          <table:table-cell office:value-type="float" office:value="1.9398300692" calcext:value-type="float">
            <text:p>1.9398300692</text:p>
          </table:table-cell>
          <table:table-cell office:value-type="float" office:value="2.0186765174" calcext:value-type="float">
            <text:p>2.0186765174</text:p>
          </table:table-cell>
          <table:table-cell office:value-type="float" office:value="-8.9574192249" calcext:value-type="float">
            <text:p>-8.9574192249</text:p>
          </table:table-cell>
          <table:table-cell table:number-columns-repeated="2"/>
        </table:table-row>
        <table:table-row table:style-name="ro1">
          <table:table-cell office:value-type="float" office:value="0.17737017878" calcext:value-type="float">
            <text:p>0.17737017878</text:p>
          </table:table-cell>
          <table:table-cell office:value-type="float" office:value="0.30552397397" calcext:value-type="float">
            <text:p>0.30552397397</text:p>
          </table:table-cell>
          <table:table-cell office:value-type="float" office:value="1.8995305822" calcext:value-type="float">
            <text:p>1.8995305822</text:p>
          </table:table-cell>
          <table:table-cell office:value-type="float" office:value="1.6812243757" calcext:value-type="float">
            <text:p>1.6812243757</text:p>
          </table:table-cell>
          <table:table-cell office:value-type="float" office:value="-8.8659765652" calcext:value-type="float">
            <text:p>-8.8659765652</text:p>
          </table:table-cell>
          <table:table-cell table:number-columns-repeated="2"/>
        </table:table-row>
        <table:table-row table:style-name="ro1">
          <table:table-cell office:value-type="float" office:value="0.17909265885" calcext:value-type="float">
            <text:p>0.17909265885</text:p>
          </table:table-cell>
          <table:table-cell office:value-type="float" office:value="0.31237188654" calcext:value-type="float">
            <text:p>0.31237188654</text:p>
          </table:table-cell>
          <table:table-cell office:value-type="float" office:value="1.8596691644" calcext:value-type="float">
            <text:p>1.8596691644</text:p>
          </table:table-cell>
          <table:table-cell office:value-type="float" office:value="1.3485610638" calcext:value-type="float">
            <text:p>1.3485610638</text:p>
          </table:table-cell>
          <table:table-cell office:value-type="float" office:value="-8.7636830931" calcext:value-type="float">
            <text:p>-8.7636830931</text:p>
          </table:table-cell>
          <table:table-cell table:number-columns-repeated="2"/>
        </table:table-row>
        <table:table-row table:style-name="ro1">
          <table:table-cell office:value-type="float" office:value="0.18083744258" calcext:value-type="float">
            <text:p>0.18083744258</text:p>
          </table:table-cell>
          <table:table-cell office:value-type="float" office:value="0.31778670558" calcext:value-type="float">
            <text:p>0.31778670558</text:p>
          </table:table-cell>
          <table:table-cell office:value-type="float" office:value="1.8197880142" calcext:value-type="float">
            <text:p>1.8197880142</text:p>
          </table:table-cell>
          <table:table-cell office:value-type="float" office:value="1.0167998273" calcext:value-type="float">
            <text:p>1.0167998273</text:p>
          </table:table-cell>
          <table:table-cell office:value-type="float" office:value="-8.6491959037" calcext:value-type="float">
            <text:p>-8.6491959037</text:p>
          </table:table-cell>
          <table:table-cell table:number-columns-repeated="2"/>
        </table:table-row>
        <table:table-row table:style-name="ro1">
          <table:table-cell office:value-type="float" office:value="0.1825822263" calcext:value-type="float">
            <text:p>0.1825822263</text:p>
          </table:table-cell>
          <table:table-cell office:value-type="float" office:value="0.32169462725" calcext:value-type="float">
            <text:p>0.32169462725</text:p>
          </table:table-cell>
          <table:table-cell office:value-type="float" office:value="1.7804559006" calcext:value-type="float">
            <text:p>1.7804559006</text:p>
          </table:table-cell>
          <table:table-cell office:value-type="float" office:value="0.69060538867" calcext:value-type="float">
            <text:p>0.69060538867</text:p>
          </table:table-cell>
          <table:table-cell office:value-type="float" office:value="-8.523973652" calcext:value-type="float">
            <text:p>-8.523973652</text:p>
          </table:table-cell>
          <table:table-cell table:number-columns-repeated="2"/>
        </table:table-row>
        <table:table-row table:style-name="ro1">
          <table:table-cell office:value-type="float" office:value="0.18432701002" calcext:value-type="float">
            <text:p>0.18432701002</text:p>
          </table:table-cell>
          <table:table-cell office:value-type="float" office:value="0.32412187762" calcext:value-type="float">
            <text:p>0.32412187762</text:p>
          </table:table-cell>
          <table:table-cell office:value-type="float" office:value="1.7417215056" calcext:value-type="float">
            <text:p>1.7417215056</text:p>
          </table:table-cell>
          <table:table-cell office:value-type="float" office:value="0.37029542844" calcext:value-type="float">
            <text:p>0.37029542844</text:p>
          </table:table-cell>
          <table:table-cell office:value-type="float" office:value="-8.388229652" calcext:value-type="float">
            <text:p>-8.388229652</text:p>
          </table:table-cell>
          <table:table-cell table:number-columns-repeated="2"/>
        </table:table-row>
        <table:table-row table:style-name="ro1">
          <table:table-cell office:value-type="float" office:value="0.18607179375" calcext:value-type="float">
            <text:p>0.18607179375</text:p>
          </table:table-cell>
          <table:table-cell office:value-type="float" office:value="0.32509612044" calcext:value-type="float">
            <text:p>0.32509612044</text:p>
          </table:table-cell>
          <table:table-cell office:value-type="float" office:value="1.7036325149" calcext:value-type="float">
            <text:p>1.7036325149</text:p>
          </table:table-cell>
          <table:table-cell office:value-type="float" office:value="0.056180049992" calcext:value-type="float">
            <text:p>0.056180049992</text:p>
          </table:table-cell>
          <table:table-cell office:value-type="float" office:value="-8.2421854316" calcext:value-type="float">
            <text:p>-8.2421854316</text:p>
          </table:table-cell>
          <table:table-cell table:number-columns-repeated="2"/>
        </table:table-row>
        <table:table-row table:style-name="ro1">
          <table:table-cell office:value-type="float" office:value="0.18784353273" calcext:value-type="float">
            <text:p>0.18784353273</text:p>
          </table:table-cell>
          <table:table-cell office:value-type="float" office:value="0.32462846671" calcext:value-type="float">
            <text:p>0.32462846671</text:p>
          </table:table-cell>
          <table:table-cell office:value-type="float" office:value="1.665663507" calcext:value-type="float">
            <text:p>1.665663507</text:p>
          </table:table-cell>
          <table:table-cell office:value-type="float" office:value="-0.2561382564" calcext:value-type="float">
            <text:p>-0.2561382564</text:p>
          </table:table-cell>
          <table:table-cell office:value-type="float" office:value="-8.0835809183" calcext:value-type="float">
            <text:p>-8.0835809183</text:p>
          </table:table-cell>
          <table:table-cell table:number-columns-repeated="2"/>
        </table:table-row>
        <table:table-row table:style-name="ro1">
          <table:table-cell office:value-type="float" office:value="0.18961527171" calcext:value-type="float">
            <text:p>0.18961527171</text:p>
          </table:table-cell>
          <table:table-cell office:value-type="float" office:value="0.32272442054" calcext:value-type="float">
            <text:p>0.32272442054</text:p>
          </table:table-cell>
          <table:table-cell office:value-type="float" office:value="1.6284558279" calcext:value-type="float">
            <text:p>1.6284558279</text:p>
          </table:table-cell>
          <table:table-cell office:value-type="float" office:value="-0.56144903417" calcext:value-type="float">
            <text:p>-0.56144903417</text:p>
          </table:table-cell>
          <table:table-cell office:value-type="float" office:value="-7.9148405887" calcext:value-type="float">
            <text:p>-7.9148405887</text:p>
          </table:table-cell>
          <table:table-cell table:number-columns-repeated="2"/>
        </table:table-row>
        <table:table-row table:style-name="ro1">
          <table:table-cell office:value-type="float" office:value="0.19138701069" calcext:value-type="float">
            <text:p>0.19138701069</text:p>
          </table:table-cell>
          <table:table-cell office:value-type="float" office:value="0.31941727246" calcext:value-type="float">
            <text:p>0.31941727246</text:p>
          </table:table-cell>
          <table:table-cell office:value-type="float" office:value="1.592056024" calcext:value-type="float">
            <text:p>1.592056024</text:p>
          </table:table-cell>
          <table:table-cell office:value-type="float" office:value="-0.85945253408" calcext:value-type="float">
            <text:p>-0.85945253408</text:p>
          </table:table-cell>
          <table:table-cell office:value-type="float" office:value="-7.7362207943" calcext:value-type="float">
            <text:p>-7.7362207943</text:p>
          </table:table-cell>
          <table:table-cell table:number-columns-repeated="2"/>
        </table:table-row>
        <table:table-row table:style-name="ro1">
          <table:table-cell office:value-type="float" office:value="0.19315874968" calcext:value-type="float">
            <text:p>0.19315874968</text:p>
          </table:table-cell>
          <table:table-cell office:value-type="float" office:value="0.31474168694" calcext:value-type="float">
            <text:p>0.31474168694</text:p>
          </table:table-cell>
          <table:table-cell office:value-type="float" office:value="1.5565094321" calcext:value-type="float">
            <text:p>1.5565094321</text:p>
          </table:table-cell>
          <table:table-cell office:value-type="float" office:value="-1.149857684" calcext:value-type="float">
            <text:p>-1.149857684</text:p>
          </table:table-cell>
          <table:table-cell office:value-type="float" office:value="-7.5479855417" calcext:value-type="float">
            <text:p>-7.5479855417</text:p>
          </table:table-cell>
          <table:table-cell table:number-columns-repeated="2"/>
        </table:table-row>
        <table:table-row table:style-name="ro1">
          <table:table-cell office:value-type="float" office:value="0.1949619497" calcext:value-type="float">
            <text:p>0.1949619497</text:p>
          </table:table-cell>
          <table:table-cell office:value-type="float" office:value="0.3086151638" calcext:value-type="float">
            <text:p>0.3086151638</text:p>
          </table:table-cell>
          <table:table-cell office:value-type="float" office:value="1.5212532434" calcext:value-type="float">
            <text:p>1.5212532434</text:p>
          </table:table-cell>
          <table:table-cell office:value-type="float" office:value="-1.4373261625" calcext:value-type="float">
            <text:p>-1.4373261625</text:p>
          </table:table-cell>
          <table:table-cell office:value-type="float" office:value="-7.3468150447" calcext:value-type="float">
            <text:p>-7.3468150447</text:p>
          </table:table-cell>
          <table:table-cell table:number-columns-repeated="2"/>
        </table:table-row>
        <table:table-row table:style-name="ro1">
          <table:table-cell office:value-type="float" office:value="0.19676514972" calcext:value-type="float">
            <text:p>0.19676514972</text:p>
          </table:table-cell>
          <table:table-cell office:value-type="float" office:value="0.30114779395" calcext:value-type="float">
            <text:p>0.30114779395</text:p>
          </table:table-cell>
          <table:table-cell office:value-type="float" office:value="1.4869716305" calcext:value-type="float">
            <text:p>1.4869716305</text:p>
          </table:table-cell>
          <table:table-cell office:value-type="float" office:value="-1.7163436374" calcext:value-type="float">
            <text:p>-1.7163436374</text:p>
          </table:table-cell>
          <table:table-cell office:value-type="float" office:value="-7.1362594264" calcext:value-type="float">
            <text:p>-7.1362594264</text:p>
          </table:table-cell>
          <table:table-cell table:number-columns-repeated="2"/>
        </table:table-row>
        <table:table-row table:style-name="ro1">
          <table:table-cell office:value-type="float" office:value="0.19856834974" calcext:value-type="float">
            <text:p>0.19856834974</text:p>
          </table:table-cell>
          <table:table-cell office:value-type="float" office:value="0.29238024132" calcext:value-type="float">
            <text:p>0.29238024132</text:p>
          </table:table-cell>
          <table:table-cell office:value-type="float" office:value="1.4537083071" calcext:value-type="float">
            <text:p>1.4537083071</text:p>
          </table:table-cell>
          <table:table-cell office:value-type="float" office:value="-1.9866317954" calcext:value-type="float">
            <text:p>-1.9866317954</text:p>
          </table:table-cell>
          <table:table-cell office:value-type="float" office:value="-6.9166197075" calcext:value-type="float">
            <text:p>-6.9166197075</text:p>
          </table:table-cell>
          <table:table-cell table:number-columns-repeated="2"/>
        </table:table-row>
        <table:table-row table:style-name="ro1">
          <table:table-cell office:value-type="float" office:value="0.20037154976" calcext:value-type="float">
            <text:p>0.20037154976</text:p>
          </table:table-cell>
          <table:table-cell office:value-type="float" office:value="0.28235446391" calcext:value-type="float">
            <text:p>0.28235446391</text:p>
          </table:table-cell>
          <table:table-cell office:value-type="float" office:value="1.4215055454" calcext:value-type="float">
            <text:p>1.4215055454</text:p>
          </table:table-cell>
          <table:table-cell office:value-type="float" office:value="-2.2479221823" calcext:value-type="float">
            <text:p>-2.2479221823</text:p>
          </table:table-cell>
          <table:table-cell office:value-type="float" office:value="-6.6882039628" calcext:value-type="float">
            <text:p>-6.6882039628</text:p>
          </table:table-cell>
          <table:table-cell table:number-columns-repeated="2"/>
        </table:table-row>
        <table:table-row table:style-name="ro1">
          <table:table-cell office:value-type="float" office:value="0.2022110782" calcext:value-type="float">
            <text:p>0.2022110782</text:p>
          </table:table-cell>
          <table:table-cell office:value-type="float" office:value="0.27087502539" calcext:value-type="float">
            <text:p>0.27087502539</text:p>
          </table:table-cell>
          <table:table-cell office:value-type="float" office:value="1.3897891492" calcext:value-type="float">
            <text:p>1.3897891492</text:p>
          </table:table-cell>
          <table:table-cell office:value-type="float" office:value="-2.5049371023" calcext:value-type="float">
            <text:p>-2.5049371023</text:p>
          </table:table-cell>
          <table:table-cell office:value-type="float" office:value="-6.4464700419" calcext:value-type="float">
            <text:p>-6.4464700419</text:p>
          </table:table-cell>
          <table:table-cell table:number-columns-repeated="2"/>
        </table:table-row>
        <table:table-row table:style-name="ro1">
          <table:table-cell office:value-type="float" office:value="0.20405060665" calcext:value-type="float">
            <text:p>0.20405060665</text:p>
          </table:table-cell>
          <table:table-cell office:value-type="float" office:value="0.25817828385" calcext:value-type="float">
            <text:p>0.25817828385</text:p>
          </table:table-cell>
          <table:table-cell office:value-type="float" office:value="1.3592606349" calcext:value-type="float">
            <text:p>1.3592606349</text:p>
          </table:table-cell>
          <table:table-cell office:value-type="float" office:value="-2.7520554896" calcext:value-type="float">
            <text:p>-2.7520554896</text:p>
          </table:table-cell>
          <table:table-cell office:value-type="float" office:value="-6.1962718363" calcext:value-type="float">
            <text:p>-6.1962718363</text:p>
          </table:table-cell>
          <table:table-cell table:number-columns-repeated="2"/>
        </table:table-row>
        <table:table-row table:style-name="ro1">
          <table:table-cell office:value-type="float" office:value="0.20589013509" calcext:value-type="float">
            <text:p>0.20589013509</text:p>
          </table:table-cell>
          <table:table-cell office:value-type="float" office:value="0.24431264081" calcext:value-type="float">
            <text:p>0.24431264081</text:p>
          </table:table-cell>
          <table:table-cell office:value-type="float" office:value="1.3299600369" calcext:value-type="float">
            <text:p>1.3299600369</text:p>
          </table:table-cell>
          <table:table-cell office:value-type="float" office:value="-2.98902481" calcext:value-type="float">
            <text:p>-2.98902481</text:p>
          </table:table-cell>
          <table:table-cell office:value-type="float" office:value="-5.9379572438" calcext:value-type="float">
            <text:p>-5.9379572438</text:p>
          </table:table-cell>
          <table:table-cell table:number-columns-repeated="2"/>
        </table:table-row>
        <table:table-row table:style-name="ro1">
          <table:table-cell office:value-type="float" office:value="0.20772966353" calcext:value-type="float">
            <text:p>0.20772966353</text:p>
          </table:table-cell>
          <table:table-cell office:value-type="float" office:value="0.22932769029" calcext:value-type="float">
            <text:p>0.22932769029</text:p>
          </table:table-cell>
          <table:table-cell office:value-type="float" office:value="1.3019256945" calcext:value-type="float">
            <text:p>1.3019256945</text:p>
          </table:table-cell>
          <table:table-cell office:value-type="float" office:value="-3.2156036922" calcext:value-type="float">
            <text:p>-3.2156036922</text:p>
          </table:table-cell>
          <table:table-cell office:value-type="float" office:value="-5.6718805471" calcext:value-type="float">
            <text:p>-5.6718805471</text:p>
          </table:table-cell>
          <table:table-cell table:number-columns-repeated="2"/>
        </table:table-row>
        <table:table-row table:style-name="ro1">
          <table:table-cell office:value-type="float" office:value="0.20961176302" calcext:value-type="float">
            <text:p>0.20961176302</text:p>
          </table:table-cell>
          <table:table-cell office:value-type="float" office:value="0.21289041289" calcext:value-type="float">
            <text:p>0.21289041289</text:p>
          </table:table-cell>
          <table:table-cell office:value-type="float" office:value="1.2745913003" calcext:value-type="float">
            <text:p>1.2745913003</text:p>
          </table:table-cell>
          <table:table-cell office:value-type="float" office:value="-3.4364323086" calcext:value-type="float">
            <text:p>-3.4364323086</text:p>
          </table:table-cell>
          <table:table-cell office:value-type="float" office:value="-5.3919884694" calcext:value-type="float">
            <text:p>-5.3919884694</text:p>
          </table:table-cell>
          <table:table-cell table:number-columns-repeated="2"/>
        </table:table-row>
        <table:table-row table:style-name="ro1">
          <table:table-cell office:value-type="float" office:value="0.21149386251" calcext:value-type="float">
            <text:p>0.21149386251</text:p>
          </table:table-cell>
          <table:table-cell office:value-type="float" office:value="0.19539005254" calcext:value-type="float">
            <text:p>0.19539005254</text:p>
          </table:table-cell>
          <table:table-cell office:value-type="float" office:value="1.2486580869" calcext:value-type="float">
            <text:p>1.2486580869</text:p>
          </table:table-cell>
          <table:table-cell office:value-type="float" office:value="-3.6459090268" calcext:value-type="float">
            <text:p>-3.6459090268</text:p>
          </table:table-cell>
          <table:table-cell office:value-type="float" office:value="-5.1047403588" calcext:value-type="float">
            <text:p>-5.1047403588</text:p>
          </table:table-cell>
          <table:table-cell table:number-columns-repeated="2"/>
        </table:table-row>
        <table:table-row table:style-name="ro1">
          <table:table-cell office:value-type="float" office:value="0.21337596199" calcext:value-type="float">
            <text:p>0.21337596199</text:p>
          </table:table-cell>
          <table:table-cell office:value-type="float" office:value="0.17688324516" calcext:value-type="float">
            <text:p>0.17688324516</text:p>
          </table:table-cell>
          <table:table-cell office:value-type="float" office:value="1.2241614156" calcext:value-type="float">
            <text:p>1.2241614156</text:p>
          </table:table-cell>
          <table:table-cell office:value-type="float" office:value="-3.8438122762" calcext:value-type="float">
            <text:p>-3.8438122762</text:p>
          </table:table-cell>
          <table:table-cell office:value-type="float" office:value="-4.810534379" calcext:value-type="float">
            <text:p>-4.810534379</text:p>
          </table:table-cell>
          <table:table-cell table:number-columns-repeated="2"/>
        </table:table-row>
        <table:table-row table:style-name="ro1">
          <table:table-cell office:value-type="float" office:value="0.21525806148" calcext:value-type="float">
            <text:p>0.21525806148</text:p>
          </table:table-cell>
          <table:table-cell office:value-type="float" office:value="0.15742769014" calcext:value-type="float">
            <text:p>0.15742769014</text:p>
          </table:table-cell>
          <table:table-cell office:value-type="float" office:value="1.2011346665" calcext:value-type="float">
            <text:p>1.2011346665</text:p>
          </table:table-cell>
          <table:table-cell office:value-type="float" office:value="-4.0299331446" calcext:value-type="float">
            <text:p>-4.0299331446</text:p>
          </table:table-cell>
          <table:table-cell office:value-type="float" office:value="-4.5097743161" calcext:value-type="float">
            <text:p>-4.5097743161</text:p>
          </table:table-cell>
          <table:table-cell table:number-columns-repeated="2"/>
        </table:table-row>
        <table:table-row table:style-name="ro1">
          <table:table-cell office:value-type="float" office:value="0.21719283233" calcext:value-type="float">
            <text:p>0.21719283233</text:p>
          </table:table-cell>
          <table:table-cell office:value-type="float" office:value="0.13650048676" calcext:value-type="float">
            <text:p>0.13650048676</text:p>
          </table:table-cell>
          <table:table-cell office:value-type="float" office:value="1.1790286997" calcext:value-type="float">
            <text:p>1.1790286997</text:p>
          </table:table-cell>
          <table:table-cell office:value-type="float" office:value="-4.2087747957" calcext:value-type="float">
            <text:p>-4.2087747957</text:p>
          </table:table-cell>
          <table:table-cell office:value-type="float" office:value="-4.1941960131" calcext:value-type="float">
            <text:p>-4.1941960131</text:p>
          </table:table-cell>
          <table:table-cell table:number-columns-repeated="2"/>
        </table:table-row>
        <table:table-row table:style-name="ro1">
          <table:table-cell office:value-type="float" office:value="0.21912760317" calcext:value-type="float">
            <text:p>0.21912760317</text:p>
          </table:table-cell>
          <table:table-cell office:value-type="float" office:value="0.11469753579" calcext:value-type="float">
            <text:p>0.11469753579</text:p>
          </table:table-cell>
          <table:table-cell office:value-type="float" office:value="1.1585410652" calcext:value-type="float">
            <text:p>1.1585410652</text:p>
          </table:table-cell>
          <table:table-cell office:value-type="float" office:value="-4.3747591705" calcext:value-type="float">
            <text:p>-4.3747591705</text:p>
          </table:table-cell>
          <table:table-cell office:value-type="float" office:value="-3.8725738288" calcext:value-type="float">
            <text:p>-3.8725738288</text:p>
          </table:table-cell>
          <table:table-cell table:number-columns-repeated="2"/>
        </table:table-row>
        <table:table-row table:style-name="ro1">
          <table:table-cell office:value-type="float" office:value="0.22106237402" calcext:value-type="float">
            <text:p>0.22106237402</text:p>
          </table:table-cell>
          <table:table-cell office:value-type="float" office:value="0.092084610196" calcext:value-type="float">
            <text:p>0.092084610196</text:p>
          </table:table-cell>
          <table:table-cell office:value-type="float" office:value="1.1397013052" calcext:value-type="float">
            <text:p>1.1397013052</text:p>
          </table:table-cell>
          <table:table-cell office:value-type="float" office:value="-4.5277017404" calcext:value-type="float">
            <text:p>-4.5277017404</text:p>
          </table:table-cell>
          <table:table-cell office:value-type="float" office:value="-3.5453626992" calcext:value-type="float">
            <text:p>-3.5453626992</text:p>
          </table:table-cell>
          <table:table-cell table:number-columns-repeated="2"/>
        </table:table-row>
        <table:table-row table:style-name="ro1">
          <table:table-cell office:value-type="float" office:value="0.22299714487" calcext:value-type="float">
            <text:p>0.22299714487</text:p>
          </table:table-cell>
          <table:table-cell office:value-type="float" office:value="0.06872838332" calcext:value-type="float">
            <text:p>0.06872838332</text:p>
          </table:table-cell>
          <table:table-cell office:value-type="float" office:value="1.1225366391" calcext:value-type="float">
            <text:p>1.1225366391</text:p>
          </table:table-cell>
          <table:table-cell office:value-type="float" office:value="-4.6674324862" calcext:value-type="float">
            <text:p>-4.6674324862</text:p>
          </table:table-cell>
          <table:table-cell office:value-type="float" office:value="-3.2130222953" calcext:value-type="float">
            <text:p>-3.2130222953</text:p>
          </table:table-cell>
          <table:table-cell table:number-columns-repeated="2"/>
        </table:table-row>
        <table:table-row table:style-name="ro1">
          <table:table-cell office:value-type="float" office:value="0.22500672494" calcext:value-type="float">
            <text:p>0.22500672494</text:p>
          </table:table-cell>
          <table:table-cell office:value-type="float" office:value="0.043754504456" calcext:value-type="float">
            <text:p>0.043754504456</text:p>
          </table:table-cell>
          <table:table-cell office:value-type="float" office:value="1.1065084403" calcext:value-type="float">
            <text:p>1.1065084403</text:p>
          </table:table-cell>
          <table:table-cell office:value-type="float" office:value="-4.798411514" calcext:value-type="float">
            <text:p>-4.798411514</text:p>
          </table:table-cell>
          <table:table-cell office:value-type="float" office:value="-2.8628988056" calcext:value-type="float">
            <text:p>-2.8628988056</text:p>
          </table:table-cell>
          <table:table-cell table:number-columns-repeated="2"/>
        </table:table-row>
        <table:table-row table:style-name="ro1">
          <table:table-cell office:value-type="float" office:value="0.22701630501" calcext:value-type="float">
            <text:p>0.22701630501</text:p>
          </table:table-cell>
          <table:table-cell office:value-type="float" office:value="0.018128064234" calcext:value-type="float">
            <text:p>0.018128064234</text:p>
          </table:table-cell>
          <table:table-cell office:value-type="float" office:value="1.0923393657" calcext:value-type="float">
            <text:p>1.0923393657</text:p>
          </table:table-cell>
          <table:table-cell office:value-type="float" office:value="-4.9148122705" calcext:value-type="float">
            <text:p>-4.9148122705</text:p>
          </table:table-cell>
          <table:table-cell office:value-type="float" office:value="-2.5082668714" calcext:value-type="float">
            <text:p>-2.5082668714</text:p>
          </table:table-cell>
          <table:table-cell table:number-columns-repeated="2"/>
        </table:table-row>
        <table:table-row table:style-name="ro1">
          <table:table-cell office:value-type="float" office:value="0.22902588508" calcext:value-type="float">
            <text:p>0.22902588508</text:p>
          </table:table-cell>
          <table:table-cell office:value-type="float" office:value="-0.0080736585295" calcext:value-type="float">
            <text:p>-0.0080736585295</text:p>
          </table:table-cell>
          <table:table-cell office:value-type="float" office:value="1.0800518055" calcext:value-type="float">
            <text:p>1.0800518055</text:p>
          </table:table-cell>
          <table:table-cell office:value-type="float" office:value="-5.0164944825" calcext:value-type="float">
            <text:p>-5.0164944825</text:p>
          </table:table-cell>
          <table:table-cell office:value-type="float" office:value="-2.149655103" calcext:value-type="float">
            <text:p>-2.149655103</text:p>
          </table:table-cell>
          <table:table-cell table:number-columns-repeated="2"/>
        </table:table-row>
        <table:table-row table:style-name="ro1">
          <table:table-cell office:value-type="float" office:value="0.23103546515" calcext:value-type="float">
            <text:p>0.23103546515</text:p>
          </table:table-cell>
          <table:table-cell office:value-type="float" office:value="-0.034772690444" calcext:value-type="float">
            <text:p>-0.034772690444</text:p>
          </table:table-cell>
          <table:table-cell office:value-type="float" office:value="1.0696653513" calcext:value-type="float">
            <text:p>1.0696653513</text:p>
          </table:table-cell>
          <table:table-cell office:value-type="float" office:value="-5.1033350922" calcext:value-type="float">
            <text:p>-5.1033350922</text:p>
          </table:table-cell>
          <table:table-cell office:value-type="float" office:value="-1.7875957904" calcext:value-type="float">
            <text:p>-1.7875957904</text:p>
          </table:table-cell>
          <table:table-cell table:number-columns-repeated="2"/>
        </table:table-row>
        <table:table-row table:style-name="ro1">
          <table:table-cell office:value-type="float" office:value="0.23319800844" calcext:value-type="float">
            <text:p>0.23319800844</text:p>
          </table:table-cell>
          <table:table-cell office:value-type="float" office:value="-0.063969481448" calcext:value-type="float">
            <text:p>-0.063969481448</text:p>
          </table:table-cell>
          <table:table-cell office:value-type="float" office:value="1.0606311383" calcext:value-type="float">
            <text:p>1.0606311383</text:p>
          </table:table-cell>
          <table:table-cell office:value-type="float" office:value="-5.1800858219" calcext:value-type="float">
            <text:p>-5.1800858219</text:p>
          </table:table-cell>
          <table:table-cell office:value-type="float" office:value="-1.3947399233" calcext:value-type="float">
            <text:p>-1.3947399233</text:p>
          </table:table-cell>
          <table:table-cell table:number-columns-repeated="2"/>
        </table:table-row>
        <table:table-row table:style-name="ro1">
          <table:table-cell office:value-type="float" office:value="0.23536055172" calcext:value-type="float">
            <text:p>0.23536055172</text:p>
          </table:table-cell>
          <table:table-cell office:value-type="float" office:value="-0.093552572996" calcext:value-type="float">
            <text:p>-0.093552572996</text:p>
          </table:table-cell>
          <table:table-cell office:value-type="float" office:value="1.0538350838" calcext:value-type="float">
            <text:p>1.0538350838</text:p>
          </table:table-cell>
          <table:table-cell office:value-type="float" office:value="-5.2394179511" calcext:value-type="float">
            <text:p>-5.2394179511</text:p>
          </table:table-cell>
          <table:table-cell office:value-type="float" office:value="-0.99918282948" calcext:value-type="float">
            <text:p>-0.99918282948</text:p>
          </table:table-cell>
          <table:table-cell table:number-columns-repeated="2"/>
        </table:table-row>
        <table:table-row table:style-name="ro1">
          <table:table-cell office:value-type="float" office:value="0.23752309501" calcext:value-type="float">
            <text:p>0.23752309501</text:p>
          </table:table-cell>
          <table:table-cell office:value-type="float" office:value="-0.12342283224" calcext:value-type="float">
            <text:p>-0.12342283224</text:p>
          </table:table-cell>
          <table:table-cell office:value-type="float" office:value="1.0492906101" calcext:value-type="float">
            <text:p>1.0492906101</text:p>
          </table:table-cell>
          <table:table-cell office:value-type="float" office:value="-5.2812454343" calcext:value-type="float">
            <text:p>-5.2812454343</text:p>
          </table:table-cell>
          <table:table-cell office:value-type="float" office:value="-0.60159839763" calcext:value-type="float">
            <text:p>-0.60159839763</text:p>
          </table:table-cell>
          <table:table-cell table:number-columns-repeated="2"/>
        </table:table-row>
        <table:table-row table:style-name="ro1">
          <table:table-cell office:value-type="float" office:value="0.23968563829" calcext:value-type="float">
            <text:p>0.23968563829</text:p>
          </table:table-cell>
          <table:table-cell office:value-type="float" office:value="-0.15348070429" calcext:value-type="float">
            <text:p>-0.15348070429</text:p>
          </table:table-cell>
          <table:table-cell office:value-type="float" office:value="1.0470073072" calcext:value-type="float">
            <text:p>1.0470073072</text:p>
          </table:table-cell>
          <table:table-cell office:value-type="float" office:value="-5.3055056193" calcext:value-type="float">
            <text:p>-5.3055056193</text:p>
          </table:table-cell>
          <table:table-cell office:value-type="float" office:value="-0.20266286849" calcext:value-type="float">
            <text:p>-0.20266286849</text:p>
          </table:table-cell>
          <table:table-cell table:number-columns-repeated="2"/>
        </table:table-row>
        <table:table-row table:style-name="ro1">
          <table:table-cell office:value-type="float" office:value="0.2419491326" calcext:value-type="float">
            <text:p>0.2419491326</text:p>
          </table:table-cell>
          <table:table-cell office:value-type="float" office:value="-0.18503406038" calcext:value-type="float">
            <text:p>-0.18503406038</text:p>
          </table:table-cell>
          <table:table-cell office:value-type="float" office:value="1.0470455855" calcext:value-type="float">
            <text:p>1.0470455855</text:p>
          </table:table-cell>
          <table:table-cell office:value-type="float" office:value="-5.312039416" calcext:value-type="float">
            <text:p>-5.312039416</text:p>
          </table:table-cell>
          <table:table-cell office:value-type="float" office:value="0.21560529847" calcext:value-type="float">
            <text:p>0.21560529847</text:p>
          </table:table-cell>
          <table:table-cell table:number-columns-repeated="2"/>
        </table:table-row>
        <table:table-row table:style-name="ro1">
          <table:table-cell office:value-type="float" office:value="0.2442126269" calcext:value-type="float">
            <text:p>0.2442126269</text:p>
          </table:table-cell>
          <table:table-cell office:value-type="float" office:value="-0.21656887878" calcext:value-type="float">
            <text:p>-0.21656887878</text:p>
          </table:table-cell>
          <table:table-cell office:value-type="float" office:value="1.0495694034" calcext:value-type="float">
            <text:p>1.0495694034</text:p>
          </table:table-cell>
          <table:table-cell office:value-type="float" office:value="-5.2992673608" calcext:value-type="float">
            <text:p>-5.2992673608</text:p>
          </table:table-cell>
          <table:table-cell office:value-type="float" office:value="0.63383230613" calcext:value-type="float">
            <text:p>0.63383230613</text:p>
          </table:table-cell>
          <table:table-cell table:number-columns-repeated="2"/>
        </table:table-row>
        <table:table-row table:style-name="ro1">
          <table:table-cell office:value-type="float" office:value="0.2464761212" calcext:value-type="float">
            <text:p>0.2464761212</text:p>
          </table:table-cell>
          <table:table-cell office:value-type="float" office:value="-0.24797047175" calcext:value-type="float">
            <text:p>-0.24797047175</text:p>
          </table:table-cell>
          <table:table-cell office:value-type="float" office:value="1.0545762021" calcext:value-type="float">
            <text:p>1.0545762021</text:p>
          </table:table-cell>
          <table:table-cell office:value-type="float" office:value="-5.26720031" calcext:value-type="float">
            <text:p>-5.26720031</text:p>
          </table:table-cell>
          <table:table-cell office:value-type="float" office:value="1.0512392593" calcext:value-type="float">
            <text:p>1.0512392593</text:p>
          </table:table-cell>
          <table:table-cell table:number-columns-repeated="2"/>
        </table:table-row>
        <table:table-row table:style-name="ro1">
          <table:table-cell office:value-type="float" office:value="0.2487396155" calcext:value-type="float">
            <text:p>0.2487396155</text:p>
          </table:table-cell>
          <table:table-cell office:value-type="float" office:value="-0.27912430004" calcext:value-type="float">
            <text:p>-0.27912430004</text:p>
          </table:table-cell>
          <table:table-cell office:value-type="float" office:value="1.0620587962" calcext:value-type="float">
            <text:p>1.0620587962</text:p>
          </table:table-cell>
          <table:table-cell office:value-type="float" office:value="-5.2158773825" calcext:value-type="float">
            <text:p>-5.2158773825</text:p>
          </table:table-cell>
          <table:table-cell office:value-type="float" office:value="1.4670477453" calcext:value-type="float">
            <text:p>1.4670477453</text:p>
          </table:table-cell>
          <table:table-cell table:number-columns-repeated="2"/>
        </table:table-row>
        <table:table-row table:style-name="ro1">
          <table:table-cell office:value-type="float" office:value="0.25076301772" calcext:value-type="float">
            <text:p>0.25076301772</text:p>
          </table:table-cell>
          <table:table-cell office:value-type="float" office:value="-0.30667056617" calcext:value-type="float">
            <text:p>-0.30667056617</text:p>
          </table:table-cell>
          <table:table-cell office:value-type="float" office:value="1.0708339652" calcext:value-type="float">
            <text:p>1.0708339652</text:p>
          </table:table-cell>
          <table:table-cell office:value-type="float" office:value="-5.1537523207" calcext:value-type="float">
            <text:p>-5.1537523207</text:p>
          </table:table-cell>
          <table:table-cell office:value-type="float" office:value="1.8367630468" calcext:value-type="float">
            <text:p>1.8367630468</text:p>
          </table:table-cell>
          <table:table-cell table:number-columns-repeated="2"/>
        </table:table-row>
        <table:table-row table:style-name="ro1">
          <table:table-cell office:value-type="float" office:value="0.25278641994" calcext:value-type="float">
            <text:p>0.25278641994</text:p>
          </table:table-cell>
          <table:table-cell office:value-type="float" office:value="-0.33384626843" calcext:value-type="float">
            <text:p>-0.33384626843</text:p>
          </table:table-cell>
          <table:table-cell office:value-type="float" office:value="1.0815666339" calcext:value-type="float">
            <text:p>1.0815666339</text:p>
          </table:table-cell>
          <table:table-cell office:value-type="float" office:value="-5.076360484" calcext:value-type="float">
            <text:p>-5.076360484</text:p>
          </table:table-cell>
          <table:table-cell office:value-type="float" office:value="2.2040262639" calcext:value-type="float">
            <text:p>2.2040262639</text:p>
          </table:table-cell>
          <table:table-cell table:number-columns-repeated="2"/>
        </table:table-row>
        <table:table-row table:style-name="ro1">
          <table:table-cell office:value-type="float" office:value="0.25480982216" calcext:value-type="float">
            <text:p>0.25480982216</text:p>
          </table:table-cell>
          <table:table-cell office:value-type="float" office:value="-0.36057053838" calcext:value-type="float">
            <text:p>-0.36057053838</text:p>
          </table:table-cell>
          <table:table-cell office:value-type="float" office:value="1.0942423118" calcext:value-type="float">
            <text:p>1.0942423118</text:p>
          </table:table-cell>
          <table:table-cell office:value-type="float" office:value="-4.9837871949" calcext:value-type="float">
            <text:p>-4.9837871949</text:p>
          </table:table-cell>
          <table:table-cell office:value-type="float" office:value="2.568285635" calcext:value-type="float">
            <text:p>2.568285635</text:p>
          </table:table-cell>
          <table:table-cell table:number-columns-repeated="2"/>
        </table:table-row>
        <table:table-row table:style-name="ro1">
          <table:table-cell office:value-type="float" office:value="0.25683322438" calcext:value-type="float">
            <text:p>0.25683322438</text:p>
          </table:table-cell>
          <table:table-cell office:value-type="float" office:value="-0.38676300863" calcext:value-type="float">
            <text:p>-0.38676300863</text:p>
          </table:table-cell>
          <table:table-cell office:value-type="float" office:value="1.1088435842" calcext:value-type="float">
            <text:p>1.1088435842</text:p>
          </table:table-cell>
          <table:table-cell office:value-type="float" office:value="-4.8761358055" calcext:value-type="float">
            <text:p>-4.8761358055</text:p>
          </table:table-cell>
          <table:table-cell office:value-type="float" office:value="2.928991786" calcext:value-type="float">
            <text:p>2.928991786</text:p>
          </table:table-cell>
          <table:table-cell table:number-columns-repeated="2"/>
        </table:table-row>
        <table:table-row table:style-name="ro1">
          <table:table-cell office:value-type="float" office:value="0.25876095257" calcext:value-type="float">
            <text:p>0.25876095257</text:p>
          </table:table-cell>
          <table:table-cell office:value-type="float" office:value="-0.41114927854" calcext:value-type="float">
            <text:p>-0.41114927854</text:p>
          </table:table-cell>
          <table:table-cell office:value-type="float" office:value="1.1245270487" calcext:value-type="float">
            <text:p>1.1245270487</text:p>
          </table:table-cell>
          <table:table-cell office:value-type="float" office:value="-4.7596599581" calcext:value-type="float">
            <text:p>-4.7596599581</text:p>
          </table:table-cell>
          <table:table-cell office:value-type="float" office:value="3.2688368248" calcext:value-type="float">
            <text:p>3.2688368248</text:p>
          </table:table-cell>
          <table:table-cell table:number-columns-repeated="2"/>
        </table:table-row>
        <table:table-row table:style-name="ro1">
          <table:table-cell office:value-type="float" office:value="0.26068868076" calcext:value-type="float">
            <text:p>0.26068868076</text:p>
          </table:table-cell>
          <table:table-cell office:value-type="float" office:value="-0.43491202988" calcext:value-type="float">
            <text:p>-0.43491202988</text:p>
          </table:table-cell>
          <table:table-cell office:value-type="float" office:value="1.1419198633" calcext:value-type="float">
            <text:p>1.1419198633</text:p>
          </table:table-cell>
          <table:table-cell office:value-type="float" office:value="-4.6297283463" calcext:value-type="float">
            <text:p>-4.6297283463</text:p>
          </table:table-cell>
          <table:table-cell office:value-type="float" office:value="3.6044908751" calcext:value-type="float">
            <text:p>3.6044908751</text:p>
          </table:table-cell>
          <table:table-cell table:number-columns-repeated="2"/>
        </table:table-row>
        <table:table-row table:style-name="ro1">
          <table:table-cell office:value-type="float" office:value="0.26261640895" calcext:value-type="float">
            <text:p>0.26261640895</text:p>
          </table:table-cell>
          <table:table-cell office:value-type="float" office:value="-0.45798350863" calcext:value-type="float">
            <text:p>-0.45798350863</text:p>
          </table:table-cell>
          <table:table-cell office:value-type="float" office:value="1.1609996385" calcext:value-type="float">
            <text:p>1.1609996385</text:p>
          </table:table-cell>
          <table:table-cell office:value-type="float" office:value="-4.4864758594" calcext:value-type="float">
            <text:p>-4.4864758594</text:p>
          </table:table-cell>
          <table:table-cell office:value-type="float" office:value="3.9354873949" calcext:value-type="float">
            <text:p>3.9354873949</text:p>
          </table:table-cell>
          <table:table-cell table:number-columns-repeated="2"/>
        </table:table-row>
        <table:table-row table:style-name="ro1">
          <table:table-cell office:value-type="float" office:value="0.26454413714" calcext:value-type="float">
            <text:p>0.26454413714</text:p>
          </table:table-cell>
          <table:table-cell office:value-type="float" office:value="-0.48029668064" calcext:value-type="float">
            <text:p>-0.48029668064</text:p>
          </table:table-cell>
          <table:table-cell office:value-type="float" office:value="1.181741633" calcext:value-type="float">
            <text:p>1.181741633</text:p>
          </table:table-cell>
          <table:table-cell office:value-type="float" office:value="-4.3300521162" calcext:value-type="float">
            <text:p>-4.3300521162</text:p>
          </table:table-cell>
          <table:table-cell office:value-type="float" office:value="4.2613634271" calcext:value-type="float">
            <text:p>4.2613634271</text:p>
          </table:table-cell>
          <table:table-cell table:number-columns-repeated="2"/>
        </table:table-row>
        <table:table-row table:style-name="ro1">
          <table:table-cell office:value-type="float" office:value="0.26640726324" calcext:value-type="float">
            <text:p>0.26640726324</text:p>
          </table:table-cell>
          <table:table-cell office:value-type="float" office:value="-0.50107922299" calcext:value-type="float">
            <text:p>-0.50107922299</text:p>
          </table:table-cell>
          <table:table-cell office:value-type="float" office:value="1.2033426933" calcext:value-type="float">
            <text:p>1.2033426933</text:p>
          </table:table-cell>
          <table:table-cell office:value-type="float" office:value="-4.1665081698" calcext:value-type="float">
            <text:p>-4.1665081698</text:p>
          </table:table-cell>
          <table:table-cell office:value-type="float" office:value="4.57102138" calcext:value-type="float">
            <text:p>4.57102138</text:p>
          </table:table-cell>
          <table:table-cell table:number-columns-repeated="2"/>
        </table:table-row>
        <table:table-row table:style-name="ro1">
          <table:table-cell office:value-type="float" office:value="0.26827038935" calcext:value-type="float">
            <text:p>0.26827038935</text:p>
          </table:table-cell>
          <table:table-cell office:value-type="float" office:value="-0.52103251198" calcext:value-type="float">
            <text:p>-0.52103251198</text:p>
          </table:table-cell>
          <table:table-cell office:value-type="float" office:value="1.2264446552" calcext:value-type="float">
            <text:p>1.2264446552</text:p>
          </table:table-cell>
          <table:table-cell office:value-type="float" office:value="-3.9909756881" calcext:value-type="float">
            <text:p>-3.9909756881</text:p>
          </table:table-cell>
          <table:table-cell office:value-type="float" office:value="4.875057028" calcext:value-type="float">
            <text:p>4.875057028</text:p>
          </table:table-cell>
          <table:table-cell table:number-columns-repeated="2"/>
        </table:table-row>
        <table:table-row table:style-name="ro1">
          <table:table-cell office:value-type="float" office:value="0.27013351545" calcext:value-type="float">
            <text:p>0.27013351545</text:p>
          </table:table-cell>
          <table:table-cell office:value-type="float" office:value="-0.54009833633" calcext:value-type="float">
            <text:p>-0.54009833633</text:p>
          </table:table-cell>
          <table:table-cell office:value-type="float" office:value="1.2510190264" calcext:value-type="float">
            <text:p>1.2510190264</text:p>
          </table:table-cell>
          <table:table-cell office:value-type="float" office:value="-3.8036286953" calcext:value-type="float">
            <text:p>-3.8036286953</text:p>
          </table:table-cell>
          <table:table-cell office:value-type="float" office:value="5.1730640815" calcext:value-type="float">
            <text:p>5.1730640815</text:p>
          </table:table-cell>
          <table:table-cell table:number-columns-repeated="2"/>
        </table:table-row>
        <table:table-row table:style-name="ro1">
          <table:table-cell office:value-type="float" office:value="0.27199664156" calcext:value-type="float">
            <text:p>0.27199664156</text:p>
          </table:table-cell>
          <table:table-cell office:value-type="float" office:value="-0.55821936681" calcext:value-type="float">
            <text:p>-0.55821936681</text:p>
          </table:table-cell>
          <table:table-cell office:value-type="float" office:value="1.2770353385" calcext:value-type="float">
            <text:p>1.2770353385</text:p>
          </table:table-cell>
          <table:table-cell office:value-type="float" office:value="-3.6046538628" calcext:value-type="float">
            <text:p>-3.6046538628</text:p>
          </table:table-cell>
          <table:table-cell office:value-type="float" office:value="5.4646407722" calcext:value-type="float">
            <text:p>5.4646407722</text:p>
          </table:table-cell>
          <table:table-cell table:number-columns-repeated="2"/>
        </table:table-row>
        <table:table-row table:style-name="ro1">
          <table:table-cell office:value-type="float" office:value="0.27381042515" calcext:value-type="float">
            <text:p>0.27381042515</text:p>
          </table:table-cell>
          <table:table-cell office:value-type="float" office:value="-0.5748991945" calcext:value-type="float">
            <text:p>-0.5748991945</text:p>
          </table:table-cell>
          <table:table-cell office:value-type="float" office:value="1.303716947" calcext:value-type="float">
            <text:p>1.303716947</text:p>
          </table:table-cell>
          <table:table-cell office:value-type="float" office:value="-3.3999682728" calcext:value-type="float">
            <text:p>-3.3999682728</text:p>
          </table:table-cell>
          <table:table-cell office:value-type="float" office:value="5.7419402973" calcext:value-type="float">
            <text:p>5.7419402973</text:p>
          </table:table-cell>
          <table:table-cell table:number-columns-repeated="2"/>
        </table:table-row>
        <table:table-row table:style-name="ro1">
          <table:table-cell office:value-type="float" office:value="0.27562420874" calcext:value-type="float">
            <text:p>0.27562420874</text:p>
          </table:table-cell>
          <table:table-cell office:value-type="float" office:value="-0.59057904954" calcext:value-type="float">
            <text:p>-0.59057904954</text:p>
          </table:table-cell>
          <table:table-cell office:value-type="float" office:value="1.3317027398" calcext:value-type="float">
            <text:p>1.3317027398</text:p>
          </table:table-cell>
          <table:table-cell office:value-type="float" office:value="-3.1846466045" calcext:value-type="float">
            <text:p>-3.1846466045</text:p>
          </table:table-cell>
          <table:table-cell office:value-type="float" office:value="6.012407885" calcext:value-type="float">
            <text:p>6.012407885</text:p>
          </table:table-cell>
          <table:table-cell table:number-columns-repeated="2"/>
        </table:table-row>
        <table:table-row table:style-name="ro1">
          <table:table-cell office:value-type="float" office:value="0.27743799232" calcext:value-type="float">
            <text:p>0.27743799232</text:p>
          </table:table-cell>
          <table:table-cell office:value-type="float" office:value="-0.60520877914" calcext:value-type="float">
            <text:p>-0.60520877914</text:p>
          </table:table-cell>
          <table:table-cell office:value-type="float" office:value="1.3609593384" calcext:value-type="float">
            <text:p>1.3609593384</text:p>
          </table:table-cell>
          <table:table-cell office:value-type="float" office:value="-2.9588952418" calcext:value-type="float">
            <text:p>-2.9588952418</text:p>
          </table:table-cell>
          <table:table-cell office:value-type="float" office:value="6.2756870909" calcext:value-type="float">
            <text:p>6.2756870909</text:p>
          </table:table-cell>
          <table:table-cell table:number-columns-repeated="2"/>
        </table:table-row>
        <table:table-row table:style-name="ro1">
          <table:table-cell office:value-type="float" office:value="0.27925177591" calcext:value-type="float">
            <text:p>0.27925177591</text:p>
          </table:table-cell>
          <table:table-cell office:value-type="float" office:value="-0.61873923954" calcext:value-type="float">
            <text:p>-0.61873923954</text:p>
          </table:table-cell>
          <table:table-cell office:value-type="float" office:value="1.3914516794" calcext:value-type="float">
            <text:p>1.3914516794</text:p>
          </table:table-cell>
          <table:table-cell office:value-type="float" office:value="-2.722931649" calcext:value-type="float">
            <text:p>-2.722931649</text:p>
          </table:table-cell>
          <table:table-cell office:value-type="float" office:value="6.5314267803" calcext:value-type="float">
            <text:p>6.5314267803</text:p>
          </table:table-cell>
          <table:table-cell table:number-columns-repeated="2"/>
        </table:table-row>
        <table:table-row table:style-name="ro1">
          <table:table-cell office:value-type="float" office:value="0.28102614233" calcext:value-type="float">
            <text:p>0.28102614233</text:p>
          </table:table-cell>
          <table:table-cell office:value-type="float" office:value="-0.63086576254" calcext:value-type="float">
            <text:p>-0.63086576254</text:p>
          </table:table-cell>
          <table:table-cell office:value-type="float" office:value="1.4224418427" calcext:value-type="float">
            <text:p>1.4224418427</text:p>
          </table:table-cell>
          <table:table-cell office:value-type="float" office:value="-2.4824336905" calcext:value-type="float">
            <text:p>-2.4824336905</text:p>
          </table:table-cell>
          <table:table-cell office:value-type="float" office:value="6.7739812473" calcext:value-type="float">
            <text:p>6.7739812473</text:p>
          </table:table-cell>
          <table:table-cell table:number-columns-repeated="2"/>
        </table:table-row>
        <table:table-row table:style-name="ro1">
          <table:table-cell office:value-type="float" office:value="0.28280050875" calcext:value-type="float">
            <text:p>0.28280050875</text:p>
          </table:table-cell>
          <table:table-cell office:value-type="float" office:value="-0.64185026598" calcext:value-type="float">
            <text:p>-0.64185026598</text:p>
          </table:table-cell>
          <table:table-cell office:value-type="float" office:value="1.4545435904" calcext:value-type="float">
            <text:p>1.4545435904</text:p>
          </table:table-cell>
          <table:table-cell office:value-type="float" office:value="-2.2326051393" calcext:value-type="float">
            <text:p>-2.2326051393</text:p>
          </table:table-cell>
          <table:table-cell office:value-type="float" office:value="7.0086716393" calcext:value-type="float">
            <text:p>7.0086716393</text:p>
          </table:table-cell>
          <table:table-cell table:number-columns-repeated="2"/>
        </table:table-row>
        <table:table-row table:style-name="ro1">
          <table:table-cell office:value-type="float" office:value="0.28457487517" calcext:value-type="float">
            <text:p>0.28457487517</text:p>
          </table:table-cell>
          <table:table-cell office:value-type="float" office:value="-0.65164983207" calcext:value-type="float">
            <text:p>-0.65164983207</text:p>
          </table:table-cell>
          <table:table-cell office:value-type="float" office:value="1.4877195643" calcext:value-type="float">
            <text:p>1.4877195643</text:p>
          </table:table-cell>
          <table:table-cell office:value-type="float" office:value="-1.9736798722" calcext:value-type="float">
            <text:p>-1.9736798722</text:p>
          </table:table-cell>
          <table:table-cell office:value-type="float" office:value="7.2351857031" calcext:value-type="float">
            <text:p>7.2351857031</text:p>
          </table:table-cell>
          <table:table-cell table:number-columns-repeated="2"/>
        </table:table-row>
        <table:table-row table:style-name="ro1">
          <table:table-cell office:value-type="float" office:value="0.28634924159" calcext:value-type="float">
            <text:p>0.28634924159</text:p>
          </table:table-cell>
          <table:table-cell office:value-type="float" office:value="-0.66022265515" calcext:value-type="float">
            <text:p>-0.66022265515</text:p>
          </table:table-cell>
          <table:table-cell office:value-type="float" office:value="1.521930966" calcext:value-type="float">
            <text:p>1.521930966</text:p>
          </table:table-cell>
          <table:table-cell office:value-type="float" office:value="-1.7059015613" calcext:value-type="float">
            <text:p>-1.7059015613</text:p>
          </table:table-cell>
          <table:table-cell office:value-type="float" office:value="7.4532171933" calcext:value-type="float">
            <text:p>7.4532171933</text:p>
          </table:table-cell>
          <table:table-cell table:number-columns-repeated="2"/>
        </table:table-row>
        <table:table-row table:style-name="ro1">
          <table:table-cell office:value-type="float" office:value="0.2880918323" calcext:value-type="float">
            <text:p>0.2880918323</text:p>
          </table:table-cell>
          <table:table-cell office:value-type="float" office:value="-0.66740863295" calcext:value-type="float">
            <text:p>-0.66740863295</text:p>
          </table:table-cell>
          <table:table-cell office:value-type="float" office:value="1.5564985837" calcext:value-type="float">
            <text:p>1.5564985837</text:p>
          </table:table-cell>
          <table:table-cell office:value-type="float" office:value="-1.4345471197" calcext:value-type="float">
            <text:p>-1.4345471197</text:p>
          </table:table-cell>
          <table:table-cell office:value-type="float" office:value="7.6587978131" calcext:value-type="float">
            <text:p>7.6587978131</text:p>
          </table:table-cell>
          <table:table-cell table:number-columns-repeated="2"/>
        </table:table-row>
        <table:table-row table:style-name="ro1">
          <table:table-cell office:value-type="float" office:value="0.28983442301" calcext:value-type="float">
            <text:p>0.28983442301</text:p>
          </table:table-cell>
          <table:table-cell office:value-type="float" office:value="-0.67333482252" calcext:value-type="float">
            <text:p>-0.67333482252</text:p>
          </table:table-cell>
          <table:table-cell office:value-type="float" office:value="1.5919867065" calcext:value-type="float">
            <text:p>1.5919867065</text:p>
          </table:table-cell>
          <table:table-cell office:value-type="float" office:value="-1.1551472254" calcext:value-type="float">
            <text:p>-1.1551472254</text:p>
          </table:table-cell>
          <table:table-cell office:value-type="float" office:value="7.8556296489" calcext:value-type="float">
            <text:p>7.8556296489</text:p>
          </table:table-cell>
          <table:table-cell table:number-columns-repeated="2"/>
        </table:table-row>
        <table:table-row table:style-name="ro1">
          <table:table-cell office:value-type="float" office:value="0.29157701372" calcext:value-type="float">
            <text:p>0.29157701372</text:p>
          </table:table-cell>
          <table:table-cell office:value-type="float" office:value="-0.67796500832" calcext:value-type="float">
            <text:p>-0.67796500832</text:p>
          </table:table-cell>
          <table:table-cell office:value-type="float" office:value="1.6283546911" calcext:value-type="float">
            <text:p>1.6283546911</text:p>
          </table:table-cell>
          <table:table-cell office:value-type="float" office:value="-0.86795966756" calcext:value-type="float">
            <text:p>-0.86795966756</text:p>
          </table:table-cell>
          <table:table-cell office:value-type="float" office:value="8.0434411448" calcext:value-type="float">
            <text:p>8.0434411448</text:p>
          </table:table-cell>
          <table:table-cell table:number-columns-repeated="2"/>
        </table:table-row>
        <table:table-row table:style-name="ro1">
          <table:table-cell office:value-type="float" office:value="0.29331960444" calcext:value-type="float">
            <text:p>0.29331960444</text:p>
          </table:table-cell>
          <table:table-cell office:value-type="float" office:value="-0.68126417391" calcext:value-type="float">
            <text:p>-0.68126417391</text:p>
          </table:table-cell>
          <table:table-cell office:value-type="float" office:value="1.6655606675" calcext:value-type="float">
            <text:p>1.6655606675</text:p>
          </table:table-cell>
          <table:table-cell office:value-type="float" office:value="-0.57325091898" calcext:value-type="float">
            <text:p>-0.57325091898</text:p>
          </table:table-cell>
          <table:table-cell office:value-type="float" office:value="8.2219673992" calcext:value-type="float">
            <text:p>8.2219673992</text:p>
          </table:table-cell>
          <table:table-cell table:number-columns-repeated="2"/>
        </table:table-row>
        <table:table-row table:style-name="ro1">
          <table:table-cell office:value-type="float" office:value="0.29503704913" calcext:value-type="float">
            <text:p>0.29503704913</text:p>
          </table:table-cell>
          <table:table-cell office:value-type="float" office:value="-0.68318048486" calcext:value-type="float">
            <text:p>-0.68318048486</text:p>
          </table:table-cell>
          <table:table-cell office:value-type="float" office:value="1.7030077588" calcext:value-type="float">
            <text:p>1.7030077588</text:p>
          </table:table-cell>
          <table:table-cell office:value-type="float" office:value="-0.27570350991" calcext:value-type="float">
            <text:p>-0.27570350991</text:p>
          </table:table-cell>
          <table:table-cell office:value-type="float" office:value="8.3885809955" calcext:value-type="float">
            <text:p>8.3885809955</text:p>
          </table:table-cell>
          <table:table-cell table:number-columns-repeated="2"/>
        </table:table-row>
        <table:table-row table:style-name="ro1">
          <table:table-cell office:value-type="float" office:value="0.29675449382" calcext:value-type="float">
            <text:p>0.29675449382</text:p>
          </table:table-cell>
          <table:table-cell office:value-type="float" office:value="-0.68373997139" calcext:value-type="float">
            <text:p>-0.68373997139</text:p>
          </table:table-cell>
          <table:table-cell office:value-type="float" office:value="1.7411846625" calcext:value-type="float">
            <text:p>1.7411846625</text:p>
          </table:table-cell>
          <table:table-cell office:value-type="float" office:value="0.028611129762" calcext:value-type="float">
            <text:p>0.028611129762</text:p>
          </table:table-cell>
          <table:table-cell office:value-type="float" office:value="8.5456846064" calcext:value-type="float">
            <text:p>8.5456846064</text:p>
          </table:table-cell>
          <table:table-cell table:number-columns-repeated="2"/>
        </table:table-row>
        <table:table-row table:style-name="ro1">
          <table:table-cell office:value-type="float" office:value="0.29847193851" calcext:value-type="float">
            <text:p>0.29847193851</text:p>
          </table:table-cell>
          <table:table-cell office:value-type="float" office:value="-0.68291275163" calcext:value-type="float">
            <text:p>-0.68291275163</text:p>
          </table:table-cell>
          <table:table-cell office:value-type="float" office:value="1.7800479765" calcext:value-type="float">
            <text:p>1.7800479765</text:p>
          </table:table-cell>
          <table:table-cell office:value-type="float" office:value="0.33941386868" calcext:value-type="float">
            <text:p>0.33941386868</text:p>
          </table:table-cell>
          <table:table-cell office:value-type="float" office:value="8.6930451168" calcext:value-type="float">
            <text:p>8.6930451168</text:p>
          </table:table-cell>
          <table:table-cell table:number-columns-repeated="2"/>
        </table:table-row>
        <table:table-row table:style-name="ro1">
          <table:table-cell office:value-type="float" office:value="0.3001893832" calcext:value-type="float">
            <text:p>0.3001893832</text:p>
          </table:table-cell>
          <table:table-cell office:value-type="float" office:value="-0.68067021947" calcext:value-type="float">
            <text:p>-0.68067021947</text:p>
          </table:table-cell>
          <table:table-cell office:value-type="float" office:value="1.8195532645" calcext:value-type="float">
            <text:p>1.8195532645</text:p>
          </table:table-cell>
          <table:table-cell office:value-type="float" office:value="0.65641789173" calcext:value-type="float">
            <text:p>0.65641789173</text:p>
          </table:table-cell>
          <table:table-cell office:value-type="float" office:value="8.8304366898" calcext:value-type="float">
            <text:p>8.8304366898</text:p>
          </table:table-cell>
          <table:table-cell table:number-columns-repeated="2"/>
        </table:table-row>
        <table:table-row table:style-name="ro1">
          <table:table-cell office:value-type="float" office:value="0.30188801087" calcext:value-type="float">
            <text:p>0.30188801087</text:p>
          </table:table-cell>
          <table:table-cell office:value-type="float" office:value="-0.67703336319" calcext:value-type="float">
            <text:p>-0.67703336319</text:p>
          </table:table-cell>
          <table:table-cell office:value-type="float" office:value="1.8592126481" calcext:value-type="float">
            <text:p>1.8592126481</text:p>
          </table:table-cell>
          <table:table-cell office:value-type="float" office:value="0.97575996414" calcext:value-type="float">
            <text:p>0.97575996414</text:p>
          </table:table-cell>
          <table:table-cell office:value-type="float" office:value="8.9563032559" calcext:value-type="float">
            <text:p>8.9563032559</text:p>
          </table:table-cell>
          <table:table-cell table:number-columns-repeated="2"/>
        </table:table-row>
        <table:table-row table:style-name="ro1">
          <table:table-cell office:value-type="float" office:value="0.30358663854" calcext:value-type="float">
            <text:p>0.30358663854</text:p>
          </table:table-cell>
          <table:table-cell office:value-type="float" office:value="-0.67196021425" calcext:value-type="float">
            <text:p>-0.67196021425</text:p>
          </table:table-cell>
          <table:table-cell office:value-type="float" office:value="1.8994106734" calcext:value-type="float">
            <text:p>1.8994106734</text:p>
          </table:table-cell>
          <table:table-cell office:value-type="float" office:value="1.3005883366" calcext:value-type="float">
            <text:p>1.3005883366</text:p>
          </table:table-cell>
          <table:table-cell office:value-type="float" office:value="9.0720008023" calcext:value-type="float">
            <text:p>9.0720008023</text:p>
          </table:table-cell>
          <table:table-cell table:number-columns-repeated="2"/>
        </table:table-row>
        <table:table-row table:style-name="ro1">
          <table:table-cell office:value-type="float" office:value="0.30528526622" calcext:value-type="float">
            <text:p>0.30528526622</text:p>
          </table:table-cell>
          <table:table-cell office:value-type="float" office:value="-0.66542697393" calcext:value-type="float">
            <text:p>-0.66542697393</text:p>
          </table:table-cell>
          <table:table-cell office:value-type="float" office:value="1.9401015578" calcext:value-type="float">
            <text:p>1.9401015578</text:p>
          </table:table-cell>
          <table:table-cell office:value-type="float" office:value="1.6306042008" calcext:value-type="float">
            <text:p>1.6306042008</text:p>
          </table:table-cell>
          <table:table-cell office:value-type="float" office:value="9.1773332714" calcext:value-type="float">
            <text:p>9.1773332714</text:p>
          </table:table-cell>
          <table:table-cell table:number-columns-repeated="2"/>
        </table:table-row>
        <table:table-row table:style-name="ro1">
          <table:table-cell office:value-type="float" office:value="0.30698389389" calcext:value-type="float">
            <text:p>0.30698389389</text:p>
          </table:table-cell>
          <table:table-cell office:value-type="float" office:value="-0.65741119096" calcext:value-type="float">
            <text:p>-0.65741119096</text:p>
          </table:table-cell>
          <table:table-cell office:value-type="float" office:value="1.9812386622" calcext:value-type="float">
            <text:p>1.9812386622</text:p>
          </table:table-cell>
          <table:table-cell office:value-type="float" office:value="1.9655019943" calcext:value-type="float">
            <text:p>1.9655019943</text:p>
          </table:table-cell>
          <table:table-cell office:value-type="float" office:value="9.272112514" calcext:value-type="float">
            <text:p>9.272112514</text:p>
          </table:table-cell>
          <table:table-cell table:number-columns-repeated="2"/>
        </table:table-row>
        <table:table-row table:style-name="ro1">
          <table:table-cell office:value-type="float" office:value="0.30867030537" calcext:value-type="float">
            <text:p>0.30867030537</text:p>
          </table:table-cell>
          <table:table-cell office:value-type="float" office:value="-0.64796566633" calcext:value-type="float">
            <text:p>-0.64796566633</text:p>
          </table:table-cell>
          <table:table-cell office:value-type="float" office:value="2.0224744965" calcext:value-type="float">
            <text:p>2.0224744965</text:p>
          </table:table-cell>
          <table:table-cell office:value-type="float" office:value="2.3025126096" calcext:value-type="float">
            <text:p>2.3025126096</text:p>
          </table:table-cell>
          <table:table-cell office:value-type="float" office:value="9.3555927947" calcext:value-type="float">
            <text:p>9.3555927947</text:p>
          </table:table-cell>
          <table:table-cell table:number-columns-repeated="2"/>
        </table:table-row>
        <table:table-row table:style-name="ro1">
          <table:table-cell office:value-type="float" office:value="0.31035671685" calcext:value-type="float">
            <text:p>0.31035671685</text:p>
          </table:table-cell>
          <table:table-cell office:value-type="float" office:value="-0.63701881758" calcext:value-type="float">
            <text:p>-0.63701881758</text:p>
          </table:table-cell>
          <table:table-cell office:value-type="float" office:value="2.0640561633" calcext:value-type="float">
            <text:p>2.0640561633</text:p>
          </table:table-cell>
          <table:table-cell office:value-type="float" office:value="2.643715779" calcext:value-type="float">
            <text:p>2.643715779</text:p>
          </table:table-cell>
          <table:table-cell office:value-type="float" office:value="9.428325641" calcext:value-type="float">
            <text:p>9.428325641</text:p>
          </table:table-cell>
          <table:table-cell table:number-columns-repeated="2"/>
        </table:table-row>
        <table:table-row table:style-name="ro1">
          <table:table-cell office:value-type="float" office:value="0.31204312833" calcext:value-type="float">
            <text:p>0.31204312833</text:p>
          </table:table-cell>
          <table:table-cell office:value-type="float" office:value="-0.62455278665" calcext:value-type="float">
            <text:p>-0.62455278665</text:p>
          </table:table-cell>
          <table:table-cell office:value-type="float" office:value="2.1059357291" calcext:value-type="float">
            <text:p>2.1059357291</text:p>
          </table:table-cell>
          <table:table-cell office:value-type="float" office:value="2.9887937378" calcext:value-type="float">
            <text:p>2.9887937378</text:p>
          </table:table-cell>
          <table:table-cell office:value-type="float" office:value="9.4901514251" calcext:value-type="float">
            <text:p>9.4901514251</text:p>
          </table:table-cell>
          <table:table-cell table:number-columns-repeated="2"/>
        </table:table-row>
        <table:table-row table:style-name="ro1">
          <table:table-cell office:value-type="float" office:value="0.31372953981" calcext:value-type="float">
            <text:p>0.31372953981</text:p>
          </table:table-cell>
          <table:table-cell office:value-type="float" office:value="-0.61055113515" calcext:value-type="float">
            <text:p>-0.61055113515</text:p>
          </table:table-cell>
          <table:table-cell office:value-type="float" office:value="2.1480645729" calcext:value-type="float">
            <text:p>2.1480645729</text:p>
          </table:table-cell>
          <table:table-cell office:value-type="float" office:value="3.3374228576" calcext:value-type="float">
            <text:p>3.3374228576</text:p>
          </table:table-cell>
          <table:table-cell office:value-type="float" office:value="9.5409190981" calcext:value-type="float">
            <text:p>9.5409190981</text:p>
          </table:table-cell>
          <table:table-cell table:number-columns-repeated="2"/>
        </table:table-row>
        <table:table-row table:style-name="ro1">
          <table:table-cell office:value-type="float" office:value="0.31541131189" calcext:value-type="float">
            <text:p>0.31541131189</text:p>
          </table:table-cell>
          <table:table-cell office:value-type="float" office:value="-0.59504379302" calcext:value-type="float">
            <text:p>-0.59504379302</text:p>
          </table:table-cell>
          <table:table-cell office:value-type="float" office:value="2.1902767437" calcext:value-type="float">
            <text:p>2.1902767437</text:p>
          </table:table-cell>
          <table:table-cell office:value-type="float" office:value="3.6883017519" calcext:value-type="float">
            <text:p>3.6883017519</text:p>
          </table:table-cell>
          <table:table-cell office:value-type="float" office:value="9.5803930301" calcext:value-type="float">
            <text:p>9.5803930301</text:p>
          </table:table-cell>
          <table:table-cell table:number-columns-repeated="2"/>
        </table:table-row>
        <table:table-row table:style-name="ro1">
          <table:table-cell office:value-type="float" office:value="0.31709308397" calcext:value-type="float">
            <text:p>0.31709308397</text:p>
          </table:table-cell>
          <table:table-cell office:value-type="float" office:value="-0.5779809393" calcext:value-type="float">
            <text:p>-0.5779809393</text:p>
          </table:table-cell>
          <table:table-cell office:value-type="float" office:value="2.2326383487" calcext:value-type="float">
            <text:p>2.2326383487</text:p>
          </table:table-cell>
          <table:table-cell office:value-type="float" office:value="4.0420527764" calcext:value-type="float">
            <text:p>4.0420527764</text:p>
          </table:table-cell>
          <table:table-cell office:value-type="float" office:value="9.6085959558" calcext:value-type="float">
            <text:p>9.6085959558</text:p>
          </table:table-cell>
          <table:table-cell table:number-columns-repeated="2"/>
        </table:table-row>
        <table:table-row table:style-name="ro1">
          <table:table-cell office:value-type="float" office:value="0.31877485605" calcext:value-type="float">
            <text:p>0.31877485605</text:p>
          </table:table-cell>
          <table:table-cell office:value-type="float" office:value="-0.55935063751" calcext:value-type="float">
            <text:p>-0.55935063751</text:p>
          </table:table-cell>
          <table:table-cell office:value-type="float" office:value="2.2750993556" calcext:value-type="float">
            <text:p>2.2750993556</text:p>
          </table:table-cell>
          <table:table-cell office:value-type="float" office:value="4.3983387287" calcext:value-type="float">
            <text:p>4.3983387287</text:p>
          </table:table-cell>
          <table:table-cell office:value-type="float" office:value="9.6254048524" calcext:value-type="float">
            <text:p>9.6254048524</text:p>
          </table:table-cell>
          <table:table-cell table:number-columns-repeated="2"/>
        </table:table-row>
        <table:table-row table:style-name="ro1">
          <table:table-cell office:value-type="float" office:value="0.32045662813" calcext:value-type="float">
            <text:p>0.32045662813</text:p>
          </table:table-cell>
          <table:table-cell office:value-type="float" office:value="-0.53914245082" calcext:value-type="float">
            <text:p>-0.53914245082</text:p>
          </table:table-cell>
          <table:table-cell office:value-type="float" office:value="2.3176092095" calcext:value-type="float">
            <text:p>2.3176092095</text:p>
          </table:table-cell>
          <table:table-cell office:value-type="float" office:value="4.7568174245" calcext:value-type="float">
            <text:p>4.7568174245</text:p>
          </table:table-cell>
          <table:table-cell office:value-type="float" office:value="9.6307060331" calcext:value-type="float">
            <text:p>9.6307060331</text:p>
          </table:table-cell>
          <table:table-cell table:number-columns-repeated="2"/>
        </table:table-row>
        <table:table-row table:style-name="ro1">
          <table:table-cell office:value-type="float" office:value="0.32214358339" calcext:value-type="float">
            <text:p>0.32214358339</text:p>
          </table:table-cell>
          <table:table-cell office:value-type="float" office:value="-0.51727782962" calcext:value-type="float">
            <text:p>-0.51727782962</text:p>
          </table:table-cell>
          <table:table-cell office:value-type="float" office:value="2.3602478229" calcext:value-type="float">
            <text:p>2.3602478229</text:p>
          </table:table-cell>
          <table:table-cell office:value-type="float" office:value="5.1182549105" calcext:value-type="float">
            <text:p>5.1182549105</text:p>
          </table:table-cell>
          <table:table-cell office:value-type="float" office:value="9.6243578407" calcext:value-type="float">
            <text:p>9.6243578407</text:p>
          </table:table-cell>
          <table:table-cell table:number-columns-repeated="2"/>
        </table:table-row>
        <table:table-row table:style-name="ro1">
          <table:table-cell office:value-type="float" office:value="0.32383053866" calcext:value-type="float">
            <text:p>0.32383053866</text:p>
          </table:table-cell>
          <table:table-cell office:value-type="float" office:value="-0.4938091701" calcext:value-type="float">
            <text:p>-0.4938091701</text:p>
          </table:table-cell>
          <table:table-cell office:value-type="float" office:value="2.4028322754" calcext:value-type="float">
            <text:p>2.4028322754</text:p>
          </table:table-cell>
          <table:table-cell office:value-type="float" office:value="5.4811948248" calcext:value-type="float">
            <text:p>5.4811948248</text:p>
          </table:table-cell>
          <table:table-cell office:value-type="float" office:value="9.6062308194" calcext:value-type="float">
            <text:p>9.6062308194</text:p>
          </table:table-cell>
          <table:table-cell table:number-columns-repeated="2"/>
        </table:table-row>
        <table:table-row table:style-name="ro1">
          <table:table-cell office:value-type="float" office:value="0.32551749393" calcext:value-type="float">
            <text:p>0.32551749393</text:p>
          </table:table-cell>
          <table:table-cell office:value-type="float" office:value="-0.46873061313" calcext:value-type="float">
            <text:p>-0.46873061313</text:p>
          </table:table-cell>
          <table:table-cell office:value-type="float" office:value="2.445310215" calcext:value-type="float">
            <text:p>2.445310215</text:p>
          </table:table-cell>
          <table:table-cell office:value-type="float" office:value="5.8452781027" calcext:value-type="float">
            <text:p>5.8452781027</text:p>
          </table:table-cell>
          <table:table-cell office:value-type="float" office:value="9.5762397763" calcext:value-type="float">
            <text:p>9.5762397763</text:p>
          </table:table-cell>
          <table:table-cell table:number-columns-repeated="2"/>
        </table:table-row>
        <table:table-row table:style-name="ro1">
          <table:table-cell office:value-type="float" office:value="0.32720444919" calcext:value-type="float">
            <text:p>0.32720444919</text:p>
          </table:table-cell>
          <table:table-cell office:value-type="float" office:value="-0.44203789867" calcext:value-type="float">
            <text:p>-0.44203789867</text:p>
          </table:table-cell>
          <table:table-cell office:value-type="float" office:value="2.4876289356" calcext:value-type="float">
            <text:p>2.4876289356</text:p>
          </table:table-cell>
          <table:table-cell office:value-type="float" office:value="6.2101416019" calcext:value-type="float">
            <text:p>6.2101416019</text:p>
          </table:table-cell>
          <table:table-cell office:value-type="float" office:value="9.5343097819" calcext:value-type="float">
            <text:p>9.5343097819</text:p>
          </table:table-cell>
          <table:table-cell table:number-columns-repeated="2"/>
        </table:table-row>
        <table:table-row table:style-name="ro1">
          <table:table-cell office:value-type="float" office:value="0.32891196837" calcext:value-type="float">
            <text:p>0.32891196837</text:p>
          </table:table-cell>
          <table:table-cell office:value-type="float" office:value="-0.41337331001" calcext:value-type="float">
            <text:p>-0.41337331001</text:p>
          </table:table-cell>
          <table:table-cell office:value-type="float" office:value="2.5302471653" calcext:value-type="float">
            <text:p>2.5302471653</text:p>
          </table:table-cell>
          <table:table-cell office:value-type="float" office:value="6.579872076" calcext:value-type="float">
            <text:p>6.579872076</text:p>
          </table:table-cell>
          <table:table-cell office:value-type="float" office:value="9.4796446173" calcext:value-type="float">
            <text:p>9.4796446173</text:p>
          </table:table-cell>
          <table:table-cell table:number-columns-repeated="2"/>
        </table:table-row>
        <table:table-row table:style-name="ro1">
          <table:table-cell office:value-type="float" office:value="0.33061948755" calcext:value-type="float">
            <text:p>0.33061948755</text:p>
          </table:table-cell>
          <table:table-cell office:value-type="float" office:value="-0.38305122659" calcext:value-type="float">
            <text:p>-0.38305122659</text:p>
          </table:table-cell>
          <table:table-cell office:value-type="float" office:value="2.5725926968" calcext:value-type="float">
            <text:p>2.5725926968</text:p>
          </table:table-cell>
          <table:table-cell office:value-type="float" office:value="6.9496416726" calcext:value-type="float">
            <text:p>6.9496416726</text:p>
          </table:table-cell>
          <table:table-cell office:value-type="float" office:value="9.4126258448" calcext:value-type="float">
            <text:p>9.4126258448</text:p>
          </table:table-cell>
          <table:table-cell table:number-columns-repeated="2"/>
        </table:table-row>
        <table:table-row table:style-name="ro1">
          <table:table-cell office:value-type="float" office:value="0.33232700673" calcext:value-type="float">
            <text:p>0.33232700673</text:p>
          </table:table-cell>
          <table:table-cell office:value-type="float" office:value="-0.35107234119" calcext:value-type="float">
            <text:p>-0.35107234119</text:p>
          </table:table-cell>
          <table:table-cell office:value-type="float" office:value="2.6146100548" calcext:value-type="float">
            <text:p>2.6146100548</text:p>
          </table:table-cell>
          <table:table-cell office:value-type="float" office:value="7.3190627449" calcext:value-type="float">
            <text:p>7.3190627449</text:p>
          </table:table-cell>
          <table:table-cell office:value-type="float" office:value="9.3332090787" calcext:value-type="float">
            <text:p>9.3332090787</text:p>
          </table:table-cell>
          <table:table-cell table:number-columns-repeated="2"/>
        </table:table-row>
        <table:table-row table:style-name="ro1">
          <table:table-cell office:value-type="float" office:value="0.33403452591" calcext:value-type="float">
            <text:p>0.33403452591</text:p>
          </table:table-cell>
          <table:table-cell office:value-type="float" office:value="-0.31743909109" calcext:value-type="float">
            <text:p>-0.31743909109</text:p>
          </table:table-cell>
          <table:table-cell office:value-type="float" office:value="2.6562435911" calcext:value-type="float">
            <text:p>2.6562435911</text:p>
          </table:table-cell>
          <table:table-cell office:value-type="float" office:value="7.6877445409" calcext:value-type="float">
            <text:p>7.6877445409</text:p>
          </table:table-cell>
          <table:table-cell office:value-type="float" office:value="9.2413614858" calcext:value-type="float">
            <text:p>9.2413614858</text:p>
          </table:table-cell>
          <table:table-cell table:number-columns-repeated="2"/>
        </table:table-row>
        <table:table-row table:style-name="ro1">
          <table:table-cell office:value-type="float" office:value="0.33579723222" calcext:value-type="float">
            <text:p>0.33579723222</text:p>
          </table:table-cell>
          <table:table-cell office:value-type="float" office:value="-0.28098784187" calcext:value-type="float">
            <text:p>-0.28098784187</text:p>
          </table:table-cell>
          <table:table-cell office:value-type="float" office:value="2.6987609596" calcext:value-type="float">
            <text:p>2.6987609596</text:p>
          </table:table-cell>
          <table:table-cell office:value-type="float" office:value="8.0671493401" calcext:value-type="float">
            <text:p>8.0671493401</text:p>
          </table:table-cell>
          <table:table-cell office:value-type="float" office:value="9.1334831228" calcext:value-type="float">
            <text:p>9.1334831228</text:p>
          </table:table-cell>
          <table:table-cell table:number-columns-repeated="2"/>
        </table:table-row>
        <table:table-row table:style-name="ro1">
          <table:table-cell office:value-type="float" office:value="0.33755993854" calcext:value-type="float">
            <text:p>0.33755993854</text:p>
          </table:table-cell>
          <table:table-cell office:value-type="float" office:value="-0.24278463455" calcext:value-type="float">
            <text:p>-0.24278463455</text:p>
          </table:table-cell>
          <table:table-cell office:value-type="float" office:value="2.7407484257" calcext:value-type="float">
            <text:p>2.7407484257</text:p>
          </table:table-cell>
          <table:table-cell office:value-type="float" office:value="8.4449111667" calcext:value-type="float">
            <text:p>8.4449111667</text:p>
          </table:table-cell>
          <table:table-cell office:value-type="float" office:value="9.0123250794" calcext:value-type="float">
            <text:p>9.0123250794</text:p>
          </table:table-cell>
          <table:table-cell table:number-columns-repeated="2"/>
        </table:table-row>
        <table:table-row table:style-name="ro1">
          <table:table-cell office:value-type="float" office:value="0.33932264485" calcext:value-type="float">
            <text:p>0.33932264485</text:p>
          </table:table-cell>
          <table:table-cell office:value-type="float" office:value="-0.20283808462" calcext:value-type="float">
            <text:p>-0.20283808462</text:p>
          </table:table-cell>
          <table:table-cell office:value-type="float" office:value="2.7821445473" calcext:value-type="float">
            <text:p>2.7821445473</text:p>
          </table:table-cell>
          <table:table-cell office:value-type="float" office:value="8.8205919471" calcext:value-type="float">
            <text:p>8.8205919471</text:p>
          </table:table-cell>
          <table:table-cell office:value-type="float" office:value="8.8778911766" calcext:value-type="float">
            <text:p>8.8778911766</text:p>
          </table:table-cell>
          <table:table-cell table:number-columns-repeated="2"/>
        </table:table-row>
        <table:table-row table:style-name="ro1">
          <table:table-cell office:value-type="float" office:value="0.34108535117" calcext:value-type="float">
            <text:p>0.34108535117</text:p>
          </table:table-cell>
          <table:table-cell office:value-type="float" office:value="-0.16115883922" calcext:value-type="float">
            <text:p>-0.16115883922</text:p>
          </table:table-cell>
          <table:table-cell office:value-type="float" office:value="2.8228879319" calcext:value-type="float">
            <text:p>2.8228879319</text:p>
          </table:table-cell>
          <table:table-cell office:value-type="float" office:value="9.1937516253" calcext:value-type="float">
            <text:p>9.1937516253</text:p>
          </table:table-cell>
          <table:table-cell office:value-type="float" office:value="8.7301991353" calcext:value-type="float">
            <text:p>8.7301991353</text:p>
          </table:table-cell>
          <table:table-cell table:number-columns-repeated="2"/>
        </table:table-row>
        <table:table-row table:style-name="ro1">
          <table:table-cell office:value-type="float" office:value="0.34289249891" calcext:value-type="float">
            <text:p>0.34289249891</text:p>
          </table:table-cell>
          <table:table-cell office:value-type="float" office:value="-0.11664329622" calcext:value-type="float">
            <text:p>-0.11664329622</text:p>
          </table:table-cell>
          <table:table-cell office:value-type="float" office:value="2.8639167577" calcext:value-type="float">
            <text:p>2.8639167577</text:p>
          </table:table-cell>
          <table:table-cell office:value-type="float" office:value="9.5732398241" calcext:value-type="float">
            <text:p>9.5732398241</text:p>
          </table:table-cell>
          <table:table-cell office:value-type="float" office:value="8.5650530937" calcext:value-type="float">
            <text:p>8.5650530937</text:p>
          </table:table-cell>
          <table:table-cell table:number-columns-repeated="2"/>
        </table:table-row>
        <table:table-row table:style-name="ro1">
          <table:table-cell office:value-type="float" office:value="0.34469964665" calcext:value-type="float">
            <text:p>0.34469964665</text:p>
          </table:table-cell>
          <table:table-cell office:value-type="float" office:value="-0.070335834262" calcext:value-type="float">
            <text:p>-0.070335834262</text:p>
          </table:table-cell>
          <table:table-cell office:value-type="float" office:value="2.9041292685" calcext:value-type="float">
            <text:p>2.9041292685</text:p>
          </table:table-cell>
          <table:table-cell office:value-type="float" office:value="9.9491368593" calcext:value-type="float">
            <text:p>9.9491368593</text:p>
          </table:table-cell>
          <table:table-cell office:value-type="float" office:value="8.3860552139" calcext:value-type="float">
            <text:p>8.3860552139</text:p>
          </table:table-cell>
          <table:table-cell table:number-columns-repeated="2"/>
        </table:table-row>
        <table:table-row table:style-name="ro1">
          <table:table-cell office:value-type="float" office:value="0.34650679438" calcext:value-type="float">
            <text:p>0.34650679438</text:p>
          </table:table-cell>
          <table:table-cell office:value-type="float" office:value="-0.022254622764" calcext:value-type="float">
            <text:p>-0.022254622764</text:p>
          </table:table-cell>
          <table:table-cell office:value-type="float" office:value="2.943459905" calcext:value-type="float">
            <text:p>2.943459905</text:p>
          </table:table-cell>
          <table:table-cell office:value-type="float" office:value="10.320964891" calcext:value-type="float">
            <text:p>10.320964891</text:p>
          </table:table-cell>
          <table:table-cell office:value-type="float" office:value="8.1932711927" calcext:value-type="float">
            <text:p>8.1932711927</text:p>
          </table:table-cell>
          <table:table-cell table:number-columns-repeated="2"/>
        </table:table-row>
        <table:table-row table:style-name="ro1">
          <table:table-cell office:value-type="float" office:value="0.34831394212" calcext:value-type="float">
            <text:p>0.34831394212</text:p>
          </table:table-cell>
          <table:table-cell office:value-type="float" office:value="0.027579901486" calcext:value-type="float">
            <text:p>0.027579901486</text:p>
          </table:table-cell>
          <table:table-cell office:value-type="float" office:value="2.9818434577" calcext:value-type="float">
            <text:p>2.9818434577</text:p>
          </table:table-cell>
          <table:table-cell office:value-type="float" office:value="10.688245848" calcext:value-type="float">
            <text:p>10.688245848</text:p>
          </table:table-cell>
          <table:table-cell office:value-type="float" office:value="7.9867827779" calcext:value-type="float">
            <text:p>7.9867827779</text:p>
          </table:table-cell>
          <table:table-cell table:number-columns-repeated="2"/>
        </table:table-row>
        <table:table-row table:style-name="ro1">
          <table:table-cell office:value-type="float" office:value="0.3501257155" calcext:value-type="float">
            <text:p>0.3501257155</text:p>
          </table:table-cell>
          <table:table-cell office:value-type="float" office:value="0.079279221746" calcext:value-type="float">
            <text:p>0.079279221746</text:p>
          </table:table-cell>
          <table:table-cell office:value-type="float" office:value="3.0193094419" calcext:value-type="float">
            <text:p>3.0193094419</text:p>
          </table:table-cell>
          <table:table-cell office:value-type="float" office:value="11.051422308" calcext:value-type="float">
            <text:p>11.051422308</text:p>
          </table:table-cell>
          <table:table-cell office:value-type="float" office:value="7.7661071748" calcext:value-type="float">
            <text:p>7.7661071748</text:p>
          </table:table-cell>
          <table:table-cell table:number-columns-repeated="2"/>
        </table:table-row>
        <table:table-row table:style-name="ro1">
          <table:table-cell office:value-type="float" office:value="0.35193748888" calcext:value-type="float">
            <text:p>0.35193748888</text:p>
          </table:table-cell>
          <table:table-cell office:value-type="float" office:value="0.13269285551" calcext:value-type="float">
            <text:p>0.13269285551</text:p>
          </table:table-cell>
          <table:table-cell office:value-type="float" office:value="3.0556935868" calcext:value-type="float">
            <text:p>3.0556935868</text:p>
          </table:table-cell>
          <table:table-cell office:value-type="float" office:value="11.409067478" calcext:value-type="float">
            <text:p>11.409067478</text:p>
          </table:table-cell>
          <table:table-cell office:value-type="float" office:value="7.5318705257" calcext:value-type="float">
            <text:p>7.5318705257</text:p>
          </table:table-cell>
          <table:table-cell table:number-columns-repeated="2"/>
        </table:table-row>
        <table:table-row table:style-name="ro1">
          <table:table-cell office:value-type="float" office:value="0.35374926225" calcext:value-type="float">
            <text:p>0.35374926225</text:p>
          </table:table-cell>
          <table:table-cell office:value-type="float" office:value="0.18779335582" calcext:value-type="float">
            <text:p>0.18779335582</text:p>
          </table:table-cell>
          <table:table-cell office:value-type="float" office:value="3.0909317055" calcext:value-type="float">
            <text:p>3.0909317055</text:p>
          </table:table-cell>
          <table:table-cell office:value-type="float" office:value="11.760702154" calcext:value-type="float">
            <text:p>11.760702154</text:p>
          </table:table-cell>
          <table:table-cell office:value-type="float" office:value="7.2842045841" calcext:value-type="float">
            <text:p>7.2842045841</text:p>
          </table:table-cell>
          <table:table-cell table:number-columns-repeated="2"/>
        </table:table-row>
        <table:table-row table:style-name="ro1">
          <table:table-cell office:value-type="float" office:value="0.35556103563" calcext:value-type="float">
            <text:p>0.35556103563</text:p>
          </table:table-cell>
          <table:table-cell office:value-type="float" office:value="0.24455100128" calcext:value-type="float">
            <text:p>0.24455100128</text:p>
          </table:table-cell>
          <table:table-cell office:value-type="float" office:value="3.1249602769" calcext:value-type="float">
            <text:p>3.1249602769</text:p>
          </table:table-cell>
          <table:table-cell office:value-type="float" office:value="12.105849103" calcext:value-type="float">
            <text:p>12.105849103</text:p>
          </table:table-cell>
          <table:table-cell office:value-type="float" office:value="7.0232577852" calcext:value-type="float">
            <text:p>7.0232577852</text:p>
          </table:table-cell>
          <table:table-cell table:number-columns-repeated="2"/>
        </table:table-row>
        <table:table-row table:style-name="ro1">
          <table:table-cell office:value-type="float" office:value="0.35732772772" calcext:value-type="float">
            <text:p>0.35732772772</text:p>
          </table:table-cell>
          <table:table-cell office:value-type="float" office:value="0.30146165404" calcext:value-type="float">
            <text:p>0.30146165404</text:p>
          </table:table-cell>
          <table:table-cell office:value-type="float" office:value="3.1569173979" calcext:value-type="float">
            <text:p>3.1569173979</text:p>
          </table:table-cell>
          <table:table-cell office:value-type="float" office:value="12.435706998" calcext:value-type="float">
            <text:p>12.435706998</text:p>
          </table:table-cell>
          <table:table-cell office:value-type="float" office:value="6.7561723436" calcext:value-type="float">
            <text:p>6.7561723436</text:p>
          </table:table-cell>
          <table:table-cell table:number-columns-repeated="2"/>
        </table:table-row>
        <table:table-row table:style-name="ro1">
          <table:table-cell office:value-type="float" office:value="0.35909441982" calcext:value-type="float">
            <text:p>0.35909441982</text:p>
          </table:table-cell>
          <table:table-cell office:value-type="float" office:value="0.35988588636" calcext:value-type="float">
            <text:p>0.35988588636</text:p>
          </table:table-cell>
          <table:table-cell office:value-type="float" office:value="3.1876072623" calcext:value-type="float">
            <text:p>3.1876072623</text:p>
          </table:table-cell>
          <table:table-cell office:value-type="float" office:value="12.758507318" calcext:value-type="float">
            <text:p>12.758507318</text:p>
          </table:table-cell>
          <table:table-cell office:value-type="float" office:value="6.4767842956" calcext:value-type="float">
            <text:p>6.4767842956</text:p>
          </table:table-cell>
          <table:table-cell table:number-columns-repeated="2"/>
        </table:table-row>
        <table:table-row table:style-name="ro1">
          <table:table-cell office:value-type="float" office:value="0.36086111191" calcext:value-type="float">
            <text:p>0.36086111191</text:p>
          </table:table-cell>
          <table:table-cell office:value-type="float" office:value="0.41978996045" calcext:value-type="float">
            <text:p>0.41978996045</text:p>
          </table:table-cell>
          <table:table-cell office:value-type="float" office:value="3.2169732371" calcext:value-type="float">
            <text:p>3.2169732371</text:p>
          </table:table-cell>
          <table:table-cell office:value-type="float" office:value="13.073816182" calcext:value-type="float">
            <text:p>13.073816182</text:p>
          </table:table-cell>
          <table:table-cell office:value-type="float" office:value="6.1852774186" calcext:value-type="float">
            <text:p>6.1852774186</text:p>
          </table:table-cell>
          <table:table-cell table:number-columns-repeated="2"/>
        </table:table-row>
        <table:table-row table:style-name="ro1">
          <table:table-cell office:value-type="float" office:value="0.362627804" calcext:value-type="float">
            <text:p>0.362627804</text:p>
          </table:table-cell>
          <table:table-cell office:value-type="float" office:value="0.4811381354" calcext:value-type="float">
            <text:p>0.4811381354</text:p>
          </table:table-cell>
          <table:table-cell office:value-type="float" office:value="3.2449595773" calcext:value-type="float">
            <text:p>3.2449595773</text:p>
          </table:table-cell>
          <table:table-cell office:value-type="float" office:value="13.381203617" calcext:value-type="float">
            <text:p>13.381203617</text:p>
          </table:table-cell>
          <table:table-cell office:value-type="float" office:value="5.8818507216" calcext:value-type="float">
            <text:p>5.8818507216</text:p>
          </table:table-cell>
          <table:table-cell table:number-columns-repeated="2"/>
        </table:table-row>
        <table:table-row table:style-name="ro1">
          <table:table-cell office:value-type="float" office:value="0.36428027903" calcext:value-type="float">
            <text:p>0.36428027903</text:p>
          </table:table-cell>
          <table:table-cell office:value-type="float" office:value="0.53979383012" calcext:value-type="float">
            <text:p>0.53979383012</text:p>
          </table:table-cell>
          <table:table-cell office:value-type="float" office:value="3.2698393273" calcext:value-type="float">
            <text:p>3.2698393273</text:p>
          </table:table-cell>
          <table:table-cell office:value-type="float" office:value="13.661171626" calcext:value-type="float">
            <text:p>13.661171626</text:p>
          </table:table-cell>
          <table:table-cell office:value-type="float" office:value="5.5874413417" calcext:value-type="float">
            <text:p>5.5874413417</text:p>
          </table:table-cell>
          <table:table-cell table:number-columns-repeated="2"/>
        </table:table-row>
        <table:table-row table:style-name="ro1">
          <table:table-cell office:value-type="float" office:value="0.36593275406" calcext:value-type="float">
            <text:p>0.36593275406</text:p>
          </table:table-cell>
          <table:table-cell office:value-type="float" office:value="0.59964752365" calcext:value-type="float">
            <text:p>0.59964752365</text:p>
          </table:table-cell>
          <table:table-cell office:value-type="float" office:value="3.2934200938" calcext:value-type="float">
            <text:p>3.2934200938</text:p>
          </table:table-cell>
          <table:table-cell office:value-type="float" office:value="13.933492684" calcext:value-type="float">
            <text:p>13.933492684</text:p>
          </table:table-cell>
          <table:table-cell office:value-type="float" office:value="5.2829782003" calcext:value-type="float">
            <text:p>5.2829782003</text:p>
          </table:table-cell>
          <table:table-cell table:number-columns-repeated="2"/>
        </table:table-row>
        <table:table-row table:style-name="ro1">
          <table:table-cell office:value-type="float" office:value="0.36758522909" calcext:value-type="float">
            <text:p>0.36758522909</text:p>
          </table:table-cell>
          <table:table-cell office:value-type="float" office:value="0.66066530613" calcext:value-type="float">
            <text:p>0.66066530613</text:p>
          </table:table-cell>
          <table:table-cell office:value-type="float" office:value="3.315658694" calcext:value-type="float">
            <text:p>3.315658694</text:p>
          </table:table-cell>
          <table:table-cell office:value-type="float" office:value="14.197826748" calcext:value-type="float">
            <text:p>14.197826748</text:p>
          </table:table-cell>
          <table:table-cell office:value-type="float" office:value="4.9686602417" calcext:value-type="float">
            <text:p>4.9686602417</text:p>
          </table:table-cell>
          <table:table-cell table:number-columns-repeated="2"/>
        </table:table-row>
        <table:table-row table:style-name="ro1">
          <table:table-cell office:value-type="float" office:value="0.36923770412" calcext:value-type="float">
            <text:p>0.36923770412</text:p>
          </table:table-cell>
          <table:table-cell office:value-type="float" office:value="0.72281180267" calcext:value-type="float">
            <text:p>0.72281180267</text:p>
          </table:table-cell>
          <table:table-cell office:value-type="float" office:value="3.3365128333" calcext:value-type="float">
            <text:p>3.3365128333</text:p>
          </table:table-cell>
          <table:table-cell office:value-type="float" office:value="14.453838403" calcext:value-type="float">
            <text:p>14.453838403</text:p>
          </table:table-cell>
          <table:table-cell office:value-type="float" office:value="4.644697958" calcext:value-type="float">
            <text:p>4.644697958</text:p>
          </table:table-cell>
          <table:table-cell table:number-columns-repeated="2"/>
        </table:table-row>
        <table:table-row table:style-name="ro1">
          <table:table-cell office:value-type="float" office:value="0.37083135452" calcext:value-type="float">
            <text:p>0.37083135452</text:p>
          </table:table-cell>
          <table:table-cell office:value-type="float" office:value="0.78378072198" calcext:value-type="float">
            <text:p>0.78378072198</text:p>
          </table:table-cell>
          <table:table-cell office:value-type="float" office:value="3.3552744756" calcext:value-type="float">
            <text:p>3.3552744756</text:p>
          </table:table-cell>
          <table:table-cell office:value-type="float" office:value="14.692543982" calcext:value-type="float">
            <text:p>14.692543982</text:p>
          </table:table-cell>
          <table:table-cell office:value-type="float" office:value="4.323340272" calcext:value-type="float">
            <text:p>4.323340272</text:p>
          </table:table-cell>
          <table:table-cell table:number-columns-repeated="2"/>
        </table:table-row>
        <table:table-row table:style-name="ro1">
          <table:table-cell office:value-type="float" office:value="0.37242500491" calcext:value-type="float">
            <text:p>0.37242500491</text:p>
          </table:table-cell>
          <table:table-cell office:value-type="float" office:value="0.84573090805" calcext:value-type="float">
            <text:p>0.84573090805</text:p>
          </table:table-cell>
          <table:table-cell office:value-type="float" office:value="3.372673768" calcext:value-type="float">
            <text:p>3.372673768</text:p>
          </table:table-cell>
          <table:table-cell office:value-type="float" office:value="14.922910211" calcext:value-type="float">
            <text:p>14.922910211</text:p>
          </table:table-cell>
          <table:table-cell office:value-type="float" office:value="3.9934282424" calcext:value-type="float">
            <text:p>3.9934282424</text:p>
          </table:table-cell>
          <table:table-cell table:number-columns-repeated="2"/>
        </table:table-row>
        <table:table-row table:style-name="ro1">
          <table:table-cell office:value-type="float" office:value="0.37401865531" calcext:value-type="float">
            <text:p>0.37401865531</text:p>
          </table:table-cell>
          <table:table-cell office:value-type="float" office:value="0.90862687335" calcext:value-type="float">
            <text:p>0.90862687335</text:p>
          </table:table-cell>
          <table:table-cell office:value-type="float" office:value="3.3886753802" calcext:value-type="float">
            <text:p>3.3886753802</text:p>
          </table:table-cell>
          <table:table-cell office:value-type="float" office:value="15.144650584" calcext:value-type="float">
            <text:p>15.144650584</text:p>
          </table:table-cell>
          <table:table-cell office:value-type="float" office:value="3.6551808258" calcext:value-type="float">
            <text:p>3.6551808258</text:p>
          </table:table-cell>
          <table:table-cell table:number-columns-repeated="2"/>
        </table:table-row>
        <table:table-row table:style-name="ro1">
          <table:table-cell office:value-type="float" office:value="0.37561230571" calcext:value-type="float">
            <text:p>0.37561230571</text:p>
          </table:table-cell>
          <table:table-cell office:value-type="float" office:value="0.97243194304" calcext:value-type="float">
            <text:p>0.97243194304</text:p>
          </table:table-cell>
          <table:table-cell office:value-type="float" office:value="3.4032449179" calcext:value-type="float">
            <text:p>3.4032449179</text:p>
          </table:table-cell>
          <table:table-cell office:value-type="float" office:value="15.357483981" calcext:value-type="float">
            <text:p>15.357483981</text:p>
          </table:table-cell>
          <table:table-cell office:value-type="float" office:value="3.3088266836" calcext:value-type="float">
            <text:p>3.3088266836</text:p>
          </table:table-cell>
          <table:table-cell table:number-columns-repeated="2"/>
        </table:table-row>
        <table:table-row table:style-name="ro1">
          <table:table-cell office:value-type="float" office:value="0.37716857725" calcext:value-type="float">
            <text:p>0.37716857725</text:p>
          </table:table-cell>
          <table:table-cell office:value-type="float" office:value="1.0355816154" calcext:value-type="float">
            <text:p>1.0355816154</text:p>
          </table:table-cell>
          <table:table-cell office:value-type="float" office:value="3.4160586369" calcext:value-type="float">
            <text:p>3.4160586369</text:p>
          </table:table-cell>
          <table:table-cell office:value-type="float" office:value="15.556465587" calcext:value-type="float">
            <text:p>15.556465587</text:p>
          </table:table-cell>
          <table:table-cell office:value-type="float" office:value="2.9630005956" calcext:value-type="float">
            <text:p>2.9630005956</text:p>
          </table:table-cell>
          <table:table-cell table:number-columns-repeated="2"/>
        </table:table-row>
        <table:table-row table:style-name="ro1">
          <table:table-cell office:value-type="float" office:value="0.37872484878" calcext:value-type="float">
            <text:p>0.37872484878</text:p>
          </table:table-cell>
          <table:table-cell office:value-type="float" office:value="1.0995258749" calcext:value-type="float">
            <text:p>1.0995258749</text:p>
          </table:table-cell>
          <table:table-cell office:value-type="float" office:value="3.4274446089" calcext:value-type="float">
            <text:p>3.4274446089</text:p>
          </table:table-cell>
          <table:table-cell office:value-type="float" office:value="15.746439584" calcext:value-type="float">
            <text:p>15.746439584</text:p>
          </table:table-cell>
          <table:table-cell office:value-type="float" office:value="2.609901438" calcext:value-type="float">
            <text:p>2.609901438</text:p>
          </table:table-cell>
          <table:table-cell table:number-columns-repeated="2"/>
        </table:table-row>
        <table:table-row table:style-name="ro1">
          <table:table-cell office:value-type="float" office:value="0.38028112032" calcext:value-type="float">
            <text:p>0.38028112032</text:p>
          </table:table-cell>
          <table:table-cell office:value-type="float" office:value="1.1642274208" calcext:value-type="float">
            <text:p>1.1642274208</text:p>
          </table:table-cell>
          <table:table-cell office:value-type="float" office:value="3.4373736081" calcext:value-type="float">
            <text:p>3.4373736081</text:p>
          </table:table-cell>
          <table:table-cell office:value-type="float" office:value="15.927160929" calcext:value-type="float">
            <text:p>15.927160929</text:p>
          </table:table-cell>
          <table:table-cell office:value-type="float" office:value="2.2497683609" calcext:value-type="float">
            <text:p>2.2497683609</text:p>
          </table:table-cell>
          <table:table-cell table:number-columns-repeated="2"/>
        </table:table-row>
        <table:table-row table:style-name="ro1">
          <table:table-cell office:value-type="float" office:value="0.38183739186" calcext:value-type="float">
            <text:p>0.38183739186</text:p>
          </table:table-cell>
          <table:table-cell office:value-type="float" office:value="1.229647964" calcext:value-type="float">
            <text:p>1.229647964</text:p>
          </table:table-cell>
          <table:table-cell office:value-type="float" office:value="3.4458174026" calcext:value-type="float">
            <text:p>3.4458174026</text:p>
          </table:table-cell>
          <table:table-cell office:value-type="float" office:value="16.098390719" calcext:value-type="float">
            <text:p>16.098390719</text:p>
          </table:table-cell>
          <table:table-cell office:value-type="float" office:value="1.8828489111" calcext:value-type="float">
            <text:p>1.8828489111</text:p>
          </table:table-cell>
          <table:table-cell table:number-columns-repeated="2"/>
        </table:table-row>
        <table:table-row table:style-name="ro1">
          <table:table-cell office:value-type="float" office:value="0.3833698059" calcext:value-type="float">
            <text:p>0.3833698059</text:p>
          </table:table-cell>
          <table:table-cell office:value-type="float" office:value="1.2947300084" calcext:value-type="float">
            <text:p>1.2947300084</text:p>
          </table:table-cell>
          <table:table-cell office:value-type="float" office:value="3.4526540758" calcext:value-type="float">
            <text:p>3.4526540758</text:p>
          </table:table-cell>
          <table:table-cell office:value-type="float" office:value="16.257495123" calcext:value-type="float">
            <text:p>16.257495123</text:p>
          </table:table-cell>
          <table:table-cell office:value-type="float" office:value="1.5151718418" calcext:value-type="float">
            <text:p>1.5151718418</text:p>
          </table:table-cell>
          <table:table-cell table:number-columns-repeated="2"/>
        </table:table-row>
        <table:table-row table:style-name="ro1">
          <table:table-cell office:value-type="float" office:value="0.38490221995" calcext:value-type="float">
            <text:p>0.38490221995</text:p>
          </table:table-cell>
          <table:table-cell office:value-type="float" office:value="1.3604327538" calcext:value-type="float">
            <text:p>1.3604327538</text:p>
          </table:table-cell>
          <table:table-cell office:value-type="float" office:value="3.4579993825" calcext:value-type="float">
            <text:p>3.4579993825</text:p>
          </table:table-cell>
          <table:table-cell office:value-type="float" office:value="16.406955743" calcext:value-type="float">
            <text:p>16.406955743</text:p>
          </table:table-cell>
          <table:table-cell office:value-type="float" office:value="1.141414817" calcext:value-type="float">
            <text:p>1.141414817</text:p>
          </table:table-cell>
          <table:table-cell table:number-columns-repeated="2"/>
        </table:table-row>
        <table:table-row table:style-name="ro1">
          <table:table-cell office:value-type="float" office:value="0.38643463399" calcext:value-type="float">
            <text:p>0.38643463399</text:p>
          </table:table-cell>
          <table:table-cell office:value-type="float" office:value="1.4267169846" calcext:value-type="float">
            <text:p>1.4267169846</text:p>
          </table:table-cell>
          <table:table-cell office:value-type="float" office:value="3.4618293852" calcext:value-type="float">
            <text:p>3.4618293852</text:p>
          </table:table-cell>
          <table:table-cell office:value-type="float" office:value="16.546563638" calcext:value-type="float">
            <text:p>16.546563638</text:p>
          </table:table-cell>
          <table:table-cell office:value-type="float" office:value="0.76183723745" calcext:value-type="float">
            <text:p>0.76183723745</text:p>
          </table:table-cell>
          <table:table-cell table:number-columns-repeated="2"/>
        </table:table-row>
        <table:table-row table:style-name="ro1">
          <table:table-cell office:value-type="float" office:value="0.38796704804" calcext:value-type="float">
            <text:p>0.38796704804</text:p>
          </table:table-cell>
          <table:table-cell office:value-type="float" office:value="1.4935426586" calcext:value-type="float">
            <text:p>1.4935426586</text:p>
          </table:table-cell>
          <table:table-cell office:value-type="float" office:value="3.4641212049" calcext:value-type="float">
            <text:p>3.4641212049</text:p>
          </table:table-cell>
          <table:table-cell office:value-type="float" office:value="16.676116754" calcext:value-type="float">
            <text:p>16.676116754</text:p>
          </table:table-cell>
          <table:table-cell office:value-type="float" office:value="0.37670583137" calcext:value-type="float">
            <text:p>0.37670583137</text:p>
          </table:table-cell>
          <table:table-cell table:number-columns-repeated="2"/>
        </table:table-row>
        <table:table-row table:style-name="ro1">
          <table:table-cell office:value-type="float" office:value="0.38948640428" calcext:value-type="float">
            <text:p>0.38948640428</text:p>
          </table:table-cell>
          <table:table-cell office:value-type="float" office:value="1.5602932427" calcext:value-type="float">
            <text:p>1.5602932427</text:p>
          </table:table-cell>
          <table:table-cell office:value-type="float" office:value="3.4648534599" calcext:value-type="float">
            <text:p>3.4648534599</text:p>
          </table:table-cell>
          <table:table-cell office:value-type="float" office:value="16.794447419" calcext:value-type="float">
            <text:p>16.794447419</text:p>
          </table:table-cell>
          <table:table-cell office:value-type="float" office:value="-0.010357257321" calcext:value-type="float">
            <text:p>-0.010357257321</text:p>
          </table:table-cell>
          <table:table-cell table:number-columns-repeated="2"/>
        </table:table-row>
        <table:table-row table:style-name="ro1">
          <table:table-cell office:value-type="float" office:value="0.39100576051" calcext:value-type="float">
            <text:p>0.39100576051</text:p>
          </table:table-cell>
          <table:table-cell office:value-type="float" office:value="1.6274953791" calcext:value-type="float">
            <text:p>1.6274953791</text:p>
          </table:table-cell>
          <table:table-cell office:value-type="float" office:value="3.4640320501" calcext:value-type="float">
            <text:p>3.4640320501</text:p>
          </table:table-cell>
          <table:table-cell office:value-type="float" office:value="16.902519564" calcext:value-type="float">
            <text:p>16.902519564</text:p>
          </table:table-cell>
          <table:table-cell office:value-type="float" office:value="-0.40233694407" calcext:value-type="float">
            <text:p>-0.40233694407</text:p>
          </table:table-cell>
          <table:table-cell table:number-columns-repeated="2"/>
        </table:table-row>
        <table:table-row table:style-name="ro1">
          <table:table-cell office:value-type="float" office:value="0.39252511675" calcext:value-type="float">
            <text:p>0.39252511675</text:p>
          </table:table-cell>
          <table:table-cell office:value-type="float" office:value="1.6951078017" calcext:value-type="float">
            <text:p>1.6951078017</text:p>
          </table:table-cell>
          <table:table-cell office:value-type="float" office:value="3.4616379237" calcext:value-type="float">
            <text:p>3.4616379237</text:p>
          </table:table-cell>
          <table:table-cell office:value-type="float" office:value="17.000157888" calcext:value-type="float">
            <text:p>17.000157888</text:p>
          </table:table-cell>
          <table:table-cell office:value-type="float" office:value="-0.798952936" calcext:value-type="float">
            <text:p>-0.798952936</text:p>
          </table:table-cell>
          <table:table-cell table:number-columns-repeated="2"/>
        </table:table-row>
        <table:table-row table:style-name="ro1">
          <table:table-cell office:value-type="float" office:value="0.39404447299" calcext:value-type="float">
            <text:p>0.39404447299</text:p>
          </table:table-cell>
          <table:table-cell office:value-type="float" office:value="1.7630885601" calcext:value-type="float">
            <text:p>1.7630885601</text:p>
          </table:table-cell>
          <table:table-cell office:value-type="float" office:value="3.4576531598" calcext:value-type="float">
            <text:p>3.4576531598</text:p>
          </table:table-cell>
          <table:table-cell office:value-type="float" office:value="17.087194779" calcext:value-type="float">
            <text:p>17.087194779</text:p>
          </table:table-cell>
          <table:table-cell office:value-type="float" office:value="-1.1999185647" calcext:value-type="float">
            <text:p>-1.1999185647</text:p>
          </table:table-cell>
          <table:table-cell table:number-columns-repeated="2"/>
        </table:table-row>
        <table:table-row table:style-name="ro1">
          <table:table-cell office:value-type="float" office:value="0.39556114296" calcext:value-type="float">
            <text:p>0.39556114296</text:p>
          </table:table-cell>
          <table:table-cell office:value-type="float" office:value="1.8312740194" calcext:value-type="float">
            <text:p>1.8312740194</text:p>
          </table:table-cell>
          <table:table-cell office:value-type="float" office:value="3.4520723061" calcext:value-type="float">
            <text:p>3.4520723061</text:p>
          </table:table-cell>
          <table:table-cell office:value-type="float" office:value="17.163345275" calcext:value-type="float">
            <text:p>17.163345275</text:p>
          </table:table-cell>
          <table:table-cell office:value-type="float" office:value="-1.6042214748" calcext:value-type="float">
            <text:p>-1.6042214748</text:p>
          </table:table-cell>
          <table:table-cell table:number-columns-repeated="2"/>
        </table:table-row>
        <table:table-row table:style-name="ro1">
          <table:table-cell office:value-type="float" office:value="0.39707781293" calcext:value-type="float">
            <text:p>0.39707781293</text:p>
          </table:table-cell>
          <table:table-cell office:value-type="float" office:value="1.8997410623" calcext:value-type="float">
            <text:p>1.8997410623</text:p>
          </table:table-cell>
          <table:table-cell office:value-type="float" office:value="3.4448742208" calcext:value-type="float">
            <text:p>3.4448742208</text:p>
          </table:table-cell>
          <table:table-cell office:value-type="float" office:value="17.228621943" calcext:value-type="float">
            <text:p>17.228621943</text:p>
          </table:table-cell>
          <table:table-cell office:value-type="float" office:value="-2.0122695963" calcext:value-type="float">
            <text:p>-2.0122695963</text:p>
          </table:table-cell>
          <table:table-cell table:number-columns-repeated="2"/>
        </table:table-row>
        <table:table-row table:style-name="ro1">
          <table:table-cell office:value-type="float" office:value="0.3985944829" calcext:value-type="float">
            <text:p>0.3985944829</text:p>
          </table:table-cell>
          <table:table-cell office:value-type="float" office:value="1.9684461113" calcext:value-type="float">
            <text:p>1.9684461113</text:p>
          </table:table-cell>
          <table:table-cell office:value-type="float" office:value="3.4360445949" calcext:value-type="float">
            <text:p>3.4360445949</text:p>
          </table:table-cell>
          <table:table-cell office:value-type="float" office:value="17.28288244" calcext:value-type="float">
            <text:p>17.28288244</text:p>
          </table:table-cell>
          <table:table-cell office:value-type="float" office:value="-2.4237600068" calcext:value-type="float">
            <text:p>-2.4237600068</text:p>
          </table:table-cell>
          <table:table-cell table:number-columns-repeated="2"/>
        </table:table-row>
        <table:table-row table:style-name="ro1">
          <table:table-cell office:value-type="float" office:value="0.40011115287" calcext:value-type="float">
            <text:p>0.40011115287</text:p>
          </table:table-cell>
          <table:table-cell office:value-type="float" office:value="2.0373450392" calcext:value-type="float">
            <text:p>2.0373450392</text:p>
          </table:table-cell>
          <table:table-cell office:value-type="float" office:value="3.4255703363" calcext:value-type="float">
            <text:p>3.4255703363</text:p>
          </table:table-cell>
          <table:table-cell office:value-type="float" office:value="17.325993009" calcext:value-type="float">
            <text:p>17.325993009</text:p>
          </table:table-cell>
          <table:table-cell office:value-type="float" office:value="-2.8383843122" calcext:value-type="float">
            <text:p>-2.8383843122</text:p>
          </table:table-cell>
          <table:table-cell table:number-columns-repeated="2"/>
        </table:table-row>
        <table:table-row table:style-name="ro1">
          <table:table-cell office:value-type="float" office:value="0.40163711926" calcext:value-type="float">
            <text:p>0.40163711926</text:p>
          </table:table-cell>
          <table:table-cell office:value-type="float" office:value="2.1068167987" calcext:value-type="float">
            <text:p>2.1068167987</text:p>
          </table:table-cell>
          <table:table-cell office:value-type="float" office:value="3.413360104" calcext:value-type="float">
            <text:p>3.413360104</text:p>
          </table:table-cell>
          <table:table-cell office:value-type="float" office:value="17.357988813" calcext:value-type="float">
            <text:p>17.357988813</text:p>
          </table:table-cell>
          <table:table-cell office:value-type="float" office:value="-3.2583956341" calcext:value-type="float">
            <text:p>-3.2583956341</text:p>
          </table:table-cell>
          <table:table-cell table:number-columns-repeated="2"/>
        </table:table-row>
        <table:table-row table:style-name="ro1">
          <table:table-cell office:value-type="float" office:value="0.40316308565" calcext:value-type="float">
            <text:p>0.40316308565</text:p>
          </table:table-cell>
          <table:table-cell office:value-type="float" office:value="2.176393666" calcext:value-type="float">
            <text:p>2.176393666</text:p>
          </table:table-cell>
          <table:table-cell office:value-type="float" office:value="3.3994622274" calcext:value-type="float">
            <text:p>3.3994622274</text:p>
          </table:table-cell>
          <table:table-cell office:value-type="float" office:value="17.378453045" calcext:value-type="float">
            <text:p>17.378453045</text:p>
          </table:table-cell>
          <table:table-cell office:value-type="float" office:value="-3.6809373404" calcext:value-type="float">
            <text:p>-3.6809373404</text:p>
          </table:table-cell>
          <table:table-cell table:number-columns-repeated="2"/>
        </table:table-row>
        <table:table-row table:style-name="ro1">
          <table:table-cell office:value-type="float" office:value="0.40468905204" calcext:value-type="float">
            <text:p>0.40468905204</text:p>
          </table:table-cell>
          <table:table-cell office:value-type="float" office:value="2.246029229" calcext:value-type="float">
            <text:p>2.246029229</text:p>
          </table:table-cell>
          <table:table-cell office:value-type="float" office:value="3.3838672292" calcext:value-type="float">
            <text:p>3.3838672292</text:p>
          </table:table-cell>
          <table:table-cell office:value-type="float" office:value="17.387277144" calcext:value-type="float">
            <text:p>17.387277144</text:p>
          </table:table-cell>
          <table:table-cell office:value-type="float" office:value="-4.1056800703" calcext:value-type="float">
            <text:p>-4.1056800703</text:p>
          </table:table-cell>
          <table:table-cell table:number-columns-repeated="2"/>
        </table:table-row>
        <table:table-row table:style-name="ro1">
          <table:table-cell office:value-type="float" office:value="0.40621501843" calcext:value-type="float">
            <text:p>0.40621501843</text:p>
          </table:table-cell>
          <table:table-cell office:value-type="float" office:value="2.3156766602" calcext:value-type="float">
            <text:p>2.3156766602</text:p>
          </table:table-cell>
          <table:table-cell office:value-type="float" office:value="3.3665669606" calcext:value-type="float">
            <text:p>3.3665669606</text:p>
          </table:table-cell>
          <table:table-cell office:value-type="float" office:value="17.384362228" calcext:value-type="float">
            <text:p>17.384362228</text:p>
          </table:table-cell>
          <table:table-cell office:value-type="float" office:value="-4.5322898998" calcext:value-type="float">
            <text:p>-4.5322898998</text:p>
          </table:table-cell>
          <table:table-cell table:number-columns-repeated="2"/>
        </table:table-row>
        <table:table-row table:style-name="ro1">
          <table:table-cell office:value-type="float" office:value="0.40776773638" calcext:value-type="float">
            <text:p>0.40776773638</text:p>
          </table:table-cell>
          <table:table-cell office:value-type="float" office:value="2.3865085153" calcext:value-type="float">
            <text:p>2.3865085153</text:p>
          </table:table-cell>
          <table:table-cell office:value-type="float" office:value="3.3472060095" calcext:value-type="float">
            <text:p>3.3472060095</text:p>
          </table:table-cell>
          <table:table-cell office:value-type="float" office:value="17.369254841" calcext:value-type="float">
            <text:p>17.369254841</text:p>
          </table:table-cell>
          <table:table-cell office:value-type="float" office:value="-4.9679458521" calcext:value-type="float">
            <text:p>-4.9679458521</text:p>
          </table:table-cell>
          <table:table-cell table:number-columns-repeated="2"/>
        </table:table-row>
        <table:table-row table:style-name="ro1">
          <table:table-cell office:value-type="float" office:value="0.40932045433" calcext:value-type="float">
            <text:p>0.40932045433</text:p>
          </table:table-cell>
          <table:table-cell office:value-type="float" office:value="2.4572536904" calcext:value-type="float">
            <text:p>2.4572536904</text:p>
          </table:table-cell>
          <table:table-cell office:value-type="float" office:value="3.3260667146" calcext:value-type="float">
            <text:p>3.3260667146</text:p>
          </table:table-cell>
          <table:table-cell office:value-type="float" office:value="17.341818042" calcext:value-type="float">
            <text:p>17.341818042</text:p>
          </table:table-cell>
          <table:table-cell office:value-type="float" office:value="-5.4048241907" calcext:value-type="float">
            <text:p>-5.4048241907</text:p>
          </table:table-cell>
          <table:table-cell table:number-columns-repeated="2"/>
        </table:table-row>
        <table:table-row table:style-name="ro1">
          <table:table-cell office:value-type="float" office:value="0.41087317227" calcext:value-type="float">
            <text:p>0.41087317227</text:p>
          </table:table-cell>
          <table:table-cell office:value-type="float" office:value="2.5278617818" calcext:value-type="float">
            <text:p>2.5278617818</text:p>
          </table:table-cell>
          <table:table-cell office:value-type="float" office:value="3.3031448356" calcext:value-type="float">
            <text:p>3.3031448356</text:p>
          </table:table-cell>
          <table:table-cell office:value-type="float" office:value="17.301979784" calcext:value-type="float">
            <text:p>17.301979784</text:p>
          </table:table-cell>
          <table:table-cell office:value-type="float" office:value="-5.8425604501" calcext:value-type="float">
            <text:p>-5.8425604501</text:p>
          </table:table-cell>
          <table:table-cell table:number-columns-repeated="2"/>
        </table:table-row>
        <table:table-row table:style-name="ro1">
          <table:table-cell office:value-type="float" office:value="0.41242589022" calcext:value-type="float">
            <text:p>0.41242589022</text:p>
          </table:table-cell>
          <table:table-cell office:value-type="float" office:value="2.5982821152" calcext:value-type="float">
            <text:p>2.5982821152</text:p>
          </table:table-cell>
          <table:table-cell office:value-type="float" office:value="3.2784376251" calcext:value-type="float">
            <text:p>3.2784376251</text:p>
          </table:table-cell>
          <table:table-cell office:value-type="float" office:value="17.249679211" calcext:value-type="float">
            <text:p>17.249679211</text:p>
          </table:table-cell>
          <table:table-cell office:value-type="float" office:value="-6.2807865723" calcext:value-type="float">
            <text:p>-6.2807865723</text:p>
          </table:table-cell>
          <table:table-cell table:number-columns-repeated="2"/>
        </table:table-row>
        <table:table-row table:style-name="ro1">
          <table:table-cell office:value-type="float" office:value="0.41404246415" calcext:value-type="float">
            <text:p>0.41404246415</text:p>
          </table:table-cell>
          <table:table-cell office:value-type="float" office:value="2.671344177" calcext:value-type="float">
            <text:p>2.671344177</text:p>
          </table:table-cell>
          <table:table-cell office:value-type="float" office:value="3.250816028" calcext:value-type="float">
            <text:p>3.250816028</text:p>
          </table:table-cell>
          <table:table-cell office:value-type="float" office:value="17.181932954" calcext:value-type="float">
            <text:p>17.181932954</text:p>
          </table:table-cell>
          <table:table-cell office:value-type="float" office:value="-6.7371553837" calcext:value-type="float">
            <text:p>-6.7371553837</text:p>
          </table:table-cell>
          <table:table-cell table:number-columns-repeated="2"/>
        </table:table-row>
        <table:table-row table:style-name="ro1">
          <table:table-cell office:value-type="float" office:value="0.41565903807" calcext:value-type="float">
            <text:p>0.41565903807</text:p>
          </table:table-cell>
          <table:table-cell office:value-type="float" office:value="2.7440898941" calcext:value-type="float">
            <text:p>2.7440898941</text:p>
          </table:table-cell>
          <table:table-cell office:value-type="float" office:value="3.2212582506" calcext:value-type="float">
            <text:p>3.2212582506</text:p>
          </table:table-cell>
          <table:table-cell office:value-type="float" office:value="17.100582159" calcext:value-type="float">
            <text:p>17.100582159</text:p>
          </table:table-cell>
          <table:table-cell office:value-type="float" office:value="-7.1932303056" calcext:value-type="float">
            <text:p>-7.1932303056</text:p>
          </table:table-cell>
          <table:table-cell table:number-columns-repeated="2"/>
        </table:table-row>
        <table:table-row table:style-name="ro1">
          <table:table-cell office:value-type="float" office:value="0.417275612" calcext:value-type="float">
            <text:p>0.417275612</text:p>
          </table:table-cell>
          <table:table-cell office:value-type="float" office:value="2.8164614702" calcext:value-type="float">
            <text:p>2.8164614702</text:p>
          </table:table-cell>
          <table:table-cell office:value-type="float" office:value="3.1897664419" calcext:value-type="float">
            <text:p>3.1897664419</text:p>
          </table:table-cell>
          <table:table-cell office:value-type="float" office:value="17.005598044" calcext:value-type="float">
            <text:p>17.005598044</text:p>
          </table:table-cell>
          <table:table-cell office:value-type="float" office:value="-7.6485860846" calcext:value-type="float">
            <text:p>-7.6485860846</text:p>
          </table:table-cell>
          <table:table-cell table:number-columns-repeated="2"/>
        </table:table-row>
        <table:table-row table:style-name="ro1">
          <table:table-cell office:value-type="float" office:value="0.41889218592" calcext:value-type="float">
            <text:p>0.41889218592</text:p>
          </table:table-cell>
          <table:table-cell office:value-type="float" office:value="2.8884010164" calcext:value-type="float">
            <text:p>2.8884010164</text:p>
          </table:table-cell>
          <table:table-cell office:value-type="float" office:value="3.1563445604" calcext:value-type="float">
            <text:p>3.1563445604</text:p>
          </table:table-cell>
          <table:table-cell office:value-type="float" office:value="16.89696575" calcext:value-type="float">
            <text:p>16.89696575</text:p>
          </table:table-cell>
          <table:table-cell office:value-type="float" office:value="-8.1027950023" calcext:value-type="float">
            <text:p>-8.1027950023</text:p>
          </table:table-cell>
          <table:table-cell table:number-columns-repeated="2"/>
        </table:table-row>
        <table:table-row table:style-name="ro1">
          <table:table-cell office:value-type="float" office:value="0.420613498" calcext:value-type="float">
            <text:p>0.420613498</text:p>
          </table:table-cell>
          <table:table-cell office:value-type="float" office:value="2.9644615643" calcext:value-type="float">
            <text:p>2.9644615643</text:p>
          </table:table-cell>
          <table:table-cell office:value-type="float" office:value="3.118642092" calcext:value-type="float">
            <text:p>3.118642092</text:p>
          </table:table-cell>
          <table:table-cell office:value-type="float" office:value="16.766291307" calcext:value-type="float">
            <text:p>16.766291307</text:p>
          </table:table-cell>
          <table:table-cell office:value-type="float" office:value="-8.5846888417" calcext:value-type="float">
            <text:p>-8.5846888417</text:p>
          </table:table-cell>
          <table:table-cell table:number-columns-repeated="2"/>
        </table:table-row>
        <table:table-row table:style-name="ro1">
          <table:table-cell office:value-type="float" office:value="0.42233481007" calcext:value-type="float">
            <text:p>0.42233481007</text:p>
          </table:table-cell>
          <table:table-cell office:value-type="float" office:value="3.0398967155" calcext:value-type="float">
            <text:p>3.0398967155</text:p>
          </table:table-cell>
          <table:table-cell office:value-type="float" office:value="3.0787671758" calcext:value-type="float">
            <text:p>3.0787671758</text:p>
          </table:table-cell>
          <table:table-cell office:value-type="float" office:value="16.620158964" calcext:value-type="float">
            <text:p>16.620158964</text:p>
          </table:table-cell>
          <table:table-cell office:value-type="float" office:value="-9.0642744754" calcext:value-type="float">
            <text:p>-9.0642744754</text:p>
          </table:table-cell>
          <table:table-cell table:number-columns-repeated="2"/>
        </table:table-row>
        <table:table-row table:style-name="ro1">
          <table:table-cell office:value-type="float" office:value="0.42405612215" calcext:value-type="float">
            <text:p>0.42405612215</text:p>
          </table:table-cell>
          <table:table-cell office:value-type="float" office:value="3.1146366982" calcext:value-type="float">
            <text:p>3.1146366982</text:p>
          </table:table-cell>
          <table:table-cell office:value-type="float" office:value="3.0367314205" calcext:value-type="float">
            <text:p>3.0367314205</text:p>
          </table:table-cell>
          <table:table-cell office:value-type="float" office:value="16.458604005" calcext:value-type="float">
            <text:p>16.458604005</text:p>
          </table:table-cell>
          <table:table-cell office:value-type="float" office:value="-9.5410300235" calcext:value-type="float">
            <text:p>-9.5410300235</text:p>
          </table:table-cell>
          <table:table-cell table:number-columns-repeated="2"/>
        </table:table-row>
        <table:table-row table:style-name="ro1">
          <table:table-cell office:value-type="float" office:value="0.42577743422" calcext:value-type="float">
            <text:p>0.42577743422</text:p>
          </table:table-cell>
          <table:table-cell office:value-type="float" office:value="3.188611942" calcext:value-type="float">
            <text:p>3.188611942</text:p>
          </table:table-cell>
          <table:table-cell office:value-type="float" office:value="2.9925487943" calcext:value-type="float">
            <text:p>2.9925487943</text:p>
          </table:table-cell>
          <table:table-cell office:value-type="float" office:value="16.281680319" calcext:value-type="float">
            <text:p>16.281680319</text:p>
          </table:table-cell>
          <table:table-cell office:value-type="float" office:value="-10.014433031" calcext:value-type="float">
            <text:p>-10.014433031</text:p>
          </table:table-cell>
          <table:table-cell table:number-columns-repeated="2"/>
        </table:table-row>
        <table:table-row table:style-name="ro1">
          <table:table-cell office:value-type="float" office:value="0.42746247423" calcext:value-type="float">
            <text:p>0.42746247423</text:p>
          </table:table-cell>
          <table:table-cell office:value-type="float" office:value="3.2602209717" calcext:value-type="float">
            <text:p>3.2602209717</text:p>
          </table:table-cell>
          <table:table-cell office:value-type="float" office:value="2.9472334046" calcext:value-type="float">
            <text:p>2.9472334046</text:p>
          </table:table-cell>
          <table:table-cell office:value-type="float" office:value="16.093668211" calcext:value-type="float">
            <text:p>16.093668211</text:p>
          </table:table-cell>
          <table:table-cell office:value-type="float" office:value="-10.474110578" calcext:value-type="float">
            <text:p>-10.474110578</text:p>
          </table:table-cell>
          <table:table-cell table:number-columns-repeated="2"/>
        </table:table-row>
        <table:table-row table:style-name="ro1">
          <table:table-cell office:value-type="float" office:value="0.42914751423" calcext:value-type="float">
            <text:p>0.42914751423</text:p>
          </table:table-cell>
          <table:table-cell office:value-type="float" office:value="3.3309660917" calcext:value-type="float">
            <text:p>3.3309660917</text:p>
          </table:table-cell>
          <table:table-cell office:value-type="float" office:value="2.8998938183" calcext:value-type="float">
            <text:p>2.8998938183</text:p>
          </table:table-cell>
          <table:table-cell office:value-type="float" office:value="15.891083357" calcext:value-type="float">
            <text:p>15.891083357</text:p>
          </table:table-cell>
          <table:table-cell office:value-type="float" office:value="-10.929585499" calcext:value-type="float">
            <text:p>-10.929585499</text:p>
          </table:table-cell>
          <table:table-cell table:number-columns-repeated="2"/>
        </table:table-row>
        <table:table-row table:style-name="ro1">
          <table:table-cell office:value-type="float" office:value="0.43083255423" calcext:value-type="float">
            <text:p>0.43083255423</text:p>
          </table:table-cell>
          <table:table-cell office:value-type="float" office:value="3.4007830657" calcext:value-type="float">
            <text:p>3.4007830657</text:p>
          </table:table-cell>
          <table:table-cell office:value-type="float" office:value="2.8505497044" calcext:value-type="float">
            <text:p>2.8505497044</text:p>
          </table:table-cell>
          <table:table-cell office:value-type="float" office:value="15.674028669" calcext:value-type="float">
            <text:p>15.674028669</text:p>
          </table:table-cell>
          <table:table-cell office:value-type="float" office:value="-11.380369962" calcext:value-type="float">
            <text:p>-11.380369962</text:p>
          </table:table-cell>
          <table:table-cell table:number-columns-repeated="2"/>
        </table:table-row>
        <table:table-row table:style-name="ro1">
          <table:table-cell office:value-type="float" office:value="0.43251759423" calcext:value-type="float">
            <text:p>0.43251759423</text:p>
          </table:table-cell>
          <table:table-cell office:value-type="float" office:value="3.469608151" calcext:value-type="float">
            <text:p>3.469608151</text:p>
          </table:table-cell>
          <table:table-cell office:value-type="float" office:value="2.7992228852" calcext:value-type="float">
            <text:p>2.7992228852</text:p>
          </table:table-cell>
          <table:table-cell office:value-type="float" office:value="15.442624418" calcext:value-type="float">
            <text:p>15.442624418</text:p>
          </table:table-cell>
          <table:table-cell office:value-type="float" office:value="-11.82597819" calcext:value-type="float">
            <text:p>-11.82597819</text:p>
          </table:table-cell>
          <table:table-cell table:number-columns-repeated="2"/>
        </table:table-row>
        <table:table-row table:style-name="ro1">
          <table:table-cell office:value-type="float" office:value="0.4340714904" calcext:value-type="float">
            <text:p>0.4340714904</text:p>
          </table:table-cell>
          <table:table-cell office:value-type="float" office:value="3.5321430464" calcext:value-type="float">
            <text:p>3.5321430464</text:p>
          </table:table-cell>
          <table:table-cell office:value-type="float" office:value="2.7501541558" calcext:value-type="float">
            <text:p>2.7501541558</text:p>
          </table:table-cell>
          <table:table-cell office:value-type="float" office:value="15.216630673" calcext:value-type="float">
            <text:p>15.216630673</text:p>
          </table:table-cell>
          <table:table-cell office:value-type="float" office:value="-12.231900732" calcext:value-type="float">
            <text:p>-12.231900732</text:p>
          </table:table-cell>
          <table:table-cell table:number-columns-repeated="2"/>
        </table:table-row>
        <table:table-row table:style-name="ro1">
          <table:table-cell office:value-type="float" office:value="0.43562538657" calcext:value-type="float">
            <text:p>0.43562538657</text:p>
          </table:table-cell>
          <table:table-cell office:value-type="float" office:value="3.5937316466" calcext:value-type="float">
            <text:p>3.5937316466</text:p>
          </table:table-cell>
          <table:table-cell office:value-type="float" office:value="2.6994400916" calcext:value-type="float">
            <text:p>2.6994400916</text:p>
          </table:table-cell>
          <table:table-cell office:value-type="float" office:value="14.978671906" calcext:value-type="float">
            <text:p>14.978671906</text:p>
          </table:table-cell>
          <table:table-cell office:value-type="float" office:value="-12.632634191" calcext:value-type="float">
            <text:p>-12.632634191</text:p>
          </table:table-cell>
          <table:table-cell table:number-columns-repeated="2"/>
        </table:table-row>
        <table:table-row table:style-name="ro1">
          <table:table-cell office:value-type="float" office:value="0.43717928274" calcext:value-type="float">
            <text:p>0.43717928274</text:p>
          </table:table-cell>
          <table:table-cell office:value-type="float" office:value="3.6543254152" calcext:value-type="float">
            <text:p>3.6543254152</text:p>
          </table:table-cell>
          <table:table-cell office:value-type="float" office:value="2.6471026213" calcext:value-type="float">
            <text:p>2.6471026213</text:p>
          </table:table-cell>
          <table:table-cell office:value-type="float" office:value="14.728881618" calcext:value-type="float">
            <text:p>14.728881618</text:p>
          </table:table-cell>
          <table:table-cell office:value-type="float" office:value="-13.027805143" calcext:value-type="float">
            <text:p>-13.027805143</text:p>
          </table:table-cell>
          <table:table-cell table:number-columns-repeated="2"/>
        </table:table-row>
        <table:table-row table:style-name="ro1">
          <table:table-cell office:value-type="float" office:value="0.43873317891" calcext:value-type="float">
            <text:p>0.43873317891</text:p>
          </table:table-cell>
          <table:table-cell office:value-type="float" office:value="3.7138763856" calcext:value-type="float">
            <text:p>3.7138763856</text:p>
          </table:table-cell>
          <table:table-cell office:value-type="float" office:value="2.5931651904" calcext:value-type="float">
            <text:p>2.5931651904</text:p>
          </table:table-cell>
          <table:table-cell office:value-type="float" office:value="14.467405758" calcext:value-type="float">
            <text:p>14.467405758</text:p>
          </table:table-cell>
          <table:table-cell office:value-type="float" office:value="-13.417043492" calcext:value-type="float">
            <text:p>-13.417043492</text:p>
          </table:table-cell>
          <table:table-cell table:number-columns-repeated="2"/>
        </table:table-row>
        <table:table-row table:style-name="ro1">
          <table:table-cell office:value-type="float" office:value="0.44022973878" calcext:value-type="float">
            <text:p>0.44022973878</text:p>
          </table:table-cell>
          <table:table-cell office:value-type="float" office:value="3.7702000117" calcext:value-type="float">
            <text:p>3.7702000117</text:p>
          </table:table-cell>
          <table:table-cell office:value-type="float" office:value="2.5397287512" calcext:value-type="float">
            <text:p>2.5397287512</text:p>
          </table:table-cell>
          <table:table-cell office:value-type="float" office:value="14.204678918" calcext:value-type="float">
            <text:p>14.204678918</text:p>
          </table:table-cell>
          <table:table-cell office:value-type="float" office:value="-13.785969166" calcext:value-type="float">
            <text:p>-13.785969166</text:p>
          </table:table-cell>
          <table:table-cell table:number-columns-repeated="2"/>
        </table:table-row>
        <table:table-row table:style-name="ro1">
          <table:table-cell office:value-type="float" office:value="0.44172629864" calcext:value-type="float">
            <text:p>0.44172629864</text:p>
          </table:table-cell>
          <table:table-cell office:value-type="float" office:value="3.8254707402" calcext:value-type="float">
            <text:p>3.8254707402</text:p>
          </table:table-cell>
          <table:table-cell office:value-type="float" office:value="2.4848549693" calcext:value-type="float">
            <text:p>2.4848549693</text:p>
          </table:table-cell>
          <table:table-cell office:value-type="float" office:value="13.931411989" calcext:value-type="float">
            <text:p>13.931411989</text:p>
          </table:table-cell>
          <table:table-cell office:value-type="float" office:value="-14.148728522" calcext:value-type="float">
            <text:p>-14.148728522</text:p>
          </table:table-cell>
          <table:table-cell table:number-columns-repeated="2"/>
        </table:table-row>
        <table:table-row table:style-name="ro1">
          <table:table-cell office:value-type="float" office:value="0.44322285851" calcext:value-type="float">
            <text:p>0.44322285851</text:p>
          </table:table-cell>
          <table:table-cell office:value-type="float" office:value="3.8796474812" calcext:value-type="float">
            <text:p>3.8796474812</text:p>
          </table:table-cell>
          <table:table-cell office:value-type="float" office:value="2.4285686981" calcext:value-type="float">
            <text:p>2.4285686981</text:p>
          </table:table-cell>
          <table:table-cell office:value-type="float" office:value="13.647767692" calcext:value-type="float">
            <text:p>13.647767692</text:p>
          </table:table-cell>
          <table:table-cell office:value-type="float" office:value="-14.505001983" calcext:value-type="float">
            <text:p>-14.505001983</text:p>
          </table:table-cell>
          <table:table-cell table:number-columns-repeated="2"/>
        </table:table-row>
        <table:table-row table:style-name="ro1">
          <table:table-cell office:value-type="float" office:value="0.44471941838" calcext:value-type="float">
            <text:p>0.44471941838</text:p>
          </table:table-cell>
          <table:table-cell office:value-type="float" office:value="3.9326898048" calcext:value-type="float">
            <text:p>3.9326898048</text:p>
          </table:table-cell>
          <table:table-cell office:value-type="float" office:value="2.3708960377" calcext:value-type="float">
            <text:p>2.3708960377</text:p>
          </table:table-cell>
          <table:table-cell office:value-type="float" office:value="13.353919146" calcext:value-type="float">
            <text:p>13.353919146</text:p>
          </table:table-cell>
          <table:table-cell office:value-type="float" office:value="-14.854474325" calcext:value-type="float">
            <text:p>-14.854474325</text:p>
          </table:table-cell>
          <table:table-cell table:number-columns-repeated="2"/>
        </table:table-row>
        <table:table-row table:style-name="ro1">
          <table:table-cell office:value-type="float" office:value="0.44618325958" calcext:value-type="float">
            <text:p>0.44618325958</text:p>
          </table:table-cell>
          <table:table-cell office:value-type="float" office:value="3.9834368363" calcext:value-type="float">
            <text:p>3.9834368363</text:p>
          </table:table-cell>
          <table:table-cell office:value-type="float" office:value="2.3131692376" calcext:value-type="float">
            <text:p>2.3131692376</text:p>
          </table:table-cell>
          <table:table-cell office:value-type="float" office:value="13.056798927" calcext:value-type="float">
            <text:p>13.056798927</text:p>
          </table:table-cell>
          <table:table-cell office:value-type="float" office:value="-15.189428335" calcext:value-type="float">
            <text:p>-15.189428335</text:p>
          </table:table-cell>
          <table:table-cell table:number-columns-repeated="2"/>
        </table:table-row>
        <table:table-row table:style-name="ro1">
          <table:table-cell office:value-type="float" office:value="0.44764710077" calcext:value-type="float">
            <text:p>0.44764710077</text:p>
          </table:table-cell>
          <table:table-cell office:value-type="float" office:value="4.0330239958" calcext:value-type="float">
            <text:p>4.0330239958</text:p>
          </table:table-cell>
          <table:table-cell office:value-type="float" office:value="2.2541688482" calcext:value-type="float">
            <text:p>2.2541688482</text:p>
          </table:table-cell>
          <table:table-cell office:value-type="float" office:value="12.750272247" calcext:value-type="float">
            <text:p>12.750272247</text:p>
          </table:table-cell>
          <table:table-cell office:value-type="float" office:value="-15.51729234" calcext:value-type="float">
            <text:p>-15.51729234</text:p>
          </table:table-cell>
          <table:table-cell table:number-columns-repeated="2"/>
        </table:table-row>
        <table:table-row table:style-name="ro1">
          <table:table-cell office:value-type="float" office:value="0.44911094197" calcext:value-type="float">
            <text:p>0.44911094197</text:p>
          </table:table-cell>
          <table:table-cell office:value-type="float" office:value="4.0814155008" calcext:value-type="float">
            <text:p>4.0814155008</text:p>
          </table:table-cell>
          <table:table-cell office:value-type="float" office:value="2.1939226548" calcext:value-type="float">
            <text:p>2.1939226548</text:p>
          </table:table-cell>
          <table:table-cell office:value-type="float" office:value="12.434529308" calcext:value-type="float">
            <text:p>12.434529308</text:p>
          </table:table-cell>
          <table:table-cell office:value-type="float" office:value="-15.837785433" calcext:value-type="float">
            <text:p>-15.837785433</text:p>
          </table:table-cell>
          <table:table-cell table:number-columns-repeated="2"/>
        </table:table-row>
        <table:table-row table:style-name="ro1">
          <table:table-cell office:value-type="float" office:value="0.45057478317" calcext:value-type="float">
            <text:p>0.45057478317</text:p>
          </table:table-cell>
          <table:table-cell office:value-type="float" office:value="4.1285763176" calcext:value-type="float">
            <text:p>4.1285763176</text:p>
          </table:table-cell>
          <table:table-cell office:value-type="float" office:value="2.1324595119" calcext:value-type="float">
            <text:p>2.1324595119</text:p>
          </table:table-cell>
          <table:table-cell office:value-type="float" office:value="12.109769341" calcext:value-type="float">
            <text:p>12.109769341</text:p>
          </table:table-cell>
          <table:table-cell office:value-type="float" office:value="-16.150632" calcext:value-type="float">
            <text:p>-16.150632</text:p>
          </table:table-cell>
          <table:table-cell table:number-columns-repeated="2"/>
        </table:table-row>
        <table:table-row table:style-name="ro1">
          <table:table-cell office:value-type="float" office:value="0.45202064496" calcext:value-type="float">
            <text:p>0.45202064496</text:p>
          </table:table-cell>
          <table:table-cell office:value-type="float" office:value="4.1739162912" calcext:value-type="float">
            <text:p>4.1739162912</text:p>
          </table:table-cell>
          <table:table-cell office:value-type="float" office:value="2.0705858924" calcext:value-type="float">
            <text:p>2.0705858924</text:p>
          </table:table-cell>
          <table:table-cell office:value-type="float" office:value="11.78035005" calcext:value-type="float">
            <text:p>11.78035005</text:p>
          </table:table-cell>
          <table:table-cell office:value-type="float" office:value="-16.451865834" calcext:value-type="float">
            <text:p>-16.451865834</text:p>
          </table:table-cell>
          <table:table-cell table:number-columns-repeated="2"/>
        </table:table-row>
        <table:table-row table:style-name="ro1">
          <table:table-cell office:value-type="float" office:value="0.45346650675" calcext:value-type="float">
            <text:p>0.45346650675</text:p>
          </table:table-cell>
          <table:table-cell office:value-type="float" office:value="4.2179899781" calcext:value-type="float">
            <text:p>4.2179899781</text:p>
          </table:table-cell>
          <table:table-cell office:value-type="float" office:value="2.0075840058" calcext:value-type="float">
            <text:p>2.0075840058</text:p>
          </table:table-cell>
          <table:table-cell office:value-type="float" office:value="11.442545798" calcext:value-type="float">
            <text:p>11.442545798</text:p>
          </table:table-cell>
          <table:table-cell office:value-type="float" office:value="-16.745121822" calcext:value-type="float">
            <text:p>-16.745121822</text:p>
          </table:table-cell>
          <table:table-cell table:number-columns-repeated="2"/>
        </table:table-row>
        <table:table-row table:style-name="ro1">
          <table:table-cell office:value-type="float" office:value="0.45491236855" calcext:value-type="float">
            <text:p>0.45491236855</text:p>
          </table:table-cell>
          <table:table-cell office:value-type="float" office:value="4.2607659638" calcext:value-type="float">
            <text:p>4.2607659638</text:p>
          </table:table-cell>
          <table:table-cell office:value-type="float" office:value="1.9434846047" calcext:value-type="float">
            <text:p>1.9434846047</text:p>
          </table:table-cell>
          <table:table-cell office:value-type="float" office:value="11.096573608" calcext:value-type="float">
            <text:p>11.096573608</text:p>
          </table:table-cell>
          <table:table-cell office:value-type="float" office:value="-17.03015135" calcext:value-type="float">
            <text:p>-17.03015135</text:p>
          </table:table-cell>
          <table:table-cell table:number-columns-repeated="2"/>
        </table:table-row>
        <table:table-row table:style-name="ro1">
          <table:table-cell office:value-type="float" office:value="0.45635823034" calcext:value-type="float">
            <text:p>0.45635823034</text:p>
          </table:table-cell>
          <table:table-cell office:value-type="float" office:value="4.3022136723" calcext:value-type="float">
            <text:p>4.3022136723</text:p>
          </table:table-cell>
          <table:table-cell office:value-type="float" office:value="1.8783193737" calcext:value-type="float">
            <text:p>1.8783193737</text:p>
          </table:table-cell>
          <table:table-cell office:value-type="float" office:value="10.742658459" calcext:value-type="float">
            <text:p>10.742658459</text:p>
          </table:table-cell>
          <table:table-cell office:value-type="float" office:value="-17.306712002" calcext:value-type="float">
            <text:p>-17.306712002</text:p>
          </table:table-cell>
          <table:table-cell table:number-columns-repeated="2"/>
        </table:table-row>
        <table:table-row table:style-name="ro1">
          <table:table-cell office:value-type="float" office:value="0.45779760989" calcext:value-type="float">
            <text:p>0.45779760989</text:p>
          </table:table-cell>
          <table:table-cell office:value-type="float" office:value="4.3421267337" calcext:value-type="float">
            <text:p>4.3421267337</text:p>
          </table:table-cell>
          <table:table-cell office:value-type="float" office:value="1.8124199513" calcext:value-type="float">
            <text:p>1.8124199513</text:p>
          </table:table-cell>
          <table:table-cell office:value-type="float" office:value="10.382671249" calcext:value-type="float">
            <text:p>10.382671249</text:p>
          </table:table-cell>
          <table:table-cell office:value-type="float" office:value="-17.573386702" calcext:value-type="float">
            <text:p>-17.573386702</text:p>
          </table:table-cell>
          <table:table-cell table:number-columns-repeated="2"/>
        </table:table-row>
        <table:table-row table:style-name="ro1">
          <table:table-cell office:value-type="float" office:value="0.45923698944" calcext:value-type="float">
            <text:p>0.45923698944</text:p>
          </table:table-cell>
          <table:table-cell office:value-type="float" office:value="4.38066553" calcext:value-type="float">
            <text:p>4.38066553</text:p>
          </table:table-cell>
          <table:table-cell office:value-type="float" office:value="1.7455295636" calcext:value-type="float">
            <text:p>1.7455295636</text:p>
          </table:table-cell>
          <table:table-cell office:value-type="float" office:value="10.015279932" calcext:value-type="float">
            <text:p>10.015279932</text:p>
          </table:table-cell>
          <table:table-cell office:value-type="float" office:value="-17.831208266" calcext:value-type="float">
            <text:p>-17.831208266</text:p>
          </table:table-cell>
          <table:table-cell table:number-columns-repeated="2"/>
        </table:table-row>
        <table:table-row table:style-name="ro1">
          <table:table-cell office:value-type="float" office:value="0.460676369" calcext:value-type="float">
            <text:p>0.460676369</text:p>
          </table:table-cell>
          <table:table-cell office:value-type="float" office:value="4.4178025455" calcext:value-type="float">
            <text:p>4.4178025455</text:p>
          </table:table-cell>
          <table:table-cell office:value-type="float" office:value="1.6776820773" calcext:value-type="float">
            <text:p>1.6776820773</text:p>
          </table:table-cell>
          <table:table-cell office:value-type="float" office:value="9.6407288431" calcext:value-type="float">
            <text:p>9.6407288431</text:p>
          </table:table-cell>
          <table:table-cell office:value-type="float" office:value="-18.079957423" calcext:value-type="float">
            <text:p>-18.079957423</text:p>
          </table:table-cell>
          <table:table-cell table:number-columns-repeated="2"/>
        </table:table-row>
        <table:table-row table:style-name="ro1">
          <table:table-cell office:value-type="float" office:value="0.46211574855" calcext:value-type="float">
            <text:p>0.46211574855</text:p>
          </table:table-cell>
          <table:table-cell office:value-type="float" office:value="4.4535112007" calcext:value-type="float">
            <text:p>4.4535112007</text:p>
          </table:table-cell>
          <table:table-cell office:value-type="float" office:value="1.6089121743" calcext:value-type="float">
            <text:p>1.6089121743</text:p>
          </table:table-cell>
          <table:table-cell office:value-type="float" office:value="9.2592693459" calcext:value-type="float">
            <text:p>9.2592693459</text:p>
          </table:table-cell>
          <table:table-cell office:value-type="float" office:value="-18.319422034" calcext:value-type="float">
            <text:p>-18.319422034</text:p>
          </table:table-cell>
          <table:table-cell table:number-columns-repeated="2"/>
        </table:table-row>
        <table:table-row table:style-name="ro1">
          <table:table-cell office:value-type="float" office:value="0.4635596286" calcext:value-type="float">
            <text:p>0.4635596286</text:p>
          </table:table-cell>
          <table:table-cell office:value-type="float" office:value="4.4878706749" calcext:value-type="float">
            <text:p>4.4878706749</text:p>
          </table:table-cell>
          <table:table-cell office:value-type="float" office:value="1.5390361772" calcext:value-type="float">
            <text:p>1.5390361772</text:p>
          </table:table-cell>
          <table:table-cell office:value-type="float" office:value="8.8699359696" calcext:value-type="float">
            <text:p>8.8699359696</text:p>
          </table:table-cell>
          <table:table-cell office:value-type="float" office:value="-18.550101291" calcext:value-type="float">
            <text:p>-18.550101291</text:p>
          </table:table-cell>
          <table:table-cell table:number-columns-repeated="2"/>
        </table:table-row>
        <table:table-row table:style-name="ro1">
          <table:table-cell office:value-type="float" office:value="0.46500350866" calcext:value-type="float">
            <text:p>0.46500350866</text:p>
          </table:table-cell>
          <table:table-cell office:value-type="float" office:value="4.5207422039" calcext:value-type="float">
            <text:p>4.5207422039</text:p>
          </table:table-cell>
          <table:table-cell office:value-type="float" office:value="1.4683042535" calcext:value-type="float">
            <text:p>1.4683042535</text:p>
          </table:table-cell>
          <table:table-cell office:value-type="float" office:value="8.4741779833" calcext:value-type="float">
            <text:p>8.4741779833</text:p>
          </table:table-cell>
          <table:table-cell office:value-type="float" office:value="-18.771032786" calcext:value-type="float">
            <text:p>-18.771032786</text:p>
          </table:table-cell>
          <table:table-cell table:number-columns-repeated="2"/>
        </table:table-row>
        <table:table-row table:style-name="ro1">
          <table:table-cell office:value-type="float" office:value="0.46644738871" calcext:value-type="float">
            <text:p>0.46644738871</text:p>
          </table:table-cell>
          <table:table-cell office:value-type="float" office:value="4.5521019542" calcext:value-type="float">
            <text:p>4.5521019542</text:p>
          </table:table-cell>
          <table:table-cell office:value-type="float" office:value="1.3967537135" calcext:value-type="float">
            <text:p>1.3967537135</text:p>
          </table:table-cell>
          <table:table-cell office:value-type="float" office:value="8.072269044" calcext:value-type="float">
            <text:p>8.072269044</text:p>
          </table:table-cell>
          <table:table-cell office:value-type="float" office:value="-18.982025471" calcext:value-type="float">
            <text:p>-18.982025471</text:p>
          </table:table-cell>
          <table:table-cell table:number-columns-repeated="2"/>
        </table:table-row>
        <table:table-row table:style-name="ro1">
          <table:table-cell office:value-type="float" office:value="0.46789126876" calcext:value-type="float">
            <text:p>0.46789126876</text:p>
          </table:table-cell>
          <table:table-cell office:value-type="float" office:value="4.581927141" calcext:value-type="float">
            <text:p>4.581927141</text:p>
          </table:table-cell>
          <table:table-cell office:value-type="float" office:value="1.3244225761" calcext:value-type="float">
            <text:p>1.3244225761</text:p>
          </table:table-cell>
          <table:table-cell office:value-type="float" office:value="7.6644889681" calcext:value-type="float">
            <text:p>7.6644889681</text:p>
          </table:table-cell>
          <table:table-cell office:value-type="float" office:value="-19.182896464" calcext:value-type="float">
            <text:p>-19.182896464</text:p>
          </table:table-cell>
          <table:table-cell table:number-columns-repeated="2"/>
        </table:table-row>
        <table:table-row table:style-name="ro1">
          <table:table-cell office:value-type="float" office:value="0.4693524471" calcext:value-type="float">
            <text:p>0.4693524471</text:p>
          </table:table-cell>
          <table:table-cell office:value-type="float" office:value="4.6105252041" calcext:value-type="float">
            <text:p>4.6105252041</text:p>
          </table:table-cell>
          <table:table-cell office:value-type="float" office:value="1.2504697565" calcext:value-type="float">
            <text:p>1.2504697565</text:p>
          </table:table-cell>
          <table:table-cell office:value-type="float" office:value="7.2461385181" calcext:value-type="float">
            <text:p>7.2461385181</text:p>
          </table:table-cell>
          <table:table-cell office:value-type="float" office:value="-19.375691321" calcext:value-type="float">
            <text:p>-19.375691321</text:p>
          </table:table-cell>
          <table:table-cell table:number-columns-repeated="2"/>
        </table:table-row>
        <table:table-row table:style-name="ro1">
          <table:table-cell office:value-type="float" office:value="0.47081362543" calcext:value-type="float">
            <text:p>0.47081362543</text:p>
          </table:table-cell>
          <table:table-cell office:value-type="float" office:value="4.6375081149" calcext:value-type="float">
            <text:p>4.6375081149</text:p>
          </table:table-cell>
          <table:table-cell office:value-type="float" office:value="1.1757979353" calcext:value-type="float">
            <text:p>1.1757979353</text:p>
          </table:table-cell>
          <table:table-cell office:value-type="float" office:value="6.8223700358" calcext:value-type="float">
            <text:p>6.8223700358</text:p>
          </table:table-cell>
          <table:table-cell office:value-type="float" office:value="-19.55776991" calcext:value-type="float">
            <text:p>-19.55776991</text:p>
          </table:table-cell>
          <table:table-cell table:number-columns-repeated="2"/>
        </table:table-row>
        <table:table-row table:style-name="ro1">
          <table:table-cell office:value-type="float" office:value="0.47227480377" calcext:value-type="float">
            <text:p>0.47227480377</text:p>
          </table:table-cell>
          <table:table-cell office:value-type="float" office:value="4.6628556804" calcext:value-type="float">
            <text:p>4.6628556804</text:p>
          </table:table-cell>
          <table:table-cell office:value-type="float" office:value="1.1004485304" calcext:value-type="float">
            <text:p>1.1004485304</text:p>
          </table:table-cell>
          <table:table-cell office:value-type="float" office:value="6.3934910977" calcext:value-type="float">
            <text:p>6.3934910977</text:p>
          </table:table-cell>
          <table:table-cell office:value-type="float" office:value="-19.728969566" calcext:value-type="float">
            <text:p>-19.728969566</text:p>
          </table:table-cell>
          <table:table-cell table:number-columns-repeated="2"/>
        </table:table-row>
        <table:table-row table:style-name="ro1">
          <table:table-cell office:value-type="float" office:value="0.47373598211" calcext:value-type="float">
            <text:p>0.47373598211</text:p>
          </table:table-cell>
          <table:table-cell office:value-type="float" office:value="4.6865488975" calcext:value-type="float">
            <text:p>4.6865488975</text:p>
          </table:table-cell>
          <table:table-cell office:value-type="float" office:value="1.0244635658" calcext:value-type="float">
            <text:p>1.0244635658</text:p>
          </table:table-cell>
          <table:table-cell office:value-type="float" office:value="5.9598145815" calcext:value-type="float">
            <text:p>5.9598145815</text:p>
          </table:table-cell>
          <table:table-cell office:value-type="float" office:value="-19.889137046" calcext:value-type="float">
            <text:p>-19.889137046</text:p>
          </table:table-cell>
          <table:table-cell table:number-columns-repeated="2"/>
        </table:table-row>
        <table:table-row table:style-name="ro1">
          <table:table-cell office:value-type="float" office:value="0.47523346246" calcext:value-type="float">
            <text:p>0.47523346246</text:p>
          </table:table-cell>
          <table:table-cell office:value-type="float" office:value="4.7090956381" calcext:value-type="float">
            <text:p>4.7090956381</text:p>
          </table:table-cell>
          <table:table-cell office:value-type="float" office:value="0.94597592909" calcext:value-type="float">
            <text:p>0.94597592909</text:p>
          </table:table-cell>
          <table:table-cell office:value-type="float" office:value="5.5107184028" calcext:value-type="float">
            <text:p>5.5107184028</text:p>
          </table:table-cell>
          <table:table-cell office:value-type="float" office:value="-20.04168685" calcext:value-type="float">
            <text:p>-20.04168685</text:p>
          </table:table-cell>
          <table:table-cell table:number-columns-repeated="2"/>
        </table:table-row>
        <table:table-row table:style-name="ro1">
          <table:table-cell office:value-type="float" office:value="0.47673094282" calcext:value-type="float">
            <text:p>0.47673094282</text:p>
          </table:table-cell>
          <table:table-cell office:value-type="float" office:value="4.7298683074" calcext:value-type="float">
            <text:p>4.7298683074</text:p>
          </table:table-cell>
          <table:table-cell office:value-type="float" office:value="0.86691193125" calcext:value-type="float">
            <text:p>0.86691193125</text:p>
          </table:table-cell>
          <table:table-cell office:value-type="float" office:value="5.0572644643" calcext:value-type="float">
            <text:p>5.0572644643</text:p>
          </table:table-cell>
          <table:table-cell office:value-type="float" office:value="-20.182354703" calcext:value-type="float">
            <text:p>-20.182354703</text:p>
          </table:table-cell>
          <table:table-cell table:number-columns-repeated="2"/>
        </table:table-row>
        <table:table-row table:style-name="ro1">
          <table:table-cell office:value-type="float" office:value="0.47822842318" calcext:value-type="float">
            <text:p>0.47822842318</text:p>
          </table:table-cell>
          <table:table-cell office:value-type="float" office:value="4.748850466" calcext:value-type="float">
            <text:p>4.748850466</text:p>
          </table:table-cell>
          <table:table-cell office:value-type="float" office:value="0.78731854347" calcext:value-type="float">
            <text:p>0.78731854347</text:p>
          </table:table-cell>
          <table:table-cell office:value-type="float" office:value="4.5998047847" calcext:value-type="float">
            <text:p>4.5998047847</text:p>
          </table:table-cell>
          <table:table-cell office:value-type="float" office:value="-20.311007644" calcext:value-type="float">
            <text:p>-20.311007644</text:p>
          </table:table-cell>
          <table:table-cell table:number-columns-repeated="2"/>
        </table:table-row>
        <table:table-row table:style-name="ro1">
          <table:table-cell office:value-type="float" office:value="0.47972590354" calcext:value-type="float">
            <text:p>0.47972590354</text:p>
          </table:table-cell>
          <table:table-cell office:value-type="float" office:value="4.7660270672" calcext:value-type="float">
            <text:p>4.7660270672</text:p>
          </table:table-cell>
          <table:table-cell office:value-type="float" office:value="0.7072432377" calcext:value-type="float">
            <text:p>0.7072432377</text:p>
          </table:table-cell>
          <table:table-cell office:value-type="float" office:value="4.1386957875" calcext:value-type="float">
            <text:p>4.1386957875</text:p>
          </table:table-cell>
          <table:table-cell office:value-type="float" office:value="-20.427523863" calcext:value-type="float">
            <text:p>-20.427523863</text:p>
          </table:table-cell>
          <table:table-cell table:number-columns-repeated="2"/>
        </table:table-row>
        <table:table-row table:style-name="ro1">
          <table:table-cell office:value-type="float" office:value="0.48130514956" calcext:value-type="float">
            <text:p>0.48130514956</text:p>
          </table:table-cell>
          <table:table-cell office:value-type="float" office:value="4.7821703942" calcext:value-type="float">
            <text:p>4.7821703942</text:p>
          </table:table-cell>
          <table:table-cell office:value-type="float" office:value="0.62232642057" calcext:value-type="float">
            <text:p>0.62232642057</text:p>
          </table:table-cell>
          <table:table-cell office:value-type="float" office:value="3.648853291" calcext:value-type="float">
            <text:p>3.648853291</text:p>
          </table:table-cell>
          <table:table-cell office:value-type="float" office:value="-20.537131542" calcext:value-type="float">
            <text:p>-20.537131542</text:p>
          </table:table-cell>
          <table:table-cell table:number-columns-repeated="2"/>
        </table:table-row>
        <table:table-row table:style-name="ro1">
          <table:table-cell office:value-type="float" office:value="0.48288439558" calcext:value-type="float">
            <text:p>0.48288439558</text:p>
          </table:table-cell>
          <table:table-cell office:value-type="float" office:value="4.7962761718" calcext:value-type="float">
            <text:p>4.7962761718</text:p>
          </table:table-cell>
          <table:table-cell office:value-type="float" office:value="0.53698364946" calcext:value-type="float">
            <text:p>0.53698364946</text:p>
          </table:table-cell>
          <table:table-cell office:value-type="float" office:value="3.155780196" calcext:value-type="float">
            <text:p>3.155780196</text:p>
          </table:table-cell>
          <table:table-cell office:value-type="float" office:value="-20.633002354" calcext:value-type="float">
            <text:p>-20.633002354</text:p>
          </table:table-cell>
          <table:table-cell table:number-columns-repeated="2"/>
        </table:table-row>
        <table:table-row table:style-name="ro1">
          <table:table-cell office:value-type="float" office:value="0.4844636416" calcext:value-type="float">
            <text:p>0.4844636416</text:p>
          </table:table-cell>
          <table:table-cell office:value-type="float" office:value="4.8083318998" calcext:value-type="float">
            <text:p>4.8083318998</text:p>
          </table:table-cell>
          <table:table-cell office:value-type="float" office:value="0.45127208542" calcext:value-type="float">
            <text:p>0.45127208542</text:p>
          </table:table-cell>
          <table:table-cell office:value-type="float" office:value="2.6599076097" calcext:value-type="float">
            <text:p>2.6599076097</text:p>
          </table:table-cell>
          <table:table-cell office:value-type="float" office:value="-20.715034855" calcext:value-type="float">
            <text:p>-20.715034855</text:p>
          </table:table-cell>
          <table:table-cell table:number-columns-repeated="2"/>
        </table:table-row>
        <table:table-row table:style-name="ro1">
          <table:table-cell office:value-type="float" office:value="0.48604288762" calcext:value-type="float">
            <text:p>0.48604288762</text:p>
          </table:table-cell>
          <table:table-cell office:value-type="float" office:value="4.8183268728" calcext:value-type="float">
            <text:p>4.8183268728</text:p>
          </table:table-cell>
          <table:table-cell office:value-type="float" office:value="0.36524928002" calcext:value-type="float">
            <text:p>0.36524928002</text:p>
          </table:table-cell>
          <table:table-cell office:value-type="float" office:value="2.1616700902" calcext:value-type="float">
            <text:p>2.1616700902</text:p>
          </table:table-cell>
          <table:table-cell office:value-type="float" office:value="-20.783142093" calcext:value-type="float">
            <text:p>-20.783142093</text:p>
          </table:table-cell>
          <table:table-cell table:number-columns-repeated="2"/>
        </table:table-row>
        <table:table-row table:style-name="ro1">
          <table:table-cell office:value-type="float" office:value="0.48796575689" calcext:value-type="float">
            <text:p>0.48796575689</text:p>
          </table:table-cell>
          <table:table-cell office:value-type="float" office:value="4.8277017521" calcext:value-type="float">
            <text:p>4.8277017521</text:p>
          </table:table-cell>
          <table:table-cell office:value-type="float" office:value="0.26017268435" calcext:value-type="float">
            <text:p>0.26017268435</text:p>
          </table:table-cell>
          <table:table-cell office:value-type="float" office:value="1.552463519" calcext:value-type="float">
            <text:p>1.552463519</text:p>
          </table:table-cell>
          <table:table-cell office:value-type="float" office:value="-20.84716515" calcext:value-type="float">
            <text:p>-20.84716515</text:p>
          </table:table-cell>
          <table:table-cell table:number-columns-repeated="2"/>
        </table:table-row>
        <table:table-row table:style-name="ro1">
          <table:table-cell office:value-type="float" office:value="0.48988862615" calcext:value-type="float">
            <text:p>0.48988862615</text:p>
          </table:table-cell>
          <table:table-cell office:value-type="float" office:value="4.8339960212" calcext:value-type="float">
            <text:p>4.8339960212</text:p>
          </table:table-cell>
          <table:table-cell office:value-type="float" office:value="0.15482551888" calcext:value-type="float">
            <text:p>0.15482551888</text:p>
          </table:table-cell>
          <table:table-cell office:value-type="float" office:value="0.9411940969" calcext:value-type="float">
            <text:p>0.9411940969</text:p>
          </table:table-cell>
          <table:table-cell office:value-type="float" office:value="-20.890336302" calcext:value-type="float">
            <text:p>-20.890336302</text:p>
          </table:table-cell>
          <table:table-cell table:number-columns-repeated="2"/>
        </table:table-row>
        <table:table-row table:style-name="ro1">
          <table:table-cell office:value-type="float" office:value="0.49181149542" calcext:value-type="float">
            <text:p>0.49181149542</text:p>
          </table:table-cell>
          <table:table-cell office:value-type="float" office:value="4.8372012812" calcext:value-type="float">
            <text:p>4.8372012812</text:p>
          </table:table-cell>
          <table:table-cell office:value-type="float" office:value="0.049313217658" calcext:value-type="float">
            <text:p>0.049313217658</text:p>
          </table:table-cell>
          <table:table-cell office:value-type="float" office:value="0.32865995365" calcext:value-type="float">
            <text:p>0.32865995365</text:p>
          </table:table-cell>
          <table:table-cell office:value-type="float" office:value="-20.912587061" calcext:value-type="float">
            <text:p>-20.912587061</text:p>
          </table:table-cell>
          <table:table-cell table:number-columns-repeated="2"/>
        </table:table-row>
        <table:table-row table:style-name="ro1">
          <table:table-cell office:value-type="float" office:value="0.49373436469" calcext:value-type="float">
            <text:p>0.49373436469</text:p>
          </table:table-cell>
          <table:table-cell office:value-type="float" office:value="4.837313168" calcext:value-type="float">
            <text:p>4.837313168</text:p>
          </table:table-cell>
          <table:table-cell office:value-type="float" office:value="-0.056258522129" calcext:value-type="float">
            <text:p>-0.056258522129</text:p>
          </table:table-cell>
          <table:table-cell office:value-type="float" office:value="-0.28433843852" calcext:value-type="float">
            <text:p>-0.28433843852</text:p>
          </table:table-cell>
          <table:table-cell office:value-type="float" office:value="-20.913881667" calcext:value-type="float">
            <text:p>-20.913881667</text:p>
          </table:table-cell>
          <table:table-cell table:number-columns-repeated="2"/>
        </table:table-row>
        <table:table-row table:style-name="ro1">
          <table:table-cell office:value-type="float" office:value="0.49530609137" calcext:value-type="float">
            <text:p>0.49530609137</text:p>
          </table:table-cell>
          <table:table-cell office:value-type="float" office:value="4.8351066573" calcext:value-type="float">
            <text:p>4.8351066573</text:p>
          </table:table-cell>
          <table:table-cell office:value-type="float" office:value="-0.14252173992" calcext:value-type="float">
            <text:p>-0.14252173992</text:p>
          </table:table-cell>
          <table:table-cell office:value-type="float" office:value="-0.78518057739" calcext:value-type="float">
            <text:p>-0.78518057739</text:p>
          </table:table-cell>
          <table:table-cell office:value-type="float" office:value="-20.899371509" calcext:value-type="float">
            <text:p>-20.899371509</text:p>
          </table:table-cell>
          <table:table-cell table:number-columns-repeated="2"/>
        </table:table-row>
        <table:table-row table:style-name="ro1">
          <table:table-cell office:value-type="float" office:value="0.49687781806" calcext:value-type="float">
            <text:p>0.49687781806</text:p>
          </table:table-cell>
          <table:table-cell office:value-type="float" office:value="4.830834945" calcext:value-type="float">
            <text:p>4.830834945</text:p>
          </table:table-cell>
          <table:table-cell office:value-type="float" office:value="-0.22869622193" calcext:value-type="float">
            <text:p>-0.22869622193</text:p>
          </table:table-cell>
          <table:table-cell office:value-type="float" office:value="-1.285359955" calcext:value-type="float">
            <text:p>-1.285359955</text:p>
          </table:table-cell>
          <table:table-cell office:value-type="float" office:value="-20.870872232" calcext:value-type="float">
            <text:p>-20.870872232</text:p>
          </table:table-cell>
          <table:table-cell table:number-columns-repeated="2"/>
        </table:table-row>
        <table:table-row table:style-name="ro1">
          <table:table-cell office:value-type="float" office:value="0.49844954474" calcext:value-type="float">
            <text:p>0.49844954474</text:p>
          </table:table-cell>
          <table:table-cell office:value-type="float" office:value="4.8245016666" calcext:value-type="float">
            <text:p>4.8245016666</text:p>
          </table:table-cell>
          <table:table-cell office:value-type="float" office:value="-0.31472430823" calcext:value-type="float">
            <text:p>-0.31472430823</text:p>
          </table:table-cell>
          <table:table-cell office:value-type="float" office:value="-1.7844399491" calcext:value-type="float">
            <text:p>-1.7844399491</text:p>
          </table:table-cell>
          <table:table-cell office:value-type="float" office:value="-20.828413149" calcext:value-type="float">
            <text:p>-20.828413149</text:p>
          </table:table-cell>
          <table:table-cell table:number-columns-repeated="2"/>
        </table:table-row>
        <table:table-row table:style-name="ro1">
          <table:table-cell office:value-type="float" office:value="0.50002127142" calcext:value-type="float">
            <text:p>0.50002127142</text:p>
          </table:table-cell>
          <table:table-cell office:value-type="float" office:value="4.8161122563" calcext:value-type="float">
            <text:p>4.8161122563</text:p>
          </table:table-cell>
          <table:table-cell office:value-type="float" office:value="-0.40054848991" calcext:value-type="float">
            <text:p>-0.40054848991</text:p>
          </table:table-cell>
          <table:table-cell office:value-type="float" office:value="-2.2819852635" calcext:value-type="float">
            <text:p>-2.2819852635</text:p>
          </table:table-cell>
          <table:table-cell office:value-type="float" office:value="-20.772038164" calcext:value-type="float">
            <text:p>-20.772038164</text:p>
          </table:table-cell>
          <table:table-cell table:number-columns-repeated="2"/>
        </table:table-row>
        <table:table-row table:style-name="ro1">
          <table:table-cell office:value-type="float" office:value="0.50151997989" calcext:value-type="float">
            <text:p>0.50151997989</text:p>
          </table:table-cell>
          <table:table-cell office:value-type="float" office:value="4.8062041364" calcext:value-type="float">
            <text:p>4.8062041364</text:p>
          </table:table-cell>
          <table:table-cell office:value-type="float" office:value="-0.48214304719" calcext:value-type="float">
            <text:p>-0.48214304719</text:p>
          </table:table-cell>
          <table:table-cell office:value-type="float" office:value="-2.7545890515" calcext:value-type="float">
            <text:p>-2.7545890515</text:p>
          </table:table-cell>
          <table:table-cell office:value-type="float" office:value="-20.705374461" calcext:value-type="float">
            <text:p>-20.705374461</text:p>
          </table:table-cell>
          <table:table-cell table:number-columns-repeated="2"/>
        </table:table-row>
        <table:table-row table:style-name="ro1">
          <table:table-cell office:value-type="float" office:value="0.50301868836" calcext:value-type="float">
            <text:p>0.50301868836</text:p>
          </table:table-cell>
          <table:table-cell office:value-type="float" office:value="4.7944408274" calcext:value-type="float">
            <text:p>4.7944408274</text:p>
          </table:table-cell>
          <table:table-cell office:value-type="float" office:value="-0.56345064958" calcext:value-type="float">
            <text:p>-0.56345064958</text:p>
          </table:table-cell>
          <table:table-cell office:value-type="float" office:value="-3.2250294718" calcext:value-type="float">
            <text:p>-3.2250294718</text:p>
          </table:table-cell>
          <table:table-cell office:value-type="float" office:value="-20.626173745" calcext:value-type="float">
            <text:p>-20.626173745</text:p>
          </table:table-cell>
          <table:table-cell table:number-columns-repeated="2"/>
        </table:table-row>
        <table:table-row table:style-name="ro1">
          <table:table-cell office:value-type="float" office:value="0.50451739682" calcext:value-type="float">
            <text:p>0.50451739682</text:p>
          </table:table-cell>
          <table:table-cell office:value-type="float" office:value="4.7808315717" calcext:value-type="float">
            <text:p>4.7808315717</text:p>
          </table:table-cell>
          <table:table-cell office:value-type="float" office:value="-0.64442211866" calcext:value-type="float">
            <text:p>-0.64442211866</text:p>
          </table:table-cell>
          <table:table-cell office:value-type="float" office:value="-3.6929351192" calcext:value-type="float">
            <text:p>-3.6929351192</text:p>
          </table:table-cell>
          <table:table-cell office:value-type="float" office:value="-20.534510765" calcext:value-type="float">
            <text:p>-20.534510765</text:p>
          </table:table-cell>
          <table:table-cell table:number-columns-repeated="2"/>
        </table:table-row>
        <table:table-row table:style-name="ro1">
          <table:table-cell office:value-type="float" office:value="0.50601610529" calcext:value-type="float">
            <text:p>0.50601610529</text:p>
          </table:table-cell>
          <table:table-cell office:value-type="float" office:value="4.7653870672" calcext:value-type="float">
            <text:p>4.7653870672</text:p>
          </table:table-cell>
          <table:table-cell office:value-type="float" office:value="-0.72500859324" calcext:value-type="float">
            <text:p>-0.72500859324</text:p>
          </table:table-cell>
          <table:table-cell office:value-type="float" office:value="-4.1579373791" calcext:value-type="float">
            <text:p>-4.1579373791</text:p>
          </table:table-cell>
          <table:table-cell office:value-type="float" office:value="-20.430472032" calcext:value-type="float">
            <text:p>-20.430472032</text:p>
          </table:table-cell>
          <table:table-cell table:number-columns-repeated="2"/>
        </table:table-row>
        <table:table-row table:style-name="ro1">
          <table:table-cell office:value-type="float" office:value="0.50747855026" calcext:value-type="float">
            <text:p>0.50747855026</text:p>
          </table:table-cell>
          <table:table-cell office:value-type="float" office:value="4.7485586925" calcext:value-type="float">
            <text:p>4.7485586925</text:p>
          </table:table-cell>
          <table:table-cell office:value-type="float" office:value="-0.80322764309" calcext:value-type="float">
            <text:p>-0.80322764309</text:p>
          </table:table-cell>
          <table:table-cell office:value-type="float" office:value="-4.6085398806" calcext:value-type="float">
            <text:p>-4.6085398806</text:p>
          </table:table-cell>
          <table:table-cell office:value-type="float" office:value="-20.317114273" calcext:value-type="float">
            <text:p>-20.317114273</text:p>
          </table:table-cell>
          <table:table-cell table:number-columns-repeated="2"/>
        </table:table-row>
        <table:table-row table:style-name="ro1">
          <table:table-cell office:value-type="float" office:value="0.50894099523" calcext:value-type="float">
            <text:p>0.50894099523</text:p>
          </table:table-cell>
          <table:table-cell office:value-type="float" office:value="4.7300069609" calcext:value-type="float">
            <text:p>4.7300069609</text:p>
          </table:table-cell>
          <table:table-cell office:value-type="float" office:value="-0.88098923008" calcext:value-type="float">
            <text:p>-0.88098923008</text:p>
          </table:table-cell>
          <table:table-cell office:value-type="float" office:value="-5.0556935438" calcext:value-type="float">
            <text:p>-5.0556935438</text:p>
          </table:table-cell>
          <table:table-cell office:value-type="float" office:value="-20.192167633" calcext:value-type="float">
            <text:p>-20.192167633</text:p>
          </table:table-cell>
          <table:table-cell table:number-columns-repeated="2"/>
        </table:table-row>
        <table:table-row table:style-name="ro1">
          <table:table-cell office:value-type="float" office:value="0.51040344021" calcext:value-type="float">
            <text:p>0.51040344021</text:p>
          </table:table-cell>
          <table:table-cell office:value-type="float" office:value="4.709745752" calcext:value-type="float">
            <text:p>4.709745752</text:p>
          </table:table-cell>
          <table:table-cell office:value-type="float" office:value="-0.9582490776" calcext:value-type="float">
            <text:p>-0.9582490776</text:p>
          </table:table-cell>
          <table:table-cell office:value-type="float" office:value="-5.4990657358" calcext:value-type="float">
            <text:p>-5.4990657358</text:p>
          </table:table-cell>
          <table:table-cell office:value-type="float" office:value="-20.055744209" calcext:value-type="float">
            <text:p>-20.055744209</text:p>
          </table:table-cell>
          <table:table-cell table:number-columns-repeated="2"/>
        </table:table-row>
        <table:table-row table:style-name="ro1">
          <table:table-cell office:value-type="float" office:value="0.51186588518" calcext:value-type="float">
            <text:p>0.51186588518</text:p>
          </table:table-cell>
          <table:table-cell office:value-type="float" office:value="4.6877902144" calcext:value-type="float">
            <text:p>4.6877902144</text:p>
          </table:table-cell>
          <table:table-cell office:value-type="float" office:value="-1.0349633589" calcext:value-type="float">
            <text:p>-1.0349633589</text:p>
          </table:table-cell>
          <table:table-cell office:value-type="float" office:value="-5.9383277716" calcext:value-type="float">
            <text:p>-5.9383277716</text:p>
          </table:table-cell>
          <table:table-cell office:value-type="float" office:value="-19.907966274" calcext:value-type="float">
            <text:p>-19.907966274</text:p>
          </table:table-cell>
          <table:table-cell table:number-columns-repeated="2"/>
        </table:table-row>
        <table:table-row table:style-name="ro1">
          <table:table-cell office:value-type="float" office:value="0.51331028596" calcext:value-type="float">
            <text:p>0.51331028596</text:p>
          </table:table-cell>
          <table:table-cell office:value-type="float" office:value="4.6644585039" calcext:value-type="float">
            <text:p>4.6644585039</text:p>
          </table:table-cell>
          <table:table-cell office:value-type="float" office:value="-1.1101532319" calcext:value-type="float">
            <text:p>-1.1101532319</text:p>
          </table:table-cell>
          <table:table-cell office:value-type="float" office:value="-6.3678184796" calcext:value-type="float">
            <text:p>-6.3678184796</text:p>
          </table:table-cell>
          <table:table-cell office:value-type="float" office:value="-19.750995756" calcext:value-type="float">
            <text:p>-19.750995756</text:p>
          </table:table-cell>
          <table:table-cell table:number-columns-repeated="2"/>
        </table:table-row>
        <table:table-row table:style-name="ro1">
          <table:table-cell office:value-type="float" office:value="0.51475468674" calcext:value-type="float">
            <text:p>0.51475468674</text:p>
          </table:table-cell>
          <table:table-cell office:value-type="float" office:value="4.6395070046" calcext:value-type="float">
            <text:p>4.6395070046</text:p>
          </table:table-cell>
          <table:table-cell office:value-type="float" office:value="-1.1847273877" calcext:value-type="float">
            <text:p>-1.1847273877</text:p>
          </table:table-cell>
          <table:table-cell office:value-type="float" office:value="-6.7926752072" calcext:value-type="float">
            <text:p>-6.7926752072</text:p>
          </table:table-cell>
          <table:table-cell office:value-type="float" office:value="-19.583215161" calcext:value-type="float">
            <text:p>-19.583215161</text:p>
          </table:table-cell>
          <table:table-cell table:number-columns-repeated="2"/>
        </table:table-row>
        <table:table-row table:style-name="ro1">
          <table:table-cell office:value-type="float" office:value="0.51619908753" calcext:value-type="float">
            <text:p>0.51619908753</text:p>
          </table:table-cell>
          <table:table-cell office:value-type="float" office:value="4.612953863" calcext:value-type="float">
            <text:p>4.612953863</text:p>
          </table:table-cell>
          <table:table-cell office:value-type="float" office:value="-1.2586451138" calcext:value-type="float">
            <text:p>-1.2586451138</text:p>
          </table:table-cell>
          <table:table-cell office:value-type="float" office:value="-7.2125945239" calcext:value-type="float">
            <text:p>-7.2125945239</text:p>
          </table:table-cell>
          <table:table-cell office:value-type="float" office:value="-19.404770621" calcext:value-type="float">
            <text:p>-19.404770621</text:p>
          </table:table-cell>
          <table:table-cell table:number-columns-repeated="2"/>
        </table:table-row>
        <table:table-row table:style-name="ro1">
          <table:table-cell office:value-type="float" office:value="0.51764348831" calcext:value-type="float">
            <text:p>0.51764348831</text:p>
          </table:table-cell>
          <table:table-cell office:value-type="float" office:value="4.5848183668" calcext:value-type="float">
            <text:p>4.5848183668</text:p>
          </table:table-cell>
          <table:table-cell office:value-type="float" office:value="-1.3318662687" calcext:value-type="float">
            <text:p>-1.3318662687</text:p>
          </table:table-cell>
          <table:table-cell office:value-type="float" office:value="-7.62727799" calcext:value-type="float">
            <text:p>-7.62727799</text:p>
          </table:table-cell>
          <table:table-cell office:value-type="float" office:value="-19.215817313" calcext:value-type="float">
            <text:p>-19.215817313</text:p>
          </table:table-cell>
          <table:table-cell table:number-columns-repeated="2"/>
        </table:table-row>
        <table:table-row table:style-name="ro1">
          <table:table-cell office:value-type="float" office:value="0.51908251925" calcext:value-type="float">
            <text:p>0.51908251925</text:p>
          </table:table-cell>
          <table:table-cell office:value-type="float" office:value="4.5552341992" calcext:value-type="float">
            <text:p>4.5552341992</text:p>
          </table:table-cell>
          <table:table-cell office:value-type="float" office:value="-1.4040832479" calcext:value-type="float">
            <text:p>-1.4040832479</text:p>
          </table:table-cell>
          <table:table-cell office:value-type="float" office:value="-8.0349219086" calcext:value-type="float">
            <text:p>-8.0349219086</text:p>
          </table:table-cell>
          <table:table-cell office:value-type="float" office:value="-19.017279165" calcext:value-type="float">
            <text:p>-19.017279165</text:p>
          </table:table-cell>
          <table:table-cell table:number-columns-repeated="2"/>
        </table:table-row>
        <table:table-row table:style-name="ro1">
          <table:table-cell office:value-type="float" office:value="0.52052155018" calcext:value-type="float">
            <text:p>0.52052155018</text:p>
          </table:table-cell>
          <table:table-cell office:value-type="float" office:value="4.5241209501" calcext:value-type="float">
            <text:p>4.5241209501</text:p>
          </table:table-cell>
          <table:table-cell office:value-type="float" office:value="-1.4755311113" calcext:value-type="float">
            <text:p>-1.4755311113</text:p>
          </table:table-cell>
          <table:table-cell office:value-type="float" office:value="-8.436793397" calcext:value-type="float">
            <text:p>-8.436793397</text:p>
          </table:table-cell>
          <table:table-cell office:value-type="float" office:value="-18.808643853" calcext:value-type="float">
            <text:p>-18.808643853</text:p>
          </table:table-cell>
          <table:table-cell table:number-columns-repeated="2"/>
        </table:table-row>
        <table:table-row table:style-name="ro1">
          <table:table-cell office:value-type="float" office:value="0.52196058112" calcext:value-type="float">
            <text:p>0.52196058112</text:p>
          </table:table-cell>
          <table:table-cell office:value-type="float" office:value="4.4915009525" calcext:value-type="float">
            <text:p>4.4915009525</text:p>
          </table:table-cell>
          <table:table-cell office:value-type="float" office:value="-1.5461720531" calcext:value-type="float">
            <text:p>-1.5461720531</text:p>
          </table:table-cell>
          <table:table-cell office:value-type="float" office:value="-8.8326137927" calcext:value-type="float">
            <text:p>-8.8326137927</text:p>
          </table:table-cell>
          <table:table-cell office:value-type="float" office:value="-18.590090482" calcext:value-type="float">
            <text:p>-18.590090482</text:p>
          </table:table-cell>
          <table:table-cell table:number-columns-repeated="2"/>
        </table:table-row>
        <table:table-row table:style-name="ro1">
          <table:table-cell office:value-type="float" office:value="0.52339961206" calcext:value-type="float">
            <text:p>0.52339961206</text:p>
          </table:table-cell>
          <table:table-cell office:value-type="float" office:value="4.4573975809" calcext:value-type="float">
            <text:p>4.4573975809</text:p>
          </table:table-cell>
          <table:table-cell office:value-type="float" office:value="-1.6159689594" calcext:value-type="float">
            <text:p>-1.6159689594</text:p>
          </table:table-cell>
          <table:table-cell office:value-type="float" office:value="-9.2221104424" calcext:value-type="float">
            <text:p>-9.2221104424</text:p>
          </table:table-cell>
          <table:table-cell office:value-type="float" office:value="-18.361806285" calcext:value-type="float">
            <text:p>-18.361806285</text:p>
          </table:table-cell>
          <table:table-cell table:number-columns-repeated="2"/>
        </table:table-row>
        <table:table-row table:style-name="ro1">
          <table:table-cell office:value-type="float" office:value="0.52484430338" calcext:value-type="float">
            <text:p>0.52484430338</text:p>
          </table:table-cell>
          <table:table-cell office:value-type="float" office:value="4.4216924987" calcext:value-type="float">
            <text:p>4.4216924987</text:p>
          </table:table-cell>
          <table:table-cell office:value-type="float" office:value="-1.6851547318" calcext:value-type="float">
            <text:p>-1.6851547318</text:p>
          </table:table-cell>
          <table:table-cell office:value-type="float" office:value="-9.6065097299" calcext:value-type="float">
            <text:p>-9.6065097299</text:p>
          </table:table-cell>
          <table:table-cell office:value-type="float" office:value="-18.123032395" calcext:value-type="float">
            <text:p>-18.123032395</text:p>
          </table:table-cell>
          <table:table-cell table:number-columns-repeated="2"/>
        </table:table-row>
        <table:table-row table:style-name="ro1">
          <table:table-cell office:value-type="float" office:value="0.5262889947" calcext:value-type="float">
            <text:p>0.5262889947</text:p>
          </table:table-cell>
          <table:table-cell office:value-type="float" office:value="4.3845426283" calcext:value-type="float">
            <text:p>4.3845426283</text:p>
          </table:table-cell>
          <table:table-cell office:value-type="float" office:value="-1.7534170733" calcext:value-type="float">
            <text:p>-1.7534170733</text:p>
          </table:table-cell>
          <table:table-cell office:value-type="float" office:value="-9.9840039521" calcext:value-type="float">
            <text:p>-9.9840039521</text:p>
          </table:table-cell>
          <table:table-cell office:value-type="float" office:value="-17.874852928" calcext:value-type="float">
            <text:p>-17.874852928</text:p>
          </table:table-cell>
          <table:table-cell table:number-columns-repeated="2"/>
        </table:table-row>
        <table:table-row table:style-name="ro1">
          <table:table-cell office:value-type="float" office:value="0.52773368602" calcext:value-type="float">
            <text:p>0.52773368602</text:p>
          </table:table-cell>
          <table:table-cell office:value-type="float" office:value="4.3459746437" calcext:value-type="float">
            <text:p>4.3459746437</text:p>
          </table:table-cell>
          <table:table-cell office:value-type="float" office:value="-1.8207207162" calcext:value-type="float">
            <text:p>-1.8207207162</text:p>
          </table:table-cell>
          <table:table-cell office:value-type="float" office:value="-10.354337005" calcext:value-type="float">
            <text:p>-10.354337005</text:p>
          </table:table-cell>
          <table:table-cell office:value-type="float" office:value="-17.617480683" calcext:value-type="float">
            <text:p>-17.617480683</text:p>
          </table:table-cell>
          <table:table-cell table:number-columns-repeated="2"/>
        </table:table-row>
        <table:table-row table:style-name="ro1">
          <table:table-cell office:value-type="float" office:value="0.52917837734" calcext:value-type="float">
            <text:p>0.52917837734</text:p>
          </table:table-cell>
          <table:table-cell office:value-type="float" office:value="4.3060161763" calcext:value-type="float">
            <text:p>4.3060161763</text:p>
          </table:table-cell>
          <table:table-cell office:value-type="float" office:value="-1.8870312138" calcext:value-type="float">
            <text:p>-1.8870312138</text:p>
          </table:table-cell>
          <table:table-cell office:value-type="float" office:value="-10.717259859" calcext:value-type="float">
            <text:p>-10.717259859</text:p>
          </table:table-cell>
          <table:table-cell office:value-type="float" office:value="-17.351135773" calcext:value-type="float">
            <text:p>-17.351135773</text:p>
          </table:table-cell>
          <table:table-cell table:number-columns-repeated="2"/>
        </table:table-row>
        <table:table-row table:style-name="ro1">
          <table:table-cell office:value-type="float" office:value="0.53064041605" calcext:value-type="float">
            <text:p>0.53064041605</text:p>
          </table:table-cell>
          <table:table-cell office:value-type="float" office:value="4.2641914726" calcext:value-type="float">
            <text:p>4.2641914726</text:p>
          </table:table-cell>
          <table:table-cell office:value-type="float" office:value="-1.9530924995" calcext:value-type="float">
            <text:p>-1.9530924995</text:p>
          </table:table-cell>
          <table:table-cell office:value-type="float" office:value="-11.076749291" calcext:value-type="float">
            <text:p>-11.076749291</text:p>
          </table:table-cell>
          <table:table-cell office:value-type="float" office:value="-17.072690003" calcext:value-type="float">
            <text:p>-17.072690003</text:p>
          </table:table-cell>
          <table:table-cell table:number-columns-repeated="2"/>
        </table:table-row>
        <table:table-row table:style-name="ro1">
          <table:table-cell office:value-type="float" office:value="0.53210245476" calcext:value-type="float">
            <text:p>0.53210245476</text:p>
          </table:table-cell>
          <table:table-cell office:value-type="float" office:value="4.2210024958" calcext:value-type="float">
            <text:p>4.2210024958</text:p>
          </table:table-cell>
          <table:table-cell office:value-type="float" office:value="-2.0180683223" calcext:value-type="float">
            <text:p>-2.0180683223</text:p>
          </table:table-cell>
          <table:table-cell office:value-type="float" office:value="-11.428159191" calcext:value-type="float">
            <text:p>-11.428159191</text:p>
          </table:table-cell>
          <table:table-cell office:value-type="float" office:value="-16.785530051" calcext:value-type="float">
            <text:p>-16.785530051</text:p>
          </table:table-cell>
          <table:table-cell table:number-columns-repeated="2"/>
        </table:table-row>
        <table:table-row table:style-name="ro1">
          <table:table-cell office:value-type="float" office:value="0.53356449347" calcext:value-type="float">
            <text:p>0.53356449347</text:p>
          </table:table-cell>
          <table:table-cell office:value-type="float" office:value="4.1764807063" calcext:value-type="float">
            <text:p>4.1764807063</text:p>
          </table:table-cell>
          <table:table-cell office:value-type="float" office:value="-2.0819257151" calcext:value-type="float">
            <text:p>-2.0819257151</text:p>
          </table:table-cell>
          <table:table-cell office:value-type="float" office:value="-11.771254922" calcext:value-type="float">
            <text:p>-11.771254922</text:p>
          </table:table-cell>
          <table:table-cell office:value-type="float" office:value="-16.489905308" calcext:value-type="float">
            <text:p>-16.489905308</text:p>
          </table:table-cell>
          <table:table-cell table:number-columns-repeated="2"/>
        </table:table-row>
        <table:table-row table:style-name="ro1">
          <table:table-cell office:value-type="float" office:value="0.53502653218" calcext:value-type="float">
            <text:p>0.53502653218</text:p>
          </table:table-cell>
          <table:table-cell office:value-type="float" office:value="4.1306584494" calcext:value-type="float">
            <text:p>4.1306584494</text:p>
          </table:table-cell>
          <table:table-cell office:value-type="float" office:value="-2.1446326804" calcext:value-type="float">
            <text:p>-2.1446326804</text:p>
          </table:table-cell>
          <table:table-cell office:value-type="float" office:value="-12.105810132" calcext:value-type="float">
            <text:p>-12.105810132</text:p>
          </table:table-cell>
          <table:table-cell office:value-type="float" office:value="-16.18607172" calcext:value-type="float">
            <text:p>-16.18607172</text:p>
          </table:table-cell>
          <table:table-cell table:number-columns-repeated="2"/>
        </table:table-row>
        <table:table-row table:style-name="ro1">
          <table:table-cell office:value-type="float" office:value="0.53652123114" calcext:value-type="float">
            <text:p>0.53652123114</text:p>
          </table:table-cell>
          <table:table-cell office:value-type="float" office:value="4.0825027893" calcext:value-type="float">
            <text:p>4.0825027893</text:p>
          </table:table-cell>
          <table:table-cell office:value-type="float" office:value="-2.2075188991" calcext:value-type="float">
            <text:p>-2.2075188991</text:p>
          </table:table-cell>
          <table:table-cell office:value-type="float" office:value="-12.438783208" calcext:value-type="float">
            <text:p>-12.438783208</text:p>
          </table:table-cell>
          <table:table-cell office:value-type="float" office:value="-15.867238016" calcext:value-type="float">
            <text:p>-15.867238016</text:p>
          </table:table-cell>
          <table:table-cell table:number-columns-repeated="2"/>
        </table:table-row>
        <table:table-row table:style-name="ro1">
          <table:table-cell office:value-type="float" office:value="0.5380159301" calcext:value-type="float">
            <text:p>0.5380159301</text:p>
          </table:table-cell>
          <table:table-cell office:value-type="float" office:value="4.0330589747" calcext:value-type="float">
            <text:p>4.0330589747</text:p>
          </table:table-cell>
          <table:table-cell office:value-type="float" office:value="-2.2691382871" calcext:value-type="float">
            <text:p>-2.2691382871</text:p>
          </table:table-cell>
          <table:table-cell office:value-type="float" office:value="-12.762378745" calcext:value-type="float">
            <text:p>-12.762378745</text:p>
          </table:table-cell>
          <table:table-cell office:value-type="float" office:value="-15.540385347" calcext:value-type="float">
            <text:p>-15.540385347</text:p>
          </table:table-cell>
          <table:table-cell table:number-columns-repeated="2"/>
        </table:table-row>
        <table:table-row table:style-name="ro1">
          <table:table-cell office:value-type="float" office:value="0.53951062907" calcext:value-type="float">
            <text:p>0.53951062907</text:p>
          </table:table-cell>
          <table:table-cell office:value-type="float" office:value="3.9823642216" calcext:value-type="float">
            <text:p>3.9823642216</text:p>
          </table:table-cell>
          <table:table-cell office:value-type="float" office:value="-2.329459954" calcext:value-type="float">
            <text:p>-2.329459954</text:p>
          </table:table-cell>
          <table:table-cell office:value-type="float" office:value="-13.076382906" calcext:value-type="float">
            <text:p>-13.076382906</text:p>
          </table:table-cell>
          <table:table-cell office:value-type="float" office:value="-15.205806487" calcext:value-type="float">
            <text:p>-15.205806487</text:p>
          </table:table-cell>
          <table:table-cell table:number-columns-repeated="2"/>
        </table:table-row>
        <table:table-row table:style-name="ro1">
          <table:table-cell office:value-type="float" office:value="0.54100532803" calcext:value-type="float">
            <text:p>0.54100532803</text:p>
          </table:table-cell>
          <table:table-cell office:value-type="float" office:value="3.9304565655" calcext:value-type="float">
            <text:p>3.9304565655</text:p>
          </table:table-cell>
          <table:table-cell office:value-type="float" office:value="-2.3884541691" calcext:value-type="float">
            <text:p>-2.3884541691</text:p>
          </table:table-cell>
          <table:table-cell office:value-type="float" office:value="-13.380591657" calcext:value-type="float">
            <text:p>-13.380591657</text:p>
          </table:table-cell>
          <table:table-cell office:value-type="float" office:value="-14.863800025" calcext:value-type="float">
            <text:p>-14.863800025</text:p>
          </table:table-cell>
          <table:table-cell table:number-columns-repeated="2"/>
        </table:table-row>
        <table:table-row table:style-name="ro1">
          <table:table-cell office:value-type="float" office:value="0.54256011989" calcext:value-type="float">
            <text:p>0.54256011989</text:p>
          </table:table-cell>
          <table:table-cell office:value-type="float" office:value="3.8752167365" calcext:value-type="float">
            <text:p>3.8752167365</text:p>
          </table:table-cell>
          <table:table-cell office:value-type="float" office:value="-2.4483809235" calcext:value-type="float">
            <text:p>-2.4483809235</text:p>
          </table:table-cell>
          <table:table-cell office:value-type="float" office:value="-13.68642817" calcext:value-type="float">
            <text:p>-13.68642817</text:p>
          </table:table-cell>
          <table:table-cell office:value-type="float" office:value="-14.50048904" calcext:value-type="float">
            <text:p>-14.50048904</text:p>
          </table:table-cell>
          <table:table-cell table:number-columns-repeated="2"/>
        </table:table-row>
        <table:table-row table:style-name="ro1">
          <table:table-cell office:value-type="float" office:value="0.54411491176" calcext:value-type="float">
            <text:p>0.54411491176</text:p>
          </table:table-cell>
          <table:table-cell office:value-type="float" office:value="3.8187510695" calcext:value-type="float">
            <text:p>3.8187510695</text:p>
          </table:table-cell>
          <table:table-cell office:value-type="float" office:value="-2.5068097093" calcext:value-type="float">
            <text:p>-2.5068097093</text:p>
          </table:table-cell>
          <table:table-cell office:value-type="float" office:value="-13.981249026" calcext:value-type="float">
            <text:p>-13.981249026</text:p>
          </table:table-cell>
          <table:table-cell office:value-type="float" office:value="-14.129818386" calcext:value-type="float">
            <text:p>-14.129818386</text:p>
          </table:table-cell>
          <table:table-cell table:number-columns-repeated="2"/>
        </table:table-row>
        <table:table-row table:style-name="ro1">
          <table:table-cell office:value-type="float" office:value="0.54566970362" calcext:value-type="float">
            <text:p>0.54566970362</text:p>
          </table:table-cell>
          <table:table-cell office:value-type="float" office:value="3.7611049242" calcext:value-type="float">
            <text:p>3.7611049242</text:p>
          </table:table-cell>
          <table:table-cell office:value-type="float" office:value="-2.5637112091" calcext:value-type="float">
            <text:p>-2.5637112091</text:p>
          </table:table-cell>
          <table:table-cell office:value-type="float" office:value="-14.264859367" calcext:value-type="float">
            <text:p>-14.264859367</text:p>
          </table:table-cell>
          <table:table-cell office:value-type="float" office:value="-13.752141689" calcext:value-type="float">
            <text:p>-13.752141689</text:p>
          </table:table-cell>
          <table:table-cell table:number-columns-repeated="2"/>
        </table:table-row>
        <table:table-row table:style-name="ro1">
          <table:table-cell office:value-type="float" office:value="0.54722449549" calcext:value-type="float">
            <text:p>0.54722449549</text:p>
          </table:table-cell>
          <table:table-cell office:value-type="float" office:value="3.7023244308" calcext:value-type="float">
            <text:p>3.7023244308</text:p>
          </table:table-cell>
          <table:table-cell office:value-type="float" office:value="-2.6190575593" calcext:value-type="float">
            <text:p>-2.6190575593</text:p>
          </table:table-cell>
          <table:table-cell office:value-type="float" office:value="-14.537076455" calcext:value-type="float">
            <text:p>-14.537076455</text:p>
          </table:table-cell>
          <table:table-cell office:value-type="float" office:value="-13.367817681" calcext:value-type="float">
            <text:p>-13.367817681</text:p>
          </table:table-cell>
          <table:table-cell table:number-columns-repeated="2"/>
        </table:table-row>
        <table:table-row table:style-name="ro1">
          <table:table-cell office:value-type="float" office:value="0.54892928496" calcext:value-type="float">
            <text:p>0.54892928496</text:p>
          </table:table-cell>
          <table:table-cell office:value-type="float" office:value="3.6366249485" calcext:value-type="float">
            <text:p>3.6366249485</text:p>
          </table:table-cell>
          <table:table-cell office:value-type="float" office:value="-2.6779247143" calcext:value-type="float">
            <text:p>-2.6779247143</text:p>
          </table:table-cell>
          <table:table-cell office:value-type="float" office:value="-14.822258593" calcext:value-type="float">
            <text:p>-14.822258593</text:p>
          </table:table-cell>
          <table:table-cell office:value-type="float" office:value="-12.939207322" calcext:value-type="float">
            <text:p>-12.939207322</text:p>
          </table:table-cell>
          <table:table-cell table:number-columns-repeated="2"/>
        </table:table-row>
        <table:table-row table:style-name="ro1">
          <table:table-cell office:value-type="float" office:value="0.55063407443" calcext:value-type="float">
            <text:p>0.55063407443</text:p>
          </table:table-cell>
          <table:table-cell office:value-type="float" office:value="3.5696807241" calcext:value-type="float">
            <text:p>3.5696807241</text:p>
          </table:table-cell>
          <table:table-cell office:value-type="float" office:value="-2.7348577558" calcext:value-type="float">
            <text:p>-2.7348577558</text:p>
          </table:table-cell>
          <table:table-cell office:value-type="float" office:value="-15.09333069" calcext:value-type="float">
            <text:p>-15.09333069</text:p>
          </table:table-cell>
          <table:table-cell office:value-type="float" office:value="-12.503527098" calcext:value-type="float">
            <text:p>-12.503527098</text:p>
          </table:table-cell>
          <table:table-cell table:number-columns-repeated="2"/>
        </table:table-row>
        <table:table-row table:style-name="ro1">
          <table:table-cell office:value-type="float" office:value="0.5523388639" calcext:value-type="float">
            <text:p>0.5523388639</text:p>
          </table:table-cell>
          <table:table-cell office:value-type="float" office:value="3.5015553311" calcext:value-type="float">
            <text:p>3.5015553311</text:p>
          </table:table-cell>
          <table:table-cell office:value-type="float" office:value="-2.7898261405" calcext:value-type="float">
            <text:p>-2.7898261405</text:p>
          </table:table-cell>
          <table:table-cell office:value-type="float" office:value="-15.350103038" calcext:value-type="float">
            <text:p>-15.350103038</text:p>
          </table:table-cell>
          <table:table-cell office:value-type="float" office:value="-12.061267234" calcext:value-type="float">
            <text:p>-12.061267234</text:p>
          </table:table-cell>
          <table:table-cell table:number-columns-repeated="2"/>
        </table:table-row>
        <table:table-row table:style-name="ro1">
          <table:table-cell office:value-type="float" office:value="0.55404365337" calcext:value-type="float">
            <text:p>0.55404365337</text:p>
          </table:table-cell>
          <table:table-cell office:value-type="float" office:value="3.4323131513" calcext:value-type="float">
            <text:p>3.4323131513</text:p>
          </table:table-cell>
          <table:table-cell office:value-type="float" office:value="-2.8428015298" calcext:value-type="float">
            <text:p>-2.8428015298</text:p>
          </table:table-cell>
          <table:table-cell office:value-type="float" office:value="-15.592404015" calcext:value-type="float">
            <text:p>-15.592404015</text:p>
          </table:table-cell>
          <table:table-cell office:value-type="float" office:value="-11.612922637" calcext:value-type="float">
            <text:p>-11.612922637</text:p>
          </table:table-cell>
          <table:table-cell table:number-columns-repeated="2"/>
        </table:table-row>
        <table:table-row table:style-name="ro1">
          <table:table-cell office:value-type="float" office:value="0.55577179009" calcext:value-type="float">
            <text:p>0.55577179009</text:p>
          </table:table-cell>
          <table:table-cell office:value-type="float" office:value="3.3610496247" calcext:value-type="float">
            <text:p>3.3610496247</text:p>
          </table:table-cell>
          <table:table-cell office:value-type="float" office:value="-2.8944415295" calcext:value-type="float">
            <text:p>-2.8944415295</text:p>
          </table:table-cell>
          <table:table-cell office:value-type="float" office:value="-15.82309603" calcext:value-type="float">
            <text:p>-15.82309603</text:p>
          </table:table-cell>
          <table:table-cell office:value-type="float" office:value="-11.152739185" calcext:value-type="float">
            <text:p>-11.152739185</text:p>
          </table:table-cell>
          <table:table-cell table:number-columns-repeated="2"/>
        </table:table-row>
        <table:table-row table:style-name="ro1">
          <table:table-cell office:value-type="float" office:value="0.55749992681" calcext:value-type="float">
            <text:p>0.55749992681</text:p>
          </table:table-cell>
          <table:table-cell office:value-type="float" office:value="3.2887739296" calcext:value-type="float">
            <text:p>3.2887739296</text:p>
          </table:table-cell>
          <table:table-cell office:value-type="float" office:value="-2.9439818871" calcext:value-type="float">
            <text:p>-2.9439818871</text:p>
          </table:table-cell>
          <table:table-cell office:value-type="float" office:value="-16.03861917" calcext:value-type="float">
            <text:p>-16.03861917</text:p>
          </table:table-cell>
          <table:table-cell office:value-type="float" office:value="-10.687339038" calcext:value-type="float">
            <text:p>-10.687339038</text:p>
          </table:table-cell>
          <table:table-cell table:number-columns-repeated="2"/>
        </table:table-row>
        <table:table-row table:style-name="ro1">
          <table:table-cell office:value-type="float" office:value="0.55922806353" calcext:value-type="float">
            <text:p>0.55922806353</text:p>
          </table:table-cell>
          <table:table-cell office:value-type="float" office:value="3.2155551592" calcext:value-type="float">
            <text:p>3.2155551592</text:p>
          </table:table-cell>
          <table:table-cell office:value-type="float" office:value="-2.9914001293" calcext:value-type="float">
            <text:p>-2.9914001293</text:p>
          </table:table-cell>
          <table:table-cell office:value-type="float" office:value="-16.238851915" calcext:value-type="float">
            <text:p>-16.238851915</text:p>
          </table:table-cell>
          <table:table-cell office:value-type="float" office:value="-10.217247991" calcext:value-type="float">
            <text:p>-10.217247991</text:p>
          </table:table-cell>
          <table:table-cell table:number-columns-repeated="2"/>
        </table:table-row>
        <table:table-row table:style-name="ro1">
          <table:table-cell office:value-type="float" office:value="0.56095620026" calcext:value-type="float">
            <text:p>0.56095620026</text:p>
          </table:table-cell>
          <table:table-cell office:value-type="float" office:value="3.141462914" calcext:value-type="float">
            <text:p>3.141462914</text:p>
          </table:table-cell>
          <table:table-cell office:value-type="float" office:value="-3.0366761727" calcext:value-type="float">
            <text:p>-3.0366761727</text:p>
          </table:table-cell>
          <table:table-cell office:value-type="float" office:value="-16.423691975" calcext:value-type="float">
            <text:p>-16.423691975</text:p>
          </table:table-cell>
          <table:table-cell office:value-type="float" office:value="-9.7429938013" calcext:value-type="float">
            <text:p>-9.7429938013</text:p>
          </table:table-cell>
          <table:table-cell table:number-columns-repeated="2"/>
        </table:table-row>
        <table:table-row table:style-name="ro1">
          <table:table-cell office:value-type="float" office:value="0.56256568586" calcext:value-type="float">
            <text:p>0.56256568586</text:p>
          </table:table-cell>
          <table:table-cell office:value-type="float" office:value="3.0717336824" calcext:value-type="float">
            <text:p>3.0717336824</text:p>
          </table:table-cell>
          <table:table-cell office:value-type="float" office:value="-3.0769014277" calcext:value-type="float">
            <text:p>-3.0769014277</text:p>
          </table:table-cell>
          <table:table-cell office:value-type="float" office:value="-16.58192418" calcext:value-type="float">
            <text:p>-16.58192418</text:p>
          </table:table-cell>
          <table:table-cell office:value-type="float" office:value="-9.2980218506" calcext:value-type="float">
            <text:p>-9.2980218506</text:p>
          </table:table-cell>
          <table:table-cell table:number-columns-repeated="2"/>
        </table:table-row>
        <table:table-row table:style-name="ro1">
          <table:table-cell office:value-type="float" office:value="0.56417517146" calcext:value-type="float">
            <text:p>0.56417517146</text:p>
          </table:table-cell>
          <table:table-cell office:value-type="float" office:value="3.0013643731" calcext:value-type="float">
            <text:p>3.0013643731</text:p>
          </table:table-cell>
          <table:table-cell office:value-type="float" office:value="-3.1152407668" calcext:value-type="float">
            <text:p>-3.1152407668</text:p>
          </table:table-cell>
          <table:table-cell office:value-type="float" office:value="-16.726680325" calcext:value-type="float">
            <text:p>-16.726680325</text:p>
          </table:table-cell>
          <table:table-cell office:value-type="float" office:value="-8.8503254613" calcext:value-type="float">
            <text:p>-8.8503254613</text:p>
          </table:table-cell>
          <table:table-cell table:number-columns-repeated="2"/>
        </table:table-row>
        <table:table-row table:style-name="ro1">
          <table:table-cell office:value-type="float" office:value="0.56578465706" calcext:value-type="float">
            <text:p>0.56578465706</text:p>
          </table:table-cell>
          <table:table-cell office:value-type="float" office:value="2.9304120054" calcext:value-type="float">
            <text:p>2.9304120054</text:p>
          </table:table-cell>
          <table:table-cell office:value-type="float" office:value="-3.1516835826" calcext:value-type="float">
            <text:p>-3.1516835826</text:p>
          </table:table-cell>
          <table:table-cell office:value-type="float" office:value="-16.857922488" calcext:value-type="float">
            <text:p>-16.857922488</text:p>
          </table:table-cell>
          <table:table-cell office:value-type="float" office:value="-8.4003322476" calcext:value-type="float">
            <text:p>-8.4003322476</text:p>
          </table:table-cell>
          <table:table-cell table:number-columns-repeated="2"/>
        </table:table-row>
        <table:table-row table:style-name="ro1">
          <table:table-cell office:value-type="float" office:value="0.56739414266" calcext:value-type="float">
            <text:p>0.56739414266</text:p>
          </table:table-cell>
          <table:table-cell office:value-type="float" office:value="2.8589337289" calcext:value-type="float">
            <text:p>2.8589337289</text:p>
          </table:table-cell>
          <table:table-cell office:value-type="float" office:value="-3.1862210732" calcext:value-type="float">
            <text:p>-3.1862210732</text:p>
          </table:table-cell>
          <table:table-cell office:value-type="float" office:value="-16.975626962" calcext:value-type="float">
            <text:p>-16.975626962</text:p>
          </table:table-cell>
          <table:table-cell office:value-type="float" office:value="-7.9484691961" calcext:value-type="float">
            <text:p>-7.9484691961</text:p>
          </table:table-cell>
          <table:table-cell table:number-columns-repeated="2"/>
        </table:table-row>
        <table:table-row table:style-name="ro1">
          <table:table-cell office:value-type="float" office:value="0.56894506139" calcext:value-type="float">
            <text:p>0.56894506139</text:p>
          </table:table-cell>
          <table:table-cell office:value-type="float" office:value="2.7896123751" calcext:value-type="float">
            <text:p>2.7896123751</text:p>
          </table:table-cell>
          <table:table-cell office:value-type="float" office:value="-3.2176926481" calcext:value-type="float">
            <text:p>-3.2176926481</text:p>
          </table:table-cell>
          <table:table-cell office:value-type="float" office:value="-17.07623153" calcext:value-type="float">
            <text:p>-17.07623153</text:p>
          </table:table-cell>
          <table:table-cell office:value-type="float" office:value="-7.5116778439" calcext:value-type="float">
            <text:p>-7.5116778439</text:p>
          </table:table-cell>
          <table:table-cell table:number-columns-repeated="2"/>
        </table:table-row>
        <table:table-row table:style-name="ro1">
          <table:table-cell office:value-type="float" office:value="0.57049598011" calcext:value-type="float">
            <text:p>0.57049598011</text:p>
          </table:table-cell>
          <table:table-cell office:value-type="float" office:value="2.7199070377" calcext:value-type="float">
            <text:p>2.7199070377</text:p>
          </table:table-cell>
          <table:table-cell office:value-type="float" office:value="-3.2473838447" calcext:value-type="float">
            <text:p>-3.2473838447</text:p>
          </table:table-cell>
          <table:table-cell office:value-type="float" office:value="-17.164260441" calcext:value-type="float">
            <text:p>-17.164260441</text:p>
          </table:table-cell>
          <table:table-cell office:value-type="float" office:value="-7.0739254204" calcext:value-type="float">
            <text:p>-7.0739254204</text:p>
          </table:table-cell>
          <table:table-cell table:number-columns-repeated="2"/>
        </table:table-row>
        <table:table-row table:style-name="ro1">
          <table:table-cell office:value-type="float" office:value="0.57204689884" calcext:value-type="float">
            <text:p>0.57204689884</text:p>
          </table:table-cell>
          <table:table-cell office:value-type="float" office:value="2.6498688861" calcext:value-type="float">
            <text:p>2.6498688861</text:p>
          </table:table-cell>
          <table:table-cell office:value-type="float" office:value="-3.2752915197" calcext:value-type="float">
            <text:p>-3.2752915197</text:p>
          </table:table-cell>
          <table:table-cell office:value-type="float" office:value="-17.239729326" calcext:value-type="float">
            <text:p>-17.239729326</text:p>
          </table:table-cell>
          <table:table-cell office:value-type="float" office:value="-6.6355898067" calcext:value-type="float">
            <text:p>-6.6355898067</text:p>
          </table:table-cell>
          <table:table-cell table:number-columns-repeated="2"/>
        </table:table-row>
        <table:table-row table:style-name="ro1">
          <table:table-cell office:value-type="float" office:value="0.57359781757" calcext:value-type="float">
            <text:p>0.57359781757</text:p>
          </table:table-cell>
          <table:table-cell office:value-type="float" office:value="2.579549002" calcext:value-type="float">
            <text:p>2.579549002</text:p>
          </table:table-cell>
          <table:table-cell office:value-type="float" office:value="-3.3014140641" calcext:value-type="float">
            <text:p>-3.3014140641</text:p>
          </table:table-cell>
          <table:table-cell office:value-type="float" office:value="-17.302665619" calcext:value-type="float">
            <text:p>-17.302665619</text:p>
          </table:table-cell>
          <table:table-cell office:value-type="float" office:value="-6.1970467265" calcext:value-type="float">
            <text:p>-6.1970467265</text:p>
          </table:table-cell>
          <table:table-cell table:number-columns-repeated="2"/>
        </table:table-row>
        <table:table-row table:style-name="ro1">
          <table:table-cell office:value-type="float" office:value="0.57512283025" calcext:value-type="float">
            <text:p>0.57512283025</text:p>
          </table:table-cell>
          <table:table-cell office:value-type="float" office:value="2.5101784099" calcext:value-type="float">
            <text:p>2.5101784099</text:p>
          </table:table-cell>
          <table:table-cell office:value-type="float" office:value="-3.3253595265" calcext:value-type="float">
            <text:p>-3.3253595265</text:p>
          </table:table-cell>
          <table:table-cell office:value-type="float" office:value="-17.352368187" calcext:value-type="float">
            <text:p>-17.352368187</text:p>
          </table:table-cell>
          <table:table-cell office:value-type="float" office:value="-5.7659885343" calcext:value-type="float">
            <text:p>-5.7659885343</text:p>
          </table:table-cell>
          <table:table-cell table:number-columns-repeated="2"/>
        </table:table-row>
        <table:table-row table:style-name="ro1">
          <table:table-cell office:value-type="float" office:value="0.57664784293" calcext:value-type="float">
            <text:p>0.57664784293</text:p>
          </table:table-cell>
          <table:table-cell office:value-type="float" office:value="2.4406329476" calcext:value-type="float">
            <text:p>2.4406329476</text:p>
          </table:table-cell>
          <table:table-cell office:value-type="float" office:value="-3.3475802595" calcext:value-type="float">
            <text:p>-3.3475802595</text:p>
          </table:table-cell>
          <table:table-cell office:value-type="float" office:value="-17.390039151" calcext:value-type="float">
            <text:p>-17.390039151</text:p>
          </table:table-cell>
          <table:table-cell office:value-type="float" office:value="-5.3354426965" calcext:value-type="float">
            <text:p>-5.3354426965</text:p>
          </table:table-cell>
          <table:table-cell table:number-columns-repeated="2"/>
        </table:table-row>
        <table:table-row table:style-name="ro1">
          <table:table-cell office:value-type="float" office:value="0.57817285561" calcext:value-type="float">
            <text:p>0.57817285561</text:p>
          </table:table-cell>
          <table:table-cell office:value-type="float" office:value="2.3709606655" calcext:value-type="float">
            <text:p>2.3709606655</text:p>
          </table:table-cell>
          <table:table-cell office:value-type="float" office:value="-3.3680790136" calcext:value-type="float">
            <text:p>-3.3680790136</text:p>
          </table:table-cell>
          <table:table-cell office:value-type="float" office:value="-17.41573712" calcext:value-type="float">
            <text:p>-17.41573712</text:p>
          </table:table-cell>
          <table:table-cell office:value-type="float" office:value="-4.9057582327" calcext:value-type="float">
            <text:p>-4.9057582327</text:p>
          </table:table-cell>
          <table:table-cell table:number-columns-repeated="2"/>
        </table:table-row>
        <table:table-row table:style-name="ro1">
          <table:table-cell office:value-type="float" office:value="0.57969786829" calcext:value-type="float">
            <text:p>0.57969786829</text:p>
          </table:table-cell>
          <table:table-cell office:value-type="float" office:value="2.3012093582" calcext:value-type="float">
            <text:p>2.3012093582</text:p>
          </table:table-cell>
          <table:table-cell office:value-type="float" office:value="-3.3868599294" calcext:value-type="float">
            <text:p>-3.3868599294</text:p>
          </table:table-cell>
          <table:table-cell office:value-type="float" office:value="-17.429531136" calcext:value-type="float">
            <text:p>-17.429531136</text:p>
          </table:table-cell>
          <table:table-cell office:value-type="float" office:value="-4.4772807953" calcext:value-type="float">
            <text:p>-4.4772807953</text:p>
          </table:table-cell>
          <table:table-cell table:number-columns-repeated="2"/>
        </table:table-row>
        <table:table-row table:style-name="ro1">
          <table:table-cell office:value-type="float" office:value="0.58121361438" calcext:value-type="float">
            <text:p>0.58121361438</text:p>
          </table:table-cell>
          <table:table-cell office:value-type="float" office:value="2.2318505559" calcext:value-type="float">
            <text:p>2.2318505559</text:p>
          </table:table-cell>
          <table:table-cell office:value-type="float" office:value="-3.4038299674" calcext:value-type="float">
            <text:p>-3.4038299674</text:p>
          </table:table-cell>
          <table:table-cell office:value-type="float" office:value="-17.431524075" calcext:value-type="float">
            <text:p>-17.431524075</text:p>
          </table:table-cell>
          <table:table-cell office:value-type="float" office:value="-4.0529412099" calcext:value-type="float">
            <text:p>-4.0529412099</text:p>
          </table:table-cell>
          <table:table-cell table:number-columns-repeated="2"/>
        </table:table-row>
        <table:table-row table:style-name="ro1">
          <table:table-cell office:value-type="float" office:value="0.58272936046" calcext:value-type="float">
            <text:p>0.58272936046</text:p>
          </table:table-cell>
          <table:table-cell office:value-type="float" office:value="2.162506921" calcext:value-type="float">
            <text:p>2.162506921</text:p>
          </table:table-cell>
          <table:table-cell office:value-type="float" office:value="-3.4191151815" calcext:value-type="float">
            <text:p>-3.4191151815</text:p>
          </table:table-cell>
          <table:table-cell office:value-type="float" office:value="-17.421923362" calcext:value-type="float">
            <text:p>-17.421923362</text:p>
          </table:table-cell>
          <table:table-cell office:value-type="float" office:value="-3.630463773" calcext:value-type="float">
            <text:p>-3.630463773</text:p>
          </table:table-cell>
          <table:table-cell table:number-columns-repeated="2"/>
        </table:table-row>
        <table:table-row table:style-name="ro1">
          <table:table-cell office:value-type="float" office:value="0.58424510655" calcext:value-type="float">
            <text:p>0.58424510655</text:p>
          </table:table-cell>
          <table:table-cell office:value-type="float" office:value="2.0932243921" calcext:value-type="float">
            <text:p>2.0932243921</text:p>
          </table:table-cell>
          <table:table-cell office:value-type="float" office:value="-3.4327236338" calcext:value-type="float">
            <text:p>-3.4327236338</text:p>
          </table:table-cell>
          <table:table-cell office:value-type="float" office:value="-17.400826358" calcext:value-type="float">
            <text:p>-17.400826358</text:p>
          </table:table-cell>
          <table:table-cell office:value-type="float" office:value="-3.2101761795" calcext:value-type="float">
            <text:p>-3.2101761795</text:p>
          </table:table-cell>
          <table:table-cell table:number-columns-repeated="2"/>
        </table:table-row>
        <table:table-row table:style-name="ro1">
          <table:table-cell office:value-type="float" office:value="0.58576085263" calcext:value-type="float">
            <text:p>0.58576085263</text:p>
          </table:table-cell>
          <table:table-cell office:value-type="float" office:value="2.0240485014" calcext:value-type="float">
            <text:p>2.0240485014</text:p>
          </table:table-cell>
          <table:table-cell office:value-type="float" office:value="-3.4446646817" calcext:value-type="float">
            <text:p>-3.4446646817</text:p>
          </table:table-cell>
          <table:table-cell office:value-type="float" office:value="-17.36833987" calcext:value-type="float">
            <text:p>-17.36833987</text:p>
          </table:table-cell>
          <table:table-cell office:value-type="float" office:value="-2.7924016698" calcext:value-type="float">
            <text:p>-2.7924016698</text:p>
          </table:table-cell>
          <table:table-cell table:number-columns-repeated="2"/>
        </table:table-row>
        <table:table-row table:style-name="ro1">
          <table:table-cell office:value-type="float" office:value="0.58727922257" calcext:value-type="float">
            <text:p>0.58727922257</text:p>
          </table:table-cell>
          <table:table-cell office:value-type="float" office:value="1.9549050126" calcext:value-type="float">
            <text:p>1.9549050126</text:p>
          </table:table-cell>
          <table:table-cell office:value-type="float" office:value="-3.4549653334" calcext:value-type="float">
            <text:p>-3.4549653334</text:p>
          </table:table-cell>
          <table:table-cell office:value-type="float" office:value="-17.324494507" calcext:value-type="float">
            <text:p>-17.324494507</text:p>
          </table:table-cell>
          <table:table-cell office:value-type="float" office:value="-2.3767431221" calcext:value-type="float">
            <text:p>-2.3767431221</text:p>
          </table:table-cell>
          <table:table-cell table:number-columns-repeated="2"/>
        </table:table-row>
        <table:table-row table:style-name="ro1">
          <table:table-cell office:value-type="float" office:value="0.58879759252" calcext:value-type="float">
            <text:p>0.58879759252</text:p>
          </table:table-cell>
          <table:table-cell office:value-type="float" office:value="1.8859586222" calcext:value-type="float">
            <text:p>1.8859586222</text:p>
          </table:table-cell>
          <table:table-cell office:value-type="float" office:value="-3.4636154313" calcext:value-type="float">
            <text:p>-3.4636154313</text:p>
          </table:table-cell>
          <table:table-cell office:value-type="float" office:value="-17.269462416" calcext:value-type="float">
            <text:p>-17.269462416</text:p>
          </table:table-cell>
          <table:table-cell office:value-type="float" office:value="-1.9642411799" calcext:value-type="float">
            <text:p>-1.9642411799</text:p>
          </table:table-cell>
          <table:table-cell table:number-columns-repeated="2"/>
        </table:table-row>
        <table:table-row table:style-name="ro1">
          <table:table-cell office:value-type="float" office:value="0.59031596246" calcext:value-type="float">
            <text:p>0.59031596246</text:p>
          </table:table-cell>
          <table:table-cell office:value-type="float" office:value="1.8172536521" calcext:value-type="float">
            <text:p>1.8172536521</text:p>
          </table:table-cell>
          <table:table-cell office:value-type="float" office:value="-3.4706281759" calcext:value-type="float">
            <text:p>-3.4706281759</text:p>
          </table:table-cell>
          <table:table-cell office:value-type="float" office:value="-17.203378209" calcext:value-type="float">
            <text:p>-17.203378209</text:p>
          </table:table-cell>
          <table:table-cell office:value-type="float" office:value="-1.555205732" calcext:value-type="float">
            <text:p>-1.555205732</text:p>
          </table:table-cell>
          <table:table-cell table:number-columns-repeated="2"/>
        </table:table-row>
        <table:table-row table:style-name="ro1">
          <table:table-cell office:value-type="float" office:value="0.5918343324" calcext:value-type="float">
            <text:p>0.5918343324</text:p>
          </table:table-cell>
          <table:table-cell office:value-type="float" office:value="1.7488338701" calcext:value-type="float">
            <text:p>1.7488338701</text:p>
          </table:table-cell>
          <table:table-cell office:value-type="float" office:value="-3.4760179916" calcext:value-type="float">
            <text:p>-3.4760179916</text:p>
          </table:table-cell>
          <table:table-cell office:value-type="float" office:value="-17.126385143" calcext:value-type="float">
            <text:p>-17.126385143</text:p>
          </table:table-cell>
          <table:table-cell office:value-type="float" office:value="-1.1499411567" calcext:value-type="float">
            <text:p>-1.1499411567</text:p>
          </table:table-cell>
          <table:table-cell table:number-columns-repeated="2"/>
        </table:table-row>
        <table:table-row table:style-name="ro1">
          <table:table-cell office:value-type="float" office:value="0.59336587144" calcext:value-type="float">
            <text:p>0.59336587144</text:p>
          </table:table-cell>
          <table:table-cell office:value-type="float" office:value="1.6801534509" calcext:value-type="float">
            <text:p>1.6801534509</text:p>
          </table:table-cell>
          <table:table-cell office:value-type="float" office:value="-3.4798263304" calcext:value-type="float">
            <text:p>-3.4798263304</text:p>
          </table:table-cell>
          <table:table-cell office:value-type="float" office:value="-17.037827244" calcext:value-type="float">
            <text:p>-17.037827244</text:p>
          </table:table-cell>
          <table:table-cell office:value-type="float" office:value="-0.74528512984" calcext:value-type="float">
            <text:p>-0.74528512984</text:p>
          </table:table-cell>
          <table:table-cell table:number-columns-repeated="2"/>
        </table:table-row>
        <table:table-row table:style-name="ro1">
          <table:table-cell office:value-type="float" office:value="0.59489741049" calcext:value-type="float">
            <text:p>0.59489741049</text:p>
          </table:table-cell>
          <table:table-cell office:value-type="float" office:value="1.6118507977" calcext:value-type="float">
            <text:p>1.6118507977</text:p>
          </table:table-cell>
          <table:table-cell office:value-type="float" office:value="-3.4820166212" calcext:value-type="float">
            <text:p>-3.4820166212</text:p>
          </table:table-cell>
          <table:table-cell office:value-type="float" office:value="-16.938488884" calcext:value-type="float">
            <text:p>-16.938488884</text:p>
          </table:table-cell>
          <table:table-cell office:value-type="float" office:value="-0.34506985325" calcext:value-type="float">
            <text:p>-0.34506985325</text:p>
          </table:table-cell>
          <table:table-cell table:number-columns-repeated="2"/>
        </table:table-row>
        <table:table-row table:style-name="ro1">
          <table:table-cell office:value-type="float" office:value="0.59642894953" calcext:value-type="float">
            <text:p>0.59642894953</text:p>
          </table:table-cell>
          <table:table-cell office:value-type="float" office:value="1.5439689073" calcext:value-type="float">
            <text:p>1.5439689073</text:p>
          </table:table-cell>
          <table:table-cell office:value-type="float" office:value="-3.4826073095" calcext:value-type="float">
            <text:p>-3.4826073095</text:p>
          </table:table-cell>
          <table:table-cell office:value-type="float" office:value="-16.828542358" calcext:value-type="float">
            <text:p>-16.828542358</text:p>
          </table:table-cell>
          <table:table-cell office:value-type="float" office:value="0.050410746332" calcext:value-type="float">
            <text:p>0.050410746332</text:p>
          </table:table-cell>
          <table:table-cell table:number-columns-repeated="2"/>
        </table:table-row>
        <table:table-row table:style-name="ro1">
          <table:table-cell office:value-type="float" office:value="0.59796048857" calcext:value-type="float">
            <text:p>0.59796048857</text:p>
          </table:table-cell>
          <table:table-cell office:value-type="float" office:value="1.4765500678" calcext:value-type="float">
            <text:p>1.4765500678</text:p>
          </table:table-cell>
          <table:table-cell office:value-type="float" office:value="-3.4816180096" calcext:value-type="float">
            <text:p>-3.4816180096</text:p>
          </table:table-cell>
          <table:table-cell office:value-type="float" office:value="-16.708167914" calcext:value-type="float">
            <text:p>-16.708167914</text:p>
          </table:table-cell>
          <table:table-cell office:value-type="float" office:value="0.44086934768" calcext:value-type="float">
            <text:p>0.44086934768</text:p>
          </table:table-cell>
          <table:table-cell table:number-columns-repeated="2"/>
        </table:table-row>
        <table:table-row table:style-name="ro1">
          <table:table-cell office:value-type="float" office:value="0.59951644676" calcext:value-type="float">
            <text:p>0.59951644676</text:p>
          </table:table-cell>
          <table:table-cell office:value-type="float" office:value="1.4085732461" calcext:value-type="float">
            <text:p>1.4085732461</text:p>
          </table:table-cell>
          <table:table-cell office:value-type="float" office:value="-3.4790163337" calcext:value-type="float">
            <text:p>-3.4790163337</text:p>
          </table:table-cell>
          <table:table-cell office:value-type="float" office:value="-16.575389086" calcext:value-type="float">
            <text:p>-16.575389086</text:p>
          </table:table-cell>
          <table:table-cell office:value-type="float" office:value="0.83212197808" calcext:value-type="float">
            <text:p>0.83212197808</text:p>
          </table:table-cell>
          <table:table-cell table:number-columns-repeated="2"/>
        </table:table-row>
        <table:table-row table:style-name="ro1">
          <table:table-cell office:value-type="float" office:value="0.60107240495" calcext:value-type="float">
            <text:p>0.60107240495</text:p>
          </table:table-cell>
          <table:table-cell office:value-type="float" office:value="1.3411599971" calcext:value-type="float">
            <text:p>1.3411599971</text:p>
          </table:table-cell>
          <table:table-cell office:value-type="float" office:value="-3.474828256" calcext:value-type="float">
            <text:p>-3.474828256</text:p>
          </table:table-cell>
          <table:table-cell office:value-type="float" office:value="-16.432246118" calcext:value-type="float">
            <text:p>-16.432246118</text:p>
          </table:table-cell>
          <table:table-cell office:value-type="float" office:value="1.2176148966" calcext:value-type="float">
            <text:p>1.2176148966</text:p>
          </table:table-cell>
          <table:table-cell table:number-columns-repeated="2"/>
        </table:table-row>
        <table:table-row table:style-name="ro1">
          <table:table-cell office:value-type="float" office:value="0.60262836314" calcext:value-type="float">
            <text:p>0.60262836314</text:p>
          </table:table-cell>
          <table:table-cell office:value-type="float" office:value="1.2743522205" calcext:value-type="float">
            <text:p>1.2743522205</text:p>
          </table:table-cell>
          <table:table-cell office:value-type="float" office:value="-3.4690778735" calcext:value-type="float">
            <text:p>-3.4690778735</text:p>
          </table:table-cell>
          <table:table-cell office:value-type="float" office:value="-16.278951543" calcext:value-type="float">
            <text:p>-16.278951543</text:p>
          </table:table-cell>
          <table:table-cell office:value-type="float" office:value="1.5970689936" calcext:value-type="float">
            <text:p>1.5970689936</text:p>
          </table:table-cell>
          <table:table-cell table:number-columns-repeated="2"/>
        </table:table-row>
        <table:table-row table:style-name="ro1">
          <table:table-cell office:value-type="float" office:value="0.60418432133" calcext:value-type="float">
            <text:p>0.60418432133</text:p>
          </table:table-cell>
          <table:table-cell office:value-type="float" office:value="1.2081909329" calcext:value-type="float">
            <text:p>1.2081909329</text:p>
          </table:table-cell>
          <table:table-cell office:value-type="float" office:value="-3.4617904075" calcext:value-type="float">
            <text:p>-3.4617904075</text:p>
          </table:table-cell>
          <table:table-cell office:value-type="float" office:value="-16.115725218" calcext:value-type="float">
            <text:p>-16.115725218</text:p>
          </table:table-cell>
          <table:table-cell office:value-type="float" office:value="1.9702129831" calcext:value-type="float">
            <text:p>1.9702129831</text:p>
          </table:table-cell>
          <table:table-cell table:number-columns-repeated="2"/>
        </table:table-row>
        <table:table-row table:style-name="ro1">
          <table:table-cell office:value-type="float" office:value="0.60577930365" calcext:value-type="float">
            <text:p>0.60577930365</text:p>
          </table:table-cell>
          <table:table-cell office:value-type="float" office:value="1.1410832736" calcext:value-type="float">
            <text:p>1.1410832736</text:p>
          </table:table-cell>
          <table:table-cell office:value-type="float" office:value="-3.452752324" calcext:value-type="float">
            <text:p>-3.452752324</text:p>
          </table:table-cell>
          <table:table-cell office:value-type="float" office:value="-15.938334106" calcext:value-type="float">
            <text:p>-15.938334106</text:p>
          </table:table-cell>
          <table:table-cell office:value-type="float" office:value="2.345890585" calcext:value-type="float">
            <text:p>2.345890585</text:p>
          </table:table-cell>
          <table:table-cell table:number-columns-repeated="2"/>
        </table:table-row>
        <table:table-row table:style-name="ro1">
          <table:table-cell office:value-type="float" office:value="0.60737428598" calcext:value-type="float">
            <text:p>0.60737428598</text:p>
          </table:table-cell>
          <table:table-cell office:value-type="float" office:value="1.0747392512" calcext:value-type="float">
            <text:p>1.0747392512</text:p>
          </table:table-cell>
          <table:table-cell office:value-type="float" office:value="-3.4421562448" calcext:value-type="float">
            <text:p>-3.4421562448</text:p>
          </table:table-cell>
          <table:table-cell office:value-type="float" office:value="-15.750996994" calcext:value-type="float">
            <text:p>-15.750996994</text:p>
          </table:table-cell>
          <table:table-cell office:value-type="float" office:value="2.7143862243" calcext:value-type="float">
            <text:p>2.7143862243</text:p>
          </table:table-cell>
          <table:table-cell table:number-columns-repeated="2"/>
        </table:table-row>
        <table:table-row table:style-name="ro1">
          <table:table-cell office:value-type="float" office:value="0.6089692683" calcext:value-type="float">
            <text:p>0.6089692683</text:p>
          </table:table-cell>
          <table:table-cell office:value-type="float" office:value="1.0091999686" calcext:value-type="float">
            <text:p>1.0091999686</text:p>
          </table:table-cell>
          <table:table-cell office:value-type="float" office:value="-3.4300327982" calcext:value-type="float">
            <text:p>-3.4300327982</text:p>
          </table:table-cell>
          <table:table-cell office:value-type="float" office:value="-15.553972664" calcext:value-type="float">
            <text:p>-15.553972664</text:p>
          </table:table-cell>
          <table:table-cell office:value-type="float" office:value="3.0754343524" calcext:value-type="float">
            <text:p>3.0754343524</text:p>
          </table:table-cell>
          <table:table-cell table:number-columns-repeated="2"/>
        </table:table-row>
        <table:table-row table:style-name="ro1">
          <table:table-cell office:value-type="float" office:value="0.61056425062" calcext:value-type="float">
            <text:p>0.61056425062</text:p>
          </table:table-cell>
          <table:table-cell office:value-type="float" office:value="0.94450543108" calcext:value-type="float">
            <text:p>0.94450543108</text:p>
          </table:table-cell>
          <table:table-cell office:value-type="float" office:value="-3.4164137046" calcext:value-type="float">
            <text:p>-3.4164137046</text:p>
          </table:table-cell>
          <table:table-cell office:value-type="float" office:value="-15.347526635" calcext:value-type="float">
            <text:p>-15.347526635</text:p>
          </table:table-cell>
          <table:table-cell office:value-type="float" office:value="3.4287787344" calcext:value-type="float">
            <text:p>3.4287787344</text:p>
          </table:table-cell>
          <table:table-cell table:number-columns-repeated="2"/>
        </table:table-row>
        <table:table-row table:style-name="ro1">
          <table:table-cell office:value-type="float" office:value="0.6122234757" calcext:value-type="float">
            <text:p>0.6122234757</text:p>
          </table:table-cell>
          <table:table-cell office:value-type="float" office:value="0.87814339612" calcext:value-type="float">
            <text:p>0.87814339612</text:p>
          </table:table-cell>
          <table:table-cell office:value-type="float" office:value="-3.4006940992" calcext:value-type="float">
            <text:p>-3.4006940992</text:p>
          </table:table-cell>
          <table:table-cell office:value-type="float" office:value="-15.123059313" calcext:value-type="float">
            <text:p>-15.123059313</text:p>
          </table:table-cell>
          <table:table-cell office:value-type="float" office:value="3.7879143858" calcext:value-type="float">
            <text:p>3.7879143858</text:p>
          </table:table-cell>
          <table:table-cell table:number-columns-repeated="2"/>
        </table:table-row>
        <table:table-row table:style-name="ro1">
          <table:table-cell office:value-type="float" office:value="0.61388270078" calcext:value-type="float">
            <text:p>0.61388270078</text:p>
          </table:table-cell>
          <table:table-cell office:value-type="float" office:value="0.8127800437" calcext:value-type="float">
            <text:p>0.8127800437</text:p>
          </table:table-cell>
          <table:table-cell office:value-type="float" office:value="-3.383429476" calcext:value-type="float">
            <text:p>-3.383429476</text:p>
          </table:table-cell>
          <table:table-cell office:value-type="float" office:value="-14.889003419" calcext:value-type="float">
            <text:p>-14.889003419</text:p>
          </table:table-cell>
          <table:table-cell office:value-type="float" office:value="4.1381793821" calcext:value-type="float">
            <text:p>4.1381793821</text:p>
          </table:table-cell>
          <table:table-cell table:number-columns-repeated="2"/>
        </table:table-row>
        <table:table-row table:style-name="ro1">
          <table:table-cell office:value-type="float" office:value="0.61554192585" calcext:value-type="float">
            <text:p>0.61554192585</text:p>
          </table:table-cell>
          <table:table-cell office:value-type="float" office:value="0.74845644267" calcext:value-type="float">
            <text:p>0.74845644267</text:p>
          </table:table-cell>
          <table:table-cell office:value-type="float" office:value="-3.3646590306" calcext:value-type="float">
            <text:p>-3.3646590306</text:p>
          </table:table-cell>
          <table:table-cell office:value-type="float" office:value="-14.64567864" calcext:value-type="float">
            <text:p>-14.64567864</text:p>
          </table:table-cell>
          <table:table-cell office:value-type="float" office:value="4.4793182587" calcext:value-type="float">
            <text:p>4.4793182587</text:p>
          </table:table-cell>
          <table:table-cell table:number-columns-repeated="2"/>
        </table:table-row>
        <table:table-row table:style-name="ro1">
          <table:table-cell office:value-type="float" office:value="0.61720115093" calcext:value-type="float">
            <text:p>0.61720115093</text:p>
          </table:table-cell>
          <table:table-cell office:value-type="float" office:value="0.68521225588" calcext:value-type="float">
            <text:p>0.68521225588</text:p>
          </table:table-cell>
          <table:table-cell office:value-type="float" office:value="-3.3444230464" calcext:value-type="float">
            <text:p>-3.3444230464</text:p>
          </table:table-cell>
          <table:table-cell office:value-type="float" office:value="-14.393410895" calcext:value-type="float">
            <text:p>-14.393410895</text:p>
          </table:table-cell>
          <table:table-cell office:value-type="float" office:value="4.8110870214" calcext:value-type="float">
            <text:p>4.8110870214</text:p>
          </table:table-cell>
          <table:table-cell table:number-columns-repeated="2"/>
        </table:table-row>
        <table:table-row table:style-name="ro1">
          <table:table-cell office:value-type="float" office:value="0.61899914673" calcext:value-type="float">
            <text:p>0.61899914673</text:p>
          </table:table-cell>
          <table:table-cell office:value-type="float" office:value="0.61794152328" calcext:value-type="float">
            <text:p>0.61794152328</text:p>
          </table:table-cell>
          <table:table-cell office:value-type="float" office:value="-3.3208880638" calcext:value-type="float">
            <text:p>-3.3208880638</text:p>
          </table:table-cell>
          <table:table-cell office:value-type="float" office:value="-14.11033346" calcext:value-type="float">
            <text:p>-14.11033346</text:p>
          </table:table-cell>
          <table:table-cell office:value-type="float" office:value="5.1597557198" calcext:value-type="float">
            <text:p>5.1597557198</text:p>
          </table:table-cell>
          <table:table-cell table:number-columns-repeated="2"/>
        </table:table-row>
        <table:table-row table:style-name="ro1">
          <table:table-cell office:value-type="float" office:value="0.62079714253" calcext:value-type="float">
            <text:p>0.62079714253</text:p>
          </table:table-cell>
          <table:table-cell office:value-type="float" office:value="0.55202989778" calcext:value-type="float">
            <text:p>0.55202989778</text:p>
          </table:table-cell>
          <table:table-cell office:value-type="float" office:value="-3.2957345809" calcext:value-type="float">
            <text:p>-3.2957345809</text:p>
          </table:table-cell>
          <table:table-cell office:value-type="float" office:value="-13.817573557" calcext:value-type="float">
            <text:p>-13.817573557</text:p>
          </table:table-cell>
          <table:table-cell office:value-type="float" office:value="5.4968683902" calcext:value-type="float">
            <text:p>5.4968683902</text:p>
          </table:table-cell>
          <table:table-cell table:number-columns-repeated="2"/>
        </table:table-row>
        <table:table-row table:style-name="ro1">
          <table:table-cell office:value-type="float" office:value="0.62259513833" calcext:value-type="float">
            <text:p>0.62259513833</text:p>
          </table:table-cell>
          <table:table-cell office:value-type="float" office:value="0.48752205159" calcext:value-type="float">
            <text:p>0.48752205159</text:p>
          </table:table-cell>
          <table:table-cell office:value-type="float" office:value="-3.2690177674" calcext:value-type="float">
            <text:p>-3.2690177674</text:p>
          </table:table-cell>
          <table:table-cell office:value-type="float" office:value="-13.515567244" calcext:value-type="float">
            <text:p>-13.515567244</text:p>
          </table:table-cell>
          <table:table-cell office:value-type="float" office:value="5.8221609468" calcext:value-type="float">
            <text:p>5.8221609468</text:p>
          </table:table-cell>
          <table:table-cell table:number-columns-repeated="2"/>
        </table:table-row>
        <table:table-row table:style-name="ro1">
          <table:table-cell office:value-type="float" office:value="0.62439313413" calcext:value-type="float">
            <text:p>0.62439313413</text:p>
          </table:table-cell>
          <table:table-cell office:value-type="float" office:value="0.42446058418" calcext:value-type="float">
            <text:p>0.42446058418</text:p>
          </table:table-cell>
          <table:table-cell office:value-type="float" office:value="-3.2407940011" calcext:value-type="float">
            <text:p>-3.2407940011</text:p>
          </table:table-cell>
          <table:table-cell office:value-type="float" office:value="-13.204756777" calcext:value-type="float">
            <text:p>-13.204756777</text:p>
          </table:table-cell>
          <table:table-cell office:value-type="float" office:value="6.1353855788" calcext:value-type="float">
            <text:p>6.1353855788</text:p>
          </table:table-cell>
          <table:table-cell table:number-columns-repeated="2"/>
        </table:table-row>
        <table:table-row table:style-name="ro1">
          <table:table-cell office:value-type="float" office:value="0.62619072383" calcext:value-type="float">
            <text:p>0.62619072383</text:p>
          </table:table-cell>
          <table:table-cell office:value-type="float" office:value="0.36289973252" calcext:value-type="float">
            <text:p>0.36289973252</text:p>
          </table:table-cell>
          <table:table-cell office:value-type="float" office:value="-3.2111276575" calcext:value-type="float">
            <text:p>-3.2111276575</text:p>
          </table:table-cell>
          <table:table-cell office:value-type="float" office:value="-12.885663036" calcext:value-type="float">
            <text:p>-12.885663036</text:p>
          </table:table-cell>
          <table:table-cell office:value-type="float" office:value="6.4362442475" calcext:value-type="float">
            <text:p>6.4362442475</text:p>
          </table:table-cell>
          <table:table-cell table:number-columns-repeated="2"/>
        </table:table-row>
        <table:table-row table:style-name="ro1">
          <table:table-cell office:value-type="float" office:value="0.62798831354" calcext:value-type="float">
            <text:p>0.62798831354</text:p>
          </table:table-cell>
          <table:table-cell office:value-type="float" office:value="0.30286343708" calcext:value-type="float">
            <text:p>0.30286343708</text:p>
          </table:table-cell>
          <table:table-cell office:value-type="float" office:value="-3.1800710587" calcext:value-type="float">
            <text:p>-3.1800710587</text:p>
          </table:table-cell>
          <table:table-cell office:value-type="float" office:value="-12.558669353" calcext:value-type="float">
            <text:p>-12.558669353</text:p>
          </table:table-cell>
          <table:table-cell office:value-type="float" office:value="6.7245941188" calcext:value-type="float">
            <text:p>6.7245941188</text:p>
          </table:table-cell>
          <table:table-cell table:number-columns-repeated="2"/>
        </table:table-row>
        <table:table-row table:style-name="ro1">
          <table:table-cell office:value-type="float" office:value="0.62978590324" calcext:value-type="float">
            <text:p>0.62978590324</text:p>
          </table:table-cell>
          <table:table-cell office:value-type="float" office:value="0.24438789893" calcext:value-type="float">
            <text:p>0.24438789893</text:p>
          </table:table-cell>
          <table:table-cell office:value-type="float" office:value="-3.1476837031" calcext:value-type="float">
            <text:p>-3.1476837031</text:p>
          </table:table-cell>
          <table:table-cell office:value-type="float" office:value="-12.224232615" calcext:value-type="float">
            <text:p>-12.224232615</text:p>
          </table:table-cell>
          <table:table-cell office:value-type="float" office:value="7.0002366212" calcext:value-type="float">
            <text:p>7.0002366212</text:p>
          </table:table-cell>
          <table:table-cell table:number-columns-repeated="2"/>
        </table:table-row>
        <table:table-row table:style-name="ro1">
          <table:table-cell office:value-type="float" office:value="0.63158349295" calcext:value-type="float">
            <text:p>0.63158349295</text:p>
          </table:table-cell>
          <table:table-cell office:value-type="float" office:value="0.18750715426" calcext:value-type="float">
            <text:p>0.18750715426</text:p>
          </table:table-cell>
          <table:table-cell office:value-type="float" office:value="-3.1140259878" calcext:value-type="float">
            <text:p>-3.1140259878</text:p>
          </table:table-cell>
          <table:table-cell office:value-type="float" office:value="-11.882813493" calcext:value-type="float">
            <text:p>-11.882813493</text:p>
          </table:table-cell>
          <table:table-cell office:value-type="float" office:value="7.2629895553" calcext:value-type="float">
            <text:p>7.2629895553</text:p>
          </table:table-cell>
          <table:table-cell table:number-columns-repeated="2"/>
        </table:table-row>
        <table:table-row table:style-name="ro1">
          <table:table-cell office:value-type="float" office:value="0.63341127347" calcext:value-type="float">
            <text:p>0.63341127347</text:p>
          </table:table-cell>
          <table:table-cell office:value-type="float" office:value="0.13133911969" calcext:value-type="float">
            <text:p>0.13133911969</text:p>
          </table:table-cell>
          <table:table-cell office:value-type="float" office:value="-3.0785635721" calcext:value-type="float">
            <text:p>-3.0785635721</text:p>
          </table:table-cell>
          <table:table-cell office:value-type="float" office:value="-11.528979251" calcext:value-type="float">
            <text:p>-11.528979251</text:p>
          </table:table-cell>
          <table:table-cell office:value-type="float" office:value="7.5167684285" calcext:value-type="float">
            <text:p>7.5167684285</text:p>
          </table:table-cell>
          <table:table-cell table:number-columns-repeated="2"/>
        </table:table-row>
        <table:table-row table:style-name="ro1">
          <table:table-cell office:value-type="float" office:value="0.635239054" calcext:value-type="float">
            <text:p>0.635239054</text:p>
          </table:table-cell>
          <table:table-cell office:value-type="float" office:value="0.076883986269" calcext:value-type="float">
            <text:p>0.076883986269</text:p>
          </table:table-cell>
          <table:table-cell office:value-type="float" office:value="-3.0419162151" calcext:value-type="float">
            <text:p>-3.0419162151</text:p>
          </table:table-cell>
          <table:table-cell office:value-type="float" office:value="-11.168896219" calcext:value-type="float">
            <text:p>-11.168896219</text:p>
          </table:table-cell>
          <table:table-cell office:value-type="float" office:value="7.756892658" calcext:value-type="float">
            <text:p>7.756892658</text:p>
          </table:table-cell>
          <table:table-cell table:number-columns-repeated="2"/>
        </table:table-row>
        <table:table-row table:style-name="ro1">
          <table:table-cell office:value-type="float" office:value="0.63706683452" calcext:value-type="float">
            <text:p>0.63706683452</text:p>
          </table:table-cell>
          <table:table-cell office:value-type="float" office:value="0.024170554517" calcext:value-type="float">
            <text:p>0.024170554517</text:p>
          </table:table-cell>
          <table:table-cell office:value-type="float" office:value="-3.0041497713" calcext:value-type="float">
            <text:p>-3.0041497713</text:p>
          </table:table-cell>
          <table:table-cell office:value-type="float" office:value="-10.803057022" calcext:value-type="float">
            <text:p>-10.803057022</text:p>
          </table:table-cell>
          <table:table-cell office:value-type="float" office:value="7.9832225388" calcext:value-type="float">
            <text:p>7.9832225388</text:p>
          </table:table-cell>
          <table:table-cell table:number-columns-repeated="2"/>
        </table:table-row>
        <table:table-row table:style-name="ro1">
          <table:table-cell office:value-type="float" office:value="0.63889461504" calcext:value-type="float">
            <text:p>0.63889461504</text:p>
          </table:table-cell>
          <table:table-cell office:value-type="float" office:value="-0.026774742492" calcext:value-type="float">
            <text:p>-0.026774742492</text:p>
          </table:table-cell>
          <table:table-cell office:value-type="float" office:value="-2.9653307244" calcext:value-type="float">
            <text:p>-2.9653307244</text:p>
          </table:table-cell>
          <table:table-cell office:value-type="float" office:value="-10.431955879" calcext:value-type="float">
            <text:p>-10.431955879</text:p>
          </table:table-cell>
          <table:table-cell office:value-type="float" office:value="8.1956356316" calcext:value-type="float">
            <text:p>8.1956356316</text:p>
          </table:table-cell>
          <table:table-cell table:number-columns-repeated="2"/>
        </table:table-row>
        <table:table-row table:style-name="ro1">
          <table:table-cell office:value-type="float" office:value="0.6406416793" calcext:value-type="float">
            <text:p>0.6406416793</text:p>
          </table:table-cell>
          <table:table-cell office:value-type="float" office:value="-0.073795336139" calcext:value-type="float">
            <text:p>-0.073795336139</text:p>
          </table:table-cell>
          <table:table-cell office:value-type="float" office:value="-2.9273037879" calcext:value-type="float">
            <text:p>-2.9273037879</text:p>
          </table:table-cell>
          <table:table-cell office:value-type="float" office:value="-10.072780474" calcext:value-type="float">
            <text:p>-10.072780474</text:p>
          </table:table-cell>
          <table:table-cell office:value-type="float" office:value="8.3855627711" calcext:value-type="float">
            <text:p>8.3855627711</text:p>
          </table:table-cell>
          <table:table-cell table:number-columns-repeated="2"/>
        </table:table-row>
        <table:table-row table:style-name="ro1">
          <table:table-cell office:value-type="float" office:value="0.64238874355" calcext:value-type="float">
            <text:p>0.64238874355</text:p>
          </table:table-cell>
          <table:table-cell office:value-type="float" office:value="-0.11915953446" calcext:value-type="float">
            <text:p>-0.11915953446</text:p>
          </table:table-cell>
          <table:table-cell office:value-type="float" office:value="-2.8884353446" calcext:value-type="float">
            <text:p>-2.8884353446</text:p>
          </table:table-cell>
          <table:table-cell office:value-type="float" office:value="-9.7096829848" calcext:value-type="float">
            <text:p>-9.7096829848</text:p>
          </table:table-cell>
          <table:table-cell office:value-type="float" office:value="8.5626014618" calcext:value-type="float">
            <text:p>8.5626014618</text:p>
          </table:table-cell>
          <table:table-cell table:number-columns-repeated="2"/>
        </table:table-row>
        <table:table-row table:style-name="ro1">
          <table:table-cell office:value-type="float" office:value="0.64413580781" calcext:value-type="float">
            <text:p>0.64413580781</text:p>
          </table:table-cell>
          <table:table-cell office:value-type="float" office:value="-0.16285034262" calcext:value-type="float">
            <text:p>-0.16285034262</text:p>
          </table:table-cell>
          <table:table-cell office:value-type="float" office:value="-2.8487846512" calcext:value-type="float">
            <text:p>-2.8487846512</text:p>
          </table:table-cell>
          <table:table-cell office:value-type="float" office:value="-9.3430961783" calcext:value-type="float">
            <text:p>-9.3430961783</text:p>
          </table:table-cell>
          <table:table-cell office:value-type="float" office:value="8.7266884133" calcext:value-type="float">
            <text:p>8.7266884133</text:p>
          </table:table-cell>
          <table:table-cell table:number-columns-repeated="2"/>
        </table:table-row>
        <table:table-row table:style-name="ro1">
          <table:table-cell office:value-type="float" office:value="0.64588287206" calcext:value-type="float">
            <text:p>0.64588287206</text:p>
          </table:table-cell>
          <table:table-cell office:value-type="float" office:value="-0.20485274932" calcext:value-type="float">
            <text:p>-0.20485274932</text:p>
          </table:table-cell>
          <table:table-cell office:value-type="float" office:value="-2.8084112227" calcext:value-type="float">
            <text:p>-2.8084112227</text:p>
          </table:table-cell>
          <table:table-cell office:value-type="float" office:value="-8.9734522924" calcext:value-type="float">
            <text:p>-8.9734522924</text:p>
          </table:table-cell>
          <table:table-cell office:value-type="float" office:value="8.8777743053" calcext:value-type="float">
            <text:p>8.8777743053</text:p>
          </table:table-cell>
          <table:table-cell table:number-columns-repeated="2"/>
        </table:table-row>
        <table:table-row table:style-name="ro1">
          <table:table-cell office:value-type="float" office:value="0.64758440384" calcext:value-type="float">
            <text:p>0.64758440384</text:p>
          </table:table-cell>
          <table:table-cell office:value-type="float" office:value="-0.24412507873" calcext:value-type="float">
            <text:p>-0.24412507873</text:p>
          </table:table-cell>
          <table:table-cell office:value-type="float" office:value="-2.7684521917" calcext:value-type="float">
            <text:p>-2.7684521917</text:p>
          </table:table-cell>
          <table:table-cell office:value-type="float" office:value="-8.6109145662" calcext:value-type="float">
            <text:p>-8.6109145662</text:p>
          </table:table-cell>
          <table:table-cell office:value-type="float" office:value="9.012391443" calcext:value-type="float">
            <text:p>9.012391443</text:p>
          </table:table-cell>
          <table:table-cell table:number-columns-repeated="2"/>
        </table:table-row>
        <table:table-row table:style-name="ro1">
          <table:table-cell office:value-type="float" office:value="0.64928593561" calcext:value-type="float">
            <text:p>0.64928593561</text:p>
          </table:table-cell>
          <table:table-cell office:value-type="float" office:value="-0.28177326164" calcext:value-type="float">
            <text:p>-0.28177326164</text:p>
          </table:table-cell>
          <table:table-cell office:value-type="float" office:value="-2.7279195341" calcext:value-type="float">
            <text:p>-2.7279195341</text:p>
          </table:table-cell>
          <table:table-cell office:value-type="float" office:value="-8.2462833626" calcext:value-type="float">
            <text:p>-8.2462833626</text:p>
          </table:table-cell>
          <table:table-cell office:value-type="float" office:value="9.1346223565" calcext:value-type="float">
            <text:p>9.1346223565</text:p>
          </table:table-cell>
          <table:table-cell table:number-columns-repeated="2"/>
        </table:table-row>
        <table:table-row table:style-name="ro1">
          <table:table-cell office:value-type="float" office:value="0.65098746738" calcext:value-type="float">
            <text:p>0.65098746738</text:p>
          </table:table-cell>
          <table:table-cell office:value-type="float" office:value="-0.31778883115" calcext:value-type="float">
            <text:p>-0.31778883115</text:p>
          </table:table-cell>
          <table:table-cell office:value-type="float" office:value="-2.6868685954" calcext:value-type="float">
            <text:p>-2.6868685954</text:p>
          </table:table-cell>
          <table:table-cell office:value-type="float" office:value="-7.8799542617" calcext:value-type="float">
            <text:p>-7.8799542617</text:p>
          </table:table-cell>
          <table:table-cell office:value-type="float" office:value="9.2444589001" calcext:value-type="float">
            <text:p>9.2444589001</text:p>
          </table:table-cell>
          <table:table-cell table:number-columns-repeated="2"/>
        </table:table-row>
        <table:table-row table:style-name="ro1">
          <table:table-cell office:value-type="float" office:value="0.65268899915" calcext:value-type="float">
            <text:p>0.65268899915</text:p>
          </table:table-cell>
          <table:table-cell office:value-type="float" office:value="-0.35216508288" calcext:value-type="float">
            <text:p>-0.35216508288</text:p>
          </table:table-cell>
          <table:table-cell office:value-type="float" office:value="-2.6453547306" calcext:value-type="float">
            <text:p>-2.6453547306</text:p>
          </table:table-cell>
          <table:table-cell office:value-type="float" office:value="-7.5123208976" calcext:value-type="float">
            <text:p>-7.5123208976</text:p>
          </table:table-cell>
          <table:table-cell office:value-type="float" office:value="9.3419049401" calcext:value-type="float">
            <text:p>9.3419049401</text:p>
          </table:table-cell>
          <table:table-cell table:number-columns-repeated="2"/>
        </table:table-row>
        <table:table-row table:style-name="ro1">
          <table:table-cell office:value-type="float" office:value="0.65437293519" calcext:value-type="float">
            <text:p>0.65437293519</text:p>
          </table:table-cell>
          <table:table-cell office:value-type="float" office:value="-0.38456700768" calcext:value-type="float">
            <text:p>-0.38456700768</text:p>
          </table:table-cell>
          <table:table-cell office:value-type="float" office:value="-2.6038686676" calcext:value-type="float">
            <text:p>-2.6038686676</text:p>
          </table:table-cell>
          <table:table-cell office:value-type="float" office:value="-7.1475891692" calcext:value-type="float">
            <text:p>-7.1475891692</text:p>
          </table:table-cell>
          <table:table-cell office:value-type="float" office:value="9.4261597162" calcext:value-type="float">
            <text:p>9.4261597162</text:p>
          </table:table-cell>
          <table:table-cell table:number-columns-repeated="2"/>
        </table:table-row>
        <table:table-row table:style-name="ro1">
          <table:table-cell office:value-type="float" office:value="0.65605687124" calcext:value-type="float">
            <text:p>0.65605687124</text:p>
          </table:table-cell>
          <table:table-cell office:value-type="float" office:value="-0.41535537469" calcext:value-type="float">
            <text:p>-0.41535537469</text:p>
          </table:table-cell>
          <table:table-cell office:value-type="float" office:value="-2.5620369042" calcext:value-type="float">
            <text:p>-2.5620369042</text:p>
          </table:table-cell>
          <table:table-cell office:value-type="float" office:value="-6.7823401701" calcext:value-type="float">
            <text:p>-6.7823401701</text:p>
          </table:table-cell>
          <table:table-cell office:value-type="float" office:value="9.4983208325" calcext:value-type="float">
            <text:p>9.4983208325</text:p>
          </table:table-cell>
          <table:table-cell table:number-columns-repeated="2"/>
        </table:table-row>
        <table:table-row table:style-name="ro1">
          <table:table-cell office:value-type="float" office:value="0.65774080729" calcext:value-type="float">
            <text:p>0.65774080729</text:p>
          </table:table-cell>
          <table:table-cell office:value-type="float" office:value="-0.44452872463" calcext:value-type="float">
            <text:p>-0.44452872463</text:p>
          </table:table-cell>
          <table:table-cell office:value-type="float" office:value="-2.519912819" calcext:value-type="float">
            <text:p>-2.519912819</text:p>
          </table:table-cell>
          <table:table-cell office:value-type="float" office:value="-6.4169478989" calcext:value-type="float">
            <text:p>-6.4169478989</text:p>
          </table:table-cell>
          <table:table-cell office:value-type="float" office:value="9.5584258373" calcext:value-type="float">
            <text:p>9.5584258373</text:p>
          </table:table-cell>
          <table:table-cell table:number-columns-repeated="2"/>
        </table:table-row>
        <table:table-row table:style-name="ro1">
          <table:table-cell office:value-type="float" office:value="0.65942474333" calcext:value-type="float">
            <text:p>0.65942474333</text:p>
          </table:table-cell>
          <table:table-cell office:value-type="float" office:value="-0.47208724456" calcext:value-type="float">
            <text:p>-0.47208724456</text:p>
          </table:table-cell>
          <table:table-cell office:value-type="float" office:value="-2.4775496007" calcext:value-type="float">
            <text:p>-2.4775496007</text:p>
          </table:table-cell>
          <table:table-cell office:value-type="float" office:value="-6.0517832466" calcext:value-type="float">
            <text:p>-6.0517832466</text:p>
          </table:table-cell>
          <table:table-cell office:value-type="float" office:value="9.6065231481" calcext:value-type="float">
            <text:p>9.6065231481</text:p>
          </table:table-cell>
          <table:table-cell table:number-columns-repeated="2"/>
        </table:table-row>
        <table:table-row table:style-name="ro1">
          <table:table-cell office:value-type="float" office:value="0.6611050089" calcext:value-type="float">
            <text:p>0.6611050089</text:p>
          </table:table-cell>
          <table:table-cell office:value-type="float" office:value="-0.49797795317" calcext:value-type="float">
            <text:p>-0.49797795317</text:p>
          </table:table-cell>
          <table:table-cell office:value-type="float" office:value="-2.435093113" calcext:value-type="float">
            <text:p>-2.435093113</text:p>
          </table:table-cell>
          <table:table-cell office:value-type="float" office:value="-5.6880074726" calcext:value-type="float">
            <text:p>-5.6880074726</text:p>
          </table:table-cell>
          <table:table-cell office:value-type="float" office:value="9.6426060376" calcext:value-type="float">
            <text:p>9.6426060376</text:p>
          </table:table-cell>
          <table:table-cell table:number-columns-repeated="2"/>
        </table:table-row>
        <table:table-row table:style-name="ro1">
          <table:table-cell office:value-type="float" office:value="0.66278527447" calcext:value-type="float">
            <text:p>0.66278527447</text:p>
          </table:table-cell>
          <table:table-cell office:value-type="float" office:value="-0.52226608842" calcext:value-type="float">
            <text:p>-0.52226608842</text:p>
          </table:table-cell>
          <table:table-cell office:value-type="float" office:value="-2.3925035835" calcext:value-type="float">
            <text:p>-2.3925035835</text:p>
          </table:table-cell>
          <table:table-cell office:value-type="float" office:value="-5.3251857201" calcext:value-type="float">
            <text:p>-5.3251857201</text:p>
          </table:table-cell>
          <table:table-cell office:value-type="float" office:value="9.6668615452" calcext:value-type="float">
            <text:p>9.6668615452</text:p>
          </table:table-cell>
          <table:table-cell table:number-columns-repeated="2"/>
        </table:table-row>
        <table:table-row table:style-name="ro1">
          <table:table-cell office:value-type="float" office:value="0.66446554004" calcext:value-type="float">
            <text:p>0.66446554004</text:p>
          </table:table-cell>
          <table:table-cell office:value-type="float" office:value="-0.54495664773" calcext:value-type="float">
            <text:p>-0.54495664773</text:p>
          </table:table-cell>
          <table:table-cell office:value-type="float" office:value="-2.3498330078" calcext:value-type="float">
            <text:p>-2.3498330078</text:p>
          </table:table-cell>
          <table:table-cell office:value-type="float" office:value="-4.9636755424" calcext:value-type="float">
            <text:p>-4.9636755424</text:p>
          </table:table-cell>
          <table:table-cell office:value-type="float" office:value="9.6793690474" calcext:value-type="float">
            <text:p>9.6793690474</text:p>
          </table:table-cell>
          <table:table-cell table:number-columns-repeated="2"/>
        </table:table-row>
        <table:table-row table:style-name="ro1">
          <table:table-cell office:value-type="float" office:value="0.66614580561" calcext:value-type="float">
            <text:p>0.66614580561</text:p>
          </table:table-cell>
          <table:table-cell office:value-type="float" office:value="-0.56605619646" calcext:value-type="float">
            <text:p>-0.56605619646</text:p>
          </table:table-cell>
          <table:table-cell office:value-type="float" office:value="-2.3071330089" calcext:value-type="float">
            <text:p>-2.3071330089</text:p>
          </table:table-cell>
          <table:table-cell office:value-type="float" office:value="-4.6038303337" calcext:value-type="float">
            <text:p>-4.6038303337</text:p>
          </table:table-cell>
          <table:table-cell office:value-type="float" office:value="9.6802179548" calcext:value-type="float">
            <text:p>9.6802179548</text:p>
          </table:table-cell>
          <table:table-cell table:number-columns-repeated="2"/>
        </table:table-row>
        <table:table-row table:style-name="ro1">
          <table:table-cell office:value-type="float" office:value="0.66783185394" calcext:value-type="float">
            <text:p>0.66783185394</text:p>
          </table:table-cell>
          <table:table-cell office:value-type="float" office:value="-0.58563729607" calcext:value-type="float">
            <text:p>-0.58563729607</text:p>
          </table:table-cell>
          <table:table-cell office:value-type="float" office:value="-2.2643080127" calcext:value-type="float">
            <text:p>-2.2643080127</text:p>
          </table:table-cell>
          <table:table-cell office:value-type="float" office:value="-4.2447714707" calcext:value-type="float">
            <text:p>-4.2447714707</text:p>
          </table:table-cell>
          <table:table-cell office:value-type="float" office:value="9.6694508329" calcext:value-type="float">
            <text:p>9.6694508329</text:p>
          </table:table-cell>
          <table:table-cell table:number-columns-repeated="2"/>
        </table:table-row>
        <table:table-row table:style-name="ro1">
          <table:table-cell office:value-type="float" office:value="0.66951790228" calcext:value-type="float">
            <text:p>0.66951790228</text:p>
          </table:table-cell>
          <table:table-cell office:value-type="float" office:value="-0.60363433561" calcext:value-type="float">
            <text:p>-0.60363433561</text:p>
          </table:table-cell>
          <table:table-cell office:value-type="float" office:value="-2.2215562292" calcext:value-type="float">
            <text:p>-2.2215562292</text:p>
          </table:table-cell>
          <table:table-cell office:value-type="float" office:value="-3.8880883833" calcext:value-type="float">
            <text:p>-3.8880883833</text:p>
          </table:table-cell>
          <table:table-cell office:value-type="float" office:value="9.6471547288" calcext:value-type="float">
            <text:p>9.6471547288</text:p>
          </table:table-cell>
          <table:table-cell table:number-columns-repeated="2"/>
        </table:table-row>
        <table:table-row table:style-name="ro1">
          <table:table-cell office:value-type="float" office:value="0.67120395062" calcext:value-type="float">
            <text:p>0.67120395062</text:p>
          </table:table-cell>
          <table:table-cell office:value-type="float" office:value="-0.62005859032" calcext:value-type="float">
            <text:p>-0.62005859032</text:p>
          </table:table-cell>
          <table:table-cell office:value-type="float" office:value="-2.1789284227" calcext:value-type="float">
            <text:p>-2.1789284227</text:p>
          </table:table-cell>
          <table:table-cell office:value-type="float" office:value="-3.5341240304" calcext:value-type="float">
            <text:p>-3.5341240304</text:p>
          </table:table-cell>
          <table:table-cell office:value-type="float" office:value="9.6134492359" calcext:value-type="float">
            <text:p>9.6134492359</text:p>
          </table:table-cell>
          <table:table-cell table:number-columns-repeated="2"/>
        </table:table-row>
        <table:table-row table:style-name="ro1">
          <table:table-cell office:value-type="float" office:value="0.67288999895" calcext:value-type="float">
            <text:p>0.67288999895</text:p>
          </table:table-cell>
          <table:table-cell office:value-type="float" office:value="-0.63492284189" calcext:value-type="float">
            <text:p>-0.63492284189</text:p>
          </table:table-cell>
          <table:table-cell office:value-type="float" office:value="-2.1364748078" calcext:value-type="float">
            <text:p>-2.1364748078</text:p>
          </table:table-cell>
          <table:table-cell office:value-type="float" office:value="-3.1832162041" calcext:value-type="float">
            <text:p>-3.1832162041</text:p>
          </table:table-cell>
          <table:table-cell office:value-type="float" office:value="9.5684632983" calcext:value-type="float">
            <text:p>9.5684632983</text:p>
          </table:table-cell>
          <table:table-cell table:number-columns-repeated="2"/>
        </table:table-row>
        <table:table-row table:style-name="ro1">
          <table:table-cell office:value-type="float" office:value="0.67458939005" calcext:value-type="float">
            <text:p>0.67458939005</text:p>
          </table:table-cell>
          <table:table-cell office:value-type="float" office:value="-0.64834063116" calcext:value-type="float">
            <text:p>-0.64834063116</text:p>
          </table:table-cell>
          <table:table-cell office:value-type="float" office:value="-2.0939118437" calcext:value-type="float">
            <text:p>-2.0939118437</text:p>
          </table:table-cell>
          <table:table-cell office:value-type="float" office:value="-2.8329615847" calcext:value-type="float">
            <text:p>-2.8329615847</text:p>
          </table:table-cell>
          <table:table-cell office:value-type="float" office:value="9.5118467836" calcext:value-type="float">
            <text:p>9.5118467836</text:p>
          </table:table-cell>
          <table:table-cell table:number-columns-repeated="2"/>
        </table:table-row>
        <table:table-row table:style-name="ro1">
          <table:table-cell office:value-type="float" office:value="0.67628878115" calcext:value-type="float">
            <text:p>0.67628878115</text:p>
          </table:table-cell>
          <table:table-cell office:value-type="float" office:value="-0.66020423226" calcext:value-type="float">
            <text:p>-0.66020423226</text:p>
          </table:table-cell>
          <table:table-cell office:value-type="float" office:value="-2.051626418" calcext:value-type="float">
            <text:p>-2.051626418</text:p>
          </table:table-cell>
          <table:table-cell office:value-type="float" office:value="-2.4864843875" calcext:value-type="float">
            <text:p>-2.4864843875</text:p>
          </table:table-cell>
          <table:table-cell office:value-type="float" office:value="9.4440614531" calcext:value-type="float">
            <text:p>9.4440614531</text:p>
          </table:table-cell>
          <table:table-cell table:number-columns-repeated="2"/>
        </table:table-row>
        <table:table-row table:style-name="ro1">
          <table:table-cell office:value-type="float" office:value="0.67798817224" calcext:value-type="float">
            <text:p>0.67798817224</text:p>
          </table:table-cell>
          <table:table-cell office:value-type="float" office:value="-0.67053123066" calcext:value-type="float">
            <text:p>-0.67053123066</text:p>
          </table:table-cell>
          <table:table-cell office:value-type="float" office:value="-2.0096680009" calcext:value-type="float">
            <text:p>-2.0096680009</text:p>
          </table:table-cell>
          <table:table-cell office:value-type="float" office:value="-2.1441132503" calcext:value-type="float">
            <text:p>-2.1441132503</text:p>
          </table:table-cell>
          <table:table-cell office:value-type="float" office:value="9.365266839" calcext:value-type="float">
            <text:p>9.365266839</text:p>
          </table:table-cell>
          <table:table-cell table:number-columns-repeated="2"/>
        </table:table-row>
        <table:table-row table:style-name="ro1">
          <table:table-cell office:value-type="float" office:value="0.67968756334" calcext:value-type="float">
            <text:p>0.67968756334</text:p>
          </table:table-cell>
          <table:table-cell office:value-type="float" office:value="-0.67934066415" calcext:value-type="float">
            <text:p>-0.67934066415</text:p>
          </table:table-cell>
          <table:table-cell office:value-type="float" office:value="-1.9680853316" calcext:value-type="float">
            <text:p>-1.9680853316</text:p>
          </table:table-cell>
          <table:table-cell office:value-type="float" office:value="-1.8061706372" calcext:value-type="float">
            <text:p>-1.8061706372</text:p>
          </table:table-cell>
          <table:table-cell office:value-type="float" office:value="9.2756312206" calcext:value-type="float">
            <text:p>9.2756312206</text:p>
          </table:table-cell>
          <table:table-cell table:number-columns-repeated="2"/>
        </table:table-row>
        <table:table-row table:style-name="ro1">
          <table:table-cell office:value-type="float" office:value="0.68140707559" calcext:value-type="float">
            <text:p>0.68140707559</text:p>
          </table:table-cell>
          <table:table-cell office:value-type="float" office:value="-0.68673069496" calcext:value-type="float">
            <text:p>-0.68673069496</text:p>
          </table:table-cell>
          <table:table-cell office:value-type="float" office:value="-1.9264417798" calcext:value-type="float">
            <text:p>-1.9264417798</text:p>
          </table:table-cell>
          <table:table-cell office:value-type="float" office:value="-1.4690571972" calcext:value-type="float">
            <text:p>-1.4690571972</text:p>
          </table:table-cell>
          <table:table-cell office:value-type="float" office:value="9.1740806928" calcext:value-type="float">
            <text:p>9.1740806928</text:p>
          </table:table-cell>
          <table:table-cell table:number-columns-repeated="2"/>
        </table:table-row>
        <table:table-row table:style-name="ro1">
          <table:table-cell office:value-type="float" office:value="0.68312658784" calcext:value-type="float">
            <text:p>0.68312658784</text:p>
          </table:table-cell>
          <table:table-cell office:value-type="float" office:value="-0.69261062008" calcext:value-type="float">
            <text:p>-0.69261062008</text:p>
          </table:table-cell>
          <table:table-cell office:value-type="float" office:value="-1.885280894" calcext:value-type="float">
            <text:p>-1.885280894</text:p>
          </table:table-cell>
          <table:table-cell office:value-type="float" office:value="-1.1371220527" calcext:value-type="float">
            <text:p>-1.1371220527</text:p>
          </table:table-cell>
          <table:table-cell office:value-type="float" office:value="9.0618037577" calcext:value-type="float">
            <text:p>9.0618037577</text:p>
          </table:table-cell>
          <table:table-cell table:number-columns-repeated="2"/>
        </table:table-row>
        <table:table-row table:style-name="ro1">
          <table:table-cell office:value-type="float" office:value="0.68484610009" calcext:value-type="float">
            <text:p>0.68484610009</text:p>
          </table:table-cell>
          <table:table-cell office:value-type="float" office:value="-0.69700452279" calcext:value-type="float">
            <text:p>-0.69700452279</text:p>
          </table:table-cell>
          <table:table-cell office:value-type="float" office:value="-1.8446506414" calcext:value-type="float">
            <text:p>-1.8446506414</text:p>
          </table:table-cell>
          <table:table-cell office:value-type="float" office:value="-0.81067879836" calcext:value-type="float">
            <text:p>-0.81067879836</text:p>
          </table:table-cell>
          <table:table-cell office:value-type="float" office:value="8.9390006258" calcext:value-type="float">
            <text:p>8.9390006258</text:p>
          </table:table-cell>
          <table:table-cell table:number-columns-repeated="2"/>
        </table:table-row>
        <table:table-row table:style-name="ro1">
          <table:table-cell office:value-type="float" office:value="0.68656561234" calcext:value-type="float">
            <text:p>0.68656561234</text:p>
          </table:table-cell>
          <table:table-cell office:value-type="float" office:value="-0.69993788561" calcext:value-type="float">
            <text:p>-0.69993788561</text:p>
          </table:table-cell>
          <table:table-cell office:value-type="float" office:value="-1.8045980669" calcext:value-type="float">
            <text:p>-1.8045980669</text:p>
          </table:table-cell>
          <table:table-cell office:value-type="float" office:value="-0.49003381136" calcext:value-type="float">
            <text:p>-0.49003381136</text:p>
          </table:table-cell>
          <table:table-cell office:value-type="float" office:value="8.805879689" calcext:value-type="float">
            <text:p>8.805879689</text:p>
          </table:table-cell>
          <table:table-cell table:number-columns-repeated="2"/>
        </table:table-row>
        <table:table-row table:style-name="ro1">
          <table:table-cell office:value-type="float" office:value="0.68831192877" calcext:value-type="float">
            <text:p>0.68831192877</text:p>
          </table:table-cell>
          <table:table-cell office:value-type="float" office:value="-0.70144973662" calcext:value-type="float">
            <text:p>-0.70144973662</text:p>
          </table:table-cell>
          <table:table-cell office:value-type="float" office:value="-1.7645598122" calcext:value-type="float">
            <text:p>-1.7645598122</text:p>
          </table:table-cell>
          <table:table-cell office:value-type="float" office:value="-0.17063267293" calcext:value-type="float">
            <text:p>-0.17063267293</text:p>
          </table:table-cell>
          <table:table-cell office:value-type="float" office:value="8.6603459248" calcext:value-type="float">
            <text:p>8.6603459248</text:p>
          </table:table-cell>
          <table:table-cell table:number-columns-repeated="2"/>
        </table:table-row>
        <table:table-row table:style-name="ro1">
          <table:table-cell office:value-type="float" office:value="0.69005824519" calcext:value-type="float">
            <text:p>0.69005824519</text:p>
          </table:table-cell>
          <table:table-cell office:value-type="float" office:value="-0.70151239011" calcext:value-type="float">
            <text:p>-0.70151239011</text:p>
          </table:table-cell>
          <table:table-cell office:value-type="float" office:value="-1.7252121485" calcext:value-type="float">
            <text:p>-1.7252121485</text:p>
          </table:table-cell>
          <table:table-cell office:value-type="float" office:value="0.14217439995" calcext:value-type="float">
            <text:p>0.14217439995</text:p>
          </table:table-cell>
          <table:table-cell office:value-type="float" office:value="8.5046280572" calcext:value-type="float">
            <text:p>8.5046280572</text:p>
          </table:table-cell>
          <table:table-cell table:number-columns-repeated="2"/>
        </table:table-row>
        <table:table-row table:style-name="ro1">
          <table:table-cell office:value-type="float" office:value="0.69180456162" calcext:value-type="float">
            <text:p>0.69180456162</text:p>
          </table:table-cell>
          <table:table-cell office:value-type="float" office:value="-0.70015675728" calcext:value-type="float">
            <text:p>-0.70015675728</text:p>
          </table:table-cell>
          <table:table-cell office:value-type="float" office:value="-1.6866012075" calcext:value-type="float">
            <text:p>-1.6866012075</text:p>
          </table:table-cell>
          <table:table-cell office:value-type="float" office:value="0.44809036218" calcext:value-type="float">
            <text:p>0.44809036218</text:p>
          </table:table-cell>
          <table:table-cell office:value-type="float" office:value="8.338968687" calcext:value-type="float">
            <text:p>8.338968687</text:p>
          </table:table-cell>
          <table:table-cell table:number-columns-repeated="2"/>
        </table:table-row>
        <table:table-row table:style-name="ro1">
          <table:table-cell office:value-type="float" office:value="0.69355087805" calcext:value-type="float">
            <text:p>0.69355087805</text:p>
          </table:table-cell>
          <table:table-cell office:value-type="float" office:value="-0.6974150919" calcext:value-type="float">
            <text:p>-0.6974150919</text:p>
          </table:table-cell>
          <table:table-cell office:value-type="float" office:value="-1.6487719909" calcext:value-type="float">
            <text:p>-1.6487719909</text:p>
          </table:table-cell>
          <table:table-cell office:value-type="float" office:value="0.74682650581" calcext:value-type="float">
            <text:p>0.74682650581</text:p>
          </table:table-cell>
          <table:table-cell office:value-type="float" office:value="8.1636180399" calcext:value-type="float">
            <text:p>8.1636180399</text:p>
          </table:table-cell>
          <table:table-cell table:number-columns-repeated="2"/>
        </table:table-row>
        <table:table-row table:style-name="ro1">
          <table:table-cell office:value-type="float" office:value="0.69533122454" calcext:value-type="float">
            <text:p>0.69533122454</text:p>
          </table:table-cell>
          <table:table-cell office:value-type="float" office:value="-0.69322796946" calcext:value-type="float">
            <text:p>-0.69322796946</text:p>
          </table:table-cell>
          <table:table-cell office:value-type="float" office:value="-1.6110557452" calcext:value-type="float">
            <text:p>-1.6110557452</text:p>
          </table:table-cell>
          <table:table-cell office:value-type="float" office:value="1.0437026915" calcext:value-type="float">
            <text:p>1.0437026915</text:p>
          </table:table-cell>
          <table:table-cell office:value-type="float" office:value="7.9751409175" calcext:value-type="float">
            <text:p>7.9751409175</text:p>
          </table:table-cell>
          <table:table-cell table:number-columns-repeated="2"/>
        </table:table-row>
        <table:table-row table:style-name="ro1">
          <table:table-cell office:value-type="float" office:value="0.69711157103" calcext:value-type="float">
            <text:p>0.69711157103</text:p>
          </table:table-cell>
          <table:table-cell office:value-type="float" office:value="-0.68767206953" calcext:value-type="float">
            <text:p>-0.68767206953</text:p>
          </table:table-cell>
          <table:table-cell office:value-type="float" office:value="-1.574242721" calcext:value-type="float">
            <text:p>-1.574242721</text:p>
          </table:table-cell>
          <table:table-cell office:value-type="float" office:value="1.3325375592" calcext:value-type="float">
            <text:p>1.3325375592</text:p>
          </table:table-cell>
          <table:table-cell office:value-type="float" office:value="7.7771394246" calcext:value-type="float">
            <text:p>7.7771394246</text:p>
          </table:table-cell>
          <table:table-cell table:number-columns-repeated="2"/>
        </table:table-row>
        <table:table-row table:style-name="ro1">
          <table:table-cell office:value-type="float" office:value="0.69889191752" calcext:value-type="float">
            <text:p>0.69889191752</text:p>
          </table:table-cell>
          <table:table-cell office:value-type="float" office:value="-0.68078562579" calcext:value-type="float">
            <text:p>-0.68078562579</text:p>
          </table:table-cell>
          <table:table-cell office:value-type="float" office:value="-1.5383767596" calcext:value-type="float">
            <text:p>-1.5383767596</text:p>
          </table:table-cell>
          <table:table-cell office:value-type="float" office:value="1.6130528548" calcext:value-type="float">
            <text:p>1.6130528548</text:p>
          </table:table-cell>
          <table:table-cell office:value-type="float" office:value="7.5699014214" calcext:value-type="float">
            <text:p>7.5699014214</text:p>
          </table:table-cell>
          <table:table-cell table:number-columns-repeated="2"/>
        </table:table-row>
        <table:table-row table:style-name="ro1">
          <table:table-cell office:value-type="float" office:value="0.700672264" calcext:value-type="float">
            <text:p>0.700672264</text:p>
          </table:table-cell>
          <table:table-cell office:value-type="float" office:value="-0.67260814997" calcext:value-type="float">
            <text:p>-0.67260814997</text:p>
          </table:table-cell>
          <table:table-cell office:value-type="float" office:value="-1.5035003405" calcext:value-type="float">
            <text:p>-1.5035003405</text:p>
          </table:table-cell>
          <table:table-cell office:value-type="float" office:value="1.8849799071" calcext:value-type="float">
            <text:p>1.8849799071</text:p>
          </table:table-cell>
          <table:table-cell office:value-type="float" office:value="7.3537218221" calcext:value-type="float">
            <text:p>7.3537218221</text:p>
          </table:table-cell>
          <table:table-cell table:number-columns-repeated="2"/>
        </table:table-row>
        <table:table-row table:style-name="ro1">
          <table:table-cell office:value-type="float" office:value="0.70249532297" calcext:value-type="float">
            <text:p>0.70249532297</text:p>
          </table:table-cell>
          <table:table-cell office:value-type="float" office:value="-0.66293919507" calcext:value-type="float">
            <text:p>-0.66293919507</text:p>
          </table:table-cell>
          <table:table-cell office:value-type="float" office:value="-1.4688555447" calcext:value-type="float">
            <text:p>-1.4688555447</text:p>
          </table:table-cell>
          <table:table-cell office:value-type="float" office:value="2.1542605622" calcext:value-type="float">
            <text:p>2.1542605622</text:p>
          </table:table-cell>
          <table:table-cell office:value-type="float" office:value="7.1234050663" calcext:value-type="float">
            <text:p>7.1234050663</text:p>
          </table:table-cell>
          <table:table-cell table:number-columns-repeated="2"/>
        </table:table-row>
        <table:table-row table:style-name="ro1">
          <table:table-cell office:value-type="float" office:value="0.70431838193" calcext:value-type="float">
            <text:p>0.70431838193</text:p>
          </table:table-cell>
          <table:table-cell office:value-type="float" office:value="-0.6520042915" calcext:value-type="float">
            <text:p>-0.6520042915</text:p>
          </table:table-cell>
          <table:table-cell office:value-type="float" office:value="-1.4353339849" calcext:value-type="float">
            <text:p>-1.4353339849</text:p>
          </table:table-cell>
          <table:table-cell office:value-type="float" office:value="2.4139970596" calcext:value-type="float">
            <text:p>2.4139970596</text:p>
          </table:table-cell>
          <table:table-cell office:value-type="float" office:value="6.8843598526" calcext:value-type="float">
            <text:p>6.8843598526</text:p>
          </table:table-cell>
          <table:table-cell table:number-columns-repeated="2"/>
        </table:table-row>
        <table:table-row table:style-name="ro1">
          <table:table-cell office:value-type="float" office:value="0.7061414409" calcext:value-type="float">
            <text:p>0.7061414409</text:p>
          </table:table-cell>
          <table:table-cell office:value-type="float" office:value="-0.63984973045" calcext:value-type="float">
            <text:p>-0.63984973045</text:p>
          </table:table-cell>
          <table:table-cell office:value-type="float" office:value="-1.402976626" calcext:value-type="float">
            <text:p>-1.402976626</text:p>
          </table:table-cell>
          <table:table-cell office:value-type="float" office:value="2.6639329479" calcext:value-type="float">
            <text:p>2.6639329479</text:p>
          </table:table-cell>
          <table:table-cell office:value-type="float" office:value="6.6369238836" calcext:value-type="float">
            <text:p>6.6369238836</text:p>
          </table:table-cell>
          <table:table-cell table:number-columns-repeated="2"/>
        </table:table-row>
        <table:table-row table:style-name="ro1">
          <table:table-cell office:value-type="float" office:value="0.70796449986" calcext:value-type="float">
            <text:p>0.70796449986</text:p>
          </table:table-cell>
          <table:table-cell office:value-type="float" office:value="-0.62652300397" calcext:value-type="float">
            <text:p>-0.62652300397</text:p>
          </table:table-cell>
          <table:table-cell office:value-type="float" office:value="-1.3718228011" calcext:value-type="float">
            <text:p>-1.3718228011</text:p>
          </table:table-cell>
          <table:table-cell office:value-type="float" office:value="2.9038228106" calcext:value-type="float">
            <text:p>2.9038228106</text:p>
          </table:table-cell>
          <table:table-cell office:value-type="float" office:value="6.3814413071" calcext:value-type="float">
            <text:p>6.3814413071</text:p>
          </table:table-cell>
          <table:table-cell table:number-columns-repeated="2"/>
        </table:table-row>
        <table:table-row table:style-name="ro1">
          <table:table-cell office:value-type="float" office:value="0.70984228533" calcext:value-type="float">
            <text:p>0.70984228533</text:p>
          </table:table-cell>
          <table:table-cell office:value-type="float" office:value="-0.61162212079" calcext:value-type="float">
            <text:p>-0.61162212079</text:p>
          </table:table-cell>
          <table:table-cell office:value-type="float" office:value="-1.3410318055" calcext:value-type="float">
            <text:p>-1.3410318055</text:p>
          </table:table-cell>
          <table:table-cell office:value-type="float" office:value="3.1401637298" calcext:value-type="float">
            <text:p>3.1401637298</text:p>
          </table:table-cell>
          <table:table-cell office:value-type="float" office:value="6.1102467561" calcext:value-type="float">
            <text:p>6.1102467561</text:p>
          </table:table-cell>
          <table:table-cell table:number-columns-repeated="2"/>
        </table:table-row>
        <table:table-row table:style-name="ro1">
          <table:table-cell office:value-type="float" office:value="0.71172007079" calcext:value-type="float">
            <text:p>0.71172007079</text:p>
          </table:table-cell>
          <table:table-cell office:value-type="float" office:value="-0.59558362565" calcext:value-type="float">
            <text:p>-0.59558362565</text:p>
          </table:table-cell>
          <table:table-cell office:value-type="float" office:value="-1.3115969403" calcext:value-type="float">
            <text:p>-1.3115969403</text:p>
          </table:table-cell>
          <table:table-cell office:value-type="float" office:value="3.3653543744" calcext:value-type="float">
            <text:p>3.3653543744</text:p>
          </table:table-cell>
          <table:table-cell office:value-type="float" office:value="5.8312761217" calcext:value-type="float">
            <text:p>5.8312761217</text:p>
          </table:table-cell>
          <table:table-cell table:number-columns-repeated="2"/>
        </table:table-row>
        <table:table-row table:style-name="ro1">
          <table:table-cell office:value-type="float" office:value="0.71359785626" calcext:value-type="float">
            <text:p>0.71359785626</text:p>
          </table:table-cell>
          <table:table-cell office:value-type="float" office:value="-0.57846305359" calcext:value-type="float">
            <text:p>-0.57846305359</text:p>
          </table:table-cell>
          <table:table-cell office:value-type="float" office:value="-1.2835555632" calcext:value-type="float">
            <text:p>-1.2835555632</text:p>
          </table:table-cell>
          <table:table-cell office:value-type="float" office:value="3.5791639502" calcext:value-type="float">
            <text:p>3.5791639502</text:p>
          </table:table-cell>
          <table:table-cell office:value-type="float" office:value="5.5449247341" calcext:value-type="float">
            <text:p>5.5449247341</text:p>
          </table:table-cell>
          <table:table-cell table:number-columns-repeated="2"/>
        </table:table-row>
        <table:table-row table:style-name="ro1">
          <table:table-cell office:value-type="float" office:value="0.71547564172" calcext:value-type="float">
            <text:p>0.71547564172</text:p>
          </table:table-cell>
          <table:table-cell office:value-type="float" office:value="-0.56031704565" calcext:value-type="float">
            <text:p>-0.56031704565</text:p>
          </table:table-cell>
          <table:table-cell office:value-type="float" office:value="-1.2569430692" calcext:value-type="float">
            <text:p>-1.2569430692</text:p>
          </table:table-cell>
          <table:table-cell office:value-type="float" office:value="3.7813745079" calcext:value-type="float">
            <text:p>3.7813745079</text:p>
          </table:table-cell>
          <table:table-cell office:value-type="float" office:value="5.2515936958" calcext:value-type="float">
            <text:p>5.2515936958</text:p>
          </table:table-cell>
          <table:table-cell table:number-columns-repeated="2"/>
        </table:table-row>
        <table:table-row table:style-name="ro1">
          <table:table-cell office:value-type="float" office:value="0.71742893797" calcext:value-type="float">
            <text:p>0.71742893797</text:p>
          </table:table-cell>
          <table:table-cell office:value-type="float" office:value="-0.54041526531" calcext:value-type="float">
            <text:p>-0.54041526531</text:p>
          </table:table-cell>
          <table:table-cell office:value-type="float" office:value="-1.2308125442" calcext:value-type="float">
            <text:p>-1.2308125442</text:p>
          </table:table-cell>
          <table:table-cell office:value-type="float" office:value="3.9791881242" calcext:value-type="float">
            <text:p>3.9791881242</text:p>
          </table:table-cell>
          <table:table-cell office:value-type="float" office:value="4.9394979505" calcext:value-type="float">
            <text:p>4.9394979505</text:p>
          </table:table-cell>
          <table:table-cell table:number-columns-repeated="2"/>
        </table:table-row>
        <table:table-row table:style-name="ro1">
          <table:table-cell office:value-type="float" office:value="0.71938223421" calcext:value-type="float">
            <text:p>0.71938223421</text:p>
          </table:table-cell>
          <table:table-cell office:value-type="float" office:value="-0.51953240154" calcext:value-type="float">
            <text:p>-0.51953240154</text:p>
          </table:table-cell>
          <table:table-cell office:value-type="float" office:value="-1.2062995473" calcext:value-type="float">
            <text:p>-1.2062995473</text:p>
          </table:table-cell>
          <table:table-cell office:value-type="float" office:value="4.1640135375" calcext:value-type="float">
            <text:p>4.1640135375</text:p>
          </table:table-cell>
          <table:table-cell office:value-type="float" office:value="4.6207531975" calcext:value-type="float">
            <text:p>4.6207531975</text:p>
          </table:table-cell>
          <table:table-cell table:number-columns-repeated="2"/>
        </table:table-row>
        <table:table-row table:style-name="ro1">
          <table:table-cell office:value-type="float" office:value="0.72133553045" calcext:value-type="float">
            <text:p>0.72133553045</text:p>
          </table:table-cell>
          <table:table-cell office:value-type="float" office:value="-0.49773556957" calcext:value-type="float">
            <text:p>-0.49773556957</text:p>
          </table:table-cell>
          <table:table-cell office:value-type="float" office:value="-1.183436971" calcext:value-type="float">
            <text:p>-1.183436971</text:p>
          </table:table-cell>
          <table:table-cell office:value-type="float" office:value="4.3356502434" calcext:value-type="float">
            <text:p>4.3356502434</text:p>
          </table:table-cell>
          <table:table-cell office:value-type="float" office:value="4.2958282055" calcext:value-type="float">
            <text:p>4.2958282055</text:p>
          </table:table-cell>
          <table:table-cell table:number-columns-repeated="2"/>
        </table:table-row>
        <table:table-row table:style-name="ro1">
          <table:table-cell office:value-type="float" office:value="0.7232888267" calcext:value-type="float">
            <text:p>0.7232888267</text:p>
          </table:table-cell>
          <table:table-cell office:value-type="float" office:value="-0.47509287331" calcext:value-type="float">
            <text:p>-0.47509287331</text:p>
          </table:table-cell>
          <table:table-cell office:value-type="float" office:value="-1.1622552913" calcext:value-type="float">
            <text:p>-1.1622552913</text:p>
          </table:table-cell>
          <table:table-cell office:value-type="float" office:value="4.4939131261" calcext:value-type="float">
            <text:p>4.4939131261</text:p>
          </table:table-cell>
          <table:table-cell office:value-type="float" office:value="3.9651967553" calcext:value-type="float">
            <text:p>3.9651967553</text:p>
          </table:table-cell>
          <table:table-cell table:number-columns-repeated="2"/>
        </table:table-row>
        <table:table-row table:style-name="ro1">
          <table:table-cell office:value-type="float" office:value="0.72537131233" calcext:value-type="float">
            <text:p>0.72537131233</text:p>
          </table:table-cell>
          <table:table-cell office:value-type="float" office:value="-0.45009868501" calcext:value-type="float">
            <text:p>-0.45009868501</text:p>
          </table:table-cell>
          <table:table-cell office:value-type="float" office:value="-1.1415555196" calcext:value-type="float">
            <text:p>-1.1415555196</text:p>
          </table:table-cell>
          <table:table-cell office:value-type="float" office:value="4.6477228107" calcext:value-type="float">
            <text:p>4.6477228107</text:p>
          </table:table-cell>
          <table:table-cell office:value-type="float" office:value="3.6069511323" calcext:value-type="float">
            <text:p>3.6069511323</text:p>
          </table:table-cell>
          <table:table-cell table:number-columns-repeated="2"/>
        </table:table-row>
        <table:table-row table:style-name="ro1">
          <table:table-cell office:value-type="float" office:value="0.72745379796" calcext:value-type="float">
            <text:p>0.72745379796</text:p>
          </table:table-cell>
          <table:table-cell office:value-type="float" office:value="-0.42430618034" calcext:value-type="float">
            <text:p>-0.42430618034</text:p>
          </table:table-cell>
          <table:table-cell office:value-type="float" office:value="-1.122829069" calcext:value-type="float">
            <text:p>-1.122829069</text:p>
          </table:table-cell>
          <table:table-cell office:value-type="float" office:value="4.7859522745" calcext:value-type="float">
            <text:p>4.7859522745</text:p>
          </table:table-cell>
          <table:table-cell office:value-type="float" office:value="3.2433479537" calcext:value-type="float">
            <text:p>3.2433479537</text:p>
          </table:table-cell>
          <table:table-cell table:number-columns-repeated="2"/>
        </table:table-row>
        <table:table-row table:style-name="ro1">
          <table:table-cell office:value-type="float" office:value="0.72953628359" calcext:value-type="float">
            <text:p>0.72953628359</text:p>
          </table:table-cell>
          <table:table-cell office:value-type="float" office:value="-0.39780099031" calcext:value-type="float">
            <text:p>-0.39780099031</text:p>
          </table:table-cell>
          <table:table-cell office:value-type="float" office:value="-1.1061036171" calcext:value-type="float">
            <text:p>-1.1061036171</text:p>
          </table:table-cell>
          <table:table-cell office:value-type="float" office:value="4.9084354514" calcext:value-type="float">
            <text:p>4.9084354514</text:p>
          </table:table-cell>
          <table:table-cell office:value-type="float" office:value="2.8749768277" calcext:value-type="float">
            <text:p>2.8749768277</text:p>
          </table:table-cell>
          <table:table-cell table:number-columns-repeated="2"/>
        </table:table-row>
        <table:table-row table:style-name="ro1">
          <table:table-cell office:value-type="float" office:value="0.73161876922" calcext:value-type="float">
            <text:p>0.73161876922</text:p>
          </table:table-cell>
          <table:table-cell office:value-type="float" office:value="-0.37066959865" calcext:value-type="float">
            <text:p>-0.37066959865</text:p>
          </table:table-cell>
          <table:table-cell office:value-type="float" office:value="-1.0914036067" calcext:value-type="float">
            <text:p>-1.0914036067</text:p>
          </table:table-cell>
          <table:table-cell office:value-type="float" office:value="5.0150264379" calcext:value-type="float">
            <text:p>5.0150264379</text:p>
          </table:table-cell>
          <table:table-cell office:value-type="float" office:value="2.5024315324" calcext:value-type="float">
            <text:p>2.5024315324</text:p>
          </table:table-cell>
          <table:table-cell table:number-columns-repeated="2"/>
        </table:table-row>
        <table:table-row table:style-name="ro1">
          <table:table-cell office:value-type="float" office:value="0.7338852364" calcext:value-type="float">
            <text:p>0.7338852364</text:p>
          </table:table-cell>
          <table:table-cell office:value-type="float" office:value="-0.34053166733" calcext:value-type="float">
            <text:p>-0.34053166733</text:p>
          </table:table-cell>
          <table:table-cell office:value-type="float" office:value="-1.0777313551" calcext:value-type="float">
            <text:p>-1.0777313551</text:p>
          </table:table-cell>
          <table:table-cell office:value-type="float" office:value="5.1128276438" calcext:value-type="float">
            <text:p>5.1128276438</text:p>
          </table:table-cell>
          <table:table-cell office:value-type="float" office:value="2.0929282951" calcext:value-type="float">
            <text:p>2.0929282951</text:p>
          </table:table-cell>
          <table:table-cell table:number-columns-repeated="2"/>
        </table:table-row>
        <table:table-row table:style-name="ro1">
          <table:table-cell office:value-type="float" office:value="0.73615170358" calcext:value-type="float">
            <text:p>0.73615170358</text:p>
          </table:table-cell>
          <table:table-cell office:value-type="float" office:value="-0.30986864298" calcext:value-type="float">
            <text:p>-0.30986864298</text:p>
          </table:table-cell>
          <table:table-cell office:value-type="float" office:value="-1.0665061812" calcext:value-type="float">
            <text:p>-1.0665061812</text:p>
          </table:table-cell>
          <table:table-cell office:value-type="float" office:value="5.191521247" calcext:value-type="float">
            <text:p>5.191521247</text:p>
          </table:table-cell>
          <table:table-cell office:value-type="float" office:value="1.6799626003" calcext:value-type="float">
            <text:p>1.6799626003</text:p>
          </table:table-cell>
          <table:table-cell table:number-columns-repeated="2"/>
        </table:table-row>
        <table:table-row table:style-name="ro1">
          <table:table-cell office:value-type="float" office:value="0.73841817076" calcext:value-type="float">
            <text:p>0.73841817076</text:p>
          </table:table-cell>
          <table:table-cell office:value-type="float" office:value="-0.2787945332" calcext:value-type="float">
            <text:p>-0.2787945332</text:p>
          </table:table-cell>
          <table:table-cell office:value-type="float" office:value="-1.0577463734" calcext:value-type="float">
            <text:p>-1.0577463734</text:p>
          </table:table-cell>
          <table:table-cell office:value-type="float" office:value="5.2510008918" calcext:value-type="float">
            <text:p>5.2510008918</text:p>
          </table:table-cell>
          <table:table-cell office:value-type="float" office:value="1.2643118884" calcext:value-type="float">
            <text:p>1.2643118884</text:p>
          </table:table-cell>
          <table:table-cell table:number-columns-repeated="2"/>
        </table:table-row>
        <table:table-row table:style-name="ro1">
          <table:table-cell office:value-type="float" office:value="0.74068463794" calcext:value-type="float">
            <text:p>0.74068463794</text:p>
          </table:table-cell>
          <table:table-cell office:value-type="float" office:value="-0.24742389371" calcext:value-type="float">
            <text:p>-0.24742389371</text:p>
          </table:table-cell>
          <table:table-cell office:value-type="float" office:value="-1.0514655871" calcext:value-type="float">
            <text:p>-1.0514655871</text:p>
          </table:table-cell>
          <table:table-cell office:value-type="float" office:value="5.2911886714" calcext:value-type="float">
            <text:p>5.2911886714</text:p>
          </table:table-cell>
          <table:table-cell office:value-type="float" office:value="0.84675606844" calcext:value-type="float">
            <text:p>0.84675606844</text:p>
          </table:table-cell>
          <table:table-cell table:number-columns-repeated="2"/>
        </table:table-row>
        <table:table-row table:style-name="ro1">
          <table:table-cell office:value-type="float" office:value="0.74276746484" calcext:value-type="float">
            <text:p>0.74276746484</text:p>
          </table:table-cell>
          <table:table-cell office:value-type="float" office:value="-0.21843220649" calcext:value-type="float">
            <text:p>-0.21843220649</text:p>
          </table:table-cell>
          <table:table-cell office:value-type="float" office:value="-1.0478873776" calcext:value-type="float">
            <text:p>-1.0478873776</text:p>
          </table:table-cell>
          <table:table-cell office:value-type="float" office:value="5.3110668116" calcext:value-type="float">
            <text:p>5.3110668116</text:p>
          </table:table-cell>
          <table:table-cell office:value-type="float" office:value="0.46202337243" calcext:value-type="float">
            <text:p>0.46202337243</text:p>
          </table:table-cell>
          <table:table-cell table:number-columns-repeated="2"/>
        </table:table-row>
        <table:table-row table:style-name="ro1">
          <table:table-cell office:value-type="float" office:value="0.74485029175" calcext:value-type="float">
            <text:p>0.74485029175</text:p>
          </table:table-cell>
          <table:table-cell office:value-type="float" office:value="-0.18937653661" calcext:value-type="float">
            <text:p>-0.18937653661</text:p>
          </table:table-cell>
          <table:table-cell office:value-type="float" office:value="-1.0464139282" calcext:value-type="float">
            <text:p>-1.0464139282</text:p>
          </table:table-cell>
          <table:table-cell office:value-type="float" office:value="5.3145934082" calcext:value-type="float">
            <text:p>5.3145934082</text:p>
          </table:table-cell>
          <table:table-cell office:value-type="float" office:value="0.076948970267" calcext:value-type="float">
            <text:p>0.076948970267</text:p>
          </table:table-cell>
          <table:table-cell table:number-columns-repeated="2"/>
        </table:table-row>
        <table:table-row table:style-name="ro1">
          <table:table-cell office:value-type="float" office:value="0.74693311865" calcext:value-type="float">
            <text:p>0.74693311865</text:p>
          </table:table-cell>
          <table:table-cell office:value-type="float" office:value="-0.16034628399" calcext:value-type="float">
            <text:p>-0.16034628399</text:p>
          </table:table-cell>
          <table:table-cell office:value-type="float" office:value="-1.0470454475" calcext:value-type="float">
            <text:p>-1.0470454475</text:p>
          </table:table-cell>
          <table:table-cell office:value-type="float" office:value="5.301771532" calcext:value-type="float">
            <text:p>5.301771532</text:p>
          </table:table-cell>
          <table:table-cell office:value-type="float" office:value="-0.30786006768" calcext:value-type="float">
            <text:p>-0.30786006768</text:p>
          </table:table-cell>
          <table:table-cell table:number-columns-repeated="2"/>
        </table:table-row>
        <table:table-row table:style-name="ro1">
          <table:table-cell office:value-type="float" office:value="0.74901594556" calcext:value-type="float">
            <text:p>0.74901594556</text:p>
          </table:table-cell>
          <table:table-cell office:value-type="float" office:value="-0.13143077644" calcext:value-type="float">
            <text:p>-0.13143077644</text:p>
          </table:table-cell>
          <table:table-cell office:value-type="float" office:value="-1.0497788264" calcext:value-type="float">
            <text:p>-1.0497788264</text:p>
          </table:table-cell>
          <table:table-cell office:value-type="float" office:value="5.2726244934" calcext:value-type="float">
            <text:p>5.2726244934</text:p>
          </table:table-cell>
          <table:table-cell office:value-type="float" office:value="-0.69179726388" calcext:value-type="float">
            <text:p>-0.69179726388</text:p>
          </table:table-cell>
          <table:table-cell table:number-columns-repeated="2"/>
        </table:table-row>
        <table:table-row table:style-name="ro1">
          <table:table-cell office:value-type="float" office:value="0.75099645499" calcext:value-type="float">
            <text:p>0.75099645499</text:p>
          </table:table-cell>
          <table:table-cell office:value-type="float" office:value="-0.10412349266" calcext:value-type="float">
            <text:p>-0.10412349266</text:p>
          </table:table-cell>
          <table:table-cell office:value-type="float" office:value="-1.0543216245" calcext:value-type="float">
            <text:p>-1.0543216245</text:p>
          </table:table-cell>
          <table:table-cell office:value-type="float" office:value="5.2298068473" calcext:value-type="float">
            <text:p>5.2298068473</text:p>
          </table:table-cell>
          <table:table-cell office:value-type="float" office:value="-1.0555128377" calcext:value-type="float">
            <text:p>-1.0555128377</text:p>
          </table:table-cell>
          <table:table-cell table:number-columns-repeated="2"/>
        </table:table-row>
        <table:table-row table:style-name="ro1">
          <table:table-cell office:value-type="float" office:value="0.75297696443" calcext:value-type="float">
            <text:p>0.75297696443</text:p>
          </table:table-cell>
          <table:table-cell office:value-type="float" office:value="-0.077076973606" calcext:value-type="float">
            <text:p>-0.077076973606</text:p>
          </table:table-cell>
          <table:table-cell office:value-type="float" office:value="-1.060750772" calcext:value-type="float">
            <text:p>-1.060750772</text:p>
          </table:table-cell>
          <table:table-cell office:value-type="float" office:value="5.1723221033" calcext:value-type="float">
            <text:p>5.1723221033</text:p>
          </table:table-cell>
          <table:table-cell office:value-type="float" office:value="-1.4173737182" calcext:value-type="float">
            <text:p>-1.4173737182</text:p>
          </table:table-cell>
          <table:table-cell table:number-columns-repeated="2"/>
        </table:table-row>
        <table:table-row table:style-name="ro1">
          <table:table-cell office:value-type="float" office:value="0.75495747386" calcext:value-type="float">
            <text:p>0.75495747386</text:p>
          </table:table-cell>
          <table:table-cell office:value-type="float" office:value="-0.05036729318" calcext:value-type="float">
            <text:p>-0.05036729318</text:p>
          </table:table-cell>
          <table:table-cell office:value-type="float" office:value="-1.0690552815" calcext:value-type="float">
            <text:p>-1.0690552815</text:p>
          </table:table-cell>
          <table:table-cell office:value-type="float" office:value="5.1002410338" calcext:value-type="float">
            <text:p>5.1002410338</text:p>
          </table:table-cell>
          <table:table-cell office:value-type="float" office:value="-1.7768627215" calcext:value-type="float">
            <text:p>-1.7768627215</text:p>
          </table:table-cell>
          <table:table-cell table:number-columns-repeated="2"/>
        </table:table-row>
        <table:table-row table:style-name="ro1">
          <table:table-cell office:value-type="float" office:value="0.7569379833" calcext:value-type="float">
            <text:p>0.7569379833</text:p>
          </table:table-cell>
          <table:table-cell office:value-type="float" office:value="-0.024070114706" calcext:value-type="float">
            <text:p>-0.024070114706</text:p>
          </table:table-cell>
          <table:table-cell office:value-type="float" office:value="-1.0792214824" calcext:value-type="float">
            <text:p>-1.0792214824</text:p>
          </table:table-cell>
          <table:table-cell office:value-type="float" office:value="5.0136508097" calcext:value-type="float">
            <text:p>5.0136508097</text:p>
          </table:table-cell>
          <table:table-cell office:value-type="float" office:value="-2.1334649208" calcext:value-type="float">
            <text:p>-2.1334649208</text:p>
          </table:table-cell>
          <table:table-cell table:number-columns-repeated="2"/>
        </table:table-row>
        <table:table-row table:style-name="ro1">
          <table:table-cell office:value-type="float" office:value="0.75885627893" calcext:value-type="float">
            <text:p>0.75885627893</text:p>
          </table:table-cell>
          <table:table-cell office:value-type="float" office:value="0.00093679861816" calcext:value-type="float">
            <text:p>0.00093679861816</text:p>
          </table:table-cell>
          <table:table-cell office:value-type="float" office:value="-1.0908278232" calcext:value-type="float">
            <text:p>-1.0908278232</text:p>
          </table:table-cell>
          <table:table-cell office:value-type="float" office:value="4.9160455396" calcext:value-type="float">
            <text:p>4.9160455396</text:p>
          </table:table-cell>
          <table:table-cell office:value-type="float" office:value="-2.4756296677" calcext:value-type="float">
            <text:p>-2.4756296677</text:p>
          </table:table-cell>
          <table:table-cell table:number-columns-repeated="2"/>
        </table:table-row>
        <table:table-row table:style-name="ro1">
          <table:table-cell office:value-type="float" office:value="0.76077457457" calcext:value-type="float">
            <text:p>0.76077457457</text:p>
          </table:table-cell>
          <table:table-cell office:value-type="float" office:value="0.025418399734" calcext:value-type="float">
            <text:p>0.025418399734</text:p>
          </table:table-cell>
          <table:table-cell office:value-type="float" office:value="-1.1041481865" calcext:value-type="float">
            <text:p>-1.1041481865</text:p>
          </table:table-cell>
          <table:table-cell office:value-type="float" office:value="4.8050340336" calcext:value-type="float">
            <text:p>4.8050340336</text:p>
          </table:table-cell>
          <table:table-cell office:value-type="float" office:value="-2.8141428122" calcext:value-type="float">
            <text:p>-2.8141428122</text:p>
          </table:table-cell>
          <table:table-cell table:number-columns-repeated="2"/>
        </table:table-row>
        <table:table-row table:style-name="ro1">
          <table:table-cell office:value-type="float" office:value="0.7626928702" calcext:value-type="float">
            <text:p>0.7626928702</text:p>
          </table:table-cell>
          <table:table-cell office:value-type="float" office:value="0.049307485544" calcext:value-type="float">
            <text:p>0.049307485544</text:p>
          </table:table-cell>
          <table:table-cell office:value-type="float" office:value="-1.119163026" calcext:value-type="float">
            <text:p>-1.119163026</text:p>
          </table:table-cell>
          <table:table-cell office:value-type="float" office:value="4.6807392112" calcext:value-type="float">
            <text:p>4.6807392112</text:p>
          </table:table-cell>
          <table:table-cell office:value-type="float" office:value="-3.1485447821" calcext:value-type="float">
            <text:p>-3.1485447821</text:p>
          </table:table-cell>
          <table:table-cell table:number-columns-repeated="2"/>
        </table:table-row>
        <table:table-row table:style-name="ro1">
          <table:table-cell office:value-type="float" office:value="0.76461116584" calcext:value-type="float">
            <text:p>0.76461116584</text:p>
          </table:table-cell>
          <table:table-cell office:value-type="float" office:value="0.072537507735" calcext:value-type="float">
            <text:p>0.072537507735</text:p>
          </table:table-cell>
          <table:table-cell office:value-type="float" office:value="-1.1358504902" calcext:value-type="float">
            <text:p>-1.1358504902</text:p>
          </table:table-cell>
          <table:table-cell office:value-type="float" office:value="4.543298213" calcext:value-type="float">
            <text:p>4.543298213</text:p>
          </table:table-cell>
          <table:table-cell office:value-type="float" office:value="-3.4783794849" calcext:value-type="float">
            <text:p>-3.4783794849</text:p>
          </table:table-cell>
          <table:table-cell table:number-columns-repeated="2"/>
        </table:table-row>
        <table:table-row table:style-name="ro1">
          <table:table-cell office:value-type="float" office:value="0.76648222155" calcext:value-type="float">
            <text:p>0.76648222155</text:p>
          </table:table-cell>
          <table:table-cell office:value-type="float" office:value="0.094497649682" calcext:value-type="float">
            <text:p>0.094497649682</text:p>
          </table:table-cell>
          <table:table-cell office:value-type="float" office:value="-1.1537153043" calcext:value-type="float">
            <text:p>-1.1537153043</text:p>
          </table:table-cell>
          <table:table-cell office:value-type="float" office:value="4.3967217592" calcext:value-type="float">
            <text:p>4.3967217592</text:p>
          </table:table-cell>
          <table:table-cell office:value-type="float" office:value="-3.7952595905" calcext:value-type="float">
            <text:p>-3.7952595905</text:p>
          </table:table-cell>
          <table:table-cell table:number-columns-repeated="2"/>
        </table:table-row>
        <table:table-row table:style-name="ro1">
          <table:table-cell office:value-type="float" office:value="0.76835327727" calcext:value-type="float">
            <text:p>0.76835327727</text:p>
          </table:table-cell>
          <table:table-cell office:value-type="float" office:value="0.11570780794" calcext:value-type="float">
            <text:p>0.11570780794</text:p>
          </table:table-cell>
          <table:table-cell office:value-type="float" office:value="-1.1731239416" calcext:value-type="float">
            <text:p>-1.1731239416</text:p>
          </table:table-cell>
          <table:table-cell office:value-type="float" office:value="4.2379358288" calcext:value-type="float">
            <text:p>4.2379358288</text:p>
          </table:table-cell>
          <table:table-cell office:value-type="float" office:value="-4.1069485067" calcext:value-type="float">
            <text:p>-4.1069485067</text:p>
          </table:table-cell>
          <table:table-cell table:number-columns-repeated="2"/>
        </table:table-row>
        <table:table-row table:style-name="ro1">
          <table:table-cell office:value-type="float" office:value="0.77022433298" calcext:value-type="float">
            <text:p>0.77022433298</text:p>
          </table:table-cell>
          <table:table-cell office:value-type="float" office:value="0.13610841855" calcext:value-type="float">
            <text:p>0.13610841855</text:p>
          </table:table-cell>
          <table:table-cell office:value-type="float" office:value="-1.1940498928" calcext:value-type="float">
            <text:p>-1.1940498928</text:p>
          </table:table-cell>
          <table:table-cell office:value-type="float" office:value="4.067106406" calcext:value-type="float">
            <text:p>4.067106406</text:p>
          </table:table-cell>
          <table:table-cell office:value-type="float" office:value="-4.4130345873" calcext:value-type="float">
            <text:p>-4.4130345873</text:p>
          </table:table-cell>
          <table:table-cell table:number-columns-repeated="2"/>
        </table:table-row>
        <table:table-row table:style-name="ro1">
          <table:table-cell office:value-type="float" office:value="0.77209538869" calcext:value-type="float">
            <text:p>0.77209538869</text:p>
          </table:table-cell>
          <table:table-cell office:value-type="float" office:value="0.15564076377" calcext:value-type="float">
            <text:p>0.15564076377</text:p>
          </table:table-cell>
          <table:table-cell office:value-type="float" office:value="-1.2164646378" calcext:value-type="float">
            <text:p>-1.2164646378</text:p>
          </table:table-cell>
          <table:table-cell office:value-type="float" office:value="3.8844120822" calcext:value-type="float">
            <text:p>3.8844120822</text:p>
          </table:table-cell>
          <table:table-cell office:value-type="float" office:value="-4.713110657" calcext:value-type="float">
            <text:p>-4.713110657</text:p>
          </table:table-cell>
          <table:table-cell table:number-columns-repeated="2"/>
        </table:table-row>
        <table:table-row table:style-name="ro1">
          <table:table-cell office:value-type="float" office:value="0.77392707711" calcext:value-type="float">
            <text:p>0.77392707711</text:p>
          </table:table-cell>
          <table:table-cell office:value-type="float" office:value="0.17386547609" calcext:value-type="float">
            <text:p>0.17386547609</text:p>
          </table:table-cell>
          <table:table-cell office:value-type="float" office:value="-1.2398205732" calcext:value-type="float">
            <text:p>-1.2398205732</text:p>
          </table:table-cell>
          <table:table-cell office:value-type="float" office:value="3.6942523819" calcext:value-type="float">
            <text:p>3.6942523819</text:p>
          </table:table-cell>
          <table:table-cell office:value-type="float" office:value="-5.0006643376" calcext:value-type="float">
            <text:p>-5.0006643376</text:p>
          </table:table-cell>
          <table:table-cell table:number-columns-repeated="2"/>
        </table:table-row>
        <table:table-row table:style-name="ro1">
          <table:table-cell office:value-type="float" office:value="0.77575876553" calcext:value-type="float">
            <text:p>0.77575876553</text:p>
          </table:table-cell>
          <table:table-cell office:value-type="float" office:value="0.19114932366" calcext:value-type="float">
            <text:p>0.19114932366</text:p>
          </table:table-cell>
          <table:table-cell office:value-type="float" office:value="-1.2645436311" calcext:value-type="float">
            <text:p>-1.2645436311</text:p>
          </table:table-cell>
          <table:table-cell office:value-type="float" office:value="3.4930958053" calcext:value-type="float">
            <text:p>3.4930958053</text:p>
          </table:table-cell>
          <table:table-cell office:value-type="float" office:value="-5.2816998198" calcext:value-type="float">
            <text:p>-5.2816998198</text:p>
          </table:table-cell>
          <table:table-cell table:number-columns-repeated="2"/>
        </table:table-row>
        <table:table-row table:style-name="ro1">
          <table:table-cell office:value-type="float" office:value="0.77759045395" calcext:value-type="float">
            <text:p>0.77759045395</text:p>
          </table:table-cell>
          <table:table-cell office:value-type="float" office:value="0.20743991371" calcext:value-type="float">
            <text:p>0.20743991371</text:p>
          </table:table-cell>
          <table:table-cell office:value-type="float" office:value="-1.2906015849" calcext:value-type="float">
            <text:p>-1.2906015849</text:p>
          </table:table-cell>
          <table:table-cell office:value-type="float" office:value="3.2811445682" calcext:value-type="float">
            <text:p>3.2811445682</text:p>
          </table:table-cell>
          <table:table-cell office:value-type="float" office:value="-5.5558493657" calcext:value-type="float">
            <text:p>-5.5558493657</text:p>
          </table:table-cell>
          <table:table-cell table:number-columns-repeated="2"/>
        </table:table-row>
        <table:table-row table:style-name="ro1">
          <table:table-cell office:value-type="float" office:value="0.77942214237" calcext:value-type="float">
            <text:p>0.77942214237</text:p>
          </table:table-cell>
          <table:table-cell office:value-type="float" office:value="0.2226858529" calcext:value-type="float">
            <text:p>0.2226858529</text:p>
          </table:table-cell>
          <table:table-cell office:value-type="float" office:value="-1.3179604523" calcext:value-type="float">
            <text:p>-1.3179604523</text:p>
          </table:table-cell>
          <table:table-cell office:value-type="float" office:value="3.0586121513" calcext:value-type="float">
            <text:p>3.0586121513</text:p>
          </table:table-cell>
          <table:table-cell office:value-type="float" office:value="-5.8227505475" calcext:value-type="float">
            <text:p>-5.8227505475</text:p>
          </table:table-cell>
          <table:table-cell table:number-columns-repeated="2"/>
        </table:table-row>
        <table:table-row table:style-name="ro1">
          <table:table-cell office:value-type="float" office:value="0.78121972951" calcext:value-type="float">
            <text:p>0.78121972951</text:p>
          </table:table-cell>
          <table:table-cell office:value-type="float" office:value="0.23658364553" calcext:value-type="float">
            <text:p>0.23658364553</text:p>
          </table:table-cell>
          <table:table-cell office:value-type="float" office:value="-1.346040279" calcext:value-type="float">
            <text:p>-1.346040279</text:p>
          </table:table-cell>
          <table:table-cell office:value-type="float" office:value="2.830152209" calcext:value-type="float">
            <text:p>2.830152209</text:p>
          </table:table-cell>
          <table:table-cell office:value-type="float" office:value="-6.0772907124" calcext:value-type="float">
            <text:p>-6.0772907124</text:p>
          </table:table-cell>
          <table:table-cell table:number-columns-repeated="2"/>
        </table:table-row>
        <table:table-row table:style-name="ro1">
          <table:table-cell office:value-type="float" office:value="0.78301731665" calcext:value-type="float">
            <text:p>0.78301731665</text:p>
          </table:table-cell>
          <table:table-cell office:value-type="float" office:value="0.24938028471" calcext:value-type="float">
            <text:p>0.24938028471</text:p>
          </table:table-cell>
          <table:table-cell office:value-type="float" office:value="-1.3753032905" calcext:value-type="float">
            <text:p>-1.3753032905</text:p>
          </table:table-cell>
          <table:table-cell office:value-type="float" office:value="2.5919404702" calcext:value-type="float">
            <text:p>2.5919404702</text:p>
          </table:table-cell>
          <table:table-cell office:value-type="float" office:value="-6.3241744578" calcext:value-type="float">
            <text:p>-6.3241744578</text:p>
          </table:table-cell>
          <table:table-cell table:number-columns-repeated="2"/>
        </table:table-row>
        <table:table-row table:style-name="ro1">
          <table:table-cell office:value-type="float" office:value="0.78481490379" calcext:value-type="float">
            <text:p>0.78481490379</text:p>
          </table:table-cell>
          <table:table-cell office:value-type="float" office:value="0.26103030103" calcext:value-type="float">
            <text:p>0.26103030103</text:p>
          </table:table-cell>
          <table:table-cell office:value-type="float" office:value="-1.4057125871" calcext:value-type="float">
            <text:p>-1.4057125871</text:p>
          </table:table-cell>
          <table:table-cell office:value-type="float" office:value="2.3442098312" calcext:value-type="float">
            <text:p>2.3442098312</text:p>
          </table:table-cell>
          <table:table-cell office:value-type="float" office:value="-6.5630758241" calcext:value-type="float">
            <text:p>-6.5630758241</text:p>
          </table:table-cell>
          <table:table-cell table:number-columns-repeated="2"/>
        </table:table-row>
        <table:table-row table:style-name="ro1">
          <table:table-cell office:value-type="float" office:value="0.78661249093" calcext:value-type="float">
            <text:p>0.78661249093</text:p>
          </table:table-cell>
          <table:table-cell office:value-type="float" office:value="0.27148934783" calcext:value-type="float">
            <text:p>0.27148934783</text:p>
          </table:table-cell>
          <table:table-cell office:value-type="float" office:value="-1.4372297457" calcext:value-type="float">
            <text:p>-1.4372297457</text:p>
          </table:table-cell>
          <table:table-cell office:value-type="float" office:value="2.0872032706" calcext:value-type="float">
            <text:p>2.0872032706</text:p>
          </table:table-cell>
          <table:table-cell office:value-type="float" office:value="-6.793674892" calcext:value-type="float">
            <text:p>-6.793674892</text:p>
          </table:table-cell>
          <table:table-cell table:number-columns-repeated="2"/>
        </table:table-row>
        <table:table-row table:style-name="ro1">
          <table:table-cell office:value-type="float" office:value="0.78838031603" calcext:value-type="float">
            <text:p>0.78838031603</text:p>
          </table:table-cell>
          <table:table-cell office:value-type="float" office:value="0.2805717868" calcext:value-type="float">
            <text:p>0.2805717868</text:p>
          </table:table-cell>
          <table:table-cell office:value-type="float" office:value="-1.4692668718" calcext:value-type="float">
            <text:p>-1.4692668718</text:p>
          </table:table-cell>
          <table:table-cell office:value-type="float" office:value="1.8256503711" calcext:value-type="float">
            <text:p>1.8256503711</text:p>
          </table:table-cell>
          <table:table-cell office:value-type="float" office:value="-7.0120545488" calcext:value-type="float">
            <text:p>-7.0120545488</text:p>
          </table:table-cell>
          <table:table-cell table:number-columns-repeated="2"/>
        </table:table-row>
        <table:table-row table:style-name="ro1">
          <table:table-cell office:value-type="float" office:value="0.79014814113" calcext:value-type="float">
            <text:p>0.79014814113</text:p>
          </table:table-cell>
          <table:table-cell office:value-type="float" office:value="0.28842067896" calcext:value-type="float">
            <text:p>0.28842067896</text:p>
          </table:table-cell>
          <table:table-cell office:value-type="float" office:value="-1.5022975212" calcext:value-type="float">
            <text:p>-1.5022975212</text:p>
          </table:table-cell>
          <table:table-cell office:value-type="float" office:value="1.5556207117" calcext:value-type="float">
            <text:p>1.5556207117</text:p>
          </table:table-cell>
          <table:table-cell office:value-type="float" office:value="-7.2218091375" calcext:value-type="float">
            <text:p>-7.2218091375</text:p>
          </table:table-cell>
          <table:table-cell table:number-columns-repeated="2"/>
        </table:table-row>
        <table:table-row table:style-name="ro1">
          <table:table-cell office:value-type="float" office:value="0.79191596623" calcext:value-type="float">
            <text:p>0.79191596623</text:p>
          </table:table-cell>
          <table:table-cell office:value-type="float" office:value="0.29499728561" calcext:value-type="float">
            <text:p>0.29499728561</text:p>
          </table:table-cell>
          <table:table-cell office:value-type="float" office:value="-1.5362810036" calcext:value-type="float">
            <text:p>-1.5362810036</text:p>
          </table:table-cell>
          <table:table-cell office:value-type="float" office:value="1.2773733228" calcext:value-type="float">
            <text:p>1.2773733228</text:p>
          </table:table-cell>
          <table:table-cell office:value-type="float" office:value="-7.4226530389" calcext:value-type="float">
            <text:p>-7.4226530389</text:p>
          </table:table-cell>
          <table:table-cell table:number-columns-repeated="2"/>
        </table:table-row>
        <table:table-row table:style-name="ro1">
          <table:table-cell office:value-type="float" office:value="0.79368379132" calcext:value-type="float">
            <text:p>0.79368379132</text:p>
          </table:table-cell>
          <table:table-cell office:value-type="float" office:value="0.30026409101" calcext:value-type="float">
            <text:p>0.30026409101</text:p>
          </table:table-cell>
          <table:table-cell office:value-type="float" office:value="-1.5711753191" calcext:value-type="float">
            <text:p>-1.5711753191</text:p>
          </table:table-cell>
          <table:table-cell office:value-type="float" office:value="0.99117624279" calcext:value-type="float">
            <text:p>0.99117624279</text:p>
          </table:table-cell>
          <table:table-cell office:value-type="float" office:value="-7.6143073295" calcext:value-type="float">
            <text:p>-7.6143073295</text:p>
          </table:table-cell>
          <table:table-cell table:number-columns-repeated="2"/>
        </table:table-row>
        <table:table-row table:style-name="ro1">
          <table:table-cell office:value-type="float" office:value="0.79542602696" calcext:value-type="float">
            <text:p>0.79542602696</text:p>
          </table:table-cell>
          <table:table-cell office:value-type="float" office:value="0.30413785539" calcext:value-type="float">
            <text:p>0.30413785539</text:p>
          </table:table-cell>
          <table:table-cell office:value-type="float" office:value="-1.6064135505" calcext:value-type="float">
            <text:p>-1.6064135505</text:p>
          </table:table-cell>
          <table:table-cell office:value-type="float" office:value="0.70161359338" calcext:value-type="float">
            <text:p>0.70161359338</text:p>
          </table:table-cell>
          <table:table-cell office:value-type="float" office:value="-7.7939315132" calcext:value-type="float">
            <text:p>-7.7939315132</text:p>
          </table:table-cell>
          <table:table-cell table:number-columns-repeated="2"/>
        </table:table-row>
        <table:table-row table:style-name="ro1">
          <table:table-cell office:value-type="float" office:value="0.79716826261" calcext:value-type="float">
            <text:p>0.79716826261</text:p>
          </table:table-cell>
          <table:table-cell office:value-type="float" office:value="0.30667078589" calcext:value-type="float">
            <text:p>0.30667078589</text:p>
          </table:table-cell>
          <table:table-cell office:value-type="float" office:value="-1.6424517906" calcext:value-type="float">
            <text:p>-1.6424517906</text:p>
          </table:table-cell>
          <table:table-cell office:value-type="float" office:value="0.40487209797" calcext:value-type="float">
            <text:p>0.40487209797</text:p>
          </table:table-cell>
          <table:table-cell office:value-type="float" office:value="-7.964112537" calcext:value-type="float">
            <text:p>-7.964112537</text:p>
          </table:table-cell>
          <table:table-cell table:number-columns-repeated="2"/>
        </table:table-row>
        <table:table-row table:style-name="ro1">
          <table:table-cell office:value-type="float" office:value="0.79891049825" calcext:value-type="float">
            <text:p>0.79891049825</text:p>
          </table:table-cell>
          <table:table-cell office:value-type="float" office:value="0.30783069223" calcext:value-type="float">
            <text:p>0.30783069223</text:p>
          </table:table-cell>
          <table:table-cell office:value-type="float" office:value="-1.6792462861" calcext:value-type="float">
            <text:p>-1.6792462861</text:p>
          </table:table-cell>
          <table:table-cell office:value-type="float" office:value="0.10123329888" calcext:value-type="float">
            <text:p>0.10123329888</text:p>
          </table:table-cell>
          <table:table-cell office:value-type="float" office:value="-8.1246039964" calcext:value-type="float">
            <text:p>-8.1246039964</text:p>
          </table:table-cell>
          <table:table-cell table:number-columns-repeated="2"/>
        </table:table-row>
        <table:table-row table:style-name="ro1">
          <table:table-cell office:value-type="float" office:value="0.80065273389" calcext:value-type="float">
            <text:p>0.80065273389</text:p>
          </table:table-cell>
          <table:table-cell office:value-type="float" office:value="0.30758669008" calcext:value-type="float">
            <text:p>0.30758669008</text:p>
          </table:table-cell>
          <table:table-cell office:value-type="float" office:value="-1.7167521736" calcext:value-type="float">
            <text:p>-1.7167521736</text:p>
          </table:table-cell>
          <table:table-cell office:value-type="float" office:value="-0.20901325169" calcext:value-type="float">
            <text:p>-0.20901325169</text:p>
          </table:table-cell>
          <table:table-cell office:value-type="float" office:value="-8.2751667928" calcext:value-type="float">
            <text:p>-8.2751667928</text:p>
          </table:table-cell>
          <table:table-cell table:number-columns-repeated="2"/>
        </table:table-row>
        <table:table-row table:style-name="ro1">
          <table:table-cell office:value-type="float" office:value="0.80237380409" calcext:value-type="float">
            <text:p>0.80237380409</text:p>
          </table:table-cell>
          <table:table-cell office:value-type="float" office:value="0.305938328" calcext:value-type="float">
            <text:p>0.305938328</text:p>
          </table:table-cell>
          <table:table-cell office:value-type="float" office:value="-1.7544559816" calcext:value-type="float">
            <text:p>-1.7544559816</text:p>
          </table:table-cell>
          <table:table-cell office:value-type="float" office:value="-0.52168778735" calcext:value-type="float">
            <text:p>-0.52168778735</text:p>
          </table:table-cell>
          <table:table-cell office:value-type="float" office:value="-8.4139255551" calcext:value-type="float">
            <text:p>-8.4139255551</text:p>
          </table:table-cell>
          <table:table-cell table:number-columns-repeated="2"/>
        </table:table-row>
        <table:table-row table:style-name="ro1">
          <table:table-cell office:value-type="float" office:value="0.80409487429" calcext:value-type="float">
            <text:p>0.80409487429</text:p>
          </table:table-cell>
          <table:table-cell office:value-type="float" office:value="0.30286396645" calcext:value-type="float">
            <text:p>0.30286396645</text:p>
          </table:table-cell>
          <table:table-cell office:value-type="float" office:value="-1.792763885" calcext:value-type="float">
            <text:p>-1.792763885</text:p>
          </table:table-cell>
          <table:table-cell office:value-type="float" office:value="-0.84022613017" calcext:value-type="float">
            <text:p>-0.84022613017</text:p>
          </table:table-cell>
          <table:table-cell office:value-type="float" office:value="-8.5425536885" calcext:value-type="float">
            <text:p>-8.5425536885</text:p>
          </table:table-cell>
          <table:table-cell table:number-columns-repeated="2"/>
        </table:table-row>
        <table:table-row table:style-name="ro1">
          <table:table-cell office:value-type="float" office:value="0.80581594449" calcext:value-type="float">
            <text:p>0.80581594449</text:p>
          </table:table-cell>
          <table:table-cell office:value-type="float" office:value="0.29833779239" calcext:value-type="float">
            <text:p>0.29833779239</text:p>
          </table:table-cell>
          <table:table-cell office:value-type="float" office:value="-1.8316296428" calcext:value-type="float">
            <text:p>-1.8316296428</text:p>
          </table:table-cell>
          <table:table-cell office:value-type="float" office:value="-1.1643269386" calcext:value-type="float">
            <text:p>-1.1643269386</text:p>
          </table:table-cell>
          <table:table-cell office:value-type="float" office:value="-8.6608431241" calcext:value-type="float">
            <text:p>-8.6608431241</text:p>
          </table:table-cell>
          <table:table-cell table:number-columns-repeated="2"/>
        </table:table-row>
        <table:table-row table:style-name="ro1">
          <table:table-cell office:value-type="float" office:value="0.80753701469" calcext:value-type="float">
            <text:p>0.80753701469</text:p>
          </table:table-cell>
          <table:table-cell office:value-type="float" office:value="0.29233537018" calcext:value-type="float">
            <text:p>0.29233537018</text:p>
          </table:table-cell>
          <table:table-cell office:value-type="float" office:value="-1.8710060917" calcext:value-type="float">
            <text:p>-1.8710060917</text:p>
          </table:table-cell>
          <table:table-cell office:value-type="float" office:value="-1.4936818036" calcext:value-type="float">
            <text:p>-1.4936818036</text:p>
          </table:table-cell>
          <table:table-cell office:value-type="float" office:value="-8.7685936914" calcext:value-type="float">
            <text:p>-8.7685936914</text:p>
          </table:table-cell>
          <table:table-cell table:number-columns-repeated="2"/>
        </table:table-row>
        <table:table-row table:style-name="ro1">
          <table:table-cell office:value-type="float" office:value="0.80924192668" calcext:value-type="float">
            <text:p>0.80924192668</text:p>
          </table:table-cell>
          <table:table-cell office:value-type="float" office:value="0.28491114003" calcext:value-type="float">
            <text:p>0.28491114003</text:p>
          </table:table-cell>
          <table:table-cell office:value-type="float" office:value="-1.9104691506" calcext:value-type="float">
            <text:p>-1.9104691506</text:p>
          </table:table-cell>
          <table:table-cell office:value-type="float" office:value="-1.8248149129" calcext:value-type="float">
            <text:p>-1.8248149129</text:p>
          </table:table-cell>
          <table:table-cell office:value-type="float" office:value="-8.8647529458" calcext:value-type="float">
            <text:p>-8.8647529458</text:p>
          </table:table-cell>
          <table:table-cell table:number-columns-repeated="2"/>
        </table:table-row>
        <table:table-row table:style-name="ro1">
          <table:table-cell office:value-type="float" office:value="0.81094683867" calcext:value-type="float">
            <text:p>0.81094683867</text:p>
          </table:table-cell>
          <table:table-cell office:value-type="float" office:value="0.27599465728" calcext:value-type="float">
            <text:p>0.27599465728</text:p>
          </table:table-cell>
          <table:table-cell office:value-type="float" office:value="-1.9503386707" calcext:value-type="float">
            <text:p>-1.9503386707</text:p>
          </table:table-cell>
          <table:table-cell office:value-type="float" office:value="-2.1604813948" calcext:value-type="float">
            <text:p>-2.1604813948</text:p>
          </table:table-cell>
          <table:table-cell office:value-type="float" office:value="-8.9502032159" calcext:value-type="float">
            <text:p>-8.9502032159</text:p>
          </table:table-cell>
          <table:table-cell table:number-columns-repeated="2"/>
        </table:table-row>
        <table:table-row table:style-name="ro1">
          <table:table-cell office:value-type="float" office:value="0.81265175067" calcext:value-type="float">
            <text:p>0.81265175067</text:p>
          </table:table-cell>
          <table:table-cell office:value-type="float" office:value="0.26556634618" calcext:value-type="float">
            <text:p>0.26556634618</text:p>
          </table:table-cell>
          <table:table-cell office:value-type="float" office:value="-1.990566341" calcext:value-type="float">
            <text:p>-1.990566341</text:p>
          </table:table-cell>
          <table:table-cell office:value-type="float" office:value="-2.5003618646" calcext:value-type="float">
            <text:p>-2.5003618646</text:p>
          </table:table-cell>
          <table:table-cell office:value-type="float" office:value="-9.0247742028" calcext:value-type="float">
            <text:p>-9.0247742028</text:p>
          </table:table-cell>
          <table:table-cell table:number-columns-repeated="2"/>
        </table:table-row>
        <table:table-row table:style-name="ro1">
          <table:table-cell office:value-type="float" office:value="0.81435666266" calcext:value-type="float">
            <text:p>0.81435666266</text:p>
          </table:table-cell>
          <table:table-cell office:value-type="float" office:value="0.25360807417" calcext:value-type="float">
            <text:p>0.25360807417</text:p>
          </table:table-cell>
          <table:table-cell office:value-type="float" office:value="-2.0311031073" calcext:value-type="float">
            <text:p>-2.0311031073</text:p>
          </table:table-cell>
          <table:table-cell office:value-type="float" office:value="-2.8441307767" calcext:value-type="float">
            <text:p>-2.8441307767</text:p>
          </table:table-cell>
          <table:table-cell office:value-type="float" office:value="-9.0883041133" calcext:value-type="float">
            <text:p>-9.0883041133</text:p>
          </table:table-cell>
          <table:table-cell table:number-columns-repeated="2"/>
        </table:table-row>
        <table:table-row table:style-name="ro1">
          <table:table-cell office:value-type="float" office:value="0.81605143584" calcext:value-type="float">
            <text:p>0.81605143584</text:p>
          </table:table-cell>
          <table:table-cell office:value-type="float" office:value="0.2401880904" calcext:value-type="float">
            <text:p>0.2401880904</text:p>
          </table:table-cell>
          <table:table-cell office:value-type="float" office:value="-2.0716559329" calcext:value-type="float">
            <text:p>-2.0716559329</text:p>
          </table:table-cell>
          <table:table-cell office:value-type="float" office:value="-3.1893812515" calcext:value-type="float">
            <text:p>-3.1893812515</text:p>
          </table:table-cell>
          <table:table-cell office:value-type="float" office:value="-9.140362011" calcext:value-type="float">
            <text:p>-9.140362011</text:p>
          </table:table-cell>
          <table:table-cell table:number-columns-repeated="2"/>
        </table:table-row>
        <table:table-row table:style-name="ro1">
          <table:table-cell office:value-type="float" office:value="0.81774620902" calcext:value-type="float">
            <text:p>0.81774620902</text:p>
          </table:table-cell>
          <table:table-cell office:value-type="float" office:value="0.22522491803" calcext:value-type="float">
            <text:p>0.22522491803</text:p>
          </table:table-cell>
          <table:table-cell office:value-type="float" office:value="-2.1124154874" calcext:value-type="float">
            <text:p>-2.1124154874</text:p>
          </table:table-cell>
          <table:table-cell office:value-type="float" office:value="-3.5378151174" calcext:value-type="float">
            <text:p>-3.5378151174</text:p>
          </table:table-cell>
          <table:table-cell office:value-type="float" office:value="-9.1812168897" calcext:value-type="float">
            <text:p>-9.1812168897</text:p>
          </table:table-cell>
          <table:table-cell table:number-columns-repeated="2"/>
        </table:table-row>
        <table:table-row table:style-name="ro1">
          <table:table-cell office:value-type="float" office:value="0.8194409822" calcext:value-type="float">
            <text:p>0.8194409822</text:p>
          </table:table-cell>
          <table:table-cell office:value-type="float" office:value="0.20870514255" calcext:value-type="float">
            <text:p>0.20870514255</text:p>
          </table:table-cell>
          <table:table-cell office:value-type="float" office:value="-2.1533316328" calcext:value-type="float">
            <text:p>-2.1533316328</text:p>
          </table:table-cell>
          <table:table-cell office:value-type="float" office:value="-3.8890955827" calcext:value-type="float">
            <text:p>-3.8890955827</text:p>
          </table:table-cell>
          <table:table-cell office:value-type="float" office:value="-9.2107361216" calcext:value-type="float">
            <text:p>-9.2107361216</text:p>
          </table:table-cell>
          <table:table-cell table:number-columns-repeated="2"/>
        </table:table-row>
        <table:table-row table:style-name="ro1">
          <table:table-cell office:value-type="float" office:value="0.82113575538" calcext:value-type="float">
            <text:p>0.82113575538</text:p>
          </table:table-cell>
          <table:table-cell office:value-type="float" office:value="0.19061685953" calcext:value-type="float">
            <text:p>0.19061685953</text:p>
          </table:table-cell>
          <table:table-cell office:value-type="float" office:value="-2.1943536616" calcext:value-type="float">
            <text:p>-2.1943536616</text:p>
          </table:table-cell>
          <table:table-cell office:value-type="float" office:value="-4.2428805866" calcext:value-type="float">
            <text:p>-4.2428805866</text:p>
          </table:table-cell>
          <table:table-cell office:value-type="float" office:value="-9.228796247" calcext:value-type="float">
            <text:p>-9.228796247</text:p>
          </table:table-cell>
          <table:table-cell table:number-columns-repeated="2"/>
        </table:table-row>
        <table:table-row table:style-name="ro1">
          <table:table-cell office:value-type="float" office:value="0.82282821906" calcext:value-type="float">
            <text:p>0.82282821906</text:p>
          </table:table-cell>
          <table:table-cell office:value-type="float" office:value="0.17097757531" calcext:value-type="float">
            <text:p>0.17097757531</text:p>
          </table:table-cell>
          <table:table-cell office:value-type="float" office:value="-2.2353743448" calcext:value-type="float">
            <text:p>-2.2353743448</text:p>
          </table:table-cell>
          <table:table-cell office:value-type="float" office:value="-4.5983366321" calcext:value-type="float">
            <text:p>-4.5983366321</text:p>
          </table:table-cell>
          <table:table-cell office:value-type="float" office:value="-9.2352822545" calcext:value-type="float">
            <text:p>-9.2352822545</text:p>
          </table:table-cell>
          <table:table-cell table:number-columns-repeated="2"/>
        </table:table-row>
        <table:table-row table:style-name="ro1">
          <table:table-cell office:value-type="float" office:value="0.82452068274" calcext:value-type="float">
            <text:p>0.82452068274</text:p>
          </table:table-cell>
          <table:table-cell office:value-type="float" office:value="0.14975492791" calcext:value-type="float">
            <text:p>0.14975492791</text:p>
          </table:table-cell>
          <table:table-cell office:value-type="float" office:value="-2.2763980093" calcext:value-type="float">
            <text:p>-2.2763980093</text:p>
          </table:table-cell>
          <table:table-cell office:value-type="float" office:value="-4.955593653" calcext:value-type="float">
            <text:p>-4.955593653</text:p>
          </table:table-cell>
          <table:table-cell office:value-type="float" office:value="-9.2301224948" calcext:value-type="float">
            <text:p>-9.2301224948</text:p>
          </table:table-cell>
          <table:table-cell table:number-columns-repeated="2"/>
        </table:table-row>
        <table:table-row table:style-name="ro1">
          <table:table-cell office:value-type="float" office:value="0.82621314642" calcext:value-type="float">
            <text:p>0.82621314642</text:p>
          </table:table-cell>
          <table:table-cell office:value-type="float" office:value="0.12694170386" calcext:value-type="float">
            <text:p>0.12694170386</text:p>
          </table:table-cell>
          <table:table-cell office:value-type="float" office:value="-2.3173727034" calcext:value-type="float">
            <text:p>-2.3173727034</text:p>
          </table:table-cell>
          <table:table-cell office:value-type="float" office:value="-5.3142965169" calcext:value-type="float">
            <text:p>-5.3142965169</text:p>
          </table:table-cell>
          <table:table-cell office:value-type="float" office:value="-9.2132226422" calcext:value-type="float">
            <text:p>-9.2132226422</text:p>
          </table:table-cell>
          <table:table-cell table:number-columns-repeated="2"/>
        </table:table-row>
        <table:table-row table:style-name="ro1">
          <table:table-cell office:value-type="float" office:value="0.8279056101" calcext:value-type="float">
            <text:p>0.8279056101</text:p>
          </table:table-cell>
          <table:table-cell office:value-type="float" office:value="0.1025322772" calcext:value-type="float">
            <text:p>0.1025322772</text:p>
          </table:table-cell>
          <table:table-cell office:value-type="float" office:value="-2.3582460781" calcext:value-type="float">
            <text:p>-2.3582460781</text:p>
          </table:table-cell>
          <table:table-cell office:value-type="float" office:value="-5.6740857229" calcext:value-type="float">
            <text:p>-5.6740857229</text:p>
          </table:table-cell>
          <table:table-cell office:value-type="float" office:value="-9.1844983179" calcext:value-type="float">
            <text:p>-9.1844983179</text:p>
          </table:table-cell>
          <table:table-cell table:number-columns-repeated="2"/>
        </table:table-row>
        <table:table-row table:style-name="ro1">
          <table:table-cell office:value-type="float" office:value="0.8296073535" calcext:value-type="float">
            <text:p>0.8296073535</text:p>
          </table:table-cell>
          <table:table-cell office:value-type="float" office:value="0.0763756009" calcext:value-type="float">
            <text:p>0.0763756009</text:p>
          </table:table-cell>
          <table:table-cell office:value-type="float" office:value="-2.3991881699" calcext:value-type="float">
            <text:p>-2.3991881699</text:p>
          </table:table-cell>
          <table:table-cell office:value-type="float" office:value="-6.0365756157" calcext:value-type="float">
            <text:p>-6.0365756157</text:p>
          </table:table-cell>
          <table:table-cell office:value-type="float" office:value="-9.143619621" calcext:value-type="float">
            <text:p>-9.143619621</text:p>
          </table:table-cell>
          <table:table-cell table:number-columns-repeated="2"/>
        </table:table-row>
        <table:table-row table:style-name="ro1">
          <table:table-cell office:value-type="float" office:value="0.83130909691" calcext:value-type="float">
            <text:p>0.83130909691</text:p>
          </table:table-cell>
          <table:table-cell office:value-type="float" office:value="0.048598675274" calcext:value-type="float">
            <text:p>0.048598675274</text:p>
          </table:table-cell>
          <table:table-cell office:value-type="float" office:value="-2.4399206551" calcext:value-type="float">
            <text:p>-2.4399206551</text:p>
          </table:table-cell>
          <table:table-cell office:value-type="float" office:value="-6.3994225302" calcext:value-type="float">
            <text:p>-6.3994225302</text:p>
          </table:table-cell>
          <table:table-cell office:value-type="float" office:value="-9.0906464536" calcext:value-type="float">
            <text:p>-9.0906464536</text:p>
          </table:table-cell>
          <table:table-cell table:number-columns-repeated="2"/>
        </table:table-row>
        <table:table-row table:style-name="ro1">
          <table:table-cell office:value-type="float" office:value="0.83301084031" calcext:value-type="float">
            <text:p>0.83301084031</text:p>
          </table:table-cell>
          <table:table-cell office:value-type="float" office:value="0.019200747444" calcext:value-type="float">
            <text:p>0.019200747444</text:p>
          </table:table-cell>
          <table:table-cell office:value-type="float" office:value="-2.480389382" calcext:value-type="float">
            <text:p>-2.480389382</text:p>
          </table:table-cell>
          <table:table-cell office:value-type="float" office:value="-6.7622491694" calcext:value-type="float">
            <text:p>-6.7622491694</text:p>
          </table:table-cell>
          <table:table-cell office:value-type="float" office:value="-9.0255246781" calcext:value-type="float">
            <text:p>-9.0255246781</text:p>
          </table:table-cell>
          <table:table-cell table:number-columns-repeated="2"/>
        </table:table-row>
        <table:table-row table:style-name="ro1">
          <table:table-cell office:value-type="float" office:value="0.83471258371" calcext:value-type="float">
            <text:p>0.83471258371</text:p>
          </table:table-cell>
          <table:table-cell office:value-type="float" office:value="-0.011817242369" calcext:value-type="float">
            <text:p>-0.011817242369</text:p>
          </table:table-cell>
          <table:table-cell office:value-type="float" office:value="-2.5205399819" calcext:value-type="float">
            <text:p>-2.5205399819</text:p>
          </table:table-cell>
          <table:table-cell office:value-type="float" office:value="-7.1246748128" calcext:value-type="float">
            <text:p>-7.1246748128</text:p>
          </table:table-cell>
          <table:table-cell office:value-type="float" office:value="-8.9482111251" calcext:value-type="float">
            <text:p>-8.9482111251</text:p>
          </table:table-cell>
          <table:table-cell table:number-columns-repeated="2"/>
        </table:table-row>
        <table:table-row table:style-name="ro1">
          <table:table-cell office:value-type="float" office:value="0.83644666963" calcext:value-type="float">
            <text:p>0.83644666963</text:p>
          </table:table-cell>
          <table:table-cell office:value-type="float" office:value="-0.045088536137" calcext:value-type="float">
            <text:p>-0.045088536137</text:p>
          </table:table-cell>
          <table:table-cell office:value-type="float" office:value="-2.5610699497" calcext:value-type="float">
            <text:p>-2.5610699497</text:p>
          </table:table-cell>
          <table:table-cell office:value-type="float" office:value="-7.493178635" calcext:value-type="float">
            <text:p>-7.493178635</text:p>
          </table:table-cell>
          <table:table-cell office:value-type="float" office:value="-8.8568535474" calcext:value-type="float">
            <text:p>-8.8568535474</text:p>
          </table:table-cell>
          <table:table-cell table:number-columns-repeated="2"/>
        </table:table-row>
        <table:table-row table:style-name="ro1">
          <table:table-cell office:value-type="float" office:value="0.83818075554" calcext:value-type="float">
            <text:p>0.83818075554</text:p>
          </table:table-cell>
          <table:table-cell office:value-type="float" office:value="-0.080034663037" calcext:value-type="float">
            <text:p>-0.080034663037</text:p>
          </table:table-cell>
          <table:table-cell office:value-type="float" office:value="-2.6011551142" calcext:value-type="float">
            <text:p>-2.6011551142</text:p>
          </table:table-cell>
          <table:table-cell office:value-type="float" office:value="-7.8604582319" calcext:value-type="float">
            <text:p>-7.8604582319</text:p>
          </table:table-cell>
          <table:table-cell office:value-type="float" office:value="-8.7527813887" calcext:value-type="float">
            <text:p>-8.7527813887</text:p>
          </table:table-cell>
          <table:table-cell table:number-columns-repeated="2"/>
        </table:table-row>
        <table:table-row table:style-name="ro1">
          <table:table-cell office:value-type="float" office:value="0.83991484146" calcext:value-type="float">
            <text:p>0.83991484146</text:p>
          </table:table-cell>
          <table:table-cell office:value-type="float" office:value="-0.11664911323" calcext:value-type="float">
            <text:p>-0.11664911323</text:p>
          </table:table-cell>
          <table:table-cell office:value-type="float" office:value="-2.6407375737" calcext:value-type="float">
            <text:p>-2.6407375737</text:p>
          </table:table-cell>
          <table:table-cell office:value-type="float" office:value="-8.2261016749" calcext:value-type="float">
            <text:p>-8.2261016749</text:p>
          </table:table-cell>
          <table:table-cell office:value-type="float" office:value="-8.6359853296" calcext:value-type="float">
            <text:p>-8.6359853296</text:p>
          </table:table-cell>
          <table:table-cell table:number-columns-repeated="2"/>
        </table:table-row>
        <table:table-row table:style-name="ro1">
          <table:table-cell office:value-type="float" office:value="0.84164892737" calcext:value-type="float">
            <text:p>0.84164892737</text:p>
          </table:table-cell>
          <table:table-cell office:value-type="float" office:value="-0.15492349632" calcext:value-type="float">
            <text:p>-0.15492349632</text:p>
          </table:table-cell>
          <table:table-cell office:value-type="float" office:value="-2.6797594126" calcext:value-type="float">
            <text:p>-2.6797594126</text:p>
          </table:table-cell>
          <table:table-cell office:value-type="float" office:value="-8.5896946524" calcext:value-type="float">
            <text:p>-8.5896946524</text:p>
          </table:table-cell>
          <table:table-cell office:value-type="float" office:value="-8.5064686698" calcext:value-type="float">
            <text:p>-8.5064686698</text:p>
          </table:table-cell>
          <table:table-cell table:number-columns-repeated="2"/>
        </table:table-row>
        <table:table-row table:style-name="ro1">
          <table:table-cell office:value-type="float" office:value="0.84353289314" calcext:value-type="float">
            <text:p>0.84353289314</text:p>
          </table:table-cell>
          <table:table-cell office:value-type="float" office:value="-0.19837530003" calcext:value-type="float">
            <text:p>-0.19837530003</text:p>
          </table:table-cell>
          <table:table-cell office:value-type="float" office:value="-2.7214510919" calcext:value-type="float">
            <text:p>-2.7214510919</text:p>
          </table:table-cell>
          <table:table-cell office:value-type="float" office:value="-8.9819040626" calcext:value-type="float">
            <text:p>-8.9819040626</text:p>
          </table:table-cell>
          <table:table-cell office:value-type="float" office:value="-8.3513594581" calcext:value-type="float">
            <text:p>-8.3513594581</text:p>
          </table:table-cell>
          <table:table-cell table:number-columns-repeated="2"/>
        </table:table-row>
        <table:table-row table:style-name="ro1">
          <table:table-cell office:value-type="float" office:value="0.8454168589" calcext:value-type="float">
            <text:p>0.8454168589</text:p>
          </table:table-cell>
          <table:table-cell office:value-type="float" office:value="-0.24375848571" calcext:value-type="float">
            <text:p>-0.24375848571</text:p>
          </table:table-cell>
          <table:table-cell office:value-type="float" office:value="-2.7623386643" calcext:value-type="float">
            <text:p>-2.7623386643</text:p>
          </table:table-cell>
          <table:table-cell office:value-type="float" office:value="-9.3706656399" calcext:value-type="float">
            <text:p>-9.3706656399</text:p>
          </table:table-cell>
          <table:table-cell office:value-type="float" office:value="-8.1812929238" calcext:value-type="float">
            <text:p>-8.1812929238</text:p>
          </table:table-cell>
          <table:table-cell table:number-columns-repeated="2"/>
        </table:table-row>
        <table:table-row table:style-name="ro1">
          <table:table-cell office:value-type="float" office:value="0.84730082466" calcext:value-type="float">
            <text:p>0.84730082466</text:p>
          </table:table-cell>
          <table:table-cell office:value-type="float" office:value="-0.29105467236" calcext:value-type="float">
            <text:p>-0.29105467236</text:p>
          </table:table-cell>
          <table:table-cell office:value-type="float" office:value="-2.8023482927" calcext:value-type="float">
            <text:p>-2.8023482927</text:p>
          </table:table-cell>
          <table:table-cell office:value-type="float" office:value="-9.7554415742" calcext:value-type="float">
            <text:p>-9.7554415742</text:p>
          </table:table-cell>
          <table:table-cell office:value-type="float" office:value="-7.9963254267" calcext:value-type="float">
            <text:p>-7.9963254267</text:p>
          </table:table-cell>
          <table:table-cell table:number-columns-repeated="2"/>
        </table:table-row>
        <table:table-row table:style-name="ro1">
          <table:table-cell office:value-type="float" office:value="0.84918479042" calcext:value-type="float">
            <text:p>0.84918479042</text:p>
          </table:table-cell>
          <table:table-cell office:value-type="float" office:value="-0.34024281643" calcext:value-type="float">
            <text:p>-0.34024281643</text:p>
          </table:table-cell>
          <table:table-cell office:value-type="float" office:value="-2.8414064648" calcext:value-type="float">
            <text:p>-2.8414064648</text:p>
          </table:table-cell>
          <table:table-cell office:value-type="float" office:value="-10.135692923" calcext:value-type="float">
            <text:p>-10.135692923</text:p>
          </table:table-cell>
          <table:table-cell office:value-type="float" office:value="-7.7965318953" calcext:value-type="float">
            <text:p>-7.7965318953</text:p>
          </table:table-cell>
          <table:table-cell table:number-columns-repeated="2"/>
        </table:table-row>
        <table:table-row table:style-name="ro1">
          <table:table-cell office:value-type="float" office:value="0.85095342132" calcext:value-type="float">
            <text:p>0.85095342132</text:p>
          </table:table-cell>
          <table:table-cell office:value-type="float" office:value="-0.38812036779" calcext:value-type="float">
            <text:p>-0.38812036779</text:p>
          </table:table-cell>
          <table:table-cell office:value-type="float" office:value="-2.8771424831" calcext:value-type="float">
            <text:p>-2.8771424831</text:p>
          </table:table-cell>
          <table:table-cell office:value-type="float" office:value="-10.488067054" calcext:value-type="float">
            <text:p>-10.488067054</text:p>
          </table:table-cell>
          <table:table-cell office:value-type="float" office:value="-7.5955604785" calcext:value-type="float">
            <text:p>-7.5955604785</text:p>
          </table:table-cell>
          <table:table-cell table:number-columns-repeated="2"/>
        </table:table-row>
        <table:table-row table:style-name="ro1">
          <table:table-cell office:value-type="float" office:value="0.85272205221" calcext:value-type="float">
            <text:p>0.85272205221</text:p>
          </table:table-cell>
          <table:table-cell office:value-type="float" office:value="-0.43762268897" calcext:value-type="float">
            <text:p>-0.43762268897</text:p>
          </table:table-cell>
          <table:table-cell office:value-type="float" office:value="-2.9119154698" calcext:value-type="float">
            <text:p>-2.9119154698</text:p>
          </table:table-cell>
          <table:table-cell office:value-type="float" office:value="-10.835531863" calcext:value-type="float">
            <text:p>-10.835531863</text:p>
          </table:table-cell>
          <table:table-cell office:value-type="float" office:value="-7.3816979145" calcext:value-type="float">
            <text:p>-7.3816979145</text:p>
          </table:table-cell>
          <table:table-cell table:number-columns-repeated="2"/>
        </table:table-row>
        <table:table-row table:style-name="ro1">
          <table:table-cell office:value-type="float" office:value="0.8544906831" calcext:value-type="float">
            <text:p>0.8544906831</text:p>
          </table:table-cell>
          <table:table-cell office:value-type="float" office:value="-0.48872595224" calcext:value-type="float">
            <text:p>-0.48872595224</text:p>
          </table:table-cell>
          <table:table-cell office:value-type="float" office:value="-2.9456658207" calcext:value-type="float">
            <text:p>-2.9456658207</text:p>
          </table:table-cell>
          <table:table-cell office:value-type="float" office:value="-11.177641656" calcext:value-type="float">
            <text:p>-11.177641656</text:p>
          </table:table-cell>
          <table:table-cell office:value-type="float" office:value="-7.1550518594" calcext:value-type="float">
            <text:p>-7.1550518594</text:p>
          </table:table-cell>
          <table:table-cell table:number-columns-repeated="2"/>
        </table:table-row>
        <table:table-row table:style-name="ro1">
          <table:table-cell office:value-type="float" office:value="0.85625931399" calcext:value-type="float">
            <text:p>0.85625931399</text:p>
          </table:table-cell>
          <table:table-cell office:value-type="float" office:value="-0.54140426302" calcext:value-type="float">
            <text:p>-0.54140426302</text:p>
          </table:table-cell>
          <table:table-cell office:value-type="float" office:value="-2.9783344665" calcext:value-type="float">
            <text:p>-2.9783344665</text:p>
          </table:table-cell>
          <table:table-cell office:value-type="float" office:value="-11.513951786" calcext:value-type="float">
            <text:p>-11.513951786</text:p>
          </table:table-cell>
          <table:table-cell office:value-type="float" office:value="-6.9157449759" calcext:value-type="float">
            <text:p>-6.9157449759</text:p>
          </table:table-cell>
          <table:table-cell table:number-columns-repeated="2"/>
        </table:table-row>
        <table:table-row table:style-name="ro1">
          <table:table-cell office:value-type="float" office:value="0.85812919912" calcext:value-type="float">
            <text:p>0.85812919912</text:p>
          </table:table-cell>
          <table:table-cell office:value-type="float" office:value="-0.59878028121" calcext:value-type="float">
            <text:p>-0.59878028121</text:p>
          </table:table-cell>
          <table:table-cell office:value-type="float" office:value="-3.0116322355" calcext:value-type="float">
            <text:p>-3.0116322355</text:p>
          </table:table-cell>
          <table:table-cell office:value-type="float" office:value="-11.862717399" calcext:value-type="float">
            <text:p>-11.862717399</text:p>
          </table:table-cell>
          <table:table-cell office:value-type="float" office:value="-6.6491218591" calcext:value-type="float">
            <text:p>-6.6491218591</text:p>
          </table:table-cell>
          <table:table-cell table:number-columns-repeated="2"/>
        </table:table-row>
        <table:table-row table:style-name="ro1">
          <table:table-cell office:value-type="float" office:value="0.85999908424" calcext:value-type="float">
            <text:p>0.85999908424</text:p>
          </table:table-cell>
          <table:table-cell office:value-type="float" office:value="-0.65785004799" calcext:value-type="float">
            <text:p>-0.65785004799</text:p>
          </table:table-cell>
          <table:table-cell office:value-type="float" office:value="-3.043587274" calcext:value-type="float">
            <text:p>-3.043587274</text:p>
          </table:table-cell>
          <table:table-cell office:value-type="float" office:value="-12.203983795" calcext:value-type="float">
            <text:p>-12.203983795</text:p>
          </table:table-cell>
          <table:table-cell office:value-type="float" office:value="-6.3686822182" calcext:value-type="float">
            <text:p>-6.3686822182</text:p>
          </table:table-cell>
          <table:table-cell table:number-columns-repeated="2"/>
        </table:table-row>
        <table:table-row table:style-name="ro1">
          <table:table-cell office:value-type="float" office:value="0.86186896937" calcext:value-type="float">
            <text:p>0.86186896937</text:p>
          </table:table-cell>
          <table:table-cell office:value-type="float" office:value="-0.71857548096" calcext:value-type="float">
            <text:p>-0.71857548096</text:p>
          </table:table-cell>
          <table:table-cell office:value-type="float" office:value="-3.07413225" calcext:value-type="float">
            <text:p>-3.07413225</text:p>
          </table:table-cell>
          <table:table-cell office:value-type="float" office:value="-12.537233103" calcext:value-type="float">
            <text:p>-12.537233103</text:p>
          </table:table-cell>
          <table:table-cell office:value-type="float" office:value="-6.0746264607" calcext:value-type="float">
            <text:p>-6.0746264607</text:p>
          </table:table-cell>
          <table:table-cell table:number-columns-repeated="2"/>
        </table:table-row>
        <table:table-row table:style-name="ro1">
          <table:table-cell office:value-type="float" office:value="0.86373885449" calcext:value-type="float">
            <text:p>0.86373885449</text:p>
          </table:table-cell>
          <table:table-cell office:value-type="float" office:value="-0.78091596543" calcext:value-type="float">
            <text:p>-0.78091596543</text:p>
          </table:table-cell>
          <table:table-cell office:value-type="float" office:value="-3.1032008621" calcext:value-type="float">
            <text:p>-3.1032008621</text:p>
          </table:table-cell>
          <table:table-cell office:value-type="float" office:value="-12.861951408" calcext:value-type="float">
            <text:p>-12.861951408</text:p>
          </table:table-cell>
          <table:table-cell office:value-type="float" office:value="-5.7671741636" calcext:value-type="float">
            <text:p>-5.7671741636</text:p>
          </table:table-cell>
          <table:table-cell table:number-columns-repeated="2"/>
        </table:table-row>
        <table:table-row table:style-name="ro1">
          <table:table-cell office:value-type="float" office:value="0.86543246326" calcext:value-type="float">
            <text:p>0.86543246326</text:p>
          </table:table-cell>
          <table:table-cell office:value-type="float" office:value="-0.83873738264" calcext:value-type="float">
            <text:p>-0.83873738264</text:p>
          </table:table-cell>
          <table:table-cell office:value-type="float" office:value="-3.1282004727" calcext:value-type="float">
            <text:p>-3.1282004727</text:p>
          </table:table-cell>
          <table:table-cell office:value-type="float" office:value="-13.148269718" calcext:value-type="float">
            <text:p>-13.148269718</text:p>
          </table:table-cell>
          <table:table-cell office:value-type="float" office:value="-5.4773432997" calcext:value-type="float">
            <text:p>-5.4773432997</text:p>
          </table:table-cell>
          <table:table-cell table:number-columns-repeated="2"/>
        </table:table-row>
        <table:table-row table:style-name="ro1">
          <table:table-cell office:value-type="float" office:value="0.86712607203" calcext:value-type="float">
            <text:p>0.86712607203</text:p>
          </table:table-cell>
          <table:table-cell office:value-type="float" office:value="-0.89781454334" calcext:value-type="float">
            <text:p>-0.89781454334</text:p>
          </table:table-cell>
          <table:table-cell office:value-type="float" office:value="-3.1518878976" calcext:value-type="float">
            <text:p>-3.1518878976</text:p>
          </table:table-cell>
          <table:table-cell office:value-type="float" office:value="-13.426797197" calcext:value-type="float">
            <text:p>-13.426797197</text:p>
          </table:table-cell>
          <table:table-cell office:value-type="float" office:value="-5.1769093733" calcext:value-type="float">
            <text:p>-5.1769093733</text:p>
          </table:table-cell>
          <table:table-cell table:number-columns-repeated="2"/>
        </table:table-row>
        <table:table-row table:style-name="ro1">
          <table:table-cell office:value-type="float" office:value="0.8688196808" calcext:value-type="float">
            <text:p>0.8688196808</text:p>
          </table:table-cell>
          <table:table-cell office:value-type="float" office:value="-0.95811198624" calcext:value-type="float">
            <text:p>-0.95811198624</text:p>
          </table:table-cell>
          <table:table-cell office:value-type="float" office:value="-3.174216448" calcext:value-type="float">
            <text:p>-3.174216448</text:p>
          </table:table-cell>
          <table:table-cell office:value-type="float" office:value="-13.697163361" calcext:value-type="float">
            <text:p>-13.697163361</text:p>
          </table:table-cell>
          <table:table-cell office:value-type="float" office:value="-4.8660763931" calcext:value-type="float">
            <text:p>-4.8660763931</text:p>
          </table:table-cell>
          <table:table-cell table:number-columns-repeated="2"/>
        </table:table-row>
        <table:table-row table:style-name="ro1">
          <table:table-cell office:value-type="float" office:value="0.87051328956" calcext:value-type="float">
            <text:p>0.87051328956</text:p>
          </table:table-cell>
          <table:table-cell office:value-type="float" office:value="-1.0195926131" calcext:value-type="float">
            <text:p>-1.0195926131</text:p>
          </table:table-cell>
          <table:table-cell office:value-type="float" office:value="-3.195140371" calcext:value-type="float">
            <text:p>-3.195140371</text:p>
          </table:table-cell>
          <table:table-cell office:value-type="float" office:value="-13.959002274" calcext:value-type="float">
            <text:p>-13.959002274</text:p>
          </table:table-cell>
          <table:table-cell office:value-type="float" office:value="-4.545061301" calcext:value-type="float">
            <text:p>-4.545061301</text:p>
          </table:table-cell>
          <table:table-cell table:number-columns-repeated="2"/>
        </table:table-row>
        <table:table-row table:style-name="ro1">
          <table:table-cell office:value-type="float" office:value="0.8721236824" calcext:value-type="float">
            <text:p>0.8721236824</text:p>
          </table:table-cell>
          <table:table-cell office:value-type="float" office:value="-1.0791144774" calcext:value-type="float">
            <text:p>-1.0791144774</text:p>
          </table:table-cell>
          <table:table-cell office:value-type="float" office:value="-3.2136925428" calcext:value-type="float">
            <text:p>-3.2136925428</text:p>
          </table:table-cell>
          <table:table-cell office:value-type="float" office:value="-14.19973723" calcext:value-type="float">
            <text:p>-14.19973723</text:p>
          </table:table-cell>
          <table:table-cell office:value-type="float" office:value="-4.2305849699" calcext:value-type="float">
            <text:p>-4.2305849699</text:p>
          </table:table-cell>
          <table:table-cell table:number-columns-repeated="2"/>
        </table:table-row>
        <table:table-row table:style-name="ro1">
          <table:table-cell office:value-type="float" office:value="0.87373407523" calcext:value-type="float">
            <text:p>0.87373407523</text:p>
          </table:table-cell>
          <table:table-cell office:value-type="float" office:value="-1.1396364958" calcext:value-type="float">
            <text:p>-1.1396364958</text:p>
          </table:table-cell>
          <table:table-cell office:value-type="float" office:value="-3.2308966445" calcext:value-type="float">
            <text:p>-3.2308966445</text:p>
          </table:table-cell>
          <table:table-cell office:value-type="float" office:value="-14.432130196" calcext:value-type="float">
            <text:p>-14.432130196</text:p>
          </table:table-cell>
          <table:table-cell office:value-type="float" office:value="-3.9073186532" calcext:value-type="float">
            <text:p>-3.9073186532</text:p>
          </table:table-cell>
          <table:table-cell table:number-columns-repeated="2"/>
        </table:table-row>
        <table:table-row table:style-name="ro1">
          <table:table-cell office:value-type="float" office:value="0.87534446806" calcext:value-type="float">
            <text:p>0.87534446806</text:p>
          </table:table-cell>
          <table:table-cell office:value-type="float" office:value="-1.2011227665" calcext:value-type="float">
            <text:p>-1.2011227665</text:p>
          </table:table-cell>
          <table:table-cell office:value-type="float" office:value="-3.2467159779" calcext:value-type="float">
            <text:p>-3.2467159779</text:p>
          </table:table-cell>
          <table:table-cell office:value-type="float" office:value="-14.65588032" calcext:value-type="float">
            <text:p>-14.65588032</text:p>
          </table:table-cell>
          <table:table-cell office:value-type="float" office:value="-3.5754811869" calcext:value-type="float">
            <text:p>-3.5754811869</text:p>
          </table:table-cell>
          <table:table-cell table:number-columns-repeated="2"/>
        </table:table-row>
        <table:table-row table:style-name="ro1">
          <table:table-cell office:value-type="float" office:value="0.8769548609" calcext:value-type="float">
            <text:p>0.8769548609</text:p>
          </table:table-cell>
          <table:table-cell office:value-type="float" office:value="-1.2635361269" calcext:value-type="float">
            <text:p>-1.2635361269</text:p>
          </table:table-cell>
          <table:table-cell office:value-type="float" office:value="-3.2611147919" calcext:value-type="float">
            <text:p>-3.2611147919</text:p>
          </table:table-cell>
          <table:table-cell office:value-type="float" office:value="-14.870691971" calcext:value-type="float">
            <text:p>-14.870691971</text:p>
          </table:table-cell>
          <table:table-cell office:value-type="float" office:value="-3.2353017958" calcext:value-type="float">
            <text:p>-3.2353017958</text:p>
          </table:table-cell>
          <table:table-cell table:number-columns-repeated="2"/>
        </table:table-row>
        <table:table-row table:style-name="ro1">
          <table:table-cell office:value-type="float" office:value="0.87851607716" calcext:value-type="float">
            <text:p>0.87851607716</text:p>
          </table:table-cell>
          <table:table-cell office:value-type="float" office:value="-1.3248923472" calcext:value-type="float">
            <text:p>-1.3248923472</text:p>
          </table:table-cell>
          <table:table-cell office:value-type="float" office:value="-3.273684938" calcext:value-type="float">
            <text:p>-3.273684938</text:p>
          </table:table-cell>
          <table:table-cell office:value-type="float" office:value="-15.07013658" calcext:value-type="float">
            <text:p>-15.07013658</text:p>
          </table:table-cell>
          <table:table-cell office:value-type="float" office:value="-2.897773036" calcext:value-type="float">
            <text:p>-2.897773036</text:p>
          </table:table-cell>
          <table:table-cell table:number-columns-repeated="2"/>
        </table:table-row>
        <table:table-row table:style-name="ro1">
          <table:table-cell office:value-type="float" office:value="0.88007729342" calcext:value-type="float">
            <text:p>0.88007729342</text:p>
          </table:table-cell>
          <table:table-cell office:value-type="float" office:value="-1.3870477335" calcext:value-type="float">
            <text:p>-1.3870477335</text:p>
          </table:table-cell>
          <table:table-cell office:value-type="float" office:value="-3.2848565718" calcext:value-type="float">
            <text:p>-3.2848565718</text:p>
          </table:table-cell>
          <table:table-cell office:value-type="float" office:value="-15.26064872" calcext:value-type="float">
            <text:p>-15.26064872</text:p>
          </table:table-cell>
          <table:table-cell office:value-type="float" office:value="-2.5528565691" calcext:value-type="float">
            <text:p>-2.5528565691</text:p>
          </table:table-cell>
          <table:table-cell table:number-columns-repeated="2"/>
        </table:table-row>
        <table:table-row table:style-name="ro1">
          <table:table-cell office:value-type="float" office:value="0.88163850968" calcext:value-type="float">
            <text:p>0.88163850968</text:p>
          </table:table-cell>
          <table:table-cell office:value-type="float" office:value="-1.4499651578" calcext:value-type="float">
            <text:p>-1.4499651578</text:p>
          </table:table-cell>
          <table:table-cell office:value-type="float" office:value="-3.2945998988" calcext:value-type="float">
            <text:p>-3.2945998988</text:p>
          </table:table-cell>
          <table:table-cell office:value-type="float" office:value="-15.441975091" calcext:value-type="float">
            <text:p>-15.441975091</text:p>
          </table:table-cell>
          <table:table-cell office:value-type="float" office:value="-2.2007887581" calcext:value-type="float">
            <text:p>-2.2007887581</text:p>
          </table:table-cell>
          <table:table-cell table:number-columns-repeated="2"/>
        </table:table-row>
        <table:table-row table:style-name="ro1">
          <table:table-cell office:value-type="float" office:value="0.88319972594" calcext:value-type="float">
            <text:p>0.88319972594</text:p>
          </table:table-cell>
          <table:table-cell office:value-type="float" office:value="-1.513606466" calcext:value-type="float">
            <text:p>-1.513606466</text:p>
          </table:table-cell>
          <table:table-cell office:value-type="float" office:value="-3.3028861115" calcext:value-type="float">
            <text:p>-3.3028861115</text:p>
          </table:table-cell>
          <table:table-cell office:value-type="float" office:value="-15.613868319" calcext:value-type="float">
            <text:p>-15.613868319</text:p>
          </table:table-cell>
          <table:table-cell office:value-type="float" office:value="-1.8418147978" calcext:value-type="float">
            <text:p>-1.8418147978</text:p>
          </table:table-cell>
          <table:table-cell table:number-columns-repeated="2"/>
        </table:table-row>
        <table:table-row table:style-name="ro1">
          <table:table-cell office:value-type="float" office:value="0.88472902232" calcext:value-type="float">
            <text:p>0.88472902232</text:p>
          </table:table-cell>
          <table:table-cell office:value-type="float" office:value="-1.5766107282" calcext:value-type="float">
            <text:p>-1.5766107282</text:p>
          </table:table-cell>
          <table:table-cell office:value-type="float" office:value="-3.3095634139" calcext:value-type="float">
            <text:p>-3.3095634139</text:p>
          </table:table-cell>
          <table:table-cell office:value-type="float" office:value="-15.772869051" calcext:value-type="float">
            <text:p>-15.772869051</text:p>
          </table:table-cell>
          <table:table-cell office:value-type="float" office:value="-1.4837289222" calcext:value-type="float">
            <text:p>-1.4837289222</text:p>
          </table:table-cell>
          <table:table-cell table:number-columns-repeated="2"/>
        </table:table-row>
        <table:table-row table:style-name="ro1">
          <table:table-cell office:value-type="float" office:value="0.8862583187" calcext:value-type="float">
            <text:p>0.8862583187</text:p>
          </table:table-cell>
          <table:table-cell office:value-type="float" office:value="-1.6402342962" calcext:value-type="float">
            <text:p>-1.6402342962</text:p>
          </table:table-cell>
          <table:table-cell office:value-type="float" office:value="-3.3147907763" calcext:value-type="float">
            <text:p>-3.3147907763</text:p>
          </table:table-cell>
          <table:table-cell office:value-type="float" office:value="-15.922366498" calcext:value-type="float">
            <text:p>-15.922366498</text:p>
          </table:table-cell>
          <table:table-cell office:value-type="float" office:value="-1.1195066833" calcext:value-type="float">
            <text:p>-1.1195066833</text:p>
          </table:table-cell>
          <table:table-cell table:number-columns-repeated="2"/>
        </table:table-row>
        <table:table-row table:style-name="ro1">
          <table:table-cell office:value-type="float" office:value="0.88778761507" calcext:value-type="float">
            <text:p>0.88778761507</text:p>
          </table:table-cell>
          <table:table-cell office:value-type="float" office:value="-1.7044385877" calcext:value-type="float">
            <text:p>-1.7044385877</text:p>
          </table:table-cell>
          <table:table-cell office:value-type="float" office:value="-3.3185440735" calcext:value-type="float">
            <text:p>-3.3185440735</text:p>
          </table:table-cell>
          <table:table-cell office:value-type="float" office:value="-16.062146508" calcext:value-type="float">
            <text:p>-16.062146508</text:p>
          </table:table-cell>
          <table:table-cell office:value-type="float" office:value="-0.74940251012" calcext:value-type="float">
            <text:p>-0.74940251012</text:p>
          </table:table-cell>
          <table:table-cell table:number-columns-repeated="2"/>
        </table:table-row>
        <table:table-row table:style-name="ro1">
          <table:table-cell office:value-type="float" office:value="0.88931691145" calcext:value-type="float">
            <text:p>0.88931691145</text:p>
          </table:table-cell>
          <table:table-cell office:value-type="float" office:value="-1.7691841742" calcext:value-type="float">
            <text:p>-1.7691841742</text:p>
          </table:table-cell>
          <table:table-cell office:value-type="float" office:value="-3.320800217" calcext:value-type="float">
            <text:p>-3.320800217</text:p>
          </table:table-cell>
          <table:table-cell office:value-type="float" office:value="-16.192001572" calcext:value-type="float">
            <text:p>-16.192001572</text:p>
          </table:table-cell>
          <table:table-cell office:value-type="float" office:value="-0.37367847424" calcext:value-type="float">
            <text:p>-0.37367847424</text:p>
          </table:table-cell>
          <table:table-cell table:number-columns-repeated="2"/>
        </table:table-row>
        <table:table-row table:style-name="ro1">
          <table:table-cell office:value-type="float" office:value="0.8908265861" calcext:value-type="float">
            <text:p>0.8908265861</text:p>
          </table:table-cell>
          <table:table-cell office:value-type="float" office:value="-1.8335906537" calcext:value-type="float">
            <text:p>-1.8335906537</text:p>
          </table:table-cell>
          <table:table-cell office:value-type="float" office:value="-3.3215374376" calcext:value-type="float">
            <text:p>-3.3215374376</text:p>
          </table:table-cell>
          <table:table-cell office:value-type="float" office:value="-16.310259845" calcext:value-type="float">
            <text:p>-16.310259845</text:p>
          </table:table-cell>
          <table:table-cell office:value-type="float" office:value="0.0024737233045" calcext:value-type="float">
            <text:p>0.0024737233045</text:p>
          </table:table-cell>
          <table:table-cell table:number-columns-repeated="2"/>
        </table:table-row>
        <table:table-row table:style-name="ro1">
          <table:table-cell office:value-type="float" office:value="0.89233626075" calcext:value-type="float">
            <text:p>0.89233626075</text:p>
          </table:table-cell>
          <table:table-cell office:value-type="float" office:value="-1.8984459288" calcext:value-type="float">
            <text:p>-1.8984459288</text:p>
          </table:table-cell>
          <table:table-cell office:value-type="float" office:value="-3.3207740743" calcext:value-type="float">
            <text:p>-3.3207740743</text:p>
          </table:table-cell>
          <table:table-cell office:value-type="float" office:value="-16.418464669" calcext:value-type="float">
            <text:p>-16.418464669</text:p>
          </table:table-cell>
          <table:table-cell office:value-type="float" office:value="0.38357346497" calcext:value-type="float">
            <text:p>0.38357346497</text:p>
          </table:table-cell>
          <table:table-cell table:number-columns-repeated="2"/>
        </table:table-row>
        <table:table-row table:style-name="ro1">
          <table:table-cell office:value-type="float" office:value="0.8938459354" calcext:value-type="float">
            <text:p>0.8938459354</text:p>
          </table:table-cell>
          <table:table-cell office:value-type="float" office:value="-1.9637098018" calcext:value-type="float">
            <text:p>-1.9637098018</text:p>
          </table:table-cell>
          <table:table-cell office:value-type="float" office:value="-3.3184910601" calcext:value-type="float">
            <text:p>-3.3184910601</text:p>
          </table:table-cell>
          <table:table-cell office:value-type="float" office:value="-16.516437135" calcext:value-type="float">
            <text:p>-16.516437135</text:p>
          </table:table-cell>
          <table:table-cell office:value-type="float" office:value="0.76934761798" calcext:value-type="float">
            <text:p>0.76934761798</text:p>
          </table:table-cell>
          <table:table-cell table:number-columns-repeated="2"/>
        </table:table-row>
        <table:table-row table:style-name="ro1">
          <table:table-cell office:value-type="float" office:value="0.89535561005" calcext:value-type="float">
            <text:p>0.89535561005</text:p>
          </table:table-cell>
          <table:table-cell office:value-type="float" office:value="-2.0293413806" calcext:value-type="float">
            <text:p>-2.0293413806</text:p>
          </table:table-cell>
          <table:table-cell office:value-type="float" office:value="-3.3146704234" calcext:value-type="float">
            <text:p>-3.3146704234</text:p>
          </table:table-cell>
          <table:table-cell office:value-type="float" office:value="-16.604005732" calcext:value-type="float">
            <text:p>-16.604005732</text:p>
          </table:table-cell>
          <table:table-cell office:value-type="float" office:value="1.1595164227" calcext:value-type="float">
            <text:p>1.1595164227</text:p>
          </table:table-cell>
          <table:table-cell table:number-columns-repeated="2"/>
        </table:table-row>
        <table:table-row table:style-name="ro1">
          <table:table-cell office:value-type="float" office:value="0.89685649552" calcext:value-type="float">
            <text:p>0.89685649552</text:p>
          </table:table-cell>
          <table:table-cell office:value-type="float" office:value="-2.0949142437" calcext:value-type="float">
            <text:p>-2.0949142437</text:p>
          </table:table-cell>
          <table:table-cell office:value-type="float" office:value="-3.3093311351" calcext:value-type="float">
            <text:p>-3.3093311351</text:p>
          </table:table-cell>
          <table:table-cell office:value-type="float" office:value="-16.680589189" calcext:value-type="float">
            <text:p>-16.680589189</text:p>
          </table:table-cell>
          <table:table-cell office:value-type="float" office:value="1.5514868877" calcext:value-type="float">
            <text:p>1.5514868877</text:p>
          </table:table-cell>
          <table:table-cell table:number-columns-repeated="2"/>
        </table:table-row>
        <table:table-row table:style-name="ro1">
          <table:table-cell office:value-type="float" office:value="0.89835738099" calcext:value-type="float">
            <text:p>0.89835738099</text:p>
          </table:table-cell>
          <table:table-cell office:value-type="float" office:value="-2.1607680096" calcext:value-type="float">
            <text:p>-2.1607680096</text:p>
          </table:table-cell>
          <table:table-cell office:value-type="float" office:value="-3.3024399829" calcext:value-type="float">
            <text:p>-3.3024399829</text:p>
          </table:table-cell>
          <table:table-cell office:value-type="float" office:value="-16.746574335" calcext:value-type="float">
            <text:p>-16.746574335</text:p>
          </table:table-cell>
          <table:table-cell office:value-type="float" office:value="1.9472307248" calcext:value-type="float">
            <text:p>1.9472307248</text:p>
          </table:table-cell>
          <table:table-cell table:number-columns-repeated="2"/>
        </table:table-row>
        <table:table-row table:style-name="ro1">
          <table:table-cell office:value-type="float" office:value="0.89985826646" calcext:value-type="float">
            <text:p>0.89985826646</text:p>
          </table:table-cell>
          <table:table-cell office:value-type="float" office:value="-2.2268606339" calcext:value-type="float">
            <text:p>-2.2268606339</text:p>
          </table:table-cell>
          <table:table-cell office:value-type="float" office:value="-3.2939826767" calcext:value-type="float">
            <text:p>-3.2939826767</text:p>
          </table:table-cell>
          <table:table-cell office:value-type="float" office:value="-16.80181592" calcext:value-type="float">
            <text:p>-16.80181592</text:p>
          </table:table-cell>
          <table:table-cell office:value-type="float" office:value="2.3464546751" calcext:value-type="float">
            <text:p>2.3464546751</text:p>
          </table:table-cell>
          <table:table-cell table:number-columns-repeated="2"/>
        </table:table-row>
        <table:table-row table:style-name="ro1">
          <table:table-cell office:value-type="float" office:value="0.90135915192" calcext:value-type="float">
            <text:p>0.90135915192</text:p>
          </table:table-cell>
          <table:table-cell office:value-type="float" office:value="-2.2931495164" calcext:value-type="float">
            <text:p>-2.2931495164</text:p>
          </table:table-cell>
          <table:table-cell office:value-type="float" office:value="-3.2839460929" calcext:value-type="float">
            <text:p>-3.2839460929</text:p>
          </table:table-cell>
          <table:table-cell office:value-type="float" office:value="-16.846176926" calcext:value-type="float">
            <text:p>-16.846176926</text:p>
          </table:table-cell>
          <table:table-cell office:value-type="float" office:value="2.7488597883" calcext:value-type="float">
            <text:p>2.7488597883</text:p>
          </table:table-cell>
          <table:table-cell table:number-columns-repeated="2"/>
        </table:table-row>
        <table:table-row table:style-name="ro1">
          <table:table-cell office:value-type="float" office:value="0.90286277995" calcext:value-type="float">
            <text:p>0.90286277995</text:p>
          </table:table-cell>
          <table:table-cell office:value-type="float" office:value="-2.3597130539" calcext:value-type="float">
            <text:p>-2.3597130539</text:p>
          </table:table-cell>
          <table:table-cell office:value-type="float" office:value="-3.2722955846" calcext:value-type="float">
            <text:p>-3.2722955846</text:p>
          </table:table-cell>
          <table:table-cell office:value-type="float" office:value="-16.879579582" calcext:value-type="float">
            <text:p>-16.879579582</text:p>
          </table:table-cell>
          <table:table-cell office:value-type="float" office:value="3.1548846429" calcext:value-type="float">
            <text:p>3.1548846429</text:p>
          </table:table-cell>
          <table:table-cell table:number-columns-repeated="2"/>
        </table:table-row>
        <table:table-row table:style-name="ro1">
          <table:table-cell office:value-type="float" office:value="0.90436640798" calcext:value-type="float">
            <text:p>0.90436640798</text:p>
          </table:table-cell>
          <table:table-cell office:value-type="float" office:value="-2.4263864282" calcext:value-type="float">
            <text:p>-2.4263864282</text:p>
          </table:table-cell>
          <table:table-cell office:value-type="float" office:value="-3.2590372579" calcext:value-type="float">
            <text:p>-3.2590372579</text:p>
          </table:table-cell>
          <table:table-cell office:value-type="float" office:value="-16.901812323" calcext:value-type="float">
            <text:p>-16.901812323</text:p>
          </table:table-cell>
          <table:table-cell office:value-type="float" office:value="3.5634853644" calcext:value-type="float">
            <text:p>3.5634853644</text:p>
          </table:table-cell>
          <table:table-cell table:number-columns-repeated="2"/>
        </table:table-row>
        <table:table-row table:style-name="ro1">
          <table:table-cell office:value-type="float" office:value="0.90587003601" calcext:value-type="float">
            <text:p>0.90587003601</text:p>
          </table:table-cell>
          <table:table-cell office:value-type="float" office:value="-2.4931253285" calcext:value-type="float">
            <text:p>-2.4931253285</text:p>
          </table:table-cell>
          <table:table-cell office:value-type="float" office:value="-3.2441615692" calcext:value-type="float">
            <text:p>-3.2441615692</text:p>
          </table:table-cell>
          <table:table-cell office:value-type="float" office:value="-16.912763663" calcext:value-type="float">
            <text:p>-16.912763663</text:p>
          </table:table-cell>
          <table:table-cell office:value-type="float" office:value="3.9743455596" calcext:value-type="float">
            <text:p>3.9743455596</text:p>
          </table:table-cell>
          <table:table-cell table:number-columns-repeated="2"/>
        </table:table-row>
        <table:table-row table:style-name="ro1">
          <table:table-cell office:value-type="float" office:value="0.90737366403" calcext:value-type="float">
            <text:p>0.90737366403</text:p>
          </table:table-cell>
          <table:table-cell office:value-type="float" office:value="-2.5598850221" calcext:value-type="float">
            <text:p>-2.5598850221</text:p>
          </table:table-cell>
          <table:table-cell office:value-type="float" office:value="-3.227660233" calcext:value-type="float">
            <text:p>-3.227660233</text:p>
          </table:table-cell>
          <table:table-cell office:value-type="float" office:value="-16.912331339" calcext:value-type="float">
            <text:p>-16.912331339</text:p>
          </table:table-cell>
          <table:table-cell office:value-type="float" office:value="4.3871440613" calcext:value-type="float">
            <text:p>4.3871440613</text:p>
          </table:table-cell>
          <table:table-cell table:number-columns-repeated="2"/>
        </table:table-row>
        <table:table-row table:style-name="ro1">
          <table:table-cell office:value-type="float" office:value="0.90889529674" calcext:value-type="float">
            <text:p>0.90889529674</text:p>
          </table:table-cell>
          <table:table-cell office:value-type="float" office:value="-2.6274191566" calcext:value-type="float">
            <text:p>-2.6274191566</text:p>
          </table:table-cell>
          <table:table-cell office:value-type="float" office:value="-3.2092991835" calcext:value-type="float">
            <text:p>-3.2092991835</text:p>
          </table:table-cell>
          <table:table-cell office:value-type="float" office:value="-16.900210034" calcext:value-type="float">
            <text:p>-16.900210034</text:p>
          </table:table-cell>
          <table:table-cell office:value-type="float" office:value="4.8065258318" calcext:value-type="float">
            <text:p>4.8065258318</text:p>
          </table:table-cell>
          <table:table-cell table:number-columns-repeated="2"/>
        </table:table-row>
        <table:table-row table:style-name="ro1">
          <table:table-cell office:value-type="float" office:value="0.91041692944" calcext:value-type="float">
            <text:p>0.91041692944</text:p>
          </table:table-cell>
          <table:table-cell office:value-type="float" office:value="-2.6948812542" calcext:value-type="float">
            <text:p>-2.6948812542</text:p>
          </table:table-cell>
          <table:table-cell office:value-type="float" office:value="-3.18926023" calcext:value-type="float">
            <text:p>-3.18926023</text:p>
          </table:table-cell>
          <table:table-cell office:value-type="float" office:value="-16.876249612" calcext:value-type="float">
            <text:p>-16.876249612</text:p>
          </table:table-cell>
          <table:table-cell office:value-type="float" office:value="5.2272171091" calcext:value-type="float">
            <text:p>5.2272171091</text:p>
          </table:table-cell>
          <table:table-cell table:number-columns-repeated="2"/>
        </table:table-row>
        <table:table-row table:style-name="ro1">
          <table:table-cell office:value-type="float" office:value="0.91193856214" calcext:value-type="float">
            <text:p>0.91193856214</text:p>
          </table:table-cell>
          <table:table-cell office:value-type="float" office:value="-2.7622238718" calcext:value-type="float">
            <text:p>-2.7622238718</text:p>
          </table:table-cell>
          <table:table-cell office:value-type="float" office:value="-3.1675388323" calcext:value-type="float">
            <text:p>-3.1675388323</text:p>
          </table:table-cell>
          <table:table-cell office:value-type="float" office:value="-16.840374276" calcext:value-type="float">
            <text:p>-16.840374276</text:p>
          </table:table-cell>
          <table:table-cell office:value-type="float" office:value="5.6488718352" calcext:value-type="float">
            <text:p>5.6488718352</text:p>
          </table:table-cell>
          <table:table-cell table:number-columns-repeated="2"/>
        </table:table-row>
        <table:table-row table:style-name="ro1">
          <table:table-cell office:value-type="float" office:value="0.91346019484" calcext:value-type="float">
            <text:p>0.91346019484</text:p>
          </table:table-cell>
          <table:table-cell office:value-type="float" office:value="-2.829399284" calcext:value-type="float">
            <text:p>-2.829399284</text:p>
          </table:table-cell>
          <table:table-cell office:value-type="float" office:value="-3.1441318399" calcext:value-type="float">
            <text:p>-3.1441318399</text:p>
          </table:table-cell>
          <table:table-cell office:value-type="float" office:value="-16.792518768" calcext:value-type="float">
            <text:p>-16.792518768</text:p>
          </table:table-cell>
          <table:table-cell office:value-type="float" office:value="6.0711401349" calcext:value-type="float">
            <text:p>6.0711401349</text:p>
          </table:table-cell>
          <table:table-cell table:number-columns-repeated="2"/>
        </table:table-row>
        <table:table-row table:style-name="ro1">
          <table:table-cell office:value-type="float" office:value="0.91502858158" calcext:value-type="float">
            <text:p>0.91502858158</text:p>
          </table:table-cell>
          <table:table-cell office:value-type="float" office:value="-2.8984130366" calcext:value-type="float">
            <text:p>-2.8984130366</text:p>
          </table:table-cell>
          <table:table-cell office:value-type="float" office:value="-3.1182397253" calcext:value-type="float">
            <text:p>-3.1182397253</text:p>
          </table:table-cell>
          <table:table-cell office:value-type="float" office:value="-16.730597284" calcext:value-type="float">
            <text:p>-16.730597284</text:p>
          </table:table-cell>
          <table:table-cell office:value-type="float" office:value="6.5066516335" calcext:value-type="float">
            <text:p>6.5066516335</text:p>
          </table:table-cell>
          <table:table-cell table:number-columns-repeated="2"/>
        </table:table-row>
        <table:table-row table:style-name="ro1">
          <table:table-cell office:value-type="float" office:value="0.91659696833" calcext:value-type="float">
            <text:p>0.91659696833</text:p>
          </table:table-cell>
          <table:table-cell office:value-type="float" office:value="-2.9671454455" calcext:value-type="float">
            <text:p>-2.9671454455</text:p>
          </table:table-cell>
          <table:table-cell office:value-type="float" office:value="-3.0905546572" calcext:value-type="float">
            <text:p>-3.0905546572</text:p>
          </table:table-cell>
          <table:table-cell office:value-type="float" office:value="-16.655842652" calcext:value-type="float">
            <text:p>-16.655842652</text:p>
          </table:table-cell>
          <table:table-cell office:value-type="float" office:value="6.942049047" calcext:value-type="float">
            <text:p>6.942049047</text:p>
          </table:table-cell>
          <table:table-cell table:number-columns-repeated="2"/>
        </table:table-row>
        <table:table-row table:style-name="ro1">
          <table:table-cell office:value-type="float" office:value="0.91816535507" calcext:value-type="float">
            <text:p>0.91816535507</text:p>
          </table:table-cell>
          <table:table-cell office:value-type="float" office:value="-3.0355436005" calcext:value-type="float">
            <text:p>-3.0355436005</text:p>
          </table:table-cell>
          <table:table-cell office:value-type="float" office:value="-3.0610779151" calcext:value-type="float">
            <text:p>-3.0610779151</text:p>
          </table:table-cell>
          <table:table-cell office:value-type="float" office:value="-16.568219838" calcext:value-type="float">
            <text:p>-16.568219838</text:p>
          </table:table-cell>
          <table:table-cell office:value-type="float" office:value="7.3769387593" calcext:value-type="float">
            <text:p>7.3769387593</text:p>
          </table:table-cell>
          <table:table-cell table:number-columns-repeated="2"/>
        </table:table-row>
        <table:table-row table:style-name="ro1">
          <table:table-cell office:value-type="float" office:value="0.91973374182" calcext:value-type="float">
            <text:p>0.91973374182</text:p>
          </table:table-cell>
          <table:table-cell office:value-type="float" office:value="-3.1035544732" calcext:value-type="float">
            <text:p>-3.1035544732</text:p>
          </table:table-cell>
          <table:table-cell office:value-type="float" office:value="-3.0298124046" calcext:value-type="float">
            <text:p>-3.0298124046</text:p>
          </table:table-cell>
          <table:table-cell office:value-type="float" office:value="-16.467706522" calcext:value-type="float">
            <text:p>-16.467706522</text:p>
          </table:table-cell>
          <table:table-cell office:value-type="float" office:value="7.8109244079" calcext:value-type="float">
            <text:p>7.8109244079</text:p>
          </table:table-cell>
          <table:table-cell table:number-columns-repeated="2"/>
        </table:table-row>
        <table:table-row table:style-name="ro1">
          <table:table-cell office:value-type="float" office:value="0.9214522296" calcext:value-type="float">
            <text:p>0.9214522296</text:p>
          </table:table-cell>
          <table:table-cell office:value-type="float" office:value="-3.1775667045" calcext:value-type="float">
            <text:p>-3.1775667045</text:p>
          </table:table-cell>
          <table:table-cell office:value-type="float" office:value="-2.9935063352" calcext:value-type="float">
            <text:p>-2.9935063352</text:p>
          </table:table-cell>
          <table:table-cell office:value-type="float" office:value="-16.342762804" calcext:value-type="float">
            <text:p>-16.342762804</text:p>
          </table:table-cell>
          <table:table-cell office:value-type="float" office:value="8.2849338382" calcext:value-type="float">
            <text:p>8.2849338382</text:p>
          </table:table-cell>
          <table:table-cell table:number-columns-repeated="2"/>
        </table:table-row>
        <table:table-row table:style-name="ro1">
          <table:table-cell office:value-type="float" office:value="0.92317071738" calcext:value-type="float">
            <text:p>0.92317071738</text:p>
          </table:table-cell>
          <table:table-cell office:value-type="float" office:value="-3.2509803682" calcext:value-type="float">
            <text:p>-3.2509803682</text:p>
          </table:table-cell>
          <table:table-cell office:value-type="float" office:value="-2.955066458" calcext:value-type="float">
            <text:p>-2.955066458</text:p>
          </table:table-cell>
          <table:table-cell office:value-type="float" office:value="-16.202337666" calcext:value-type="float">
            <text:p>-16.202337666</text:p>
          </table:table-cell>
          <table:table-cell office:value-type="float" office:value="8.7568520776" calcext:value-type="float">
            <text:p>8.7568520776</text:p>
          </table:table-cell>
          <table:table-cell table:number-columns-repeated="2"/>
        </table:table-row>
        <table:table-row table:style-name="ro1">
          <table:table-cell office:value-type="float" office:value="0.92488920516" calcext:value-type="float">
            <text:p>0.92488920516</text:p>
          </table:table-cell>
          <table:table-cell office:value-type="float" office:value="-3.3237256768" calcext:value-type="float">
            <text:p>-3.3237256768</text:p>
          </table:table-cell>
          <table:table-cell office:value-type="float" office:value="-2.9145033999" calcext:value-type="float">
            <text:p>-2.9145033999</text:p>
          </table:table-cell>
          <table:table-cell office:value-type="float" office:value="-16.046455729" calcext:value-type="float">
            <text:p>-16.046455729</text:p>
          </table:table-cell>
          <table:table-cell office:value-type="float" office:value="9.2261500815" calcext:value-type="float">
            <text:p>9.2261500815</text:p>
          </table:table-cell>
          <table:table-cell table:number-columns-repeated="2"/>
        </table:table-row>
        <table:table-row table:style-name="ro1">
          <table:table-cell office:value-type="float" office:value="0.92660769294" calcext:value-type="float">
            <text:p>0.92660769294</text:p>
          </table:table-cell>
          <table:table-cell office:value-type="float" office:value="-3.3957329972" calcext:value-type="float">
            <text:p>-3.3957329972</text:p>
          </table:table-cell>
          <table:table-cell office:value-type="float" office:value="-2.8718301769" calcext:value-type="float">
            <text:p>-2.8718301769</text:p>
          </table:table-cell>
          <table:table-cell office:value-type="float" office:value="-15.875160841" calcext:value-type="float">
            <text:p>-15.875160841</text:p>
          </table:table-cell>
          <table:table-cell office:value-type="float" office:value="9.692297507" calcext:value-type="float">
            <text:p>9.692297507</text:p>
          </table:table-cell>
          <table:table-cell table:number-columns-repeated="2"/>
        </table:table-row>
        <table:table-row table:style-name="ro1">
          <table:table-cell office:value-type="float" office:value="0.92838169335" calcext:value-type="float">
            <text:p>0.92838169335</text:p>
          </table:table-cell>
          <table:table-cell office:value-type="float" office:value="-3.4692186733" calcext:value-type="float">
            <text:p>-3.4692186733</text:p>
          </table:table-cell>
          <table:table-cell office:value-type="float" office:value="-2.8255813189" calcext:value-type="float">
            <text:p>-2.8255813189</text:p>
          </table:table-cell>
          <table:table-cell office:value-type="float" office:value="-15.682231968" calcext:value-type="float">
            <text:p>-15.682231968</text:p>
          </table:table-cell>
          <table:table-cell office:value-type="float" office:value="10.169635135" calcext:value-type="float">
            <text:p>10.169635135</text:p>
          </table:table-cell>
          <table:table-cell table:number-columns-repeated="2"/>
        </table:table-row>
        <table:table-row table:style-name="ro1">
          <table:table-cell office:value-type="float" office:value="0.93015569376" calcext:value-type="float">
            <text:p>0.93015569376</text:p>
          </table:table-cell>
          <table:table-cell office:value-type="float" office:value="-3.5417679871" calcext:value-type="float">
            <text:p>-3.5417679871</text:p>
          </table:table-cell>
          <table:table-cell office:value-type="float" office:value="-2.7771198298" calcext:value-type="float">
            <text:p>-2.7771198298</text:p>
          </table:table-cell>
          <table:table-cell office:value-type="float" office:value="-15.473037193" calcext:value-type="float">
            <text:p>-15.473037193</text:p>
          </table:table-cell>
          <table:table-cell office:value-type="float" office:value="10.64246565" calcext:value-type="float">
            <text:p>10.64246565</text:p>
          </table:table-cell>
          <table:table-cell table:number-columns-repeated="2"/>
        </table:table-row>
        <table:table-row table:style-name="ro1">
          <table:table-cell office:value-type="float" office:value="0.93192969417" calcext:value-type="float">
            <text:p>0.93192969417</text:p>
          </table:table-cell>
          <table:table-cell office:value-type="float" office:value="-3.6133054501" calcext:value-type="float">
            <text:p>-3.6133054501</text:p>
          </table:table-cell>
          <table:table-cell office:value-type="float" office:value="-2.7264680559" calcext:value-type="float">
            <text:p>-2.7264680559</text:p>
          </table:table-cell>
          <table:table-cell office:value-type="float" office:value="-15.247690237" calcext:value-type="float">
            <text:p>-15.247690237</text:p>
          </table:table-cell>
          <table:table-cell office:value-type="float" office:value="11.110206329" calcext:value-type="float">
            <text:p>11.110206329</text:p>
          </table:table-cell>
          <table:table-cell table:number-columns-repeated="2"/>
        </table:table-row>
        <table:table-row table:style-name="ro1">
          <table:table-cell office:value-type="float" office:value="0.93370369457" calcext:value-type="float">
            <text:p>0.93370369457</text:p>
          </table:table-cell>
          <table:table-cell office:value-type="float" office:value="-3.6837561558" calcext:value-type="float">
            <text:p>-3.6837561558</text:p>
          </table:table-cell>
          <table:table-cell office:value-type="float" office:value="-2.6736510526" calcext:value-type="float">
            <text:p>-2.6736510526</text:p>
          </table:table-cell>
          <table:table-cell office:value-type="float" office:value="-15.006327217" calcext:value-type="float">
            <text:p>-15.006327217</text:p>
          </table:table-cell>
          <table:table-cell office:value-type="float" office:value="11.572276453" calcext:value-type="float">
            <text:p>11.572276453</text:p>
          </table:table-cell>
          <table:table-cell table:number-columns-repeated="2"/>
        </table:table-row>
        <table:table-row table:style-name="ro1">
          <table:table-cell office:value-type="float" office:value="0.93525198103" calcext:value-type="float">
            <text:p>0.93525198103</text:p>
          </table:table-cell>
          <table:table-cell office:value-type="float" office:value="-3.7442968516" calcext:value-type="float">
            <text:p>-3.7442968516</text:p>
          </table:table-cell>
          <table:table-cell office:value-type="float" office:value="-2.6258063264" calcext:value-type="float">
            <text:p>-2.6258063264</text:p>
          </table:table-cell>
          <table:table-cell office:value-type="float" office:value="-14.782708398" calcext:value-type="float">
            <text:p>-14.782708398</text:p>
          </table:table-cell>
          <table:table-cell office:value-type="float" office:value="11.970468798" calcext:value-type="float">
            <text:p>11.970468798</text:p>
          </table:table-cell>
          <table:table-cell table:number-columns-repeated="2"/>
        </table:table-row>
        <table:table-row table:style-name="ro1">
          <table:table-cell office:value-type="float" office:value="0.93680026749" calcext:value-type="float">
            <text:p>0.93680026749</text:p>
          </table:table-cell>
          <table:table-cell office:value-type="float" office:value="-3.8039043316" calcext:value-type="float">
            <text:p>-3.8039043316</text:p>
          </table:table-cell>
          <table:table-cell office:value-type="float" office:value="-2.5763535246" calcext:value-type="float">
            <text:p>-2.5763535246</text:p>
          </table:table-cell>
          <table:table-cell office:value-type="float" office:value="-14.547129647" calcext:value-type="float">
            <text:p>-14.547129647</text:p>
          </table:table-cell>
          <table:table-cell office:value-type="float" office:value="12.363519728" calcext:value-type="float">
            <text:p>12.363519728</text:p>
          </table:table-cell>
          <table:table-cell table:number-columns-repeated="2"/>
        </table:table-row>
        <table:table-row table:style-name="ro1">
          <table:table-cell office:value-type="float" office:value="0.93834855395" calcext:value-type="float">
            <text:p>0.93834855395</text:p>
          </table:table-cell>
          <table:table-cell office:value-type="float" office:value="-3.862530253" calcext:value-type="float">
            <text:p>-3.862530253</text:p>
          </table:table-cell>
          <table:table-cell office:value-type="float" office:value="-2.5253143146" calcext:value-type="float">
            <text:p>-2.5253143146</text:p>
          </table:table-cell>
          <table:table-cell office:value-type="float" office:value="-14.299723357" calcext:value-type="float">
            <text:p>-14.299723357</text:p>
          </table:table-cell>
          <table:table-cell office:value-type="float" office:value="12.751050168" calcext:value-type="float">
            <text:p>12.751050168</text:p>
          </table:table-cell>
          <table:table-cell table:number-columns-repeated="2"/>
        </table:table-row>
        <table:table-row table:style-name="ro1">
          <table:table-cell office:value-type="float" office:value="0.93989684041" calcext:value-type="float">
            <text:p>0.93989684041</text:p>
          </table:table-cell>
          <table:table-cell office:value-type="float" office:value="-3.9201268374" calcext:value-type="float">
            <text:p>-3.9201268374</text:p>
          </table:table-cell>
          <table:table-cell office:value-type="float" office:value="-2.4727118983" calcext:value-type="float">
            <text:p>-2.4727118983</text:p>
          </table:table-cell>
          <table:table-cell office:value-type="float" office:value="-14.040634886" calcext:value-type="float">
            <text:p>-14.040634886</text:p>
          </table:table-cell>
          <table:table-cell office:value-type="float" office:value="13.132684217" calcext:value-type="float">
            <text:p>13.132684217</text:p>
          </table:table-cell>
          <table:table-cell table:number-columns-repeated="2"/>
        </table:table-row>
        <table:table-row table:style-name="ro1">
          <table:table-cell office:value-type="float" office:value="0.94137829809" calcext:value-type="float">
            <text:p>0.94137829809</text:p>
          </table:table-cell>
          <table:table-cell office:value-type="float" office:value="-3.9742301982" calcext:value-type="float">
            <text:p>-3.9742301982</text:p>
          </table:table-cell>
          <table:table-cell office:value-type="float" office:value="-2.4209393074" calcext:value-type="float">
            <text:p>-2.4209393074</text:p>
          </table:table-cell>
          <table:table-cell office:value-type="float" office:value="-13.781938684" calcext:value-type="float">
            <text:p>-13.781938684</text:p>
          </table:table-cell>
          <table:table-cell office:value-type="float" office:value="13.491982093" calcext:value-type="float">
            <text:p>13.491982093</text:p>
          </table:table-cell>
          <table:table-cell table:number-columns-repeated="2"/>
        </table:table-row>
        <table:table-row table:style-name="ro1">
          <table:table-cell office:value-type="float" office:value="0.94285975576" calcext:value-type="float">
            <text:p>0.94285975576</text:p>
          </table:table-cell>
          <table:table-cell office:value-type="float" office:value="-4.0273072326" calcext:value-type="float">
            <text:p>-4.0273072326</text:p>
          </table:table-cell>
          <table:table-cell office:value-type="float" office:value="-2.3677811173" calcext:value-type="float">
            <text:p>-2.3677811173</text:p>
          </table:table-cell>
          <table:table-cell office:value-type="float" office:value="-13.512841512" calcext:value-type="float">
            <text:p>-13.512841512</text:p>
          </table:table-cell>
          <table:table-cell office:value-type="float" office:value="13.845218138" calcext:value-type="float">
            <text:p>13.845218138</text:p>
          </table:table-cell>
          <table:table-cell table:number-columns-repeated="2"/>
        </table:table-row>
        <table:table-row table:style-name="ro1">
          <table:table-cell office:value-type="float" office:value="0.94434121344" calcext:value-type="float">
            <text:p>0.94434121344</text:p>
          </table:table-cell>
          <table:table-cell office:value-type="float" office:value="-4.0793178019" calcext:value-type="float">
            <text:p>-4.0793178019</text:p>
          </table:table-cell>
          <table:table-cell office:value-type="float" office:value="-2.3132615225" calcext:value-type="float">
            <text:p>-2.3132615225</text:p>
          </table:table-cell>
          <table:table-cell office:value-type="float" office:value="-13.233503722" calcext:value-type="float">
            <text:p>-13.233503722</text:p>
          </table:table-cell>
          <table:table-cell office:value-type="float" office:value="14.192073624" calcext:value-type="float">
            <text:p>14.192073624</text:p>
          </table:table-cell>
          <table:table-cell table:number-columns-repeated="2"/>
        </table:table-row>
        <table:table-row table:style-name="ro1">
          <table:table-cell office:value-type="float" office:value="0.94582267112" calcext:value-type="float">
            <text:p>0.94582267112</text:p>
          </table:table-cell>
          <table:table-cell office:value-type="float" office:value="-4.1302224114" calcext:value-type="float">
            <text:p>-4.1302224114</text:p>
          </table:table-cell>
          <table:table-cell office:value-type="float" office:value="-2.2574059489" calcext:value-type="float">
            <text:p>-2.2574059489</text:p>
          </table:table-cell>
          <table:table-cell office:value-type="float" office:value="-12.944096264" calcext:value-type="float">
            <text:p>-12.944096264</text:p>
          </table:table-cell>
          <table:table-cell office:value-type="float" office:value="14.532234044" calcext:value-type="float">
            <text:p>14.532234044</text:p>
          </table:table-cell>
          <table:table-cell table:number-columns-repeated="2"/>
        </table:table-row>
        <table:table-row table:style-name="ro1">
          <table:table-cell office:value-type="float" office:value="0.94726721879" calcext:value-type="float">
            <text:p>0.94726721879</text:p>
          </table:table-cell>
          <table:table-cell office:value-type="float" office:value="-4.1787567112" calcext:value-type="float">
            <text:p>-4.1787567112</text:p>
          </table:table-cell>
          <table:table-cell office:value-type="float" office:value="-2.2016809664" calcext:value-type="float">
            <text:p>-2.2016809664</text:p>
          </table:table-cell>
          <table:table-cell office:value-type="float" office:value="-12.652376036" calcext:value-type="float">
            <text:p>-12.652376036</text:p>
          </table:table-cell>
          <table:table-cell office:value-type="float" office:value="14.857176553" calcext:value-type="float">
            <text:p>14.857176553</text:p>
          </table:table-cell>
          <table:table-cell table:number-columns-repeated="2"/>
        </table:table-row>
        <table:table-row table:style-name="ro1">
          <table:table-cell office:value-type="float" office:value="0.94871176646" calcext:value-type="float">
            <text:p>0.94871176646</text:p>
          </table:table-cell>
          <table:table-cell office:value-type="float" office:value="-4.22616725" calcext:value-type="float">
            <text:p>-4.22616725</text:p>
          </table:table-cell>
          <table:table-cell office:value-type="float" office:value="-2.1447368669" calcext:value-type="float">
            <text:p>-2.1447368669</text:p>
          </table:table-cell>
          <table:table-cell office:value-type="float" office:value="-12.351431859" calcext:value-type="float">
            <text:p>-12.351431859</text:p>
          </table:table-cell>
          <table:table-cell office:value-type="float" office:value="15.175175973" calcext:value-type="float">
            <text:p>15.175175973</text:p>
          </table:table-cell>
          <table:table-cell table:number-columns-repeated="2"/>
        </table:table-row>
        <table:table-row table:style-name="ro1">
          <table:table-cell office:value-type="float" office:value="0.95015631412" calcext:value-type="float">
            <text:p>0.95015631412</text:p>
          </table:table-cell>
          <table:table-cell office:value-type="float" office:value="-4.2724194034" calcext:value-type="float">
            <text:p>-4.2724194034</text:p>
          </table:table-cell>
          <table:table-cell office:value-type="float" office:value="-2.0866005067" calcext:value-type="float">
            <text:p>-2.0866005067</text:p>
          </table:table-cell>
          <table:table-cell office:value-type="float" office:value="-12.041450706" calcext:value-type="float">
            <text:p>-12.041450706</text:p>
          </table:table-cell>
          <table:table-cell office:value-type="float" office:value="15.485954386" calcext:value-type="float">
            <text:p>15.485954386</text:p>
          </table:table-cell>
          <table:table-cell table:number-columns-repeated="2"/>
        </table:table-row>
        <table:table-row table:style-name="ro1">
          <table:table-cell office:value-type="float" office:value="0.95160086179" calcext:value-type="float">
            <text:p>0.95160086179</text:p>
          </table:table-cell>
          <table:table-cell office:value-type="float" office:value="-4.3174792728" calcext:value-type="float">
            <text:p>-4.3174792728</text:p>
          </table:table-cell>
          <table:table-cell office:value-type="float" office:value="-2.0272997862" calcext:value-type="float">
            <text:p>-2.0272997862</text:p>
          </table:table-cell>
          <table:table-cell office:value-type="float" office:value="-11.722628675" calcext:value-type="float">
            <text:p>-11.722628675</text:p>
          </table:table-cell>
          <table:table-cell office:value-type="float" office:value="15.789239036" calcext:value-type="float">
            <text:p>15.789239036</text:p>
          </table:table-cell>
          <table:table-cell table:number-columns-repeated="2"/>
        </table:table-row>
        <table:table-row table:style-name="ro1">
          <table:table-cell office:value-type="float" office:value="0.95302494387" calcext:value-type="float">
            <text:p>0.95302494387</text:p>
          </table:table-cell>
          <table:table-cell office:value-type="float" office:value="-4.360701403" calcext:value-type="float">
            <text:p>-4.360701403</text:p>
          </table:table-cell>
          <table:table-cell office:value-type="float" office:value="-1.9677276506" calcext:value-type="float">
            <text:p>-1.9677276506</text:p>
          </table:table-cell>
          <table:table-cell office:value-type="float" office:value="-11.39986943" calcext:value-type="float">
            <text:p>-11.39986943</text:p>
          </table:table-cell>
          <table:table-cell office:value-type="float" office:value="16.080631225" calcext:value-type="float">
            <text:p>16.080631225</text:p>
          </table:table-cell>
          <table:table-cell table:number-columns-repeated="2"/>
        </table:table-row>
        <table:table-row table:style-name="ro1">
          <table:table-cell office:value-type="float" office:value="0.95444902596" calcext:value-type="float">
            <text:p>0.95444902596</text:p>
          </table:table-cell>
          <table:table-cell office:value-type="float" office:value="-4.402701588" calcext:value-type="float">
            <text:p>-4.402701588</text:p>
          </table:table-cell>
          <table:table-cell office:value-type="float" office:value="-1.9070806908" calcext:value-type="float">
            <text:p>-1.9070806908</text:p>
          </table:table-cell>
          <table:table-cell office:value-type="float" office:value="-11.068922225" calcext:value-type="float">
            <text:p>-11.068922225</text:p>
          </table:table-cell>
          <table:table-cell office:value-type="float" office:value="16.364230135" calcext:value-type="float">
            <text:p>16.364230135</text:p>
          </table:table-cell>
          <table:table-cell table:number-columns-repeated="2"/>
        </table:table-row>
        <table:table-row table:style-name="ro1">
          <table:table-cell office:value-type="float" office:value="0.95587310804" calcext:value-type="float">
            <text:p>0.95587310804</text:p>
          </table:table-cell>
          <table:table-cell office:value-type="float" office:value="-4.4434496154" calcext:value-type="float">
            <text:p>-4.4434496154</text:p>
          </table:table-cell>
          <table:table-cell office:value-type="float" office:value="-1.845388499" calcext:value-type="float">
            <text:p>-1.845388499</text:p>
          </table:table-cell>
          <table:table-cell office:value-type="float" office:value="-10.730000109" calcext:value-type="float">
            <text:p>-10.730000109</text:p>
          </table:table-cell>
          <table:table-cell office:value-type="float" office:value="16.639791005" calcext:value-type="float">
            <text:p>16.639791005</text:p>
          </table:table-cell>
          <table:table-cell table:number-columns-repeated="2"/>
        </table:table-row>
        <table:table-row table:style-name="ro1">
          <table:table-cell office:value-type="float" office:value="0.95729719012" calcext:value-type="float">
            <text:p>0.95729719012</text:p>
          </table:table-cell>
          <table:table-cell office:value-type="float" office:value="-4.4829160843" calcext:value-type="float">
            <text:p>-4.4829160843</text:p>
          </table:table-cell>
          <table:table-cell office:value-type="float" office:value="-1.7826815712" calcext:value-type="float">
            <text:p>-1.7826815712</text:p>
          </table:table-cell>
          <table:table-cell office:value-type="float" office:value="-10.383324134" calcext:value-type="float">
            <text:p>-10.383324134</text:p>
          </table:table-cell>
          <table:table-cell office:value-type="float" office:value="16.907075147" calcext:value-type="float">
            <text:p>16.907075147</text:p>
          </table:table-cell>
          <table:table-cell table:number-columns-repeated="2"/>
        </table:table-row>
        <table:table-row table:style-name="ro1">
          <table:table-cell office:value-type="float" office:value="0.95871311919" calcext:value-type="float">
            <text:p>0.95871311919</text:p>
          </table:table-cell>
          <table:table-cell office:value-type="float" office:value="-4.5208577653" calcext:value-type="float">
            <text:p>-4.5208577653</text:p>
          </table:table-cell>
          <table:table-cell office:value-type="float" office:value="-1.719358657" calcext:value-type="float">
            <text:p>-1.719358657</text:p>
          </table:table-cell>
          <table:table-cell office:value-type="float" office:value="-10.03117199" calcext:value-type="float">
            <text:p>-10.03117199</text:p>
          </table:table-cell>
          <table:table-cell office:value-type="float" office:value="17.164393346" calcext:value-type="float">
            <text:p>17.164393346</text:p>
          </table:table-cell>
          <table:table-cell table:number-columns-repeated="2"/>
        </table:table-row>
        <table:table-row table:style-name="ro1">
          <table:table-cell office:value-type="float" office:value="0.96012904826" calcext:value-type="float">
            <text:p>0.96012904826</text:p>
          </table:table-cell>
          <table:table-cell office:value-type="float" office:value="-4.5574770616" calcext:value-type="float">
            <text:p>-4.5574770616</text:p>
          </table:table-cell>
          <table:table-cell office:value-type="float" office:value="-1.6550952932" calcext:value-type="float">
            <text:p>-1.6550952932</text:p>
          </table:table-cell>
          <table:table-cell office:value-type="float" office:value="-9.671813224" calcext:value-type="float">
            <text:p>-9.671813224</text:p>
          </table:table-cell>
          <table:table-cell office:value-type="float" office:value="17.413077734" calcext:value-type="float">
            <text:p>17.413077734</text:p>
          </table:table-cell>
          <table:table-cell table:number-columns-repeated="2"/>
        </table:table-row>
        <table:table-row table:style-name="ro1">
          <table:table-cell office:value-type="float" office:value="0.96154497734" calcext:value-type="float">
            <text:p>0.96154497734</text:p>
          </table:table-cell>
          <table:table-cell office:value-type="float" office:value="-4.592747631" calcext:value-type="float">
            <text:p>-4.592747631</text:p>
          </table:table-cell>
          <table:table-cell office:value-type="float" office:value="-1.589923972" calcext:value-type="float">
            <text:p>-1.589923972</text:p>
          </table:table-cell>
          <table:table-cell office:value-type="float" office:value="-9.3054875226" calcext:value-type="float">
            <text:p>-9.3054875226</text:p>
          </table:table-cell>
          <table:table-cell office:value-type="float" office:value="17.652913203" calcext:value-type="float">
            <text:p>17.652913203</text:p>
          </table:table-cell>
          <table:table-cell table:number-columns-repeated="2"/>
        </table:table-row>
        <table:table-row table:style-name="ro1">
          <table:table-cell office:value-type="float" office:value="0.96296090641" calcext:value-type="float">
            <text:p>0.96296090641</text:p>
          </table:table-cell>
          <table:table-cell office:value-type="float" office:value="-4.6266440353" calcext:value-type="float">
            <text:p>-4.6266440353</text:p>
          </table:table-cell>
          <table:table-cell office:value-type="float" office:value="-1.5238779719" calcext:value-type="float">
            <text:p>-1.5238779719</text:p>
          </table:table-cell>
          <table:table-cell office:value-type="float" office:value="-8.9324416113" calcext:value-type="float">
            <text:p>-8.9324416113</text:p>
          </table:table-cell>
          <table:table-cell office:value-type="float" office:value="17.883691657" calcext:value-type="float">
            <text:p>17.883691657</text:p>
          </table:table-cell>
          <table:table-cell table:number-columns-repeated="2"/>
        </table:table-row>
        <table:table-row table:style-name="ro1">
          <table:table-cell office:value-type="float" office:value="0.9643801673" calcext:value-type="float">
            <text:p>0.9643801673</text:p>
          </table:table-cell>
          <table:table-cell office:value-type="float" office:value="-4.6592165665" calcext:value-type="float">
            <text:p>-4.6592165665</text:p>
          </table:table-cell>
          <table:table-cell office:value-type="float" office:value="-1.4568329786" calcext:value-type="float">
            <text:p>-1.4568329786</text:p>
          </table:table-cell>
          <table:table-cell office:value-type="float" office:value="-8.5520286" calcext:value-type="float">
            <text:p>-8.5520286</text:p>
          </table:table-cell>
          <table:table-cell office:value-type="float" office:value="18.10572243" calcext:value-type="float">
            <text:p>18.10572243</text:p>
          </table:table-cell>
          <table:table-cell table:number-columns-repeated="2"/>
        </table:table-row>
        <table:table-row table:style-name="ro1">
          <table:table-cell office:value-type="float" office:value="0.96579942818" calcext:value-type="float">
            <text:p>0.96579942818</text:p>
          </table:table-cell>
          <table:table-cell office:value-type="float" office:value="-4.6903601118" calcext:value-type="float">
            <text:p>-4.6903601118</text:p>
          </table:table-cell>
          <table:table-cell office:value-type="float" office:value="-1.3889784069" calcext:value-type="float">
            <text:p>-1.3889784069</text:p>
          </table:table-cell>
          <table:table-cell office:value-type="float" office:value="-8.165380478" calcext:value-type="float">
            <text:p>-8.165380478</text:p>
          </table:table-cell>
          <table:table-cell office:value-type="float" office:value="18.318257012" calcext:value-type="float">
            <text:p>18.318257012</text:p>
          </table:table-cell>
          <table:table-cell table:number-columns-repeated="2"/>
        </table:table-row>
        <table:table-row table:style-name="ro1">
          <table:table-cell office:value-type="float" office:value="0.96721868907" calcext:value-type="float">
            <text:p>0.96721868907</text:p>
          </table:table-cell>
          <table:table-cell office:value-type="float" office:value="-4.7200519402" calcext:value-type="float">
            <text:p>-4.7200519402</text:p>
          </table:table-cell>
          <table:table-cell office:value-type="float" office:value="-1.3203499856" calcext:value-type="float">
            <text:p>-1.3203499856</text:p>
          </table:table-cell>
          <table:table-cell office:value-type="float" office:value="-7.7727656394" calcext:value-type="float">
            <text:p>-7.7727656394</text:p>
          </table:table-cell>
          <table:table-cell office:value-type="float" office:value="18.521108533" calcext:value-type="float">
            <text:p>18.521108533</text:p>
          </table:table-cell>
          <table:table-cell table:number-columns-repeated="2"/>
        </table:table-row>
        <table:table-row table:style-name="ro1">
          <table:table-cell office:value-type="float" office:value="0.96863794996" calcext:value-type="float">
            <text:p>0.96863794996</text:p>
          </table:table-cell>
          <table:table-cell office:value-type="float" office:value="-4.7482703323" calcext:value-type="float">
            <text:p>-4.7482703323</text:p>
          </table:table-cell>
          <table:table-cell office:value-type="float" office:value="-1.2509841251" calcext:value-type="float">
            <text:p>-1.2509841251</text:p>
          </table:table-cell>
          <table:table-cell office:value-type="float" office:value="-7.3744586332" calcext:value-type="float">
            <text:p>-7.3744586332</text:p>
          </table:table-cell>
          <table:table-cell office:value-type="float" office:value="18.714098171" calcext:value-type="float">
            <text:p>18.714098171</text:p>
          </table:table-cell>
          <table:table-cell table:number-columns-repeated="2"/>
        </table:table-row>
        <table:table-row table:style-name="ro1">
          <table:table-cell office:value-type="float" office:value="0.97007375272" calcext:value-type="float">
            <text:p>0.97007375272</text:p>
          </table:table-cell>
          <table:table-cell office:value-type="float" office:value="-4.7752971918" calcext:value-type="float">
            <text:p>-4.7752971918</text:p>
          </table:table-cell>
          <table:table-cell office:value-type="float" office:value="-1.1800972674" calcext:value-type="float">
            <text:p>-1.1800972674</text:p>
          </table:table-cell>
          <table:table-cell office:value-type="float" office:value="-6.9660036903" calcext:value-type="float">
            <text:p>-6.9660036903</text:p>
          </table:table-cell>
          <table:table-cell office:value-type="float" office:value="18.899127976" calcext:value-type="float">
            <text:p>18.899127976</text:p>
          </table:table-cell>
          <table:table-cell table:number-columns-repeated="2"/>
        </table:table-row>
        <table:table-row table:style-name="ro1">
          <table:table-cell office:value-type="float" office:value="0.97150955547" calcext:value-type="float">
            <text:p>0.97150955547</text:p>
          </table:table-cell>
          <table:table-cell office:value-type="float" office:value="-4.8007745785" calcext:value-type="float">
            <text:p>-4.8007745785</text:p>
          </table:table-cell>
          <table:table-cell office:value-type="float" office:value="-1.1085326336" calcext:value-type="float">
            <text:p>-1.1085326336</text:p>
          </table:table-cell>
          <table:table-cell office:value-type="float" office:value="-6.5523064036" calcext:value-type="float">
            <text:p>-6.5523064036</text:p>
          </table:table-cell>
          <table:table-cell office:value-type="float" office:value="19.073722356" calcext:value-type="float">
            <text:p>19.073722356</text:p>
          </table:table-cell>
          <table:table-cell table:number-columns-repeated="2"/>
        </table:table-row>
        <table:table-row table:style-name="ro1">
          <table:table-cell office:value-type="float" office:value="0.97294535823" calcext:value-type="float">
            <text:p>0.97294535823</text:p>
          </table:table-cell>
          <table:table-cell office:value-type="float" office:value="-4.8246833012" calcext:value-type="float">
            <text:p>-4.8246833012</text:p>
          </table:table-cell>
          <table:table-cell office:value-type="float" office:value="-1.0363298565" calcext:value-type="float">
            <text:p>-1.0363298565</text:p>
          </table:table-cell>
          <table:table-cell office:value-type="float" office:value="-6.1336685788" calcext:value-type="float">
            <text:p>-6.1336685788</text:p>
          </table:table-cell>
          <table:table-cell office:value-type="float" office:value="19.237722663" calcext:value-type="float">
            <text:p>19.237722663</text:p>
          </table:table-cell>
          <table:table-cell table:number-columns-repeated="2"/>
        </table:table-row>
        <table:table-row table:style-name="ro1">
          <table:table-cell office:value-type="float" office:value="0.97438116099" calcext:value-type="float">
            <text:p>0.97438116099</text:p>
          </table:table-cell>
          <table:table-cell office:value-type="float" office:value="-4.8470053165" calcext:value-type="float">
            <text:p>-4.8470053165</text:p>
          </table:table-cell>
          <table:table-cell office:value-type="float" office:value="-0.96352914896" calcext:value-type="float">
            <text:p>-0.96352914896</text:p>
          </table:table-cell>
          <table:table-cell office:value-type="float" office:value="-5.7103973063" calcext:value-type="float">
            <text:p>-5.7103973063</text:p>
          </table:table-cell>
          <table:table-cell office:value-type="float" office:value="19.390979551" calcext:value-type="float">
            <text:p>19.390979551</text:p>
          </table:table-cell>
          <table:table-cell table:number-columns-repeated="2"/>
        </table:table-row>
        <table:table-row table:style-name="ro1">
          <table:table-cell office:value-type="float" office:value="0.97585311141" calcext:value-type="float">
            <text:p>0.97585311141</text:p>
          </table:table-cell>
          <table:table-cell office:value-type="float" office:value="-4.868224519" calcext:value-type="float">
            <text:p>-4.868224519</text:p>
          </table:table-cell>
          <table:table-cell office:value-type="float" office:value="-0.88831758694" calcext:value-type="float">
            <text:p>-0.88831758694</text:p>
          </table:table-cell>
          <table:table-cell office:value-type="float" office:value="-5.271986608" calcext:value-type="float">
            <text:p>-5.271986608</text:p>
          </table:table-cell>
          <table:table-cell office:value-type="float" office:value="19.536795945" calcext:value-type="float">
            <text:p>19.536795945</text:p>
          </table:table-cell>
          <table:table-cell table:number-columns-repeated="2"/>
        </table:table-row>
        <table:table-row table:style-name="ro1">
          <table:table-cell office:value-type="float" office:value="0.97732506184" calcext:value-type="float">
            <text:p>0.97732506184</text:p>
          </table:table-cell>
          <table:table-cell office:value-type="float" office:value="-4.8877414899" calcext:value-type="float">
            <text:p>-4.8877414899</text:p>
          </table:table-cell>
          <table:table-cell office:value-type="float" office:value="-0.81256492206" calcext:value-type="float">
            <text:p>-0.81256492206</text:p>
          </table:table-cell>
          <table:table-cell office:value-type="float" office:value="-4.8293755597" calcext:value-type="float">
            <text:p>-4.8293755597</text:p>
          </table:table-cell>
          <table:table-cell office:value-type="float" office:value="19.671034085" calcext:value-type="float">
            <text:p>19.671034085</text:p>
          </table:table-cell>
          <table:table-cell table:number-columns-repeated="2"/>
        </table:table-row>
        <table:table-row table:style-name="ro1">
          <table:table-cell office:value-type="float" office:value="0.97879701227" calcext:value-type="float">
            <text:p>0.97879701227</text:p>
          </table:table-cell>
          <table:table-cell office:value-type="float" office:value="-4.9055406669" calcext:value-type="float">
            <text:p>-4.9055406669</text:p>
          </table:table-cell>
          <table:table-cell office:value-type="float" office:value="-0.73631614405" calcext:value-type="float">
            <text:p>-0.73631614405</text:p>
          </table:table-cell>
          <table:table-cell office:value-type="float" office:value="-4.382910216" calcext:value-type="float">
            <text:p>-4.382910216</text:p>
          </table:table-cell>
          <table:table-cell office:value-type="float" office:value="19.793564739" calcext:value-type="float">
            <text:p>19.793564739</text:p>
          </table:table-cell>
          <table:table-cell table:number-columns-repeated="2"/>
        </table:table-row>
        <table:table-row table:style-name="ro1">
          <table:table-cell office:value-type="float" office:value="0.9802689627" calcext:value-type="float">
            <text:p>0.9802689627</text:p>
          </table:table-cell>
          <table:table-cell office:value-type="float" office:value="-4.9216078334" calcext:value-type="float">
            <text:p>-4.9216078334</text:p>
          </table:table-cell>
          <table:table-cell office:value-type="float" office:value="-0.6596167206" calcext:value-type="float">
            <text:p>-0.6596167206</text:p>
          </table:table-cell>
          <table:table-cell office:value-type="float" office:value="-3.93294101" calcext:value-type="float">
            <text:p>-3.93294101</text:p>
          </table:table-cell>
          <table:table-cell office:value-type="float" office:value="19.904269737" calcext:value-type="float">
            <text:p>19.904269737</text:p>
          </table:table-cell>
          <table:table-cell table:number-columns-repeated="2"/>
        </table:table-row>
        <table:table-row table:style-name="ro1">
          <table:table-cell office:value-type="float" office:value="0.98182352743" calcext:value-type="float">
            <text:p>0.98182352743</text:p>
          </table:table-cell>
          <table:table-cell office:value-type="float" office:value="-4.9366820293" calcext:value-type="float">
            <text:p>-4.9366820293</text:p>
          </table:table-cell>
          <table:table-cell office:value-type="float" office:value="-0.57817397211" calcext:value-type="float">
            <text:p>-0.57817397211</text:p>
          </table:table-cell>
          <table:table-cell office:value-type="float" office:value="-3.4543046866" calcext:value-type="float">
            <text:p>-3.4543046866</text:p>
          </table:table-cell>
          <table:table-cell office:value-type="float" office:value="20.00823014" calcext:value-type="float">
            <text:p>20.00823014</text:p>
          </table:table-cell>
          <table:table-cell table:number-columns-repeated="2"/>
        </table:table-row>
        <table:table-row table:style-name="ro1">
          <table:table-cell office:value-type="float" office:value="0.98337809217" calcext:value-type="float">
            <text:p>0.98337809217</text:p>
          </table:table-cell>
          <table:table-cell office:value-type="float" office:value="-4.9497965369" calcext:value-type="float">
            <text:p>-4.9497965369</text:p>
          </table:table-cell>
          <table:table-cell office:value-type="float" office:value="-0.49633433053" calcext:value-type="float">
            <text:p>-0.49633433053</text:p>
          </table:table-cell>
          <table:table-cell office:value-type="float" office:value="-2.9725774276" calcext:value-type="float">
            <text:p>-2.9725774276</text:p>
          </table:table-cell>
          <table:table-cell office:value-type="float" office:value="20.098768791" calcext:value-type="float">
            <text:p>20.098768791</text:p>
          </table:table-cell>
          <table:table-cell table:number-columns-repeated="2"/>
        </table:table-row>
        <table:table-row table:style-name="ro1">
          <table:table-cell office:value-type="float" office:value="0.9849326569" calcext:value-type="float">
            <text:p>0.9849326569</text:p>
          </table:table-cell>
          <table:table-cell office:value-type="float" office:value="-4.9609396107" calcext:value-type="float">
            <text:p>-4.9609396107</text:p>
          </table:table-cell>
          <table:table-cell office:value-type="float" office:value="-0.41415277037" calcext:value-type="float">
            <text:p>-0.41415277037</text:p>
          </table:table-cell>
          <table:table-cell office:value-type="float" office:value="-2.4881850217" calcext:value-type="float">
            <text:p>-2.4881850217</text:p>
          </table:table-cell>
          <table:table-cell office:value-type="float" office:value="20.175787804" calcext:value-type="float">
            <text:p>20.175787804</text:p>
          </table:table-cell>
          <table:table-cell table:number-columns-repeated="2"/>
        </table:table-row>
        <table:table-row table:style-name="ro1">
          <table:table-cell office:value-type="float" office:value="0.98648722164" calcext:value-type="float">
            <text:p>0.98648722164</text:p>
          </table:table-cell>
          <table:table-cell office:value-type="float" office:value="-4.9701012497" calcext:value-type="float">
            <text:p>-4.9701012497</text:p>
          </table:table-cell>
          <table:table-cell office:value-type="float" office:value="-0.33168463607" calcext:value-type="float">
            <text:p>-0.33168463607</text:p>
          </table:table-cell>
          <table:table-cell office:value-type="float" office:value="-2.0015566624" calcext:value-type="float">
            <text:p>-2.0015566624</text:p>
          </table:table-cell>
          <table:table-cell office:value-type="float" office:value="20.239203766" calcext:value-type="float">
            <text:p>20.239203766</text:p>
          </table:table-cell>
          <table:table-cell table:number-columns-repeated="2"/>
        </table:table-row>
        <table:table-row table:style-name="ro1">
          <table:table-cell office:value-type="float" office:value="0.98832625624" calcext:value-type="float">
            <text:p>0.98832625624</text:p>
          </table:table-cell>
          <table:table-cell office:value-type="float" office:value="-4.9783697103" calcext:value-type="float">
            <text:p>-4.9783697103</text:p>
          </table:table-cell>
          <table:table-cell office:value-type="float" office:value="-0.23383188969" calcext:value-type="float">
            <text:p>-0.23383188969</text:p>
          </table:table-cell>
          <table:table-cell office:value-type="float" office:value="-1.423585137" calcext:value-type="float">
            <text:p>-1.423585137</text:p>
          </table:table-cell>
          <table:table-cell office:value-type="float" office:value="20.296566215" calcext:value-type="float">
            <text:p>20.296566215</text:p>
          </table:table-cell>
          <table:table-cell table:number-columns-repeated="2"/>
        </table:table-row>
        <table:table-row table:style-name="ro1">
          <table:table-cell office:value-type="float" office:value="0.99016529084" calcext:value-type="float">
            <text:p>0.99016529084</text:p>
          </table:table-cell>
          <table:table-cell office:value-type="float" office:value="-4.9838433143" calcext:value-type="float">
            <text:p>-4.9838433143</text:p>
          </table:table-cell>
          <table:table-cell office:value-type="float" office:value="-0.1357485897" calcext:value-type="float">
            <text:p>-0.1357485897</text:p>
          </table:table-cell>
          <table:table-cell office:value-type="float" office:value="-0.84380874181" calcext:value-type="float">
            <text:p>-0.84380874181</text:p>
          </table:table-cell>
          <table:table-cell office:value-type="float" office:value="20.334708695" calcext:value-type="float">
            <text:p>20.334708695</text:p>
          </table:table-cell>
          <table:table-cell table:number-columns-repeated="2"/>
        </table:table-row>
        <table:table-row table:style-name="ro1">
          <table:table-cell office:value-type="float" office:value="0.99200432544" calcext:value-type="float">
            <text:p>0.99200432544</text:p>
          </table:table-cell>
          <table:table-cell office:value-type="float" office:value="-4.9865150926" calcext:value-type="float">
            <text:p>-4.9865150926</text:p>
          </table:table-cell>
          <table:table-cell office:value-type="float" office:value="-0.037527669733" calcext:value-type="float">
            <text:p>-0.037527669733</text:p>
          </table:table-cell>
          <table:table-cell office:value-type="float" office:value="-0.2629500943" calcext:value-type="float">
            <text:p>-0.2629500943</text:p>
          </table:table-cell>
          <table:table-cell office:value-type="float" office:value="20.353572875" calcext:value-type="float">
            <text:p>20.353572875</text:p>
          </table:table-cell>
          <table:table-cell table:number-columns-repeated="2"/>
        </table:table-row>
        <table:table-row table:style-name="ro1">
          <table:table-cell office:value-type="float" office:value="0.99384336003" calcext:value-type="float">
            <text:p>0.99384336003</text:p>
          </table:table-cell>
          <table:table-cell office:value-type="float" office:value="-4.9863815688" calcext:value-type="float">
            <text:p>-4.9863815688</text:p>
          </table:table-cell>
          <table:table-cell office:value-type="float" office:value="0.060737725295" calcext:value-type="float">
            <text:p>0.060737725295</text:p>
          </table:table-cell>
          <table:table-cell office:value-type="float" office:value="0.31826622963" calcext:value-type="float">
            <text:p>0.31826622963</text:p>
          </table:table-cell>
          <table:table-cell office:value-type="float" office:value="20.353129542" calcext:value-type="float">
            <text:p>20.353129542</text:p>
          </table:table-cell>
          <table:table-cell table:number-columns-repeated="2"/>
        </table:table-row>
        <table:table-row table:style-name="ro1">
          <table:table-cell office:value-type="float" office:value="0.99538252003" calcext:value-type="float">
            <text:p>0.99538252003</text:p>
          </table:table-cell>
          <table:table-cell office:value-type="float" office:value="-4.9841132868" calcext:value-type="float">
            <text:p>-4.9841132868</text:p>
          </table:table-cell>
          <table:table-cell office:value-type="float" office:value="0.14294629619" calcext:value-type="float">
            <text:p>0.14294629619</text:p>
          </table:table-cell>
          <table:table-cell office:value-type="float" office:value="0.8044565724" calcext:value-type="float">
            <text:p>0.8044565724</text:p>
          </table:table-cell>
          <table:table-cell office:value-type="float" office:value="20.337915865" calcext:value-type="float">
            <text:p>20.337915865</text:p>
          </table:table-cell>
          <table:table-cell table:number-columns-repeated="2"/>
        </table:table-row>
        <table:table-row table:style-name="ro1">
          <table:table-cell office:value-type="float" office:value="0.99692168002" calcext:value-type="float">
            <text:p>0.99692168002</text:p>
          </table:table-cell>
          <table:table-cell office:value-type="float" office:value="-4.9798818379" calcext:value-type="float">
            <text:p>-4.9798818379</text:p>
          </table:table-cell>
          <table:table-cell office:value-type="float" office:value="0.22506609693" calcext:value-type="float">
            <text:p>0.22506609693</text:p>
          </table:table-cell>
          <table:table-cell office:value-type="float" office:value="1.2899644427" calcext:value-type="float">
            <text:p>1.2899644427</text:p>
          </table:table-cell>
          <table:table-cell office:value-type="float" office:value="20.309193088" calcext:value-type="float">
            <text:p>20.309193088</text:p>
          </table:table-cell>
          <table:table-cell table:number-columns-repeated="2"/>
        </table:table-row>
        <table:table-row table:style-name="ro1">
          <table:table-cell office:value-type="float" office:value="0.99846084001" calcext:value-type="float">
            <text:p>0.99846084001</text:p>
          </table:table-cell>
          <table:table-cell office:value-type="float" office:value="-4.9736908367" calcext:value-type="float">
            <text:p>-4.9736908367</text:p>
          </table:table-cell>
          <table:table-cell office:value-type="float" office:value="0.30704260324" calcext:value-type="float">
            <text:p>0.30704260324</text:p>
          </table:table-cell>
          <table:table-cell office:value-type="float" office:value="1.7743657916" calcext:value-type="float">
            <text:p>1.7743657916</text:p>
          </table:table-cell>
          <table:table-cell office:value-type="float" office:value="20.266991213" calcext:value-type="float">
            <text:p>20.2669912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65545608" calcext:value-type="float">
            <text:p>-4.965545608</text:p>
          </table:table-cell>
          <table:table-cell office:value-type="float" office:value="0.38882144087" calcext:value-type="float">
            <text:p>0.38882144087</text:p>
          </table:table-cell>
          <table:table-cell office:value-type="float" office:value="2.257237945" calcext:value-type="float">
            <text:p>2.257237945</text:p>
          </table:table-cell>
          <table:table-cell office:value-type="float" office:value="20.211354498" calcext:value-type="float">
            <text:p>20.2113544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6T23:42:01.669140593</dc:date>
    <meta:editing-duration>PT2M6S</meta:editing-duration>
    <meta:editing-cycles>1</meta:editing-cycles>
    <meta:document-statistic meta:table-count="1" meta:cell-count="30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legend chart:legend-position="end" svg:x="12.34cm" svg:y="4.204cm" style:legend-expansion="high" chart:style-name="ch2"/>
        <chart:plot-area chart:style-name="ch3" table:cell-range-address="'orbit_from_regular_sample_at_epsH1e-1_zeta1e-5_Omeg5_UZ2'.B1:'orbit_from_regular_sample_at_epsH1e-1_zeta1e-5_Omeg5_UZ2'.C234" chart:data-source-has-labels="both" svg:x="0.32cm" svg:y="0.18cm" svg:width="11.7cm" svg:height="8.646cm">
          <chartooo:coordinate-region svg:x="0.466cm" svg:y="0.379cm" svg:width="11.459cm" svg:height="7.8cm"/>
          <chart:axis chart:dimension="x" chart:name="primary-x" chart:style-name="ch4" chartooo:axis-type="auto">
            <chart:categories table:cell-range-address="'orbit_from_regular_sample_at_epsH1e-1_zeta1e-5_Omeg5_UZ2'.B2:'orbit_from_regular_sample_at_epsH1e-1_zeta1e-5_Omeg5_UZ2'.B2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orbit_from_regular_sample_at_epsH1e-1_zeta1e-5_Omeg5_UZ2'.C2:'orbit_from_regular_sample_at_epsH1e-1_zeta1e-5_Omeg5_UZ2'.C234" chart:label-cell-address="'orbit_from_regular_sample_at_epsH1e-1_zeta1e-5_Omeg5_UZ2'.C1:'orbit_from_regular_sample_at_epsH1e-1_zeta1e-5_Omeg5_UZ2'.C1" chart:class="chart:scatter">
            <chart:domain table:cell-range-address="'orbit_from_regular_sample_at_epsH1e-1_zeta1e-5_Omeg5_UZ2'.B2:'orbit_from_regular_sample_at_epsH1e-1_zeta1e-5_Omeg5_UZ2'.B234"/>
            <chart:data-point chart:repeated="2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38882144087</text:p>
                <draw:g>
                  <svg:desc>'orbit_from_regular_sample_at_epsH1e-1_zeta1e-5_Omeg5_UZ2'.C1:'orbit_from_regular_sample_at_epsH1e-1_zeta1e-5_Omeg5_UZ2'.C1</svg:desc>
                </draw:g>
              </table:table-cell>
            </table:table-row>
          </table:table-header-rows>
          <table:table-rows>
            <table:table-row>
              <table:table-cell office:value-type="float" office:value="-4.9559529944">
                <text:p>-4.9559529944</text:p>
                <draw:g>
                  <svg:desc>'orbit_from_regular_sample_at_epsH1e-1_zeta1e-5_Omeg5_UZ2'.B2:'orbit_from_regular_sample_at_epsH1e-1_zeta1e-5_Omeg5_UZ2'.B234</svg:desc>
                </draw:g>
              </table:table-cell>
              <table:table-cell office:value-type="float" office:value="0.46665675142">
                <text:p>0.46665675142</text:p>
                <draw:g>
                  <svg:desc>'orbit_from_regular_sample_at_epsH1e-1_zeta1e-5_Omeg5_UZ2'.C2:'orbit_from_regular_sample_at_epsH1e-1_zeta1e-5_Omeg5_UZ2'.C234</svg:desc>
                </draw:g>
              </table:table-cell>
            </table:table-row>
            <table:table-row>
              <table:table-cell office:value-type="float" office:value="-4.9445933652">
                <text:p>-4.9445933652</text:p>
              </table:table-cell>
              <table:table-cell office:value-type="float" office:value="0.54421564366">
                <text:p>0.54421564366</text:p>
              </table:table-cell>
            </table:table-row>
            <table:table-row>
              <table:table-cell office:value-type="float" office:value="-4.9314756773">
                <text:p>-4.9314756773</text:p>
              </table:table-cell>
              <table:table-cell office:value-type="float" office:value="0.62145148091">
                <text:p>0.62145148091</text:p>
              </table:table-cell>
            </table:table-row>
            <table:table-row>
              <table:table-cell office:value-type="float" office:value="-4.9166102766">
                <text:p>-4.9166102766</text:p>
              </table:table-cell>
              <table:table-cell office:value-type="float" office:value="0.6983179359">
                <text:p>0.6983179359</text:p>
              </table:table-cell>
            </table:table-row>
            <table:table-row>
              <table:table-cell office:value-type="float" office:value="-4.9004150495">
                <text:p>-4.9004150495</text:p>
              </table:table-cell>
              <table:table-cell office:value-type="float" office:value="0.77299413718">
                <text:p>0.77299413718</text:p>
              </table:table-cell>
            </table:table-row>
            <table:table-row>
              <table:table-cell office:value-type="float" office:value="-4.8825759051">
                <text:p>-4.8825759051</text:p>
              </table:table-cell>
              <table:table-cell office:value-type="float" office:value="0.84723162001">
                <text:p>0.84723162001</text:p>
              </table:table-cell>
            </table:table-row>
            <table:table-row>
              <table:table-cell office:value-type="float" office:value="-4.8631062523">
                <text:p>-4.8631062523</text:p>
              </table:table-cell>
              <table:table-cell office:value-type="float" office:value="0.92098831329">
                <text:p>0.92098831329</text:p>
              </table:table-cell>
            </table:table-row>
            <table:table-row>
              <table:table-cell office:value-type="float" office:value="-4.8420207143">
                <text:p>-4.8420207143</text:p>
              </table:table-cell>
              <table:table-cell office:value-type="float" office:value="0.99422258384">
                <text:p>0.99422258384</text:p>
              </table:table-cell>
            </table:table-row>
            <table:table-row>
              <table:table-cell office:value-type="float" office:value="-4.8195991702">
                <text:p>-4.8195991702</text:p>
              </table:table-cell>
              <table:table-cell office:value-type="float" office:value="1.0660789911">
                <text:p>1.0660789911</text:p>
              </table:table-cell>
            </table:table-row>
            <table:table-row>
              <table:table-cell office:value-type="float" office:value="-4.7956297913">
                <text:p>-4.7956297913</text:p>
              </table:table-cell>
              <table:table-cell office:value-type="float" office:value="1.1373451288">
                <text:p>1.1373451288</text:p>
              </table:table-cell>
            </table:table-row>
            <table:table-row>
              <table:table-cell office:value-type="float" office:value="-4.7701301188">
                <text:p>-4.7701301188</text:p>
              </table:table-cell>
              <table:table-cell office:value-type="float" office:value="1.2079822277">
                <text:p>1.2079822277</text:p>
              </table:table-cell>
            </table:table-row>
            <table:table-row>
              <table:table-cell office:value-type="float" office:value="-4.7431187873">
                <text:p>-4.7431187873</text:p>
              </table:table-cell>
              <table:table-cell office:value-type="float" office:value="1.2779520751">
                <text:p>1.2779520751</text:p>
              </table:table-cell>
            </table:table-row>
            <table:table-row>
              <table:table-cell office:value-type="float" office:value="-4.7146830901">
                <text:p>-4.7146830901</text:p>
              </table:table-cell>
              <table:table-cell office:value-type="float" office:value="1.3470577981">
                <text:p>1.3470577981</text:p>
              </table:table-cell>
            </table:table-row>
            <table:table-row>
              <table:table-cell office:value-type="float" office:value="-4.6847829522">
                <text:p>-4.6847829522</text:p>
              </table:table-cell>
              <table:table-cell office:value-type="float" office:value="1.4154251498">
                <text:p>1.4154251498</text:p>
              </table:table-cell>
            </table:table-row>
            <table:table-row>
              <table:table-cell office:value-type="float" office:value="-4.6534400148">
                <text:p>-4.6534400148</text:p>
              </table:table-cell>
              <table:table-cell office:value-type="float" office:value="1.48301803">
                <text:p>1.48301803</text:p>
              </table:table-cell>
            </table:table-row>
            <table:table-row>
              <table:table-cell office:value-type="float" office:value="-4.6206769196">
                <text:p>-4.6206769196</text:p>
              </table:table-cell>
              <table:table-cell office:value-type="float" office:value="1.5498010149">
                <text:p>1.5498010149</text:p>
              </table:table-cell>
            </table:table-row>
            <table:table-row>
              <table:table-cell office:value-type="float" office:value="-4.5863138811">
                <text:p>-4.5863138811</text:p>
              </table:table-cell>
              <table:table-cell office:value-type="float" office:value="1.6161216536">
                <text:p>1.6161216536</text:p>
              </table:table-cell>
            </table:table-row>
            <table:table-row>
              <table:table-cell office:value-type="float" office:value="-4.5505629688">
                <text:p>-4.5505629688</text:p>
              </table:table-cell>
              <table:table-cell office:value-type="float" office:value="1.681553208">
                <text:p>1.681553208</text:p>
              </table:table-cell>
            </table:table-row>
            <table:table-row>
              <table:table-cell office:value-type="float" office:value="-4.5134501411">
                <text:p>-4.5134501411</text:p>
              </table:table-cell>
              <table:table-cell office:value-type="float" office:value="1.7460618773">
                <text:p>1.7460618773</text:p>
              </table:table-cell>
            </table:table-row>
            <table:table-row>
              <table:table-cell office:value-type="float" office:value="-4.47500228">
                <text:p>-4.47500228</text:p>
              </table:table-cell>
              <table:table-cell office:value-type="float" office:value="1.8096146671">
                <text:p>1.8096146671</text:p>
              </table:table-cell>
            </table:table-row>
            <table:table-row>
              <table:table-cell office:value-type="float" office:value="-4.4346506532">
                <text:p>-4.4346506532</text:p>
              </table:table-cell>
              <table:table-cell office:value-type="float" office:value="1.8730954353">
                <text:p>1.8730954353</text:p>
              </table:table-cell>
            </table:table-row>
            <table:table-row>
              <table:table-cell office:value-type="float" office:value="-4.3929828383">
                <text:p>-4.3929828383</text:p>
              </table:table-cell>
              <table:table-cell office:value-type="float" office:value="1.9355260721">
                <text:p>1.9355260721</text:p>
              </table:table-cell>
            </table:table-row>
            <table:table-row>
              <table:table-cell office:value-type="float" office:value="-4.350029665">
                <text:p>-4.350029665</text:p>
              </table:table-cell>
              <table:table-cell office:value-type="float" office:value="1.9968748108">
                <text:p>1.9968748108</text:p>
              </table:table-cell>
            </table:table-row>
            <table:table-row>
              <table:table-cell office:value-type="float" office:value="-4.3058228207">
                <text:p>-4.3058228207</text:p>
              </table:table-cell>
              <table:table-cell office:value-type="float" office:value="2.0571108454">
                <text:p>2.0571108454</text:p>
              </table:table-cell>
            </table:table-row>
            <table:table-row>
              <table:table-cell office:value-type="float" office:value="-4.2591543515">
                <text:p>-4.2591543515</text:p>
              </table:table-cell>
              <table:table-cell office:value-type="float" office:value="2.1177803272">
                <text:p>2.1177803272</text:p>
              </table:table-cell>
            </table:table-row>
            <table:table-row>
              <table:table-cell office:value-type="float" office:value="-4.2112341272">
                <text:p>-4.2112341272</text:p>
              </table:table-cell>
              <table:table-cell office:value-type="float" office:value="2.1772137039">
                <text:p>2.1772137039</text:p>
              </table:table-cell>
            </table:table-row>
            <table:table-row>
              <table:table-cell office:value-type="float" office:value="-4.1620990693">
                <text:p>-4.1620990693</text:p>
              </table:table-cell>
              <table:table-cell office:value-type="float" office:value="2.2353809296">
                <text:p>2.2353809296</text:p>
              </table:table-cell>
            </table:table-row>
            <table:table-row>
              <table:table-cell office:value-type="float" office:value="-4.1117869019">
                <text:p>-4.1117869019</text:p>
              </table:table-cell>
              <table:table-cell office:value-type="float" office:value="2.2922531265">
                <text:p>2.2922531265</text:p>
              </table:table-cell>
            </table:table-row>
            <table:table-row>
              <table:table-cell office:value-type="float" office:value="-4.057662553">
                <text:p>-4.057662553</text:p>
              </table:table-cell>
              <table:table-cell office:value-type="float" office:value="2.3506205007">
                <text:p>2.3506205007</text:p>
              </table:table-cell>
            </table:table-row>
            <table:table-row>
              <table:table-cell office:value-type="float" office:value="-4.0023251717">
                <text:p>-4.0023251717</text:p>
              </table:table-cell>
              <table:table-cell office:value-type="float" office:value="2.4074950141">
                <text:p>2.4074950141</text:p>
              </table:table-cell>
            </table:table-row>
            <table:table-row>
              <table:table-cell office:value-type="float" office:value="-3.9458211747">
                <text:p>-3.9458211747</text:p>
              </table:table-cell>
              <table:table-cell office:value-type="float" office:value="2.46284743">
                <text:p>2.46284743</text:p>
              </table:table-cell>
            </table:table-row>
            <table:table-row>
              <table:table-cell office:value-type="float" office:value="-3.888197754">
                <text:p>-3.888197754</text:p>
              </table:table-cell>
              <table:table-cell office:value-type="float" office:value="2.5166500346">
                <text:p>2.5166500346</text:p>
              </table:table-cell>
            </table:table-row>
            <table:table-row>
              <table:table-cell office:value-type="float" office:value="-3.8219553396">
                <text:p>-3.8219553396</text:p>
              </table:table-cell>
              <table:table-cell office:value-type="float" office:value="2.5754117931">
                <text:p>2.5754117931</text:p>
              </table:table-cell>
            </table:table-row>
            <table:table-row>
              <table:table-cell office:value-type="float" office:value="-3.7544208834">
                <text:p>-3.7544208834</text:p>
              </table:table-cell>
              <table:table-cell office:value-type="float" office:value="2.6321356377">
                <text:p>2.6321356377</text:p>
              </table:table-cell>
            </table:table-row>
            <table:table-row>
              <table:table-cell office:value-type="float" office:value="-3.6856650203">
                <text:p>-3.6856650203</text:p>
              </table:table-cell>
              <table:table-cell office:value-type="float" office:value="2.6867890006">
                <text:p>2.6867890006</text:p>
              </table:table-cell>
            </table:table-row>
            <table:table-row>
              <table:table-cell office:value-type="float" office:value="-3.6157592642">
                <text:p>-3.6157592642</text:p>
              </table:table-cell>
              <table:table-cell office:value-type="float" office:value="2.7393418854">
                <text:p>2.7393418854</text:p>
              </table:table-cell>
            </table:table-row>
            <table:table-row>
              <table:table-cell office:value-type="float" office:value="-3.5471888">
                <text:p>-3.5471888</text:p>
              </table:table-cell>
              <table:table-cell office:value-type="float" office:value="2.7880997311">
                <text:p>2.7880997311</text:p>
              </table:table-cell>
            </table:table-row>
            <table:table-row>
              <table:table-cell office:value-type="float" office:value="-3.4776780871">
                <text:p>-3.4776780871</text:p>
              </table:table-cell>
              <table:table-cell office:value-type="float" office:value="2.8348485005">
                <text:p>2.8348485005</text:p>
              </table:table-cell>
            </table:table-row>
            <table:table-row>
              <table:table-cell office:value-type="float" office:value="-3.4072934528">
                <text:p>-3.4072934528</text:p>
              </table:table-cell>
              <table:table-cell office:value-type="float" office:value="2.8795680661">
                <text:p>2.8795680661</text:p>
              </table:table-cell>
            </table:table-row>
            <table:table-row>
              <table:table-cell office:value-type="float" office:value="-3.3361016471">
                <text:p>-3.3361016471</text:p>
              </table:table-cell>
              <table:table-cell office:value-type="float" office:value="2.9222405896">
                <text:p>2.9222405896</text:p>
              </table:table-cell>
            </table:table-row>
            <table:table-row>
              <table:table-cell office:value-type="float" office:value="-3.2700697154">
                <text:p>-3.2700697154</text:p>
              </table:table-cell>
              <table:table-cell office:value-type="float" office:value="2.9596120682">
                <text:p>2.9596120682</text:p>
              </table:table-cell>
            </table:table-row>
            <table:table-row>
              <table:table-cell office:value-type="float" office:value="-3.2034657927">
                <text:p>-3.2034657927</text:p>
              </table:table-cell>
              <table:table-cell office:value-type="float" office:value="2.9952336975">
                <text:p>2.9952336975</text:p>
              </table:table-cell>
            </table:table-row>
            <table:table-row>
              <table:table-cell office:value-type="float" office:value="-3.1363421592">
                <text:p>-3.1363421592</text:p>
              </table:table-cell>
              <table:table-cell office:value-type="float" office:value="3.0290967698">
                <text:p>3.0290967698</text:p>
              </table:table-cell>
            </table:table-row>
            <table:table-row>
              <table:table-cell office:value-type="float" office:value="-3.0687511696">
                <text:p>-3.0687511696</text:p>
              </table:table-cell>
              <table:table-cell office:value-type="float" office:value="3.0611942024">
                <text:p>3.0611942024</text:p>
              </table:table-cell>
            </table:table-row>
            <table:table-row>
              <table:table-cell office:value-type="float" office:value="-3.0025549109">
                <text:p>-3.0025549109</text:p>
              </table:table-cell>
              <table:table-cell office:value-type="float" office:value="3.0907386241">
                <text:p>3.0907386241</text:p>
              </table:table-cell>
            </table:table-row>
            <table:table-row>
              <table:table-cell office:value-type="float" office:value="-2.9360137001">
                <text:p>-2.9360137001</text:p>
              </table:table-cell>
              <table:table-cell office:value-type="float" office:value="3.1186011235">
                <text:p>3.1186011235</text:p>
              </table:table-cell>
            </table:table-row>
            <table:table-row>
              <table:table-cell office:value-type="float" office:value="-2.8691757509">
                <text:p>-2.8691757509</text:p>
              </table:table-cell>
              <table:table-cell office:value-type="float" office:value="3.1447795684">
                <text:p>3.1447795684</text:p>
              </table:table-cell>
            </table:table-row>
            <table:table-row>
              <table:table-cell office:value-type="float" office:value="-2.8020891585">
                <text:p>-2.8020891585</text:p>
              </table:table-cell>
              <table:table-cell office:value-type="float" office:value="3.1692732571">
                <text:p>3.1692732571</text:p>
              </table:table-cell>
            </table:table-row>
            <table:table-row>
              <table:table-cell office:value-type="float" office:value="-2.7355443395">
                <text:p>-2.7355443395</text:p>
              </table:table-cell>
              <table:table-cell office:value-type="float" office:value="3.1918406987">
                <text:p>3.1918406987</text:p>
              </table:table-cell>
            </table:table-row>
            <table:table-row>
              <table:table-cell office:value-type="float" office:value="-2.6688493826">
                <text:p>-2.6688493826</text:p>
              </table:table-cell>
              <table:table-cell office:value-type="float" office:value="3.2127630639">
                <text:p>3.2127630639</text:p>
              </table:table-cell>
            </table:table-row>
            <table:table-row>
              <table:table-cell office:value-type="float" office:value="-2.6020502169">
                <text:p>-2.6020502169</text:p>
              </table:table-cell>
              <table:table-cell office:value-type="float" office:value="3.2320437348">
                <text:p>3.2320437348</text:p>
              </table:table-cell>
            </table:table-row>
            <table:table-row>
              <table:table-cell office:value-type="float" office:value="-2.535192494">
                <text:p>-2.535192494</text:p>
              </table:table-cell>
              <table:table-cell office:value-type="float" office:value="3.249687413">
                <text:p>3.249687413</text:p>
              </table:table-cell>
            </table:table-row>
            <table:table-row>
              <table:table-cell office:value-type="float" office:value="-2.4684177502">
                <text:p>-2.4684177502</text:p>
              </table:table-cell>
              <table:table-cell office:value-type="float" office:value="3.2656782357">
                <text:p>3.2656782357</text:p>
              </table:table-cell>
            </table:table-row>
            <table:table-row>
              <table:table-cell office:value-type="float" office:value="-2.4016746137">
                <text:p>-2.4016746137</text:p>
              </table:table-cell>
              <table:table-cell office:value-type="float" office:value="3.2800500256">
                <text:p>3.2800500256</text:p>
              </table:table-cell>
            </table:table-row>
            <table:table-row>
              <table:table-cell office:value-type="float" office:value="-2.3350074806">
                <text:p>-2.3350074806</text:p>
              </table:table-cell>
              <table:table-cell office:value-type="float" office:value="3.292811308">
                <text:p>3.292811308</text:p>
              </table:table-cell>
            </table:table-row>
            <table:table-row>
              <table:table-cell office:value-type="float" office:value="-2.2684603208">
                <text:p>-2.2684603208</text:p>
              </table:table-cell>
              <table:table-cell office:value-type="float" office:value="3.3039718532">
                <text:p>3.3039718532</text:p>
              </table:table-cell>
            </table:table-row>
            <table:table-row>
              <table:table-cell office:value-type="float" office:value="-2.2016631281">
                <text:p>-2.2016631281</text:p>
              </table:table-cell>
              <table:table-cell office:value-type="float" office:value="3.3135973994">
                <text:p>3.3135973994</text:p>
              </table:table-cell>
            </table:table-row>
            <table:table-row>
              <table:table-cell office:value-type="float" office:value="-2.1350752868">
                <text:p>-2.1350752868</text:p>
              </table:table-cell>
              <table:table-cell office:value-type="float" office:value="3.321625747">
                <text:p>3.321625747</text:p>
              </table:table-cell>
            </table:table-row>
            <table:table-row>
              <table:table-cell office:value-type="float" office:value="-2.0687400729">
                <text:p>-2.0687400729</text:p>
              </table:table-cell>
              <table:table-cell office:value-type="float" office:value="3.3280705446">
                <text:p>3.3280705446</text:p>
              </table:table-cell>
            </table:table-row>
            <table:table-row>
              <table:table-cell office:value-type="float" office:value="-2.002700185">
                <text:p>-2.002700185</text:p>
              </table:table-cell>
              <table:table-cell office:value-type="float" office:value="3.3329466315">
                <text:p>3.3329466315</text:p>
              </table:table-cell>
            </table:table-row>
            <table:table-row>
              <table:table-cell office:value-type="float" office:value="-1.93610545">
                <text:p>-1.93610545</text:p>
              </table:table-cell>
              <table:table-cell office:value-type="float" office:value="3.3363046373">
                <text:p>3.3363046373</text:p>
              </table:table-cell>
            </table:table-row>
            <table:table-row>
              <table:table-cell office:value-type="float" office:value="-1.8699005434">
                <text:p>-1.8699005434</text:p>
              </table:table-cell>
              <table:table-cell office:value-type="float" office:value="3.3380852324">
                <text:p>3.3380852324</text:p>
              </table:table-cell>
            </table:table-row>
            <table:table-row>
              <table:table-cell office:value-type="float" office:value="-1.8041279127">
                <text:p>-1.8041279127</text:p>
              </table:table-cell>
              <table:table-cell office:value-type="float" office:value="3.3383074628">
                <text:p>3.3383074628</text:p>
              </table:table-cell>
            </table:table-row>
            <table:table-row>
              <table:table-cell office:value-type="float" office:value="-1.7388292632">
                <text:p>-1.7388292632</text:p>
              </table:table-cell>
              <table:table-cell office:value-type="float" office:value="3.3369915252">
                <text:p>3.3369915252</text:p>
              </table:table-cell>
            </table:table-row>
            <table:table-row>
              <table:table-cell office:value-type="float" office:value="-1.6726207248">
                <text:p>-1.6726207248</text:p>
              </table:table-cell>
              <table:table-cell office:value-type="float" office:value="3.3340792174">
                <text:p>3.3340792174</text:p>
              </table:table-cell>
            </table:table-row>
            <table:table-row>
              <table:table-cell office:value-type="float" office:value="-1.6069929378">
                <text:p>-1.6069929378</text:p>
              </table:table-cell>
              <table:table-cell office:value-type="float" office:value="3.3296062641">
                <text:p>3.3296062641</text:p>
              </table:table-cell>
            </table:table-row>
            <table:table-row>
              <table:table-cell office:value-type="float" office:value="-1.5419878336">
                <text:p>-1.5419878336</text:p>
              </table:table-cell>
              <table:table-cell office:value-type="float" office:value="3.3235977664">
                <text:p>3.3235977664</text:p>
              </table:table-cell>
            </table:table-row>
            <table:table-row>
              <table:table-cell office:value-type="float" office:value="-1.4776464067">
                <text:p>-1.4776464067</text:p>
              </table:table-cell>
              <table:table-cell office:value-type="float" office:value="3.31607995">
                <text:p>3.31607995</text:p>
              </table:table-cell>
            </table:table-row>
            <table:table-row>
              <table:table-cell office:value-type="float" office:value="-1.4118349206">
                <text:p>-1.4118349206</text:p>
              </table:table-cell>
              <table:table-cell office:value-type="float" office:value="3.3067448784">
                <text:p>3.3067448784</text:p>
              </table:table-cell>
            </table:table-row>
            <table:table-row>
              <table:table-cell office:value-type="float" office:value="-1.3468195107">
                <text:p>-1.3468195107</text:p>
              </table:table-cell>
              <table:table-cell office:value-type="float" office:value="3.2958556306">
                <text:p>3.2958556306</text:p>
              </table:table-cell>
            </table:table-row>
            <table:table-row>
              <table:table-cell office:value-type="float" office:value="-1.282642188">
                <text:p>-1.282642188</text:p>
              </table:table-cell>
              <table:table-cell office:value-type="float" office:value="3.2834447855">
                <text:p>3.2834447855</text:p>
              </table:table-cell>
            </table:table-row>
            <table:table-row>
              <table:table-cell office:value-type="float" office:value="-1.2193437666">
                <text:p>-1.2193437666</text:p>
              </table:table-cell>
              <table:table-cell office:value-type="float" office:value="3.2695460427">
                <text:p>3.2695460427</text:p>
              </table:table-cell>
            </table:table-row>
            <table:table-row>
              <table:table-cell office:value-type="float" office:value="-1.1532023886">
                <text:p>-1.1532023886</text:p>
              </table:table-cell>
              <table:table-cell office:value-type="float" office:value="3.2532149184">
                <text:p>3.2532149184</text:p>
              </table:table-cell>
            </table:table-row>
            <table:table-row>
              <table:table-cell office:value-type="float" office:value="-1.0881402665">
                <text:p>-1.0881402665</text:p>
              </table:table-cell>
              <table:table-cell office:value-type="float" office:value="3.2352914401">
                <text:p>3.2352914401</text:p>
              </table:table-cell>
            </table:table-row>
            <table:table-row>
              <table:table-cell office:value-type="float" office:value="-1.0242015009">
                <text:p>-1.0242015009</text:p>
              </table:table-cell>
              <table:table-cell office:value-type="float" office:value="3.2158196351">
                <text:p>3.2158196351</text:p>
              </table:table-cell>
            </table:table-row>
            <table:table-row>
              <table:table-cell office:value-type="float" office:value="-0.9614285458">
                <text:p>-0.9614285458</text:p>
              </table:table-cell>
              <table:table-cell office:value-type="float" office:value="3.194844717">
                <text:p>3.194844717</text:p>
              </table:table-cell>
            </table:table-row>
            <table:table-row>
              <table:table-cell office:value-type="float" office:value="-0.89641151589">
                <text:p>-0.89641151589</text:p>
              </table:table-cell>
              <table:table-cell office:value-type="float" office:value="3.1710996973">
                <text:p>3.1710996973</text:p>
              </table:table-cell>
            </table:table-row>
            <table:table-row>
              <table:table-cell office:value-type="float" office:value="-0.83278768113">
                <text:p>-0.83278768113</text:p>
              </table:table-cell>
              <table:table-cell office:value-type="float" office:value="3.1457841648">
                <text:p>3.1457841648</text:p>
              </table:table-cell>
            </table:table-row>
            <table:table-row>
              <table:table-cell office:value-type="float" office:value="-0.77060093808">
                <text:p>-0.77060093808</text:p>
              </table:table-cell>
              <table:table-cell office:value-type="float" office:value="3.1189553244">
                <text:p>3.1189553244</text:p>
              </table:table-cell>
            </table:table-row>
            <table:table-row>
              <table:table-cell office:value-type="float" office:value="-0.70989300624">
                <text:p>-0.70989300624</text:p>
              </table:table-cell>
              <table:table-cell office:value-type="float" office:value="3.0906715457">
                <text:p>3.0906715457</text:p>
              </table:table-cell>
            </table:table-row>
            <table:table-row>
              <table:table-cell office:value-type="float" office:value="-0.65211397827">
                <text:p>-0.65211397827</text:p>
              </table:table-cell>
              <table:table-cell office:value-type="float" office:value="3.0617246702">
                <text:p>3.0617246702</text:p>
              </table:table-cell>
            </table:table-row>
            <table:table-row>
              <table:table-cell office:value-type="float" office:value="-0.59581555787">
                <text:p>-0.59581555787</text:p>
              </table:table-cell>
              <table:table-cell office:value-type="float" office:value="3.0315050459">
                <text:p>3.0315050459</text:p>
              </table:table-cell>
            </table:table-row>
            <table:table-row>
              <table:table-cell office:value-type="float" office:value="-0.54103039581">
                <text:p>-0.54103039581</text:p>
              </table:table-cell>
              <table:table-cell office:value-type="float" office:value="3.0000696827">
                <text:p>3.0000696827</text:p>
              </table:table-cell>
            </table:table-row>
            <table:table-row>
              <table:table-cell office:value-type="float" office:value="-0.48778909656">
                <text:p>-0.48778909656</text:p>
              </table:table-cell>
              <table:table-cell office:value-type="float" office:value="2.9674763567">
                <text:p>2.9674763567</text:p>
              </table:table-cell>
            </table:table-row>
            <table:table-row>
              <table:table-cell office:value-type="float" office:value="-0.43459946624">
                <text:p>-0.43459946624</text:p>
              </table:table-cell>
              <table:table-cell office:value-type="float" office:value="2.9327595892">
                <text:p>2.9327595892</text:p>
              </table:table-cell>
            </table:table-row>
            <table:table-row>
              <table:table-cell office:value-type="float" office:value="-0.38310658559">
                <text:p>-0.38310658559</text:p>
              </table:table-cell>
              <table:table-cell office:value-type="float" office:value="2.8969411617">
                <text:p>2.8969411617</text:p>
              </table:table-cell>
            </table:table-row>
            <table:table-row>
              <table:table-cell office:value-type="float" office:value="-0.33333701472">
                <text:p>-0.33333701472</text:p>
              </table:table-cell>
              <table:table-cell office:value-type="float" office:value="2.8600862599">
                <text:p>2.8600862599</text:p>
              </table:table-cell>
            </table:table-row>
            <table:table-row>
              <table:table-cell office:value-type="float" office:value="-0.28531497612">
                <text:p>-0.28531497612</text:p>
              </table:table-cell>
              <table:table-cell office:value-type="float" office:value="2.8222606086">
                <text:p>2.8222606086</text:p>
              </table:table-cell>
            </table:table-row>
            <table:table-row>
              <table:table-cell office:value-type="float" office:value="-0.24148707499">
                <text:p>-0.24148707499</text:p>
              </table:table-cell>
              <table:table-cell office:value-type="float" office:value="2.7856202627">
                <text:p>2.7856202627</text:p>
              </table:table-cell>
            </table:table-row>
            <table:table-row>
              <table:table-cell office:value-type="float" office:value="-0.19926131645">
                <text:p>-0.19926131645</text:p>
              </table:table-cell>
              <table:table-cell office:value-type="float" office:value="2.7482258346">
                <text:p>2.7482258346</text:p>
              </table:table-cell>
            </table:table-row>
            <table:table-row>
              <table:table-cell office:value-type="float" office:value="-0.15865245344">
                <text:p>-0.15865245344</text:p>
              </table:table-cell>
              <table:table-cell office:value-type="float" office:value="2.7101340221">
                <text:p>2.7101340221</text:p>
              </table:table-cell>
            </table:table-row>
            <table:table-row>
              <table:table-cell office:value-type="float" office:value="-0.11967336683">
                <text:p>-0.11967336683</text:p>
              </table:table-cell>
              <table:table-cell office:value-type="float" office:value="2.671401709">
                <text:p>2.671401709</text:p>
              </table:table-cell>
            </table:table-row>
            <table:table-row>
              <table:table-cell office:value-type="float" office:value="-0.082903498257">
                <text:p>-0.082903498257</text:p>
              </table:table-cell>
              <table:table-cell office:value-type="float" office:value="2.6327019084">
                <text:p>2.6327019084</text:p>
              </table:table-cell>
            </table:table-row>
            <table:table-row>
              <table:table-cell office:value-type="float" office:value="-0.04773250269">
                <text:p>-0.04773250269</text:p>
              </table:table-cell>
              <table:table-cell office:value-type="float" office:value="2.5934911019">
                <text:p>2.5934911019</text:p>
              </table:table-cell>
            </table:table-row>
            <table:table-row>
              <table:table-cell office:value-type="float" office:value="-0.014167390648">
                <text:p>-0.014167390648</text:p>
              </table:table-cell>
              <table:table-cell office:value-type="float" office:value="2.5538237593">
                <text:p>2.5538237593</text:p>
              </table:table-cell>
            </table:table-row>
            <table:table-row>
              <table:table-cell office:value-type="float" office:value="0.017786555022">
                <text:p>0.017786555022</text:p>
              </table:table-cell>
              <table:table-cell office:value-type="float" office:value="2.5137543113">
                <text:p>2.5137543113</text:p>
              </table:table-cell>
            </table:table-row>
            <table:table-row>
              <table:table-cell office:value-type="float" office:value="0.047995110307">
                <text:p>0.047995110307</text:p>
              </table:table-cell>
              <table:table-cell office:value-type="float" office:value="2.4735165906">
                <text:p>2.4735165906</text:p>
              </table:table-cell>
            </table:table-row>
            <table:table-row>
              <table:table-cell office:value-type="float" office:value="0.076601347499">
                <text:p>0.076601347499</text:p>
              </table:table-cell>
              <table:table-cell office:value-type="float" office:value="2.4329876665">
                <text:p>2.4329876665</text:p>
              </table:table-cell>
            </table:table-row>
            <table:table-row>
              <table:table-cell office:value-type="float" office:value="0.10360508573">
                <text:p>0.10360508573</text:p>
              </table:table-cell>
              <table:table-cell office:value-type="float" office:value="2.3922208369">
                <text:p>2.3922208369</text:p>
              </table:table-cell>
            </table:table-row>
            <table:table-row>
              <table:table-cell office:value-type="float" office:value="0.12900778962">
                <text:p>0.12900778962</text:p>
              </table:table-cell>
              <table:table-cell office:value-type="float" office:value="2.3512691655">
                <text:p>2.3512691655</text:p>
              </table:table-cell>
            </table:table-row>
            <table:table-row>
              <table:table-cell office:value-type="float" office:value="0.1528588583">
                <text:p>0.1528588583</text:p>
              </table:table-cell>
              <table:table-cell office:value-type="float" office:value="2.3101026507">
                <text:p>2.3101026507</text:p>
              </table:table-cell>
            </table:table-row>
            <table:table-row>
              <table:table-cell office:value-type="float" office:value="0.17511028793">
                <text:p>0.17511028793</text:p>
              </table:table-cell>
              <table:table-cell office:value-type="float" office:value="2.2688563242">
                <text:p>2.2688563242</text:p>
              </table:table-cell>
            </table:table-row>
            <table:table-row>
              <table:table-cell office:value-type="float" office:value="0.19576842234">
                <text:p>0.19576842234</text:p>
              </table:table-cell>
              <table:table-cell office:value-type="float" office:value="2.2275825841">
                <text:p>2.2275825841</text:p>
              </table:table-cell>
            </table:table-row>
            <table:table-row>
              <table:table-cell office:value-type="float" office:value="0.21484119271">
                <text:p>0.21484119271</text:p>
              </table:table-cell>
              <table:table-cell office:value-type="float" office:value="2.1863334092">
                <text:p>2.1863334092</text:p>
              </table:table-cell>
            </table:table-row>
            <table:table-row>
              <table:table-cell office:value-type="float" office:value="0.23244743265">
                <text:p>0.23244743265</text:p>
              </table:table-cell>
              <table:table-cell office:value-type="float" office:value="2.1448912431">
                <text:p>2.1448912431</text:p>
              </table:table-cell>
            </table:table-row>
            <table:table-row>
              <table:table-cell office:value-type="float" office:value="0.24846838579">
                <text:p>0.24846838579</text:p>
              </table:table-cell>
              <table:table-cell office:value-type="float" office:value="2.1035781787">
                <text:p>2.1035781787</text:p>
              </table:table-cell>
            </table:table-row>
            <table:table-row>
              <table:table-cell office:value-type="float" office:value="0.26291688179">
                <text:p>0.26291688179</text:p>
              </table:table-cell>
              <table:table-cell office:value-type="float" office:value="2.0624456697">
                <text:p>2.0624456697</text:p>
              </table:table-cell>
            </table:table-row>
            <table:table-row>
              <table:table-cell office:value-type="float" office:value="0.27580728887">
                <text:p>0.27580728887</text:p>
              </table:table-cell>
              <table:table-cell office:value-type="float" office:value="2.0215445654">
                <text:p>2.0215445654</text:p>
              </table:table-cell>
            </table:table-row>
            <table:table-row>
              <table:table-cell office:value-type="float" office:value="0.2872618465">
                <text:p>0.2872618465</text:p>
              </table:table-cell>
              <table:table-cell office:value-type="float" office:value="1.9805181529">
                <text:p>1.9805181529</text:p>
              </table:table-cell>
            </table:table-row>
            <table:table-row>
              <table:table-cell office:value-type="float" office:value="0.29716093287">
                <text:p>0.29716093287</text:p>
              </table:table-cell>
              <table:table-cell office:value-type="float" office:value="1.9398300692">
                <text:p>1.9398300692</text:p>
              </table:table-cell>
            </table:table-row>
            <table:table-row>
              <table:table-cell office:value-type="float" office:value="0.30552397397">
                <text:p>0.30552397397</text:p>
              </table:table-cell>
              <table:table-cell office:value-type="float" office:value="1.8995305822">
                <text:p>1.8995305822</text:p>
              </table:table-cell>
            </table:table-row>
            <table:table-row>
              <table:table-cell office:value-type="float" office:value="0.31237188654">
                <text:p>0.31237188654</text:p>
              </table:table-cell>
              <table:table-cell office:value-type="float" office:value="1.8596691644">
                <text:p>1.8596691644</text:p>
              </table:table-cell>
            </table:table-row>
            <table:table-row>
              <table:table-cell office:value-type="float" office:value="0.31778670558">
                <text:p>0.31778670558</text:p>
              </table:table-cell>
              <table:table-cell office:value-type="float" office:value="1.8197880142">
                <text:p>1.8197880142</text:p>
              </table:table-cell>
            </table:table-row>
            <table:table-row>
              <table:table-cell office:value-type="float" office:value="0.32169462725">
                <text:p>0.32169462725</text:p>
              </table:table-cell>
              <table:table-cell office:value-type="float" office:value="1.7804559006">
                <text:p>1.7804559006</text:p>
              </table:table-cell>
            </table:table-row>
            <table:table-row>
              <table:table-cell office:value-type="float" office:value="0.32412187762">
                <text:p>0.32412187762</text:p>
              </table:table-cell>
              <table:table-cell office:value-type="float" office:value="1.7417215056">
                <text:p>1.7417215056</text:p>
              </table:table-cell>
            </table:table-row>
            <table:table-row>
              <table:table-cell office:value-type="float" office:value="0.32509612044">
                <text:p>0.32509612044</text:p>
              </table:table-cell>
              <table:table-cell office:value-type="float" office:value="1.7036325149">
                <text:p>1.7036325149</text:p>
              </table:table-cell>
            </table:table-row>
            <table:table-row>
              <table:table-cell office:value-type="float" office:value="0.32462846671">
                <text:p>0.32462846671</text:p>
              </table:table-cell>
              <table:table-cell office:value-type="float" office:value="1.665663507">
                <text:p>1.665663507</text:p>
              </table:table-cell>
            </table:table-row>
            <table:table-row>
              <table:table-cell office:value-type="float" office:value="0.32272442054">
                <text:p>0.32272442054</text:p>
              </table:table-cell>
              <table:table-cell office:value-type="float" office:value="1.6284558279">
                <text:p>1.6284558279</text:p>
              </table:table-cell>
            </table:table-row>
            <table:table-row>
              <table:table-cell office:value-type="float" office:value="0.31941727246">
                <text:p>0.31941727246</text:p>
              </table:table-cell>
              <table:table-cell office:value-type="float" office:value="1.592056024">
                <text:p>1.592056024</text:p>
              </table:table-cell>
            </table:table-row>
            <table:table-row>
              <table:table-cell office:value-type="float" office:value="0.31474168694">
                <text:p>0.31474168694</text:p>
              </table:table-cell>
              <table:table-cell office:value-type="float" office:value="1.5565094321">
                <text:p>1.5565094321</text:p>
              </table:table-cell>
            </table:table-row>
            <table:table-row>
              <table:table-cell office:value-type="float" office:value="0.3086151638">
                <text:p>0.3086151638</text:p>
              </table:table-cell>
              <table:table-cell office:value-type="float" office:value="1.5212532434">
                <text:p>1.5212532434</text:p>
              </table:table-cell>
            </table:table-row>
            <table:table-row>
              <table:table-cell office:value-type="float" office:value="0.30114779395">
                <text:p>0.30114779395</text:p>
              </table:table-cell>
              <table:table-cell office:value-type="float" office:value="1.4869716305">
                <text:p>1.4869716305</text:p>
              </table:table-cell>
            </table:table-row>
            <table:table-row>
              <table:table-cell office:value-type="float" office:value="0.29238024132">
                <text:p>0.29238024132</text:p>
              </table:table-cell>
              <table:table-cell office:value-type="float" office:value="1.4537083071">
                <text:p>1.4537083071</text:p>
              </table:table-cell>
            </table:table-row>
            <table:table-row>
              <table:table-cell office:value-type="float" office:value="0.28235446391">
                <text:p>0.28235446391</text:p>
              </table:table-cell>
              <table:table-cell office:value-type="float" office:value="1.4215055454">
                <text:p>1.4215055454</text:p>
              </table:table-cell>
            </table:table-row>
            <table:table-row>
              <table:table-cell office:value-type="float" office:value="0.27087502539">
                <text:p>0.27087502539</text:p>
              </table:table-cell>
              <table:table-cell office:value-type="float" office:value="1.3897891492">
                <text:p>1.3897891492</text:p>
              </table:table-cell>
            </table:table-row>
            <table:table-row>
              <table:table-cell office:value-type="float" office:value="0.25817828385">
                <text:p>0.25817828385</text:p>
              </table:table-cell>
              <table:table-cell office:value-type="float" office:value="1.3592606349">
                <text:p>1.3592606349</text:p>
              </table:table-cell>
            </table:table-row>
            <table:table-row>
              <table:table-cell office:value-type="float" office:value="0.24431264081">
                <text:p>0.24431264081</text:p>
              </table:table-cell>
              <table:table-cell office:value-type="float" office:value="1.3299600369">
                <text:p>1.3299600369</text:p>
              </table:table-cell>
            </table:table-row>
            <table:table-row>
              <table:table-cell office:value-type="float" office:value="0.22932769029">
                <text:p>0.22932769029</text:p>
              </table:table-cell>
              <table:table-cell office:value-type="float" office:value="1.3019256945">
                <text:p>1.3019256945</text:p>
              </table:table-cell>
            </table:table-row>
            <table:table-row>
              <table:table-cell office:value-type="float" office:value="0.21289041289">
                <text:p>0.21289041289</text:p>
              </table:table-cell>
              <table:table-cell office:value-type="float" office:value="1.2745913003">
                <text:p>1.2745913003</text:p>
              </table:table-cell>
            </table:table-row>
            <table:table-row>
              <table:table-cell office:value-type="float" office:value="0.19539005254">
                <text:p>0.19539005254</text:p>
              </table:table-cell>
              <table:table-cell office:value-type="float" office:value="1.2486580869">
                <text:p>1.2486580869</text:p>
              </table:table-cell>
            </table:table-row>
            <table:table-row>
              <table:table-cell office:value-type="float" office:value="0.17688324516">
                <text:p>0.17688324516</text:p>
              </table:table-cell>
              <table:table-cell office:value-type="float" office:value="1.2241614156">
                <text:p>1.2241614156</text:p>
              </table:table-cell>
            </table:table-row>
            <table:table-row>
              <table:table-cell office:value-type="float" office:value="0.15742769014">
                <text:p>0.15742769014</text:p>
              </table:table-cell>
              <table:table-cell office:value-type="float" office:value="1.2011346665">
                <text:p>1.2011346665</text:p>
              </table:table-cell>
            </table:table-row>
            <table:table-row>
              <table:table-cell office:value-type="float" office:value="0.13650048676">
                <text:p>0.13650048676</text:p>
              </table:table-cell>
              <table:table-cell office:value-type="float" office:value="1.1790286997">
                <text:p>1.1790286997</text:p>
              </table:table-cell>
            </table:table-row>
            <table:table-row>
              <table:table-cell office:value-type="float" office:value="0.11469753579">
                <text:p>0.11469753579</text:p>
              </table:table-cell>
              <table:table-cell office:value-type="float" office:value="1.1585410652">
                <text:p>1.1585410652</text:p>
              </table:table-cell>
            </table:table-row>
            <table:table-row>
              <table:table-cell office:value-type="float" office:value="0.092084610196">
                <text:p>0.092084610196</text:p>
              </table:table-cell>
              <table:table-cell office:value-type="float" office:value="1.1397013052">
                <text:p>1.1397013052</text:p>
              </table:table-cell>
            </table:table-row>
            <table:table-row>
              <table:table-cell office:value-type="float" office:value="0.06872838332">
                <text:p>0.06872838332</text:p>
              </table:table-cell>
              <table:table-cell office:value-type="float" office:value="1.1225366391">
                <text:p>1.1225366391</text:p>
              </table:table-cell>
            </table:table-row>
            <table:table-row>
              <table:table-cell office:value-type="float" office:value="0.043754504456">
                <text:p>0.043754504456</text:p>
              </table:table-cell>
              <table:table-cell office:value-type="float" office:value="1.1065084403">
                <text:p>1.1065084403</text:p>
              </table:table-cell>
            </table:table-row>
            <table:table-row>
              <table:table-cell office:value-type="float" office:value="0.018128064234">
                <text:p>0.018128064234</text:p>
              </table:table-cell>
              <table:table-cell office:value-type="float" office:value="1.0923393657">
                <text:p>1.0923393657</text:p>
              </table:table-cell>
            </table:table-row>
            <table:table-row>
              <table:table-cell office:value-type="float" office:value="-0.0080736585295">
                <text:p>-0.0080736585295</text:p>
              </table:table-cell>
              <table:table-cell office:value-type="float" office:value="1.0800518055">
                <text:p>1.0800518055</text:p>
              </table:table-cell>
            </table:table-row>
            <table:table-row>
              <table:table-cell office:value-type="float" office:value="-0.034772690444">
                <text:p>-0.034772690444</text:p>
              </table:table-cell>
              <table:table-cell office:value-type="float" office:value="1.0696653513">
                <text:p>1.0696653513</text:p>
              </table:table-cell>
            </table:table-row>
            <table:table-row>
              <table:table-cell office:value-type="float" office:value="-0.063969481448">
                <text:p>-0.063969481448</text:p>
              </table:table-cell>
              <table:table-cell office:value-type="float" office:value="1.0606311383">
                <text:p>1.0606311383</text:p>
              </table:table-cell>
            </table:table-row>
            <table:table-row>
              <table:table-cell office:value-type="float" office:value="-0.093552572996">
                <text:p>-0.093552572996</text:p>
              </table:table-cell>
              <table:table-cell office:value-type="float" office:value="1.0538350838">
                <text:p>1.0538350838</text:p>
              </table:table-cell>
            </table:table-row>
            <table:table-row>
              <table:table-cell office:value-type="float" office:value="-0.12342283224">
                <text:p>-0.12342283224</text:p>
              </table:table-cell>
              <table:table-cell office:value-type="float" office:value="1.0492906101">
                <text:p>1.0492906101</text:p>
              </table:table-cell>
            </table:table-row>
            <table:table-row>
              <table:table-cell office:value-type="float" office:value="-0.15348070429">
                <text:p>-0.15348070429</text:p>
              </table:table-cell>
              <table:table-cell office:value-type="float" office:value="1.0470073072">
                <text:p>1.0470073072</text:p>
              </table:table-cell>
            </table:table-row>
            <table:table-row>
              <table:table-cell office:value-type="float" office:value="-0.18503406038">
                <text:p>-0.18503406038</text:p>
              </table:table-cell>
              <table:table-cell office:value-type="float" office:value="1.0470455855">
                <text:p>1.0470455855</text:p>
              </table:table-cell>
            </table:table-row>
            <table:table-row>
              <table:table-cell office:value-type="float" office:value="-0.21656887878">
                <text:p>-0.21656887878</text:p>
              </table:table-cell>
              <table:table-cell office:value-type="float" office:value="1.0495694034">
                <text:p>1.0495694034</text:p>
              </table:table-cell>
            </table:table-row>
            <table:table-row>
              <table:table-cell office:value-type="float" office:value="-0.24797047175">
                <text:p>-0.24797047175</text:p>
              </table:table-cell>
              <table:table-cell office:value-type="float" office:value="1.0545762021">
                <text:p>1.0545762021</text:p>
              </table:table-cell>
            </table:table-row>
            <table:table-row>
              <table:table-cell office:value-type="float" office:value="-0.27912430004">
                <text:p>-0.27912430004</text:p>
              </table:table-cell>
              <table:table-cell office:value-type="float" office:value="1.0620587962">
                <text:p>1.0620587962</text:p>
              </table:table-cell>
            </table:table-row>
            <table:table-row>
              <table:table-cell office:value-type="float" office:value="-0.30667056617">
                <text:p>-0.30667056617</text:p>
              </table:table-cell>
              <table:table-cell office:value-type="float" office:value="1.0708339652">
                <text:p>1.0708339652</text:p>
              </table:table-cell>
            </table:table-row>
            <table:table-row>
              <table:table-cell office:value-type="float" office:value="-0.33384626843">
                <text:p>-0.33384626843</text:p>
              </table:table-cell>
              <table:table-cell office:value-type="float" office:value="1.0815666339">
                <text:p>1.0815666339</text:p>
              </table:table-cell>
            </table:table-row>
            <table:table-row>
              <table:table-cell office:value-type="float" office:value="-0.36057053838">
                <text:p>-0.36057053838</text:p>
              </table:table-cell>
              <table:table-cell office:value-type="float" office:value="1.0942423118">
                <text:p>1.0942423118</text:p>
              </table:table-cell>
            </table:table-row>
            <table:table-row>
              <table:table-cell office:value-type="float" office:value="-0.38676300863">
                <text:p>-0.38676300863</text:p>
              </table:table-cell>
              <table:table-cell office:value-type="float" office:value="1.1088435842">
                <text:p>1.1088435842</text:p>
              </table:table-cell>
            </table:table-row>
            <table:table-row>
              <table:table-cell office:value-type="float" office:value="-0.41114927854">
                <text:p>-0.41114927854</text:p>
              </table:table-cell>
              <table:table-cell office:value-type="float" office:value="1.1245270487">
                <text:p>1.1245270487</text:p>
              </table:table-cell>
            </table:table-row>
            <table:table-row>
              <table:table-cell office:value-type="float" office:value="-0.43491202988">
                <text:p>-0.43491202988</text:p>
              </table:table-cell>
              <table:table-cell office:value-type="float" office:value="1.1419198633">
                <text:p>1.1419198633</text:p>
              </table:table-cell>
            </table:table-row>
            <table:table-row>
              <table:table-cell office:value-type="float" office:value="-0.45798350863">
                <text:p>-0.45798350863</text:p>
              </table:table-cell>
              <table:table-cell office:value-type="float" office:value="1.1609996385">
                <text:p>1.1609996385</text:p>
              </table:table-cell>
            </table:table-row>
            <table:table-row>
              <table:table-cell office:value-type="float" office:value="-0.48029668064">
                <text:p>-0.48029668064</text:p>
              </table:table-cell>
              <table:table-cell office:value-type="float" office:value="1.181741633">
                <text:p>1.181741633</text:p>
              </table:table-cell>
            </table:table-row>
            <table:table-row>
              <table:table-cell office:value-type="float" office:value="-0.50107922299">
                <text:p>-0.50107922299</text:p>
              </table:table-cell>
              <table:table-cell office:value-type="float" office:value="1.2033426933">
                <text:p>1.2033426933</text:p>
              </table:table-cell>
            </table:table-row>
            <table:table-row>
              <table:table-cell office:value-type="float" office:value="-0.52103251198">
                <text:p>-0.52103251198</text:p>
              </table:table-cell>
              <table:table-cell office:value-type="float" office:value="1.2264446552">
                <text:p>1.2264446552</text:p>
              </table:table-cell>
            </table:table-row>
            <table:table-row>
              <table:table-cell office:value-type="float" office:value="-0.54009833633">
                <text:p>-0.54009833633</text:p>
              </table:table-cell>
              <table:table-cell office:value-type="float" office:value="1.2510190264">
                <text:p>1.2510190264</text:p>
              </table:table-cell>
            </table:table-row>
            <table:table-row>
              <table:table-cell office:value-type="float" office:value="-0.55821936681">
                <text:p>-0.55821936681</text:p>
              </table:table-cell>
              <table:table-cell office:value-type="float" office:value="1.2770353385">
                <text:p>1.2770353385</text:p>
              </table:table-cell>
            </table:table-row>
            <table:table-row>
              <table:table-cell office:value-type="float" office:value="-0.5748991945">
                <text:p>-0.5748991945</text:p>
              </table:table-cell>
              <table:table-cell office:value-type="float" office:value="1.303716947">
                <text:p>1.303716947</text:p>
              </table:table-cell>
            </table:table-row>
            <table:table-row>
              <table:table-cell office:value-type="float" office:value="-0.59057904954">
                <text:p>-0.59057904954</text:p>
              </table:table-cell>
              <table:table-cell office:value-type="float" office:value="1.3317027398">
                <text:p>1.3317027398</text:p>
              </table:table-cell>
            </table:table-row>
            <table:table-row>
              <table:table-cell office:value-type="float" office:value="-0.60520877914">
                <text:p>-0.60520877914</text:p>
              </table:table-cell>
              <table:table-cell office:value-type="float" office:value="1.3609593384">
                <text:p>1.3609593384</text:p>
              </table:table-cell>
            </table:table-row>
            <table:table-row>
              <table:table-cell office:value-type="float" office:value="-0.61873923954">
                <text:p>-0.61873923954</text:p>
              </table:table-cell>
              <table:table-cell office:value-type="float" office:value="1.3914516794">
                <text:p>1.3914516794</text:p>
              </table:table-cell>
            </table:table-row>
            <table:table-row>
              <table:table-cell office:value-type="float" office:value="-0.63086576254">
                <text:p>-0.63086576254</text:p>
              </table:table-cell>
              <table:table-cell office:value-type="float" office:value="1.4224418427">
                <text:p>1.4224418427</text:p>
              </table:table-cell>
            </table:table-row>
            <table:table-row>
              <table:table-cell office:value-type="float" office:value="-0.64185026598">
                <text:p>-0.64185026598</text:p>
              </table:table-cell>
              <table:table-cell office:value-type="float" office:value="1.4545435904">
                <text:p>1.4545435904</text:p>
              </table:table-cell>
            </table:table-row>
            <table:table-row>
              <table:table-cell office:value-type="float" office:value="-0.65164983207">
                <text:p>-0.65164983207</text:p>
              </table:table-cell>
              <table:table-cell office:value-type="float" office:value="1.4877195643">
                <text:p>1.4877195643</text:p>
              </table:table-cell>
            </table:table-row>
            <table:table-row>
              <table:table-cell office:value-type="float" office:value="-0.66022265515">
                <text:p>-0.66022265515</text:p>
              </table:table-cell>
              <table:table-cell office:value-type="float" office:value="1.521930966">
                <text:p>1.521930966</text:p>
              </table:table-cell>
            </table:table-row>
            <table:table-row>
              <table:table-cell office:value-type="float" office:value="-0.66740863295">
                <text:p>-0.66740863295</text:p>
              </table:table-cell>
              <table:table-cell office:value-type="float" office:value="1.5564985837">
                <text:p>1.5564985837</text:p>
              </table:table-cell>
            </table:table-row>
            <table:table-row>
              <table:table-cell office:value-type="float" office:value="-0.67333482252">
                <text:p>-0.67333482252</text:p>
              </table:table-cell>
              <table:table-cell office:value-type="float" office:value="1.5919867065">
                <text:p>1.5919867065</text:p>
              </table:table-cell>
            </table:table-row>
            <table:table-row>
              <table:table-cell office:value-type="float" office:value="-0.67796500832">
                <text:p>-0.67796500832</text:p>
              </table:table-cell>
              <table:table-cell office:value-type="float" office:value="1.6283546911">
                <text:p>1.6283546911</text:p>
              </table:table-cell>
            </table:table-row>
            <table:table-row>
              <table:table-cell office:value-type="float" office:value="-0.68126417391">
                <text:p>-0.68126417391</text:p>
              </table:table-cell>
              <table:table-cell office:value-type="float" office:value="1.6655606675">
                <text:p>1.6655606675</text:p>
              </table:table-cell>
            </table:table-row>
            <table:table-row>
              <table:table-cell office:value-type="float" office:value="-0.68318048486">
                <text:p>-0.68318048486</text:p>
              </table:table-cell>
              <table:table-cell office:value-type="float" office:value="1.7030077588">
                <text:p>1.7030077588</text:p>
              </table:table-cell>
            </table:table-row>
            <table:table-row>
              <table:table-cell office:value-type="float" office:value="-0.68373997139">
                <text:p>-0.68373997139</text:p>
              </table:table-cell>
              <table:table-cell office:value-type="float" office:value="1.7411846625">
                <text:p>1.7411846625</text:p>
              </table:table-cell>
            </table:table-row>
            <table:table-row>
              <table:table-cell office:value-type="float" office:value="-0.68291275163">
                <text:p>-0.68291275163</text:p>
              </table:table-cell>
              <table:table-cell office:value-type="float" office:value="1.7800479765">
                <text:p>1.7800479765</text:p>
              </table:table-cell>
            </table:table-row>
            <table:table-row>
              <table:table-cell office:value-type="float" office:value="-0.68067021947">
                <text:p>-0.68067021947</text:p>
              </table:table-cell>
              <table:table-cell office:value-type="float" office:value="1.8195532645">
                <text:p>1.8195532645</text:p>
              </table:table-cell>
            </table:table-row>
            <table:table-row>
              <table:table-cell office:value-type="float" office:value="-0.67703336319">
                <text:p>-0.67703336319</text:p>
              </table:table-cell>
              <table:table-cell office:value-type="float" office:value="1.8592126481">
                <text:p>1.8592126481</text:p>
              </table:table-cell>
            </table:table-row>
            <table:table-row>
              <table:table-cell office:value-type="float" office:value="-0.67196021425">
                <text:p>-0.67196021425</text:p>
              </table:table-cell>
              <table:table-cell office:value-type="float" office:value="1.8994106734">
                <text:p>1.8994106734</text:p>
              </table:table-cell>
            </table:table-row>
            <table:table-row>
              <table:table-cell office:value-type="float" office:value="-0.66542697393">
                <text:p>-0.66542697393</text:p>
              </table:table-cell>
              <table:table-cell office:value-type="float" office:value="1.9401015578">
                <text:p>1.9401015578</text:p>
              </table:table-cell>
            </table:table-row>
            <table:table-row>
              <table:table-cell office:value-type="float" office:value="-0.65741119096">
                <text:p>-0.65741119096</text:p>
              </table:table-cell>
              <table:table-cell office:value-type="float" office:value="1.9812386622">
                <text:p>1.9812386622</text:p>
              </table:table-cell>
            </table:table-row>
            <table:table-row>
              <table:table-cell office:value-type="float" office:value="-0.64796566633">
                <text:p>-0.64796566633</text:p>
              </table:table-cell>
              <table:table-cell office:value-type="float" office:value="2.0224744965">
                <text:p>2.0224744965</text:p>
              </table:table-cell>
            </table:table-row>
            <table:table-row>
              <table:table-cell office:value-type="float" office:value="-0.63701881758">
                <text:p>-0.63701881758</text:p>
              </table:table-cell>
              <table:table-cell office:value-type="float" office:value="2.0640561633">
                <text:p>2.0640561633</text:p>
              </table:table-cell>
            </table:table-row>
            <table:table-row>
              <table:table-cell office:value-type="float" office:value="-0.62455278665">
                <text:p>-0.62455278665</text:p>
              </table:table-cell>
              <table:table-cell office:value-type="float" office:value="2.1059357291">
                <text:p>2.1059357291</text:p>
              </table:table-cell>
            </table:table-row>
            <table:table-row>
              <table:table-cell office:value-type="float" office:value="-0.61055113515">
                <text:p>-0.61055113515</text:p>
              </table:table-cell>
              <table:table-cell office:value-type="float" office:value="2.1480645729">
                <text:p>2.1480645729</text:p>
              </table:table-cell>
            </table:table-row>
            <table:table-row>
              <table:table-cell office:value-type="float" office:value="-0.59504379302">
                <text:p>-0.59504379302</text:p>
              </table:table-cell>
              <table:table-cell office:value-type="float" office:value="2.1902767437">
                <text:p>2.1902767437</text:p>
              </table:table-cell>
            </table:table-row>
            <table:table-row>
              <table:table-cell office:value-type="float" office:value="-0.5779809393">
                <text:p>-0.5779809393</text:p>
              </table:table-cell>
              <table:table-cell office:value-type="float" office:value="2.2326383487">
                <text:p>2.2326383487</text:p>
              </table:table-cell>
            </table:table-row>
            <table:table-row>
              <table:table-cell office:value-type="float" office:value="-0.55935063751">
                <text:p>-0.55935063751</text:p>
              </table:table-cell>
              <table:table-cell office:value-type="float" office:value="2.2750993556">
                <text:p>2.2750993556</text:p>
              </table:table-cell>
            </table:table-row>
            <table:table-row>
              <table:table-cell office:value-type="float" office:value="-0.53914245082">
                <text:p>-0.53914245082</text:p>
              </table:table-cell>
              <table:table-cell office:value-type="float" office:value="2.3176092095">
                <text:p>2.3176092095</text:p>
              </table:table-cell>
            </table:table-row>
            <table:table-row>
              <table:table-cell office:value-type="float" office:value="-0.51727782962">
                <text:p>-0.51727782962</text:p>
              </table:table-cell>
              <table:table-cell office:value-type="float" office:value="2.3602478229">
                <text:p>2.3602478229</text:p>
              </table:table-cell>
            </table:table-row>
            <table:table-row>
              <table:table-cell office:value-type="float" office:value="-0.4938091701">
                <text:p>-0.4938091701</text:p>
              </table:table-cell>
              <table:table-cell office:value-type="float" office:value="2.4028322754">
                <text:p>2.4028322754</text:p>
              </table:table-cell>
            </table:table-row>
            <table:table-row>
              <table:table-cell office:value-type="float" office:value="-0.46873061313">
                <text:p>-0.46873061313</text:p>
              </table:table-cell>
              <table:table-cell office:value-type="float" office:value="2.445310215">
                <text:p>2.445310215</text:p>
              </table:table-cell>
            </table:table-row>
            <table:table-row>
              <table:table-cell office:value-type="float" office:value="-0.44203789867">
                <text:p>-0.44203789867</text:p>
              </table:table-cell>
              <table:table-cell office:value-type="float" office:value="2.4876289356">
                <text:p>2.4876289356</text:p>
              </table:table-cell>
            </table:table-row>
            <table:table-row>
              <table:table-cell office:value-type="float" office:value="-0.41337331001">
                <text:p>-0.41337331001</text:p>
              </table:table-cell>
              <table:table-cell office:value-type="float" office:value="2.5302471653">
                <text:p>2.5302471653</text:p>
              </table:table-cell>
            </table:table-row>
            <table:table-row>
              <table:table-cell office:value-type="float" office:value="-0.38305122659">
                <text:p>-0.38305122659</text:p>
              </table:table-cell>
              <table:table-cell office:value-type="float" office:value="2.5725926968">
                <text:p>2.5725926968</text:p>
              </table:table-cell>
            </table:table-row>
            <table:table-row>
              <table:table-cell office:value-type="float" office:value="-0.35107234119">
                <text:p>-0.35107234119</text:p>
              </table:table-cell>
              <table:table-cell office:value-type="float" office:value="2.6146100548">
                <text:p>2.6146100548</text:p>
              </table:table-cell>
            </table:table-row>
            <table:table-row>
              <table:table-cell office:value-type="float" office:value="-0.31743909109">
                <text:p>-0.31743909109</text:p>
              </table:table-cell>
              <table:table-cell office:value-type="float" office:value="2.6562435911">
                <text:p>2.6562435911</text:p>
              </table:table-cell>
            </table:table-row>
            <table:table-row>
              <table:table-cell office:value-type="float" office:value="-0.28098784187">
                <text:p>-0.28098784187</text:p>
              </table:table-cell>
              <table:table-cell office:value-type="float" office:value="2.6987609596">
                <text:p>2.6987609596</text:p>
              </table:table-cell>
            </table:table-row>
            <table:table-row>
              <table:table-cell office:value-type="float" office:value="-0.24278463455">
                <text:p>-0.24278463455</text:p>
              </table:table-cell>
              <table:table-cell office:value-type="float" office:value="2.7407484257">
                <text:p>2.7407484257</text:p>
              </table:table-cell>
            </table:table-row>
            <table:table-row>
              <table:table-cell office:value-type="float" office:value="-0.20283808462">
                <text:p>-0.20283808462</text:p>
              </table:table-cell>
              <table:table-cell office:value-type="float" office:value="2.7821445473">
                <text:p>2.7821445473</text:p>
              </table:table-cell>
            </table:table-row>
            <table:table-row>
              <table:table-cell office:value-type="float" office:value="-0.16115883922">
                <text:p>-0.16115883922</text:p>
              </table:table-cell>
              <table:table-cell office:value-type="float" office:value="2.8228879319">
                <text:p>2.8228879319</text:p>
              </table:table-cell>
            </table:table-row>
            <table:table-row>
              <table:table-cell office:value-type="float" office:value="-0.11664329622">
                <text:p>-0.11664329622</text:p>
              </table:table-cell>
              <table:table-cell office:value-type="float" office:value="2.8639167577">
                <text:p>2.8639167577</text:p>
              </table:table-cell>
            </table:table-row>
            <table:table-row>
              <table:table-cell office:value-type="float" office:value="-0.070335834262">
                <text:p>-0.070335834262</text:p>
              </table:table-cell>
              <table:table-cell office:value-type="float" office:value="2.9041292685">
                <text:p>2.9041292685</text:p>
              </table:table-cell>
            </table:table-row>
            <table:table-row>
              <table:table-cell office:value-type="float" office:value="-0.022254622764">
                <text:p>-0.022254622764</text:p>
              </table:table-cell>
              <table:table-cell office:value-type="float" office:value="2.943459905">
                <text:p>2.943459905</text:p>
              </table:table-cell>
            </table:table-row>
            <table:table-row>
              <table:table-cell office:value-type="float" office:value="0.027579901486">
                <text:p>0.027579901486</text:p>
              </table:table-cell>
              <table:table-cell office:value-type="float" office:value="2.9818434577">
                <text:p>2.9818434577</text:p>
              </table:table-cell>
            </table:table-row>
            <table:table-row>
              <table:table-cell office:value-type="float" office:value="0.079279221746">
                <text:p>0.079279221746</text:p>
              </table:table-cell>
              <table:table-cell office:value-type="float" office:value="3.0193094419">
                <text:p>3.0193094419</text:p>
              </table:table-cell>
            </table:table-row>
            <table:table-row>
              <table:table-cell office:value-type="float" office:value="0.13269285551">
                <text:p>0.13269285551</text:p>
              </table:table-cell>
              <table:table-cell office:value-type="float" office:value="3.0556935868">
                <text:p>3.0556935868</text:p>
              </table:table-cell>
            </table:table-row>
            <table:table-row>
              <table:table-cell office:value-type="float" office:value="0.18779335582">
                <text:p>0.18779335582</text:p>
              </table:table-cell>
              <table:table-cell office:value-type="float" office:value="3.0909317055">
                <text:p>3.0909317055</text:p>
              </table:table-cell>
            </table:table-row>
            <table:table-row>
              <table:table-cell office:value-type="float" office:value="0.24455100128">
                <text:p>0.24455100128</text:p>
              </table:table-cell>
              <table:table-cell office:value-type="float" office:value="3.1249602769">
                <text:p>3.1249602769</text:p>
              </table:table-cell>
            </table:table-row>
            <table:table-row>
              <table:table-cell office:value-type="float" office:value="0.30146165404">
                <text:p>0.30146165404</text:p>
              </table:table-cell>
              <table:table-cell office:value-type="float" office:value="3.1569173979">
                <text:p>3.1569173979</text:p>
              </table:table-cell>
            </table:table-row>
            <table:table-row>
              <table:table-cell office:value-type="float" office:value="0.35988588636">
                <text:p>0.35988588636</text:p>
              </table:table-cell>
              <table:table-cell office:value-type="float" office:value="3.1876072623">
                <text:p>3.1876072623</text:p>
              </table:table-cell>
            </table:table-row>
            <table:table-row>
              <table:table-cell office:value-type="float" office:value="0.41978996045">
                <text:p>0.41978996045</text:p>
              </table:table-cell>
              <table:table-cell office:value-type="float" office:value="3.2169732371">
                <text:p>3.2169732371</text:p>
              </table:table-cell>
            </table:table-row>
            <table:table-row>
              <table:table-cell office:value-type="float" office:value="0.4811381354">
                <text:p>0.4811381354</text:p>
              </table:table-cell>
              <table:table-cell office:value-type="float" office:value="3.2449595773">
                <text:p>3.2449595773</text:p>
              </table:table-cell>
            </table:table-row>
            <table:table-row>
              <table:table-cell office:value-type="float" office:value="0.53979383012">
                <text:p>0.53979383012</text:p>
              </table:table-cell>
              <table:table-cell office:value-type="float" office:value="3.2698393273">
                <text:p>3.2698393273</text:p>
              </table:table-cell>
            </table:table-row>
            <table:table-row>
              <table:table-cell office:value-type="float" office:value="0.59964752365">
                <text:p>0.59964752365</text:p>
              </table:table-cell>
              <table:table-cell office:value-type="float" office:value="3.2934200938">
                <text:p>3.2934200938</text:p>
              </table:table-cell>
            </table:table-row>
            <table:table-row>
              <table:table-cell office:value-type="float" office:value="0.66066530613">
                <text:p>0.66066530613</text:p>
              </table:table-cell>
              <table:table-cell office:value-type="float" office:value="3.315658694">
                <text:p>3.315658694</text:p>
              </table:table-cell>
            </table:table-row>
            <table:table-row>
              <table:table-cell office:value-type="float" office:value="0.72281180267">
                <text:p>0.72281180267</text:p>
              </table:table-cell>
              <table:table-cell office:value-type="float" office:value="3.3365128333">
                <text:p>3.3365128333</text:p>
              </table:table-cell>
            </table:table-row>
            <table:table-row>
              <table:table-cell office:value-type="float" office:value="0.78378072198">
                <text:p>0.78378072198</text:p>
              </table:table-cell>
              <table:table-cell office:value-type="float" office:value="3.3552744756">
                <text:p>3.3552744756</text:p>
              </table:table-cell>
            </table:table-row>
            <table:table-row>
              <table:table-cell office:value-type="float" office:value="0.84573090805">
                <text:p>0.84573090805</text:p>
              </table:table-cell>
              <table:table-cell office:value-type="float" office:value="3.372673768">
                <text:p>3.372673768</text:p>
              </table:table-cell>
            </table:table-row>
            <table:table-row>
              <table:table-cell office:value-type="float" office:value="0.90862687335">
                <text:p>0.90862687335</text:p>
              </table:table-cell>
              <table:table-cell office:value-type="float" office:value="3.3886753802">
                <text:p>3.3886753802</text:p>
              </table:table-cell>
            </table:table-row>
            <table:table-row>
              <table:table-cell office:value-type="float" office:value="0.97243194304">
                <text:p>0.97243194304</text:p>
              </table:table-cell>
              <table:table-cell office:value-type="float" office:value="3.4032449179">
                <text:p>3.4032449179</text:p>
              </table:table-cell>
            </table:table-row>
            <table:table-row>
              <table:table-cell office:value-type="float" office:value="1.0355816154">
                <text:p>1.0355816154</text:p>
              </table:table-cell>
              <table:table-cell office:value-type="float" office:value="3.4160586369">
                <text:p>3.4160586369</text:p>
              </table:table-cell>
            </table:table-row>
            <table:table-row>
              <table:table-cell office:value-type="float" office:value="1.0995258749">
                <text:p>1.0995258749</text:p>
              </table:table-cell>
              <table:table-cell office:value-type="float" office:value="3.4274446089">
                <text:p>3.4274446089</text:p>
              </table:table-cell>
            </table:table-row>
            <table:table-row>
              <table:table-cell office:value-type="float" office:value="1.1642274208">
                <text:p>1.1642274208</text:p>
              </table:table-cell>
              <table:table-cell office:value-type="float" office:value="3.4373736081">
                <text:p>3.4373736081</text:p>
              </table:table-cell>
            </table:table-row>
            <table:table-row>
              <table:table-cell office:value-type="float" office:value="1.229647964">
                <text:p>1.229647964</text:p>
              </table:table-cell>
              <table:table-cell office:value-type="float" office:value="3.4458174026">
                <text:p>3.4458174026</text:p>
              </table:table-cell>
            </table:table-row>
            <table:table-row>
              <table:table-cell office:value-type="float" office:value="1.2947300084">
                <text:p>1.2947300084</text:p>
              </table:table-cell>
              <table:table-cell office:value-type="float" office:value="3.4526540758">
                <text:p>3.4526540758</text:p>
              </table:table-cell>
            </table:table-row>
            <table:table-row>
              <table:table-cell office:value-type="float" office:value="1.3604327538">
                <text:p>1.3604327538</text:p>
              </table:table-cell>
              <table:table-cell office:value-type="float" office:value="3.4579993825">
                <text:p>3.4579993825</text:p>
              </table:table-cell>
            </table:table-row>
            <table:table-row>
              <table:table-cell office:value-type="float" office:value="1.4267169846">
                <text:p>1.4267169846</text:p>
              </table:table-cell>
              <table:table-cell office:value-type="float" office:value="3.4618293852">
                <text:p>3.4618293852</text:p>
              </table:table-cell>
            </table:table-row>
            <table:table-row>
              <table:table-cell office:value-type="float" office:value="1.4935426586">
                <text:p>1.4935426586</text:p>
              </table:table-cell>
              <table:table-cell office:value-type="float" office:value="3.4641212049">
                <text:p>3.4641212049</text:p>
              </table:table-cell>
            </table:table-row>
            <table:table-row>
              <table:table-cell office:value-type="float" office:value="1.5602932427">
                <text:p>1.5602932427</text:p>
              </table:table-cell>
              <table:table-cell office:value-type="float" office:value="3.4648534599">
                <text:p>3.4648534599</text:p>
              </table:table-cell>
            </table:table-row>
            <table:table-row>
              <table:table-cell office:value-type="float" office:value="1.6274953791">
                <text:p>1.6274953791</text:p>
              </table:table-cell>
              <table:table-cell office:value-type="float" office:value="3.4640320501">
                <text:p>3.4640320501</text:p>
              </table:table-cell>
            </table:table-row>
            <table:table-row>
              <table:table-cell office:value-type="float" office:value="1.6951078017">
                <text:p>1.6951078017</text:p>
              </table:table-cell>
              <table:table-cell office:value-type="float" office:value="3.4616379237">
                <text:p>3.4616379237</text:p>
              </table:table-cell>
            </table:table-row>
            <table:table-row>
              <table:table-cell office:value-type="float" office:value="1.7630885601">
                <text:p>1.7630885601</text:p>
              </table:table-cell>
              <table:table-cell office:value-type="float" office:value="3.4576531598">
                <text:p>3.4576531598</text:p>
              </table:table-cell>
            </table:table-row>
            <table:table-row>
              <table:table-cell office:value-type="float" office:value="1.8312740194">
                <text:p>1.8312740194</text:p>
              </table:table-cell>
              <table:table-cell office:value-type="float" office:value="3.4520723061">
                <text:p>3.45207230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